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6.54pt"/>
    </style:style>
    <style:style style:name="co2" style:family="table-column">
      <style:table-column-properties fo:break-before="auto" style:column-width="24.89pt"/>
    </style:style>
    <style:style style:name="co3" style:family="table-column">
      <style:table-column-properties fo:break-before="auto" style:column-width="51.96pt"/>
    </style:style>
    <style:style style:name="co4" style:family="table-column">
      <style:table-column-properties fo:break-before="auto" style:column-width="64.29pt"/>
    </style:style>
    <style:style style:name="co5" style:family="table-column">
      <style:table-column-properties fo:break-before="auto" style:column-width="11.79pt"/>
    </style:style>
    <style:style style:name="co6" style:family="table-column">
      <style:table-column-properties fo:break-before="auto" style:column-width="83.59pt"/>
    </style:style>
    <style:style style:name="co7" style:family="table-column">
      <style:table-column-properties fo:break-before="auto" style:column-width="128.64pt"/>
    </style:style>
    <style:style style:name="co8" style:family="table-column">
      <style:table-column-properties fo:break-before="auto" style:column-width="77.81pt"/>
    </style:style>
    <style:style style:name="co9" style:family="table-column">
      <style:table-column-properties fo:break-before="auto" style:column-width="77.16pt"/>
    </style:style>
    <style:style style:name="co10" style:family="table-column">
      <style:table-column-properties fo:break-before="auto" style:column-width="75.26pt"/>
    </style:style>
    <style:style style:name="co11" style:family="table-column">
      <style:table-column-properties fo:break-before="auto" style:column-width="266.54pt"/>
    </style:style>
    <style:style style:name="co12" style:family="table-column">
      <style:table-column-properties fo:break-before="auto" style:column-width="226.4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ender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77" calcext:value-type="float">
            <text:p>777</text:p>
          </table:table-cell>
          <table:table-cell office:value-type="float" office:value="17790905" calcext:value-type="float">
            <text:p>17790905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dalbertus /Konczal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Wawrzyniak/</text:p>
          </table:table-cell>
          <table:table-cell office:value-type="string" calcext:value-type="string">
            <text:p>Margaritha /Fabiszczanka/ virgo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77" calcext:value-type="float">
            <text:p>777</text:p>
          </table:table-cell>
          <table:table-cell office:value-type="float" office:value="17790905" calcext:value-type="float">
            <text:p>177909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Byk/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Joannes /Byk/</text:p>
          </table:table-cell>
          <table:table-cell office:value-type="string" calcext:value-type="string">
            <text:p>Barbara /Olesz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78" calcext:value-type="float">
            <text:p>778</text:p>
          </table:table-cell>
          <table:table-cell office:value-type="float" office:value="17791103" calcext:value-type="float">
            <text:p>17791103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althasar molendinator</text:p>
          </table:table-cell>
          <table:table-cell office:value-type="string" calcext:value-type="string">
            <text:p>Marianna /Wozn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78" calcext:value-type="float">
            <text:p>778</text:p>
          </table:table-cell>
          <table:table-cell office:value-type="float" office:value="17791107" calcext:value-type="float">
            <text:p>177911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ugustinus /Michalski/</text:p>
          </table:table-cell>
          <table:table-cell office:value-type="string" calcext:value-type="string">
            <text:p>Marianna /Pesalinska/</text:p>
          </table:table-cell>
          <table:table-cell office:value-type="float" office:value="17791028" calcext:value-type="float">
            <text:p>17791028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78" calcext:value-type="float">
            <text:p>778</text:p>
          </table:table-cell>
          <table:table-cell office:value-type="float" office:value="17791107" calcext:value-type="float">
            <text:p>177911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Jaktorow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ugustinus /Michalski/</text:p>
          </table:table-cell>
          <table:table-cell office:value-type="string" calcext:value-type="string">
            <text:p>Marianna /Pesalinska/</text:p>
          </table:table-cell>
          <table:table-cell office:value-type="float" office:value="17791028" calcext:value-type="float">
            <text:p>17791028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78" calcext:value-type="float">
            <text:p>778</text:p>
          </table:table-cell>
          <table:table-cell office:value-type="float" office:value="17791107" calcext:value-type="float">
            <text:p>17791107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lbertus ferrifaber</text:p>
          </table:table-cell>
          <table:table-cell office:value-type="string" calcext:value-type="string">
            <text:p>Marianna /Pesalinska/</text:p>
          </table:table-cell>
          <table:table-cell office:value-type="float" office:value="17791104" calcext:value-type="float">
            <text:p>17791104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78" calcext:value-type="float">
            <text:p>778</text:p>
          </table:table-cell>
          <table:table-cell office:value-type="float" office:value="17791112" calcext:value-type="float">
            <text:p>17791112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ichael /Tarkow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ovilio de Podrbice</text:p>
          </table:table-cell>
          <table:table-cell office:value-type="string" calcext:value-type="string">
            <text:p>Catharina /Teskowa/</text:p>
          </table:table-cell>
          <table:table-cell office:value-type="float" office:value="17791029" calcext:value-type="float">
            <text:p>1779102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78" calcext:value-type="float">
            <text:p>778</text:p>
          </table:table-cell>
          <table:table-cell office:value-type="float" office:value="17791113" calcext:value-type="float">
            <text:p>17791113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 ferrifaber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althasar molendinator</text:p>
          </table:table-cell>
          <table:table-cell office:value-type="string" calcext:value-type="string">
            <text:p>Catharina de Mokronosy</text:p>
          </table:table-cell>
          <table:table-cell office:value-type="float" office:value="17791106" calcext:value-type="float">
            <text:p>1779110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78" calcext:value-type="float">
            <text:p>778</text:p>
          </table:table-cell>
          <table:table-cell office:value-type="float" office:value="17791121" calcext:value-type="float">
            <text:p>1779112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dalbertus /Korbal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/Kwasniewski/ de Włoszynowa</text:p>
          </table:table-cell>
          <table:table-cell office:value-type="string" calcext:value-type="string">
            <text:p>Hedvigis /Korbalka/</text:p>
          </table:table-cell>
          <table:table-cell office:value-type="float" office:value="17791115" calcext:value-type="float">
            <text:p>17791115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78" calcext:value-type="float">
            <text:p>778</text:p>
          </table:table-cell>
          <table:table-cell office:value-type="float" office:value="17791121" calcext:value-type="float">
            <text:p>17791121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Kędziora/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Bonaventura /Armata/ de Dąbrowa</text:p>
          </table:table-cell>
          <table:table-cell office:value-type="string" calcext:value-type="string">
            <text:p>Marianna /Kędziorzanka/</text:p>
          </table:table-cell>
          <table:table-cell office:value-type="float" office:value="17791117" calcext:value-type="float">
            <text:p>17791117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78" calcext:value-type="float">
            <text:p>778</text:p>
          </table:table-cell>
          <table:table-cell office:value-type="float" office:value="17791128" calcext:value-type="float">
            <text:p>17791128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thias /Kolasia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lbertus /Pogodzinski/</text:p>
          </table:table-cell>
          <table:table-cell office:value-type="string" calcext:value-type="string">
            <text:p>Catharina /Przygodzina/</text:p>
          </table:table-cell>
          <table:table-cell office:value-type="float" office:value="17791122" calcext:value-type="float">
            <text:p>17791122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78" calcext:value-type="float">
            <text:p>778</text:p>
          </table:table-cell>
          <table:table-cell office:value-type="float" office:value="17791128" calcext:value-type="float">
            <text:p>1779112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ichael /Plagensow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hristopherus /Plagenź/ acatholic</text:p>
          </table:table-cell>
          <table:table-cell office:value-type="string" calcext:value-type="string">
            <text:p>Catharina /Bełkowa/ acatholic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78" calcext:value-type="float">
            <text:p>778</text:p>
          </table:table-cell>
          <table:table-cell office:value-type="float" office:value="17791219" calcext:value-type="float">
            <text:p>17791219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Jacobus /Oberski/ molendinatorus</text:p>
          </table:table-cell>
          <table:table-cell office:value-type="string" calcext:value-type="string">
            <text:p>Rosina</text:p>
          </table:table-cell>
          <table:table-cell office:value-type="string" calcext:value-type="string">
            <text:p>Christopherus /Kizoski/</text:p>
          </table:table-cell>
          <table:table-cell office:value-type="string" calcext:value-type="string">
            <text:p>Hedvigis /Woyciechow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78" calcext:value-type="float">
            <text:p>778</text:p>
          </table:table-cell>
          <table:table-cell office:value-type="float" office:value="17800109" calcext:value-type="float">
            <text:p>178001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 Anna</text:p>
          </table:table-cell>
          <table:table-cell office:value-type="string" calcext:value-type="string">
            <text:p>Joannes /Ciązyn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Barbara</text:p>
          </table:table-cell>
          <table:table-cell office:value-type="float" office:value="17800105" calcext:value-type="float">
            <text:p>17800105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78" calcext:value-type="float">
            <text:p>778</text:p>
          </table:table-cell>
          <table:table-cell office:value-type="float" office:value="17800116" calcext:value-type="float">
            <text:p>17800116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eronica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hristopherus /Mroż/</text:p>
          </table:table-cell>
          <table:table-cell office:value-type="string" calcext:value-type="string">
            <text:p>Margaretha</text:p>
          </table:table-cell>
          <table:table-cell office:value-type="float" office:value="17800109" calcext:value-type="float">
            <text:p>1780010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78" calcext:value-type="float">
            <text:p>778</text:p>
          </table:table-cell>
          <table:table-cell office:value-type="float" office:value="17800116" calcext:value-type="float">
            <text:p>17800116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ulianna</text:p>
          </table:table-cell>
          <table:table-cell office:value-type="string" calcext:value-type="string">
            <text:p>Joannes /Meler/</text:p>
          </table:table-cell>
          <table:table-cell office:value-type="string" calcext:value-type="string">
            <text:p>Cecilia</text:p>
          </table:table-cell>
          <table:table-cell office:value-type="string" calcext:value-type="string">
            <text:p>Michael /Tesła/ całet</text:p>
          </table:table-cell>
          <table:table-cell office:value-type="string" calcext:value-type="string">
            <text:p>Catharina /Drejerowa/</text:p>
          </table:table-cell>
          <table:table-cell office:value-type="float" office:value="17791227" calcext:value-type="float">
            <text:p>17791227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79" calcext:value-type="float">
            <text:p>779</text:p>
          </table:table-cell>
          <table:table-cell office:value-type="float" office:value="17800113" calcext:value-type="float">
            <text:p>17800113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Andreas /Kędzior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Pesalinski/</text:p>
          </table:table-cell>
          <table:table-cell office:value-type="string" calcext:value-type="string">
            <text:p>Magdalena /Jakowicka/ nee /Gronows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79" calcext:value-type="float">
            <text:p>779</text:p>
          </table:table-cell>
          <table:table-cell office:value-type="float" office:value="17800116" calcext:value-type="float">
            <text:p>1780011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Thomas /Pizut/</text:p>
          </table:table-cell>
          <table:table-cell office:value-type="string" calcext:value-type="string">
            <text:p>Hedvigis /Nowacka/ de Piotrkowice</text:p>
          </table:table-cell>
          <table:table-cell office:value-type="float" office:value="17791229" calcext:value-type="float">
            <text:p>1779122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79" calcext:value-type="float">
            <text:p>779</text:p>
          </table:table-cell>
          <table:table-cell office:value-type="float" office:value="17800130" calcext:value-type="float">
            <text:p>1780013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Laurentius /Nowaczyk/</text:p>
          </table:table-cell>
          <table:table-cell office:value-type="string" calcext:value-type="string">
            <text:p>Francisca /Bukowska/ de Zabiczyn</text:p>
          </table:table-cell>
          <table:table-cell office:value-type="float" office:value="17800115" calcext:value-type="float">
            <text:p>17800115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79" calcext:value-type="float">
            <text:p>779</text:p>
          </table:table-cell>
          <table:table-cell office:value-type="float" office:value="17800130" calcext:value-type="float">
            <text:p>1780013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acobus /Kaczubow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Łapacz/</text:p>
          </table:table-cell>
          <table:table-cell office:value-type="string" calcext:value-type="string">
            <text:p>Marianna /Kowalewska/ de Juncewo</text:p>
          </table:table-cell>
          <table:table-cell office:value-type="float" office:value="17800118" calcext:value-type="float">
            <text:p>17800118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79" calcext:value-type="float">
            <text:p>779</text:p>
          </table:table-cell>
          <table:table-cell office:value-type="float" office:value="17800130" calcext:value-type="float">
            <text:p>17800130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gnatius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us /Adamczak/</text:p>
          </table:table-cell>
          <table:table-cell office:value-type="string" calcext:value-type="string">
            <text:p>Marianna /Franckowa/</text:p>
          </table:table-cell>
          <table:table-cell office:value-type="float" office:value="17800116" calcext:value-type="float">
            <text:p>1780011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79" calcext:value-type="float">
            <text:p>779</text:p>
          </table:table-cell>
          <table:table-cell office:value-type="float" office:value="17800206" calcext:value-type="float">
            <text:p>1780020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Mathia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Valentinus /Kubalewski/</text:p>
          </table:table-cell>
          <table:table-cell office:value-type="string" calcext:value-type="string">
            <text:p>Marianna /Łapaczan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79" calcext:value-type="float">
            <text:p>779</text:p>
          </table:table-cell>
          <table:table-cell office:value-type="float" office:value="17800206" calcext:value-type="float">
            <text:p>17800206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Adalbertus /Melerow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Godefridus /Meler/</text:p>
          </table:table-cell>
          <table:table-cell office:value-type="string" calcext:value-type="string">
            <text:p>Catharina /Kieskowna/ de Sielec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79" calcext:value-type="float">
            <text:p>779</text:p>
          </table:table-cell>
          <table:table-cell office:value-type="float" office:value="17800225" calcext:value-type="float">
            <text:p>17800225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Bartholomeus /Kolas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Nicolaus /Lewandowski/ de Domaslawek</text:p>
          </table:table-cell>
          <table:table-cell office:value-type="string" calcext:value-type="string">
            <text:p>Catharina /Binaszewska/ de Mokronosy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79" calcext:value-type="float">
            <text:p>779</text:p>
          </table:table-cell>
          <table:table-cell office:value-type="float" office:value="17800227" calcext:value-type="float">
            <text:p>1780022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Daniel /Meller/ de Koscielne Gorki</text:p>
          </table:table-cell>
          <table:table-cell office:value-type="string" calcext:value-type="string">
            <text:p>Marianna /Melerowa/ de Koscielne Gorki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79" calcext:value-type="float">
            <text:p>779</text:p>
          </table:table-cell>
          <table:table-cell office:value-type="float" office:value="17800308" calcext:value-type="float">
            <text:p>17800308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dalbertus /Lewandow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Charzak/</text:p>
          </table:table-cell>
          <table:table-cell office:value-type="string" calcext:value-type="string">
            <text:p>Constantia virgo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79" calcext:value-type="float">
            <text:p>779</text:p>
          </table:table-cell>
          <table:table-cell office:value-type="float" office:value="17800308" calcext:value-type="float">
            <text:p>1780030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unegundis Sophia Helena</text:p>
          </table:table-cell>
          <table:table-cell office:value-type="string" calcext:value-type="string">
            <text:p>Ignatius /Bogucki/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Andreas /Pesalinski/</text:p>
          </table:table-cell>
          <table:table-cell office:value-type="string" calcext:value-type="string">
            <text:p>Eva consors Josephus /Bogucki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79" calcext:value-type="float">
            <text:p>779</text:p>
          </table:table-cell>
          <table:table-cell office:value-type="float" office:value="17800312" calcext:value-type="float">
            <text:p>17800312</text:p>
          </table:table-cell>
          <table:table-cell office:value-type="string" calcext:value-type="string">
            <text:p>Stare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Josephus /Głushak/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Nicolaus /Lewandowski/</text:p>
          </table:table-cell>
          <table:table-cell office:value-type="string" calcext:value-type="string">
            <text:p>Dorothea /Lewandows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79" calcext:value-type="float">
            <text:p>779</text:p>
          </table:table-cell>
          <table:table-cell office:value-type="float" office:value="17800312" calcext:value-type="float">
            <text:p>1780031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hristopher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Nowaczyk/</text:p>
          </table:table-cell>
          <table:table-cell office:value-type="string" calcext:value-type="string">
            <text:p>Barbara /Oleynic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79" calcext:value-type="float">
            <text:p>779</text:p>
          </table:table-cell>
          <table:table-cell office:value-type="float" office:value="17800319" calcext:value-type="float">
            <text:p>17800319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 /Jastrow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Happa/</text:p>
          </table:table-cell>
          <table:table-cell office:value-type="string" calcext:value-type="string">
            <text:p>Marianna /Haręntowna/ acatholic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79" calcext:value-type="float">
            <text:p>779</text:p>
          </table:table-cell>
          <table:table-cell office:value-type="float" office:value="17800327" calcext:value-type="float">
            <text:p>1780032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lasius /Pękaczior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Kaczorowski/</text:p>
          </table:table-cell>
          <table:table-cell office:value-type="string" calcext:value-type="string">
            <text:p>Regina /Jakubow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79" calcext:value-type="float">
            <text:p>779</text:p>
          </table:table-cell>
          <table:table-cell office:value-type="float" office:value="17800327" calcext:value-type="float">
            <text:p>1780032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Josephus /Mro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aulus /Mroz/</text:p>
          </table:table-cell>
          <table:table-cell office:value-type="string" calcext:value-type="string">
            <text:p>Marianna /Wichłacz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79" calcext:value-type="float">
            <text:p>779</text:p>
          </table:table-cell>
          <table:table-cell office:value-type="float" office:value="17800403" calcext:value-type="float">
            <text:p>17800403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lbertus /Grabarczy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ucas /Nowak/ de Domaslawek</text:p>
          </table:table-cell>
          <table:table-cell office:value-type="string" calcext:value-type="string">
            <text:p>Marianna nutrix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0" calcext:value-type="float">
            <text:p>780</text:p>
          </table:table-cell>
          <table:table-cell office:value-type="float" office:value="17800407" calcext:value-type="float">
            <text:p>17800407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Nicolaus /Nowa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tephanus operarius</text:p>
          </table:table-cell>
          <table:table-cell office:value-type="string" calcext:value-type="string">
            <text:p>Magdalena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0" calcext:value-type="float">
            <text:p>780</text:p>
          </table:table-cell>
          <table:table-cell office:value-type="float" office:value="17800416" calcext:value-type="float">
            <text:p>178004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Jacobus /Mnich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Michałski/</text:p>
          </table:table-cell>
          <table:table-cell office:value-type="string" calcext:value-type="string">
            <text:p>Anna /Jackow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0" calcext:value-type="float">
            <text:p>780</text:p>
          </table:table-cell>
          <table:table-cell office:value-type="float" office:value="17800507" calcext:value-type="float">
            <text:p>17800507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Felicianus ovilioni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Laurentius /Toboyski/ de Dabrowa</text:p>
          </table:table-cell>
          <table:table-cell office:value-type="string" calcext:value-type="string">
            <text:p>Agnes /Kaczarowska/ de Juncewo</text:p>
          </table:table-cell>
          <table:table-cell office:value-type="float" office:value="17800427" calcext:value-type="float">
            <text:p>17800427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0" calcext:value-type="float">
            <text:p>780</text:p>
          </table:table-cell>
          <table:table-cell office:value-type="float" office:value="17800512" calcext:value-type="float">
            <text:p>178005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Josephus /Jakowski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Andreas /Pesalinski/</text:p>
          </table:table-cell>
          <table:table-cell office:value-type="string" calcext:value-type="string">
            <text:p>Francisca /Jakowicka/ virgo</text:p>
          </table:table-cell>
          <table:table-cell office:value-type="float" office:value="17791207" calcext:value-type="float">
            <text:p>17791207</text:p>
          </table:table-cell>
          <table:table-cell office:value-type="string" calcext:value-type="string">
            <text:p>nobilis</text:p>
          </table:table-cell>
          <table:table-cell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0" calcext:value-type="float">
            <text:p>780</text:p>
          </table:table-cell>
          <table:table-cell office:value-type="float" office:value="17800515" calcext:value-type="float">
            <text:p>178005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Bonaventura /Armat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exander /Olek/ de Juncewo</text:p>
          </table:table-cell>
          <table:table-cell office:value-type="string" calcext:value-type="string">
            <text:p>Catharina /Tobolska/</text:p>
          </table:table-cell>
          <table:table-cell office:value-type="float" office:value="17800502" calcext:value-type="float">
            <text:p>17800502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0" calcext:value-type="float">
            <text:p>780</text:p>
          </table:table-cell>
          <table:table-cell office:value-type="float" office:value="17800519" calcext:value-type="float">
            <text:p>17800519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Jozwia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Nicolaus /Lewandowski/</text:p>
          </table:table-cell>
          <table:table-cell office:value-type="string" calcext:value-type="string">
            <text:p>Dorothea /Lewandowska/ de Domaslawek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0" calcext:value-type="float">
            <text:p>780</text:p>
          </table:table-cell>
          <table:table-cell office:value-type="float" office:value="17800519" calcext:value-type="float">
            <text:p>1780051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ypria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ucas /Nowak/ de Domaslawek</text:p>
          </table:table-cell>
          <table:table-cell office:value-type="string" calcext:value-type="string">
            <text:p>Regina de Juncewo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0" calcext:value-type="float">
            <text:p>780</text:p>
          </table:table-cell>
          <table:table-cell office:value-type="float" office:value="17800608" calcext:value-type="float">
            <text:p>178006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ndreas /Korbalow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Erdmundus /Cunk/</text:p>
          </table:table-cell>
          <table:table-cell office:value-type="string" calcext:value-type="string">
            <text:p>Ursula /Chodec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0" calcext:value-type="float">
            <text:p>780</text:p>
          </table:table-cell>
          <table:table-cell office:value-type="float" office:value="17800613" calcext:value-type="float">
            <text:p>178006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tronell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 nutrius auliae</text:p>
          </table:table-cell>
          <table:table-cell office:value-type="string" calcext:value-type="string">
            <text:p>Andreas /Pesalinski/</text:p>
          </table:table-cell>
          <table:table-cell office:value-type="string" calcext:value-type="string">
            <text:p>Magdalena /Jakowicka/ ne /Gronows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0" calcext:value-type="float">
            <text:p>780</text:p>
          </table:table-cell>
          <table:table-cell office:value-type="float" office:value="17800613" calcext:value-type="float">
            <text:p>1780061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Franciscus /Cichanski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/Toboyski/ de Dabrowa</text:p>
          </table:table-cell>
          <table:table-cell office:value-type="string" calcext:value-type="string">
            <text:p>Barbara /Olkowa/ chmetonissa de Juncewo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0" calcext:value-type="float">
            <text:p>780</text:p>
          </table:table-cell>
          <table:table-cell office:value-type="float" office:value="17800709" calcext:value-type="float">
            <text:p>178007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osephus incola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Plagens/ acatholic</text:p>
          </table:table-cell>
          <table:table-cell office:value-type="string" calcext:value-type="string">
            <text:p>Hedvigis /Nowakows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0" calcext:value-type="float">
            <text:p>780</text:p>
          </table:table-cell>
          <table:table-cell office:value-type="float" office:value="17800709" calcext:value-type="float">
            <text:p>178007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acobus /Kaczarowski/ ovili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Michalski/</text:p>
          </table:table-cell>
          <table:table-cell office:value-type="string" calcext:value-type="string">
            <text:p>Regina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0" calcext:value-type="float">
            <text:p>780</text:p>
          </table:table-cell>
          <table:table-cell office:value-type="float" office:value="17800730" calcext:value-type="float">
            <text:p>1780073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Adalbertus semichmetoni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Toboyski/</text:p>
          </table:table-cell>
          <table:table-cell office:value-type="string" calcext:value-type="string">
            <text:p>Barbara vidua semichmetonissa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0" calcext:value-type="float">
            <text:p>780</text:p>
          </table:table-cell>
          <table:table-cell office:value-type="float" office:value="17800806" calcext:value-type="float">
            <text:p>1780080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Simon agricola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Nowaczyk/</text:p>
          </table:table-cell>
          <table:table-cell office:value-type="string" calcext:value-type="string">
            <text:p>Francisca molendinatrix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0" calcext:value-type="float">
            <text:p>780</text:p>
          </table:table-cell>
          <table:table-cell office:value-type="float" office:value="17800806" calcext:value-type="float">
            <text:p>1780080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/Now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Korbal/</text:p>
          </table:table-cell>
          <table:table-cell office:value-type="string" calcext:value-type="string">
            <text:p>Hedvigis consors Adalberti /Korbal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1" calcext:value-type="float">
            <text:p>781</text:p>
          </table:table-cell>
          <table:table-cell office:value-type="float" office:value="17800824" calcext:value-type="float">
            <text:p>178008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Scibut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/Pesalinski/</text:p>
          </table:table-cell>
          <table:table-cell office:value-type="string" calcext:value-type="string">
            <text:p>Magdalena /Jackowska/ nee /Gronows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1" calcext:value-type="float">
            <text:p>781</text:p>
          </table:table-cell>
          <table:table-cell office:value-type="float" office:value="17800824" calcext:value-type="float">
            <text:p>1780082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Christopherus /Chertman/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Paulus /Hertmann/ de Medrzewie</text:p>
          </table:table-cell>
          <table:table-cell office:value-type="string" calcext:value-type="string">
            <text:p>Christina /Chertmann/ acatholic de Medrzewie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1" calcext:value-type="float">
            <text:p>781</text:p>
          </table:table-cell>
          <table:table-cell office:value-type="float" office:value="17800908" calcext:value-type="float">
            <text:p>17800908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 /Mikołayczanka/</text:p>
          </table:table-cell>
          <table:table-cell office:value-type="string" calcext:value-type="string">
            <text:p>Andreas /Pesalinski/</text:p>
          </table:table-cell>
          <table:table-cell office:value-type="string" calcext:value-type="string">
            <text:p>Victoria /Bogucka/ nee /Chriszews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1" calcext:value-type="float">
            <text:p>781</text:p>
          </table:table-cell>
          <table:table-cell office:value-type="float" office:value="17800910" calcext:value-type="float">
            <text:p>178009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Boguslaus /Zaboraszczakow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Michalski/</text:p>
          </table:table-cell>
          <table:table-cell office:value-type="string" calcext:value-type="string">
            <text:p>Catharina /Myszan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1" calcext:value-type="float">
            <text:p>781</text:p>
          </table:table-cell>
          <table:table-cell office:value-type="float" office:value="17801001" calcext:value-type="float">
            <text:p>17801001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ucas ferrifaber</text:p>
          </table:table-cell>
          <table:table-cell office:value-type="string" calcext:value-type="string">
            <text:p>Hedvigis /Woyciechow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1" calcext:value-type="float">
            <text:p>781</text:p>
          </table:table-cell>
          <table:table-cell office:value-type="float" office:value="17801001" calcext:value-type="float">
            <text:p>1780100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atus</text:p>
          </table:table-cell>
          <table:table-cell office:value-type="string" calcext:value-type="string">
            <text:p>Josephus /Chodecki/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Christopherus /Kiżeski/</text:p>
          </table:table-cell>
          <table:table-cell office:value-type="string" calcext:value-type="string">
            <text:p>Marianna /Kowalens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1" calcext:value-type="float">
            <text:p>781</text:p>
          </table:table-cell>
          <table:table-cell office:value-type="float" office:value="17801008" calcext:value-type="float">
            <text:p>1780100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Thomas /Jaszcz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Franciscus /Jaszczak/ agricola</text:p>
          </table:table-cell>
          <table:table-cell office:value-type="string" calcext:value-type="string">
            <text:p>Catharina cauponatrix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1" calcext:value-type="float">
            <text:p>781</text:p>
          </table:table-cell>
          <table:table-cell office:value-type="float" office:value="17801008" calcext:value-type="float">
            <text:p>1780100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agricola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Tobolenski/ molendinator</text:p>
          </table:table-cell>
          <table:table-cell office:value-type="string" calcext:value-type="string">
            <text:p>Marianna /Kowalenska/ de Juncewo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1" calcext:value-type="float">
            <text:p>781</text:p>
          </table:table-cell>
          <table:table-cell office:value-type="float" office:value="17801009" calcext:value-type="float">
            <text:p>178010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 Antonius</text:p>
          </table:table-cell>
          <table:table-cell office:value-type="string" calcext:value-type="string">
            <text:p>Adalbertus /Krayn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Nowakowski/</text:p>
          </table:table-cell>
          <table:table-cell office:value-type="string" calcext:value-type="string">
            <text:p>Barbara /Oleynicz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1" calcext:value-type="float">
            <text:p>781</text:p>
          </table:table-cell>
          <table:table-cell office:value-type="float" office:value="17801022" calcext:value-type="float">
            <text:p>1780102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dalbertus goscinniy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Laurentius /Nowakowski/</text:p>
          </table:table-cell>
          <table:table-cell office:value-type="string" calcext:value-type="string">
            <text:p>Barbara /Oleyniczanka/ virgo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1" calcext:value-type="float">
            <text:p>781</text:p>
          </table:table-cell>
          <table:table-cell office:value-type="float" office:value="17801025" calcext:value-type="float">
            <text:p>178010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Petrus /Chertmanow/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Josephus /Kaczarowski/ economus</text:p>
          </table:table-cell>
          <table:table-cell office:value-type="string" calcext:value-type="string">
            <text:p>Elisabeth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1" calcext:value-type="float">
            <text:p>781</text:p>
          </table:table-cell>
          <table:table-cell office:value-type="float" office:value="17801026" calcext:value-type="float">
            <text:p>17801026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althasar /Łuchaski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Adalbertus /Pogodzinski/ ferrifaber</text:p>
          </table:table-cell>
          <table:table-cell office:value-type="string" calcext:value-type="string">
            <text:p>Magdalena /Jakowicka/ nee /Gronows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1" calcext:value-type="float">
            <text:p>781</text:p>
          </table:table-cell>
          <table:table-cell office:value-type="float" office:value="17801029" calcext:value-type="float">
            <text:p>1780102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Kwasnewski/ agricola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Dobrzynski/</text:p>
          </table:table-cell>
          <table:table-cell office:value-type="string" calcext:value-type="string">
            <text:p>Marianna nutrix de Staręzynek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1" calcext:value-type="float">
            <text:p>781</text:p>
          </table:table-cell>
          <table:table-cell office:value-type="float" office:value="17801029" calcext:value-type="float">
            <text:p>1780102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Paulus /Przekuratow/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Petrus /Bukowski/</text:p>
          </table:table-cell>
          <table:table-cell office:value-type="string" calcext:value-type="string">
            <text:p>Barbara /Olegnicz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2" calcext:value-type="float">
            <text:p>782</text:p>
          </table:table-cell>
          <table:table-cell office:value-type="float" office:value="17801105" calcext:value-type="float">
            <text:p>17801105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Nicolaus /Lewandowski/</text:p>
          </table:table-cell>
          <table:table-cell office:value-type="string" calcext:value-type="string">
            <text:p>Dorothea /Lewandos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2" calcext:value-type="float">
            <text:p>782</text:p>
          </table:table-cell>
          <table:table-cell office:value-type="float" office:value="17801105" calcext:value-type="float">
            <text:p>17801105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Bartholomeus /Prygodzi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Nicolaus /Lewandowski/</text:p>
          </table:table-cell>
          <table:table-cell office:value-type="string" calcext:value-type="string">
            <text:p>Agnes /Grzegorzews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2" calcext:value-type="float">
            <text:p>782</text:p>
          </table:table-cell>
          <table:table-cell office:value-type="float" office:value="17801122" calcext:value-type="float">
            <text:p>178011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 /Armat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Franciscus /Byczak/</text:p>
          </table:table-cell>
          <table:table-cell office:value-type="string" calcext:value-type="string">
            <text:p>Barbara /Olkowa/ de Juncewo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2" calcext:value-type="float">
            <text:p>782</text:p>
          </table:table-cell>
          <table:table-cell office:value-type="float" office:value="17801122" calcext:value-type="float">
            <text:p>1780112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Kwieciszew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Łapacz/ de Paryż</text:p>
          </table:table-cell>
          <table:table-cell office:value-type="string" calcext:value-type="string">
            <text:p>Catharina /Mnichowa/ cauponatrix de Juncewo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2" calcext:value-type="float">
            <text:p>782</text:p>
          </table:table-cell>
          <table:table-cell office:value-type="float" office:value="17801119" calcext:value-type="float">
            <text:p>17801119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Choynacki/</text:p>
          </table:table-cell>
          <table:table-cell office:value-type="string" calcext:value-type="string">
            <text:p>Constantia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2" calcext:value-type="float">
            <text:p>782</text:p>
          </table:table-cell>
          <table:table-cell office:value-type="float" office:value="17801120" calcext:value-type="float">
            <text:p>178011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dalbertus /Kliszewski/ agricola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Jakowicki/</text:p>
          </table:table-cell>
          <table:table-cell office:value-type="string" calcext:value-type="string">
            <text:p>Magdalena /Jakowicka/ nee /Gronowska/ protunc possesstris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2" calcext:value-type="float">
            <text:p>782</text:p>
          </table:table-cell>
          <table:table-cell office:value-type="float" office:value="17801203" calcext:value-type="float">
            <text:p>17801203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Sebastianus /Kopydlowski/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Michael /Teska/</text:p>
          </table:table-cell>
          <table:table-cell office:value-type="string" calcext:value-type="string">
            <text:p>Rosalia /Obers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2" calcext:value-type="float">
            <text:p>782</text:p>
          </table:table-cell>
          <table:table-cell office:value-type="float" office:value="17801210" calcext:value-type="float">
            <text:p>178012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artholomeus /Dusi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imon /Bujara/</text:p>
          </table:table-cell>
          <table:table-cell office:value-type="string" calcext:value-type="string">
            <text:p>Marianna /Spychalin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2" calcext:value-type="float">
            <text:p>782</text:p>
          </table:table-cell>
          <table:table-cell office:value-type="float" office:value="17801210" calcext:value-type="float">
            <text:p>17801210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Kinnow/ acatholic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Wegner/ acatholic</text:p>
          </table:table-cell>
          <table:table-cell office:value-type="string" calcext:value-type="string">
            <text:p>Marianna /Leynowa/ acatholic de Zabowia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2" calcext:value-type="float">
            <text:p>782</text:p>
          </table:table-cell>
          <table:table-cell office:value-type="float" office:value="17801210" calcext:value-type="float">
            <text:p>17801210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ephanus</text:p>
          </table:table-cell>
          <table:table-cell office:value-type="string" calcext:value-type="string">
            <text:p>Joannes /Jackowiak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Christopher /Mentefel/</text:p>
          </table:table-cell>
          <table:table-cell office:value-type="string" calcext:value-type="string">
            <text:p>Hedvigis scultetissa de Dochonowo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2" calcext:value-type="float">
            <text:p>782</text:p>
          </table:table-cell>
          <table:table-cell office:value-type="float" office:value="17801210" calcext:value-type="float">
            <text:p>178012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ristopherus</text:p>
          </table:table-cell>
          <table:table-cell office:value-type="string" calcext:value-type="string">
            <text:p>Joannes /Sztenberchow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Wegner/</text:p>
          </table:table-cell>
          <table:table-cell office:value-type="string" calcext:value-type="string">
            <text:p>Anna /Mellerowna/ de Sielec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2" calcext:value-type="float">
            <text:p>782</text:p>
          </table:table-cell>
          <table:table-cell office:value-type="float" office:value="17801210" calcext:value-type="float">
            <text:p>1780121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ristopherus</text:p>
          </table:table-cell>
          <table:table-cell office:value-type="string" calcext:value-type="string">
            <text:p>Adalbertus /Werden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hristopherus /Mentefel/ de Sielec</text:p>
          </table:table-cell>
          <table:table-cell office:value-type="string" calcext:value-type="string">
            <text:p>Elisabeth /Wernerowa/ de Zuzoły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2" calcext:value-type="float">
            <text:p>782</text:p>
          </table:table-cell>
          <table:table-cell office:value-type="float" office:value="17801217" calcext:value-type="float">
            <text:p>1780121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Elisabeth</text:p>
          </table:table-cell>
          <table:table-cell office:value-type="string" calcext:value-type="string">
            <text:p>Bartholomeus /Powa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parentes ips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2" calcext:value-type="float">
            <text:p>782</text:p>
          </table:table-cell>
          <table:table-cell office:value-type="float" office:value="17801221" calcext:value-type="float">
            <text:p>178012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althasar /Kusz</text:p>
          </table:table-cell>
          <table:table-cell office:value-type="string" calcext:value-type="string">
            <text:p>Gertrudis</text:p>
          </table:table-cell>
          <table:table-cell office:value-type="string" calcext:value-type="string">
            <text:p>Adalbertus /Łapcżynski/ organarius de Juncewo</text:p>
          </table:table-cell>
          <table:table-cell office:value-type="string" calcext:value-type="string">
            <text:p>Catharina nutrix</text:p>
          </table:table-cell>
          <table:table-cell/>
          <table:table-cell office:value-type="string" calcext:value-type="string">
            <text:p>geminos!</text:p>
          </table:table-cell>
          <table:table-cell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2" calcext:value-type="float">
            <text:p>782</text:p>
          </table:table-cell>
          <table:table-cell office:value-type="float" office:value="17801221" calcext:value-type="float">
            <text:p>178012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Balthasar /Kusz</text:p>
          </table:table-cell>
          <table:table-cell office:value-type="string" calcext:value-type="string">
            <text:p>Gertrudis</text:p>
          </table:table-cell>
          <table:table-cell office:value-type="string" calcext:value-type="string">
            <text:p>Martinus /Scibut/</text:p>
          </table:table-cell>
          <table:table-cell office:value-type="string" calcext:value-type="string">
            <text:p>Magdalena /Kuszka/</text:p>
          </table:table-cell>
          <table:table-cell/>
          <table:table-cell office:value-type="string" calcext:value-type="string">
            <text:p>geminos!</text:p>
          </table:table-cell>
          <table:table-cell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2" calcext:value-type="float">
            <text:p>782</text:p>
          </table:table-cell>
          <table:table-cell office:value-type="float" office:value="17801224" calcext:value-type="float">
            <text:p>17801224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Lucas /Mazurow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/Gorzycki/</text:p>
          </table:table-cell>
          <table:table-cell office:value-type="string" calcext:value-type="string">
            <text:p>Regina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2" calcext:value-type="float">
            <text:p>782</text:p>
          </table:table-cell>
          <table:table-cell office:value-type="float" office:value="17810101" calcext:value-type="float">
            <text:p>178101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uzanna</text:p>
          </table:table-cell>
          <table:table-cell office:value-type="string" calcext:value-type="string">
            <text:p>Godefridus ferrifabe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sephus /Kaczorowski/</text:p>
          </table:table-cell>
          <table:table-cell office:value-type="string" calcext:value-type="string">
            <text:p>Catharina /Tobols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2" calcext:value-type="float">
            <text:p>782</text:p>
          </table:table-cell>
          <table:table-cell office:value-type="float" office:value="17810101" calcext:value-type="float">
            <text:p>17810101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thias /Przygodow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Nicolaus /Lewandowski/</text:p>
          </table:table-cell>
          <table:table-cell office:value-type="string" calcext:value-type="string">
            <text:p>Rosalia /Pesakóska/ virgo de Juncewo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3" calcext:value-type="float">
            <text:p>783</text:p>
          </table:table-cell>
          <table:table-cell office:value-type="float" office:value="17810114" calcext:value-type="float">
            <text:p>17810114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acobus /Oberski/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Adalbertus /Pogodzinski/ ferrifaber</text:p>
          </table:table-cell>
          <table:table-cell office:value-type="string" calcext:value-type="string">
            <text:p>Regina /Łuczan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3" calcext:value-type="float">
            <text:p>783</text:p>
          </table:table-cell>
          <table:table-cell office:value-type="float" office:value="17810121" calcext:value-type="float">
            <text:p>17810121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Mathias /Kędziora/ agricola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Lucas /Nowak/</text:p>
          </table:table-cell>
          <table:table-cell office:value-type="string" calcext:value-type="string">
            <text:p>Dorothea /Lewandows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3" calcext:value-type="float">
            <text:p>783</text:p>
          </table:table-cell>
          <table:table-cell office:value-type="float" office:value="17810128" calcext:value-type="float">
            <text:p>1781012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Mathias /Mnich/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Thomas /Pizut/</text:p>
          </table:table-cell>
          <table:table-cell office:value-type="string" calcext:value-type="string">
            <text:p>Anna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3" calcext:value-type="float">
            <text:p>783</text:p>
          </table:table-cell>
          <table:table-cell office:value-type="float" office:value="17810128" calcext:value-type="float">
            <text:p>17810128</text:p>
          </table:table-cell>
          <table:table-cell office:value-type="string" calcext:value-type="string">
            <text:p>Do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gnatius</text:p>
          </table:table-cell>
          <table:table-cell office:value-type="string" calcext:value-type="string">
            <text:p>Adalbertus /Mackowia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Jozwiak/</text:p>
          </table:table-cell>
          <table:table-cell office:value-type="string" calcext:value-type="string">
            <text:p>Catharina /Teskow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3" calcext:value-type="float">
            <text:p>783</text:p>
          </table:table-cell>
          <table:table-cell office:value-type="float" office:value="17810204" calcext:value-type="float">
            <text:p>17810204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us /Tur/</text:p>
          </table:table-cell>
          <table:table-cell office:value-type="string" calcext:value-type="string">
            <text:p>Magdalena /Jakowicka/ nee /Granowska/ protune Juncewa possesstris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3" calcext:value-type="float">
            <text:p>783</text:p>
          </table:table-cell>
          <table:table-cell office:value-type="float" office:value="17810204" calcext:value-type="float">
            <text:p>178102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acobus /Stary Kaczmar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 /Kubalewski/</text:p>
          </table:table-cell>
          <table:table-cell office:value-type="string" calcext:value-type="string">
            <text:p>Barbara /Olkow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3" calcext:value-type="float">
            <text:p>783</text:p>
          </table:table-cell>
          <table:table-cell office:value-type="float" office:value="17810211" calcext:value-type="float">
            <text:p>1781021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Martinus /Gwid/ agricola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sartor</text:p>
          </table:table-cell>
          <table:table-cell office:value-type="string" calcext:value-type="string">
            <text:p>Magdalena /Kuszka/</text:p>
          </table:table-cell>
          <table:table-cell office:value-type="float" office:value="17810205" calcext:value-type="float">
            <text:p>17810205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3" calcext:value-type="float">
            <text:p>783</text:p>
          </table:table-cell>
          <table:table-cell office:value-type="float" office:value="17810218" calcext:value-type="float">
            <text:p>17810218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Petrus /Tomkow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de Dąbrowa</text:p>
          </table:table-cell>
          <table:table-cell office:value-type="string" calcext:value-type="string">
            <text:p>Magdalena molondinatrix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3" calcext:value-type="float">
            <text:p>783</text:p>
          </table:table-cell>
          <table:table-cell office:value-type="float" office:value="17810218" calcext:value-type="float">
            <text:p>1781021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Andreas /Krol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Nicolaus /Lewandowski/</text:p>
          </table:table-cell>
          <table:table-cell office:value-type="string" calcext:value-type="string">
            <text:p>Hedvigis ferrifabris de Domasławek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3" calcext:value-type="float">
            <text:p>783</text:p>
          </table:table-cell>
          <table:table-cell office:value-type="float" office:value="17810218" calcext:value-type="float">
            <text:p>17810218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Sebastianus /Januszkow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lbertus /Kibitowski/</text:p>
          </table:table-cell>
          <table:table-cell office:value-type="string" calcext:value-type="string">
            <text:p>Julianna /Wawrzynianka/ virgo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3" calcext:value-type="float">
            <text:p>783</text:p>
          </table:table-cell>
          <table:table-cell office:value-type="float" office:value="17810225" calcext:value-type="float">
            <text:p>178102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 Antonius</text:p>
          </table:table-cell>
          <table:table-cell office:value-type="string" calcext:value-type="string">
            <text:p>Adalbertus /Kusz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exander /Olek/ semichmethonis</text:p>
          </table:table-cell>
          <table:table-cell office:value-type="string" calcext:value-type="string">
            <text:p>Magdalena /Kusz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3" calcext:value-type="float">
            <text:p>783</text:p>
          </table:table-cell>
          <table:table-cell office:value-type="float" office:value="17810225" calcext:value-type="float">
            <text:p>178102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 Andreas Josephus</text:p>
          </table:table-cell>
          <table:table-cell office:value-type="string" calcext:value-type="string">
            <text:p>Josephus /Jakowicki/ nobilis protunc possessor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Antonius /Rusiecki/</text:p>
          </table:table-cell>
          <table:table-cell office:value-type="string" calcext:value-type="string">
            <text:p>Victoria /Bogucka/ nee /Chociszews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3" calcext:value-type="float">
            <text:p>783</text:p>
          </table:table-cell>
          <table:table-cell office:value-type="float" office:value="17810227" calcext:value-type="float">
            <text:p>1781022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sephata Marianna</text:p>
          </table:table-cell>
          <table:table-cell office:value-type="string" calcext:value-type="string">
            <text:p>Joannes /Wichłaczow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Korbal/</text:p>
          </table:table-cell>
          <table:table-cell office:value-type="string" calcext:value-type="string">
            <text:p>Francisca /Kiszewiczowna/</text:p>
          </table:table-cell>
          <table:table-cell office:value-type="float" office:value="17810202" calcext:value-type="float">
            <text:p>17810202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3" calcext:value-type="float">
            <text:p>783</text:p>
          </table:table-cell>
          <table:table-cell office:value-type="float" office:value="17810311" calcext:value-type="float">
            <text:p>178103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Thomas /Grabarczy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Christina ovilissa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3" calcext:value-type="float">
            <text:p>783</text:p>
          </table:table-cell>
          <table:table-cell office:value-type="float" office:value="17810311" calcext:value-type="float">
            <text:p>1781031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Joannes /Biadaszczak/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Andreas /Biedasżczak/ frater parentis</text:p>
          </table:table-cell>
          <table:table-cell office:value-type="string" calcext:value-type="string">
            <text:p>Catharina nutrix aulicae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3" calcext:value-type="float">
            <text:p>783</text:p>
          </table:table-cell>
          <table:table-cell office:value-type="float" office:value="17810311" calcext:value-type="float">
            <text:p>1781031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/Biadaszczakow/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Jacobus agricola</text:p>
          </table:table-cell>
          <table:table-cell office:value-type="string" calcext:value-type="string">
            <text:p>Catharina nutricis aulicae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3" calcext:value-type="float">
            <text:p>783</text:p>
          </table:table-cell>
          <table:table-cell office:value-type="float" office:value="17810318" calcext:value-type="float">
            <text:p>178103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ebastianus /Przygo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Valentinus /Kubalewski/ pater familias plebanalis de Juncewo</text:p>
          </table:table-cell>
          <table:table-cell office:value-type="string" calcext:value-type="string">
            <text:p>Hedvigis /Młynarszczanka/ de Piotrkowice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5" calcext:value-type="float">
            <text:p>785</text:p>
          </table:table-cell>
          <table:table-cell office:value-type="float" office:value="17810318" calcext:value-type="float">
            <text:p>17810318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Franciscus /Kaczor/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Adalbertus /Puszka/</text:p>
          </table:table-cell>
          <table:table-cell office:value-type="string" calcext:value-type="string">
            <text:p>Rosalia /Pesalinska/ virgo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5" calcext:value-type="float">
            <text:p>785</text:p>
          </table:table-cell>
          <table:table-cell office:value-type="float" office:value="17810321" calcext:value-type="float">
            <text:p>178103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Josephus /Biel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Thomas /Ureda/</text:p>
          </table:table-cell>
          <table:table-cell office:value-type="string" calcext:value-type="string">
            <text:p>Catharina nutrix aulicae</text:p>
          </table:table-cell>
          <table:table-cell office:value-type="float" office:value="17750000" calcext:value-type="float">
            <text:p>17750000</text:p>
          </table:table-cell>
          <table:table-cell office:value-type="string" calcext:value-type="string">
            <text:p>5 annis agentem</text:p>
          </table:table-cell>
          <table:table-cell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5" calcext:value-type="float">
            <text:p>785</text:p>
          </table:table-cell>
          <table:table-cell office:value-type="float" office:value="17810325" calcext:value-type="float">
            <text:p>17810325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Joannes /Guzicki/ ferrifaber acatholic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Szplet/ agricola</text:p>
          </table:table-cell>
          <table:table-cell office:value-type="string" calcext:value-type="string">
            <text:p>Dorothea /Manłykowa/ acatholic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5" calcext:value-type="float">
            <text:p>785</text:p>
          </table:table-cell>
          <table:table-cell office:value-type="float" office:value="17810401" calcext:value-type="float">
            <text:p>17810401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Philippus /Przygodzia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lasius juvenis</text:p>
          </table:table-cell>
          <table:table-cell office:value-type="string" calcext:value-type="string">
            <text:p>Marianna /Kędziorzan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5" calcext:value-type="float">
            <text:p>785</text:p>
          </table:table-cell>
          <table:table-cell office:value-type="float" office:value="17810407" calcext:value-type="float">
            <text:p>1781040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/Prokuratow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de Krayna</text:p>
          </table:table-cell>
          <table:table-cell office:value-type="string" calcext:value-type="string">
            <text:p>Hedvigis /Korbal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5" calcext:value-type="float">
            <text:p>785</text:p>
          </table:table-cell>
          <table:table-cell office:value-type="float" office:value="17810407" calcext:value-type="float">
            <text:p>178104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Joannes /Grzybkowski/ adve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/Scibut/ agricola de Juncewo</text:p>
          </table:table-cell>
          <table:table-cell office:value-type="string" calcext:value-type="string">
            <text:p>Hedvigis /Młynarszczan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5" calcext:value-type="float">
            <text:p>785</text:p>
          </table:table-cell>
          <table:table-cell office:value-type="float" office:value="17810416" calcext:value-type="float">
            <text:p>178104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Franciscus /Jaszczukow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Catharina cauponatrix 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5" calcext:value-type="float">
            <text:p>785</text:p>
          </table:table-cell>
          <table:table-cell office:value-type="float" office:value="17810428" calcext:value-type="float">
            <text:p>1781042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Josephus aulicus</text:p>
          </table:table-cell>
          <table:table-cell office:value-type="string" calcext:value-type="string">
            <text:p>Gertrudis</text:p>
          </table:table-cell>
          <table:table-cell office:value-type="string" calcext:value-type="string">
            <text:p>Laurentius /Nowakowski/</text:p>
          </table:table-cell>
          <table:table-cell office:value-type="string" calcext:value-type="string">
            <text:p>Hedvigis /Korbal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5" calcext:value-type="float">
            <text:p>785</text:p>
          </table:table-cell>
          <table:table-cell office:value-type="float" office:value="17810504" calcext:value-type="float">
            <text:p>178105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Adalbertus /Kapsinski/</text:p>
          </table:table-cell>
          <table:table-cell office:value-type="string" calcext:value-type="string">
            <text:p>Catharina /Tobols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5" calcext:value-type="float">
            <text:p>785</text:p>
          </table:table-cell>
          <table:table-cell office:value-type="float" office:value="17810504" calcext:value-type="float">
            <text:p>178105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Adalbertus /Kapsinski/</text:p>
          </table:table-cell>
          <table:table-cell office:value-type="string" calcext:value-type="string">
            <text:p>Catharina /Tobols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5" calcext:value-type="float">
            <text:p>785</text:p>
          </table:table-cell>
          <table:table-cell office:value-type="float" office:value="17810506" calcext:value-type="float">
            <text:p>17810506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Jacobus /Arent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etrus /Samenfeld/ de Merkowice</text:p>
          </table:table-cell>
          <table:table-cell office:value-type="string" calcext:value-type="string">
            <text:p>Eufrosina /Krugerowa/ de Sokołowo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5" calcext:value-type="float">
            <text:p>785</text:p>
          </table:table-cell>
          <table:table-cell office:value-type="float" office:value="17810520" calcext:value-type="float">
            <text:p>178105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 Celestinus</text:p>
          </table:table-cell>
          <table:table-cell office:value-type="string" calcext:value-type="string">
            <text:p>Joannes /Choynac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agricola</text:p>
          </table:table-cell>
          <table:table-cell office:value-type="string" calcext:value-type="string">
            <text:p>Agatha mater familias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5" calcext:value-type="float">
            <text:p>785</text:p>
          </table:table-cell>
          <table:table-cell office:value-type="float" office:value="17810527" calcext:value-type="float">
            <text:p>1781052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tronella</text:p>
          </table:table-cell>
          <table:table-cell office:value-type="string" calcext:value-type="string">
            <text:p>Antonius /Szachlow/ agricola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lthasar /Łaunik/</text:p>
          </table:table-cell>
          <table:table-cell office:value-type="string" calcext:value-type="string">
            <text:p>Catharina /Toboys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5" calcext:value-type="float">
            <text:p>785</text:p>
          </table:table-cell>
          <table:table-cell office:value-type="float" office:value="17810701" calcext:value-type="float">
            <text:p>1781070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Laurentius /Nowakow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istopherus /Kizewicz/ molendinator</text:p>
          </table:table-cell>
          <table:table-cell office:value-type="string" calcext:value-type="string">
            <text:p>Christina /Plansgens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5" calcext:value-type="float">
            <text:p>785</text:p>
          </table:table-cell>
          <table:table-cell office:value-type="float" office:value="17810701" calcext:value-type="float">
            <text:p>17810701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Thomas /Fabiszakow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Nicolaus /Lewandowski/ de Domasławek</text:p>
          </table:table-cell>
          <table:table-cell office:value-type="string" calcext:value-type="string">
            <text:p>Catharina cauponatrix de Juncewo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5" calcext:value-type="float">
            <text:p>785</text:p>
          </table:table-cell>
          <table:table-cell office:value-type="float" office:value="17810701" calcext:value-type="float">
            <text:p>17810701</text:p>
          </table:table-cell>
          <table:table-cell office:value-type="string" calcext:value-type="string">
            <text:p>Mokronos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imon /Koszielny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/Klaczynski/</text:p>
          </table:table-cell>
          <table:table-cell office:value-type="string" calcext:value-type="string">
            <text:p>Agnes /Cichacka/</text:p>
          </table:table-cell>
          <table:table-cell office:value-type="float" office:value="17810705" calcext:value-type="float">
            <text:p>17810705</text:p>
          </table:table-cell>
          <table:table-cell office:value-type="string" calcext:value-type="string">
            <text:p>born in Sielec</text:p>
          </table:table-cell>
          <table:table-cell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5" calcext:value-type="float">
            <text:p>785</text:p>
          </table:table-cell>
          <table:table-cell office:value-type="float" office:value="17810729" calcext:value-type="float">
            <text:p>1781072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Casimirus /Łakomy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Tobolski/ ovilio</text:p>
          </table:table-cell>
          <table:table-cell office:value-type="string" calcext:value-type="string">
            <text:p>Marianna /Bątkow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5" calcext:value-type="float">
            <text:p>785</text:p>
          </table:table-cell>
          <table:table-cell office:value-type="float" office:value="17810810" calcext:value-type="float">
            <text:p>17810810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Franciscus /Wesołowski/ agricola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dreas /Drejer/</text:p>
          </table:table-cell>
          <table:table-cell office:value-type="string" calcext:value-type="string">
            <text:p>Magdalena /Jackow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6" calcext:value-type="float">
            <text:p>786</text:p>
          </table:table-cell>
          <table:table-cell office:value-type="float" office:value="17810814" calcext:value-type="float">
            <text:p>1781081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Andreas /Korbal/ agricola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sephus /Catłodecki/</text:p>
          </table:table-cell>
          <table:table-cell office:value-type="string" calcext:value-type="string">
            <text:p>Francisca /Kisewiczowna/ molendinatrix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6" calcext:value-type="float">
            <text:p>786</text:p>
          </table:table-cell>
          <table:table-cell office:value-type="float" office:value="17810819" calcext:value-type="float">
            <text:p>17810819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Franciscus /Kosiarskow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ucas ovilio</text:p>
          </table:table-cell>
          <table:table-cell office:value-type="string" calcext:value-type="string">
            <text:p>Regina /Graykow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6" calcext:value-type="float">
            <text:p>786</text:p>
          </table:table-cell>
          <table:table-cell office:value-type="float" office:value="17810911" calcext:value-type="float">
            <text:p>1781091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Błachow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iekoski/</text:p>
          </table:table-cell>
          <table:table-cell office:value-type="string" calcext:value-type="string">
            <text:p>Marianna /Grzybkow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6" calcext:value-type="float">
            <text:p>786</text:p>
          </table:table-cell>
          <table:table-cell office:value-type="float" office:value="17811004" calcext:value-type="float">
            <text:p>178110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Valentinus /Kaczor/ famulus plebanali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exius</text:p>
          </table:table-cell>
          <table:table-cell office:value-type="string" calcext:value-type="string">
            <text:p>Apolonia cmethissa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6" calcext:value-type="float">
            <text:p>786</text:p>
          </table:table-cell>
          <table:table-cell office:value-type="float" office:value="17811007" calcext:value-type="float">
            <text:p>17811007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osephus /Starostow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lthasar /Lochowski/ molendenator</text:p>
          </table:table-cell>
          <table:table-cell office:value-type="string" calcext:value-type="string">
            <text:p>Rosalia /Pesalinska/ virgo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6" calcext:value-type="float">
            <text:p>786</text:p>
          </table:table-cell>
          <table:table-cell office:value-type="float" office:value="17811011" calcext:value-type="float">
            <text:p>1781101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Joannes /By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/Byk/ germanus frater patris</text:p>
          </table:table-cell>
          <table:table-cell office:value-type="string" calcext:value-type="string">
            <text:p>Agnes /Cichac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6" calcext:value-type="float">
            <text:p>786</text:p>
          </table:table-cell>
          <table:table-cell office:value-type="float" office:value="17811018" calcext:value-type="float">
            <text:p>178110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dalbertus agricola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/Kubalewski/ pater familias plebanalis de Juncewo</text:p>
          </table:table-cell>
          <table:table-cell office:value-type="string" calcext:value-type="string">
            <text:p>Catharina /Mnichowa/ cauponatrix de Juncewo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6" calcext:value-type="float">
            <text:p>786</text:p>
          </table:table-cell>
          <table:table-cell office:value-type="float" office:value="17811105" calcext:value-type="float">
            <text:p>178111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Joannes /Byk/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Franciscus /Byczkowski/ ovilio</text:p>
          </table:table-cell>
          <table:table-cell office:value-type="string" calcext:value-type="string">
            <text:p>Agnes /Cichacka/ mater familias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6" calcext:value-type="float">
            <text:p>786</text:p>
          </table:table-cell>
          <table:table-cell office:value-type="float" office:value="17811111" calcext:value-type="float">
            <text:p>1781111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ndreas /Bąntow/ acatholic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Adalbertus /Mackowiak/ agricola de Domasławek</text:p>
          </table:table-cell>
          <table:table-cell office:value-type="string" calcext:value-type="string">
            <text:p>Marianna /Menłykowa/ acatholic consors ferrifabri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6" calcext:value-type="float">
            <text:p>786</text:p>
          </table:table-cell>
          <table:table-cell office:value-type="float" office:value="17811119" calcext:value-type="float">
            <text:p>1781111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Ignatius /Bogrucki/</text:p>
          </table:table-cell>
          <table:table-cell office:value-type="string" calcext:value-type="string">
            <text:p>Victoria /Chociszewska/</text:p>
          </table:table-cell>
          <table:table-cell office:value-type="string" calcext:value-type="string">
            <text:p>Josephus /Jakowiec/</text:p>
          </table:table-cell>
          <table:table-cell office:value-type="string" calcext:value-type="string">
            <text:p>Magdalena /Jakowicka/ nee /Granowska/ invicem consortes Juncewa possesstris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6" calcext:value-type="float">
            <text:p>786</text:p>
          </table:table-cell>
          <table:table-cell office:value-type="float" office:value="17811202" calcext:value-type="float">
            <text:p>17811202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Boguslaus /Meller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istopherus ovilio</text:p>
          </table:table-cell>
          <table:table-cell office:value-type="string" calcext:value-type="string">
            <text:p>Anna /Węchowa/ ovillissa de Juncewo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6" calcext:value-type="float">
            <text:p>786</text:p>
          </table:table-cell>
          <table:table-cell office:value-type="float" office:value="17811202" calcext:value-type="float">
            <text:p>17811202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Philippus /Woiewodkow/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Adalbertus /Kibielowski/ ferrifaber</text:p>
          </table:table-cell>
          <table:table-cell office:value-type="string" calcext:value-type="string">
            <text:p>Regina /Kujawin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6" calcext:value-type="float">
            <text:p>786</text:p>
          </table:table-cell>
          <table:table-cell office:value-type="float" office:value="17811209" calcext:value-type="float">
            <text:p>17811209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 Elisabeth</text:p>
          </table:table-cell>
          <table:table-cell office:value-type="string" calcext:value-type="string">
            <text:p>Elice agricola acatholic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Christopherus acatholic</text:p>
          </table:table-cell>
          <table:table-cell office:value-type="string" calcext:value-type="string">
            <text:p>Anna Marianna /Kracezowa/ de Zuzoły acatholic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6" calcext:value-type="float">
            <text:p>786</text:p>
          </table:table-cell>
          <table:table-cell office:value-type="float" office:value="17811216" calcext:value-type="float">
            <text:p>17811216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Laurentius /Strzelewicz/ agricola acatholic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Laurentius /Kluszynski/ acatholic</text:p>
          </table:table-cell>
          <table:table-cell office:value-type="string" calcext:value-type="string">
            <text:p>Anna /Mellerowa/ acatholic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6" calcext:value-type="float">
            <text:p>786</text:p>
          </table:table-cell>
          <table:table-cell office:value-type="float" office:value="17820108" calcext:value-type="float">
            <text:p>1782010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Lewando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exius /Olek/</text:p>
          </table:table-cell>
          <table:table-cell office:value-type="string" calcext:value-type="string">
            <text:p>Rosalia virgo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6" calcext:value-type="float">
            <text:p>786</text:p>
          </table:table-cell>
          <table:table-cell office:value-type="float" office:value="17820110" calcext:value-type="float">
            <text:p>178201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acobus /Pedynow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Pesalinski/ curator Juncewiensi</text:p>
          </table:table-cell>
          <table:table-cell office:value-type="string" calcext:value-type="string">
            <text:p>Anna /Wesiecka/ protune consors regiemthis Kcyna presidentis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6" calcext:value-type="float">
            <text:p>786</text:p>
          </table:table-cell>
          <table:table-cell office:value-type="float" office:value="17820112" calcext:value-type="float">
            <text:p>178201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exius /Ole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/Pesalinski/ curatus Juncewiae vicadecary rogiviens</text:p>
          </table:table-cell>
          <table:table-cell office:value-type="string" calcext:value-type="string">
            <text:p>Constantia /Jeszkowa/ civissa de Kcynia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6" calcext:value-type="float">
            <text:p>786</text:p>
          </table:table-cell>
          <table:table-cell office:value-type="float" office:value="17820120" calcext:value-type="float">
            <text:p>17820120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Andreas /Joswia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Laurentius /Nowakowski/ de Międzylesie</text:p>
          </table:table-cell>
          <table:table-cell office:value-type="string" calcext:value-type="string">
            <text:p>Barbara /Olyniczka/ de Międzylesie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7" calcext:value-type="float">
            <text:p>787</text:p>
          </table:table-cell>
          <table:table-cell office:value-type="float" office:value="17820122" calcext:value-type="float">
            <text:p>17820122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Kniaziow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exander /Olek/ agricola de Juncewo</text:p>
          </table:table-cell>
          <table:table-cell office:value-type="string" calcext:value-type="string">
            <text:p>Hedvigis /Wronowka/ mater familias plebanalis de Juncewo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7" calcext:value-type="float">
            <text:p>787</text:p>
          </table:table-cell>
          <table:table-cell office:value-type="float" office:value="17820203" calcext:value-type="float">
            <text:p>1782020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Thomas /Grabarczy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/Połonski/</text:p>
          </table:table-cell>
          <table:table-cell office:value-type="string" calcext:value-type="string">
            <text:p>Christina /Plangensowa/ ovilissa </text:p>
          </table:table-cell>
          <table:table-cell table:number-columns-repeated="3"/>
        </table:table-row>
        <table:table-row table:style-name="ro1">
          <table:table-cell office:value-type="float" office:value="2125673" calcext:value-type="float">
            <text:p>2125673</text:p>
          </table:table-cell>
          <table:table-cell office:value-type="float" office:value="787" calcext:value-type="float">
            <text:p>787</text:p>
          </table:table-cell>
          <table:table-cell office:value-type="float" office:value="17820210" calcext:value-type="float">
            <text:p>178202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Boguslaus /Zamofelt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hristopherus /Kizewicz/</text:p>
          </table:table-cell>
          <table:table-cell office:value-type="string" calcext:value-type="string">
            <text:p>Dorothea /Zamofeltowna/ virgo de Komorowo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7" calcext:value-type="float">
            <text:p>787</text:p>
          </table:table-cell>
          <table:table-cell office:value-type="float" office:value="17820303" calcext:value-type="float">
            <text:p>17820303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eronica</text:p>
          </table:table-cell>
          <table:table-cell office:value-type="string" calcext:value-type="string">
            <text:p>Simon /Słodziad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imon /Słodziad/</text:p>
          </table:table-cell>
          <table:table-cell office:value-type="string" calcext:value-type="string">
            <text:p>Hedvigis /Mackowian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7" calcext:value-type="float">
            <text:p>787</text:p>
          </table:table-cell>
          <table:table-cell office:value-type="float" office:value="17820312" calcext:value-type="float">
            <text:p>178203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Josephus /Jackowicki/</text:p>
          </table:table-cell>
          <table:table-cell office:value-type="string" calcext:value-type="string">
            <text:p>Magdalena /Gronowska/</text:p>
          </table:table-cell>
          <table:table-cell office:value-type="string" calcext:value-type="string">
            <text:p>Ladislaus /Chociszewski/</text:p>
          </table:table-cell>
          <table:table-cell office:value-type="string" calcext:value-type="string">
            <text:p>Petronella /Chociszewska/ conjuges villa Obiecanowa protunc possessores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7" calcext:value-type="float">
            <text:p>787</text:p>
          </table:table-cell>
          <table:table-cell office:value-type="float" office:value="17820317" calcext:value-type="float">
            <text:p>17820317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oannes /Ficer/ acatholic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Manty/ acatholic</text:p>
          </table:table-cell>
          <table:table-cell office:value-type="string" calcext:value-type="string">
            <text:p>Dorothea /Mantejowa/ acatholic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7" calcext:value-type="float">
            <text:p>787</text:p>
          </table:table-cell>
          <table:table-cell office:value-type="float" office:value="17820328" calcext:value-type="float">
            <text:p>17820328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sephata</text:p>
          </table:table-cell>
          <table:table-cell office:value-type="string" calcext:value-type="string">
            <text:p>Petrus /Kniasikow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Nicolaus de Domasławek</text:p>
          </table:table-cell>
          <table:table-cell office:value-type="string" calcext:value-type="string">
            <text:p>Brigitta /Dreierięcielska/ virgo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7" calcext:value-type="float">
            <text:p>787</text:p>
          </table:table-cell>
          <table:table-cell office:value-type="float" office:value="17820329" calcext:value-type="float">
            <text:p>1782032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 Dorothea</text:p>
          </table:table-cell>
          <table:table-cell office:value-type="string" calcext:value-type="string">
            <text:p>Andreas /Nering/</text:p>
          </table:table-cell>
          <table:table-cell office:value-type="string" calcext:value-type="string">
            <text:p>Rosina</text:p>
          </table:table-cell>
          <table:table-cell office:value-type="string" calcext:value-type="string">
            <text:p>Joannes /Manty/ acatholic</text:p>
          </table:table-cell>
          <table:table-cell office:value-type="string" calcext:value-type="string">
            <text:p>Catharina /Arentowa/ acatholic de Komorowo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7" calcext:value-type="float">
            <text:p>787</text:p>
          </table:table-cell>
          <table:table-cell office:value-type="float" office:value="17820401" calcext:value-type="float">
            <text:p>17820401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Mathias /Kolasia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Nicolaus /Lewandowski/</text:p>
          </table:table-cell>
          <table:table-cell office:value-type="string" calcext:value-type="string">
            <text:p>Magdalena /Ciechowska/ molendinatrix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7" calcext:value-type="float">
            <text:p>787</text:p>
          </table:table-cell>
          <table:table-cell office:value-type="float" office:value="17820407" calcext:value-type="float">
            <text:p>17820407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tronella</text:p>
          </table:table-cell>
          <table:table-cell office:value-type="string" calcext:value-type="string">
            <text:p>Paulus /Mroz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Franciscus /Głazewski/</text:p>
          </table:table-cell>
          <table:table-cell office:value-type="string" calcext:value-type="string">
            <text:p>Rosalia /Obers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7" calcext:value-type="float">
            <text:p>787</text:p>
          </table:table-cell>
          <table:table-cell office:value-type="float" office:value="17820412" calcext:value-type="float">
            <text:p>17820412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Martinus /Mędel/ agricol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imon /Charżak/</text:p>
          </table:table-cell>
          <table:table-cell office:value-type="string" calcext:value-type="string">
            <text:p>Marianna /Adamow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7" calcext:value-type="float">
            <text:p>787</text:p>
          </table:table-cell>
          <table:table-cell office:value-type="float" office:value="17820423" calcext:value-type="float">
            <text:p>1782042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is</text:p>
          </table:table-cell>
          <table:table-cell office:value-type="string" calcext:value-type="string">
            <text:p>Adalbertus /Putrol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Olek de Juncewo</text:p>
          </table:table-cell>
          <table:table-cell office:value-type="string" calcext:value-type="string">
            <text:p>Rosalia de Domasławek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7" calcext:value-type="float">
            <text:p>787</text:p>
          </table:table-cell>
          <table:table-cell office:value-type="float" office:value="17820423" calcext:value-type="float">
            <text:p>1782042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Michael /Plangensow/</text:p>
          </table:table-cell>
          <table:table-cell office:value-type="string" calcext:value-type="string">
            <text:p>Christina</text:p>
          </table:table-cell>
          <table:table-cell office:value-type="string" calcext:value-type="string">
            <text:p>Adalbertus /Korbal/</text:p>
          </table:table-cell>
          <table:table-cell office:value-type="string" calcext:value-type="string">
            <text:p>Hedvigis /Korbal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7" calcext:value-type="float">
            <text:p>787</text:p>
          </table:table-cell>
          <table:table-cell office:value-type="float" office:value="17820423" calcext:value-type="float">
            <text:p>1782042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ichael /Plangensow/</text:p>
          </table:table-cell>
          <table:table-cell office:value-type="string" calcext:value-type="string">
            <text:p>Christina</text:p>
          </table:table-cell>
          <table:table-cell office:value-type="string" calcext:value-type="string">
            <text:p>Joannes /Kaiosa/ de Zuzoły</text:p>
          </table:table-cell>
          <table:table-cell office:value-type="string" calcext:value-type="string">
            <text:p>Catharina /Plangentzowa/ de Niemczyno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7" calcext:value-type="float">
            <text:p>787</text:p>
          </table:table-cell>
          <table:table-cell office:value-type="float" office:value="17820428" calcext:value-type="float">
            <text:p>17820428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Andreas /Lewandowski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Petrus /Krayniak/</text:p>
          </table:table-cell>
          <table:table-cell office:value-type="string" calcext:value-type="string">
            <text:p>Catharina /Binaszewska/ scultetissa de Mokronosy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7" calcext:value-type="float">
            <text:p>787</text:p>
          </table:table-cell>
          <table:table-cell office:value-type="float" office:value="17820428" calcext:value-type="float">
            <text:p>17820428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dalbertus /Grabarczy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exius de Juncewo</text:p>
          </table:table-cell>
          <table:table-cell office:value-type="string" calcext:value-type="string">
            <text:p>Marianna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7" calcext:value-type="float">
            <text:p>787</text:p>
          </table:table-cell>
          <table:table-cell office:value-type="float" office:value="17820502" calcext:value-type="float">
            <text:p>1782050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 Elisabeth</text:p>
          </table:table-cell>
          <table:table-cell office:value-type="string" calcext:value-type="string">
            <text:p>Joannes /Piekarski/</text:p>
          </table:table-cell>
          <table:table-cell office:value-type="string" calcext:value-type="string">
            <text:p>Christina</text:p>
          </table:table-cell>
          <table:table-cell office:value-type="string" calcext:value-type="string">
            <text:p>Joannes /Plangentz/ ovilio</text:p>
          </table:table-cell>
          <table:table-cell office:value-type="string" calcext:value-type="string">
            <text:p>Rosina /Bettrusiowa/ de Obiecanowo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8" calcext:value-type="float">
            <text:p>788</text:p>
          </table:table-cell>
          <table:table-cell office:value-type="float" office:value="17820516" calcext:value-type="float">
            <text:p>17820516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thias /Przygodow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 /Grzegorzewski/</text:p>
          </table:table-cell>
          <table:table-cell office:value-type="string" calcext:value-type="string">
            <text:p>Dorothea /Lewandows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8" calcext:value-type="float">
            <text:p>788</text:p>
          </table:table-cell>
          <table:table-cell office:value-type="float" office:value="17820521" calcext:value-type="float">
            <text:p>17820521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 Baptistus</text:p>
          </table:table-cell>
          <table:table-cell office:value-type="string" calcext:value-type="string">
            <text:p>Joannes /Łędzinski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Christopherus /Mandey/</text:p>
          </table:table-cell>
          <table:table-cell office:value-type="string" calcext:value-type="string">
            <text:p>Hedvigis /Nowaczczanka/ de Dochanowo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8" calcext:value-type="float">
            <text:p>788</text:p>
          </table:table-cell>
          <table:table-cell office:value-type="float" office:value="17820602" calcext:value-type="float">
            <text:p>17820602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Bogoslaus Joannes /Albrecht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/Modzinski/</text:p>
          </table:table-cell>
          <table:table-cell office:value-type="string" calcext:value-type="string">
            <text:p>Brigitta /Drięsieska/ virgo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8" calcext:value-type="float">
            <text:p>788</text:p>
          </table:table-cell>
          <table:table-cell office:value-type="float" office:value="17820609" calcext:value-type="float">
            <text:p>178206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tanislaus /Nowakowski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aurentius /Nowakowski/</text:p>
          </table:table-cell>
          <table:table-cell office:value-type="string" calcext:value-type="string">
            <text:p>Hedvigis /Korbal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8" calcext:value-type="float">
            <text:p>788</text:p>
          </table:table-cell>
          <table:table-cell office:value-type="float" office:value="17820609" calcext:value-type="float">
            <text:p>178206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/Kaus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hristopherus /Mantifelt/ ovilio de Sielec</text:p>
          </table:table-cell>
          <table:table-cell office:value-type="string" calcext:value-type="string">
            <text:p>Dorothea /Węclowna/ virgo de Mirakowo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8" calcext:value-type="float">
            <text:p>788</text:p>
          </table:table-cell>
          <table:table-cell office:value-type="float" office:value="17820613" calcext:value-type="float">
            <text:p>178206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 Bennonus</text:p>
          </table:table-cell>
          <table:table-cell office:value-type="string" calcext:value-type="string">
            <text:p>Josephus /Chodecki/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Joannes /Dobrzynski/ de Domasławek</text:p>
          </table:table-cell>
          <table:table-cell office:value-type="string" calcext:value-type="string">
            <text:p>Rosalia /Teskowa/ de Domasławek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8" calcext:value-type="float">
            <text:p>788</text:p>
          </table:table-cell>
          <table:table-cell office:value-type="float" office:value="17820615" calcext:value-type="float">
            <text:p>178206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Melchior pasto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sephus /Jakowicki/ villa Juncewa protunc possessor</text:p>
          </table:table-cell>
          <table:table-cell office:value-type="string" calcext:value-type="string">
            <text:p>Magdalena /Rynarzewska/ villa Dąbrowa itidem possesstrix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8" calcext:value-type="float">
            <text:p>788</text:p>
          </table:table-cell>
          <table:table-cell office:value-type="float" office:value="17820616" calcext:value-type="float">
            <text:p>1782061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ina</text:p>
          </table:table-cell>
          <table:table-cell office:value-type="string" calcext:value-type="string">
            <text:p>Joannes /Plangens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Christopherus /Plagentz/ de Niemczyno</text:p>
          </table:table-cell>
          <table:table-cell office:value-type="string" calcext:value-type="string">
            <text:p>Catharina /Kassa/ de Zuzoły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8" calcext:value-type="float">
            <text:p>788</text:p>
          </table:table-cell>
          <table:table-cell office:value-type="float" office:value="17820622" calcext:value-type="float">
            <text:p>17820622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Mackow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hristopherus ovilio de Sielec</text:p>
          </table:table-cell>
          <table:table-cell office:value-type="string" calcext:value-type="string">
            <text:p>Rosalia /Teskowa/</text:p>
          </table:table-cell>
          <table:table-cell office:value-type="float" office:value="17820615" calcext:value-type="float">
            <text:p>17820615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8" calcext:value-type="float">
            <text:p>788</text:p>
          </table:table-cell>
          <table:table-cell office:value-type="float" office:value="17820716" calcext:value-type="float">
            <text:p>178207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dreas /Bielawski/ reverendus</text:p>
          </table:table-cell>
          <table:table-cell office:value-type="string" calcext:value-type="string">
            <text:p>Marianna /Matuszynska/ virgo nobilis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8" calcext:value-type="float">
            <text:p>788</text:p>
          </table:table-cell>
          <table:table-cell office:value-type="float" office:value="17820725" calcext:value-type="float">
            <text:p>178207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exius cmethonis</text:p>
          </table:table-cell>
          <table:table-cell office:value-type="string" calcext:value-type="string">
            <text:p>Barbara /Łapczynska/ protune cauponatrix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8" calcext:value-type="float">
            <text:p>788</text:p>
          </table:table-cell>
          <table:table-cell office:value-type="float" office:value="17820805" calcext:value-type="float">
            <text:p>17820805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oannes /Dobrzynski/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Mathias /Tomicki/</text:p>
          </table:table-cell>
          <table:table-cell office:value-type="string" calcext:value-type="string">
            <text:p>Catharina /Matuszyns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8" calcext:value-type="float">
            <text:p>788</text:p>
          </table:table-cell>
          <table:table-cell office:value-type="float" office:value="17820809" calcext:value-type="float">
            <text:p>178208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Franciscus /Kaczor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 /Kubalinski/</text:p>
          </table:table-cell>
          <table:table-cell office:value-type="string" calcext:value-type="string">
            <text:p>Apolonia /Mniszakowa/ mater familias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8" calcext:value-type="float">
            <text:p>788</text:p>
          </table:table-cell>
          <table:table-cell office:value-type="float" office:value="17820818" calcext:value-type="float">
            <text:p>178208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lara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lbertus ferrifaber de Sielec</text:p>
          </table:table-cell>
          <table:table-cell office:value-type="string" calcext:value-type="string">
            <text:p>Anna /Węclowa/ ovillissa de Juncewo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8" calcext:value-type="float">
            <text:p>788</text:p>
          </table:table-cell>
          <table:table-cell office:value-type="float" office:value="17820818" calcext:value-type="float">
            <text:p>178208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Jacobus /Starych Kacmarzow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lbertus /Cichalski/</text:p>
          </table:table-cell>
          <table:table-cell office:value-type="string" calcext:value-type="string">
            <text:p>Barbara /Łapczynska/ protune cauponatrix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8" calcext:value-type="float">
            <text:p>788</text:p>
          </table:table-cell>
          <table:table-cell office:value-type="float" office:value="17820905" calcext:value-type="float">
            <text:p>17820905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acobus /Kusnierkow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de Międzylesie</text:p>
          </table:table-cell>
          <table:table-cell office:value-type="string" calcext:value-type="string">
            <text:p>Marianna /Spychalina/ de Międzylesie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8" calcext:value-type="float">
            <text:p>788</text:p>
          </table:table-cell>
          <table:table-cell office:value-type="float" office:value="17820908" calcext:value-type="float">
            <text:p>17820908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dalbertus /Lewandow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Nieskoralak/</text:p>
          </table:table-cell>
          <table:table-cell office:value-type="string" calcext:value-type="string">
            <text:p>Regina /Kniasiun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8" calcext:value-type="float">
            <text:p>788</text:p>
          </table:table-cell>
          <table:table-cell office:value-type="float" office:value="17820909" calcext:value-type="float">
            <text:p>17820909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Nicolaus /Nowa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Julianna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8" calcext:value-type="float">
            <text:p>788</text:p>
          </table:table-cell>
          <table:table-cell office:value-type="float" office:value="17820915" calcext:value-type="float">
            <text:p>17820915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Franciscus /Łau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Nieskorałka/ inquilinus</text:p>
          </table:table-cell>
          <table:table-cell office:value-type="string" calcext:value-type="string">
            <text:p>Catharina virgo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9" calcext:value-type="float">
            <text:p>789</text:p>
          </table:table-cell>
          <table:table-cell office:value-type="float" office:value="17820929" calcext:value-type="float">
            <text:p>178209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dalbertus /Puszkow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acobus /Stary Kaczmarz/</text:p>
          </table:table-cell>
          <table:table-cell office:value-type="string" calcext:value-type="string">
            <text:p>Marianna de Słabomierz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9" calcext:value-type="float">
            <text:p>789</text:p>
          </table:table-cell>
          <table:table-cell office:value-type="float" office:value="17820929" calcext:value-type="float">
            <text:p>1782092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dalbertus /Dębinkich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oguslaus ovilio</text:p>
          </table:table-cell>
          <table:table-cell office:value-type="string" calcext:value-type="string">
            <text:p>Marianna virgo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9" calcext:value-type="float">
            <text:p>789</text:p>
          </table:table-cell>
          <table:table-cell office:value-type="float" office:value="17820929" calcext:value-type="float">
            <text:p>178209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 cmethoni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Valentinus de Jąnowiec</text:p>
          </table:table-cell>
          <table:table-cell office:value-type="string" calcext:value-type="string">
            <text:p>Francisca de Jąnowiec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9" calcext:value-type="float">
            <text:p>789</text:p>
          </table:table-cell>
          <table:table-cell office:value-type="float" office:value="17820929" calcext:value-type="float">
            <text:p>17820929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Simon /Choręnczy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Marianna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9" calcext:value-type="float">
            <text:p>789</text:p>
          </table:table-cell>
          <table:table-cell office:value-type="float" office:value="17821006" calcext:value-type="float">
            <text:p>17821006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Kowalkow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Oberski/ molendinator</text:p>
          </table:table-cell>
          <table:table-cell office:value-type="string" calcext:value-type="string">
            <text:p>Franciscus /Gizewiczowa/ molendinatris de Międzylesie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9" calcext:value-type="float">
            <text:p>789</text:p>
          </table:table-cell>
          <table:table-cell office:value-type="float" office:value="17821020" calcext:value-type="float">
            <text:p>17821020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dalbertus /Stary Kaczmar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Nicolaus /Ignaczczak/</text:p>
          </table:table-cell>
          <table:table-cell office:value-type="string" calcext:value-type="string">
            <text:p>Agnes virgo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9" calcext:value-type="float">
            <text:p>789</text:p>
          </table:table-cell>
          <table:table-cell office:value-type="float" office:value="17821101" calcext:value-type="float">
            <text:p>17821101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Christopherus /Cheytkow/</text:p>
          </table:table-cell>
          <table:table-cell office:value-type="string" calcext:value-type="string">
            <text:p>Christina</text:p>
          </table:table-cell>
          <table:table-cell office:value-type="string" calcext:value-type="string">
            <text:p>Michael /Plangentz/ ovilio de Międzylesie</text:p>
          </table:table-cell>
          <table:table-cell office:value-type="string" calcext:value-type="string">
            <text:p>Anna /Frydrychowa/ de Zurawia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9" calcext:value-type="float">
            <text:p>789</text:p>
          </table:table-cell>
          <table:table-cell office:value-type="float" office:value="17821110" calcext:value-type="float">
            <text:p>178211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Michael /Bygier/</text:p>
          </table:table-cell>
          <table:table-cell office:value-type="string" calcext:value-type="string">
            <text:p>Catharina /Aręntown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9" calcext:value-type="float">
            <text:p>789</text:p>
          </table:table-cell>
          <table:table-cell office:value-type="float" office:value="17821110" calcext:value-type="float">
            <text:p>17821110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Mędelkow/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Franciscus /Medelik/</text:p>
          </table:table-cell>
          <table:table-cell office:value-type="string" calcext:value-type="string">
            <text:p>Marianna /Jaskowianka/ de Pałnowo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9" calcext:value-type="float">
            <text:p>789</text:p>
          </table:table-cell>
          <table:table-cell office:value-type="float" office:value="17821110" calcext:value-type="float">
            <text:p>17821110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Bartholomeus /Przygodzi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lasius /Szczepaniak/</text:p>
          </table:table-cell>
          <table:table-cell office:value-type="string" calcext:value-type="string">
            <text:p>Barbara /Łapczynska/ cauponatrix de Juncewo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9" calcext:value-type="float">
            <text:p>789</text:p>
          </table:table-cell>
          <table:table-cell office:value-type="float" office:value="17821125" calcext:value-type="float">
            <text:p>17821125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Teskow/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Joannes Nepomucenus /Boinski/ reverendus secretarius</text:p>
          </table:table-cell>
          <table:table-cell office:value-type="string" calcext:value-type="string">
            <text:p>Catharina /Matuszyns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9" calcext:value-type="float">
            <text:p>789</text:p>
          </table:table-cell>
          <table:table-cell office:value-type="float" office:value="17821208" calcext:value-type="float">
            <text:p>17821208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ristopherus</text:p>
          </table:table-cell>
          <table:table-cell office:value-type="string" calcext:value-type="string">
            <text:p>Christopherus /Manteuszow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Elias /Smóltz/ incola</text:p>
          </table:table-cell>
          <table:table-cell office:value-type="string" calcext:value-type="string">
            <text:p>Anna Marianna /Kracezowa/ de Zuzoły acatholic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9" calcext:value-type="float">
            <text:p>789</text:p>
          </table:table-cell>
          <table:table-cell office:value-type="float" office:value="17821221" calcext:value-type="float">
            <text:p>17821221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ogumilla</text:p>
          </table:table-cell>
          <table:table-cell office:value-type="string" calcext:value-type="string">
            <text:p>Jacobus /Oberski/ molendinator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Josephus /Tur/</text:p>
          </table:table-cell>
          <table:table-cell office:value-type="string" calcext:value-type="string">
            <text:p>Catharina /Matuszyns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9" calcext:value-type="float">
            <text:p>789</text:p>
          </table:table-cell>
          <table:table-cell office:value-type="float" office:value="17821222" calcext:value-type="float">
            <text:p>178212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Franciscus /Przybyłow/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Alexius cmethonis de Juncewo</text:p>
          </table:table-cell>
          <table:table-cell office:value-type="string" calcext:value-type="string">
            <text:p>Agnes /Włodarczana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9" calcext:value-type="float">
            <text:p>789</text:p>
          </table:table-cell>
          <table:table-cell office:value-type="float" office:value="17821222" calcext:value-type="float">
            <text:p>1782122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ogumilla</text:p>
          </table:table-cell>
          <table:table-cell office:value-type="string" calcext:value-type="string">
            <text:p>Andreas /Jędraszkow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Adalbertus /Korbal/ cmethonis</text:p>
          </table:table-cell>
          <table:table-cell office:value-type="string" calcext:value-type="string">
            <text:p>Hedvigis uxor fratris eius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9" calcext:value-type="float">
            <text:p>789</text:p>
          </table:table-cell>
          <table:table-cell office:value-type="float" office:value="17830105" calcext:value-type="float">
            <text:p>178301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va</text:p>
          </table:table-cell>
          <table:table-cell office:value-type="string" calcext:value-type="string">
            <text:p>Stanislaus /Armata/ agricola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dalbertus /Rynarzewski/</text:p>
          </table:table-cell>
          <table:table-cell office:value-type="string" calcext:value-type="string">
            <text:p>Magdalena /Rynarzewska/ interse invicem coniuges Dąbrowa protune possessores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89" calcext:value-type="float">
            <text:p>789</text:p>
          </table:table-cell>
          <table:table-cell office:value-type="float" office:value="17830202" calcext:value-type="float">
            <text:p>1783020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Paulus /Żupcżyk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sephus /Michalak/ de Narolica</text:p>
          </table:table-cell>
          <table:table-cell office:value-type="string" calcext:value-type="string">
            <text:p>Catharina virgo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0" calcext:value-type="float">
            <text:p>790</text:p>
          </table:table-cell>
          <table:table-cell office:value-type="float" office:value="17830209" calcext:value-type="float">
            <text:p>178302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Casimirus /Jackowia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Felicianus /Ząborski/</text:p>
          </table:table-cell>
          <table:table-cell office:value-type="string" calcext:value-type="string">
            <text:p>Franciscus /Gizewiczowa/ molendinatris de Międzylesie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0" calcext:value-type="float">
            <text:p>790</text:p>
          </table:table-cell>
          <table:table-cell office:value-type="float" office:value="17830216" calcext:value-type="float">
            <text:p>178302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dalbertus /Oleyni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chael /Plagentz/ ovilio</text:p>
          </table:table-cell>
          <table:table-cell office:value-type="string" calcext:value-type="string">
            <text:p>Agnes uxor Mathiai mater familias vero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0" calcext:value-type="float">
            <text:p>790</text:p>
          </table:table-cell>
          <table:table-cell office:value-type="float" office:value="17830216" calcext:value-type="float">
            <text:p>178302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/Busikow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chael /Chetmaniak/</text:p>
          </table:table-cell>
          <table:table-cell office:value-type="string" calcext:value-type="string">
            <text:p>Marianna /Spychalin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0" calcext:value-type="float">
            <text:p>790</text:p>
          </table:table-cell>
          <table:table-cell office:value-type="float" office:value="17830223" calcext:value-type="float">
            <text:p>1783022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lasius /Kaczor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Thomas /Pizuł/</text:p>
          </table:table-cell>
          <table:table-cell office:value-type="string" calcext:value-type="string">
            <text:p>Catharina /Mnichowa/</text:p>
          </table:table-cell>
          <table:table-cell/>
          <table:table-cell office:value-type="string" calcext:value-type="string">
            <text:p>geminos!</text:p>
          </table:table-cell>
          <table:table-cell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0" calcext:value-type="float">
            <text:p>790</text:p>
          </table:table-cell>
          <table:table-cell office:value-type="float" office:value="17830223" calcext:value-type="float">
            <text:p>1783022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lasius /Kaczor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Byk/</text:p>
          </table:table-cell>
          <table:table-cell office:value-type="string" calcext:value-type="string">
            <text:p>Catharina nutrix</text:p>
          </table:table-cell>
          <table:table-cell/>
          <table:table-cell office:value-type="string" calcext:value-type="string">
            <text:p>geminos!</text:p>
          </table:table-cell>
          <table:table-cell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0" calcext:value-type="float">
            <text:p>790</text:p>
          </table:table-cell>
          <table:table-cell office:value-type="float" office:value="17830319" calcext:value-type="float">
            <text:p>178303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sephata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us /Stachowiak/ juvenis</text:p>
          </table:table-cell>
          <table:table-cell office:value-type="string" calcext:value-type="string">
            <text:p>Theressia /Wozniczakow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0" calcext:value-type="float">
            <text:p>790</text:p>
          </table:table-cell>
          <table:table-cell office:value-type="float" office:value="17830406" calcext:value-type="float">
            <text:p>17830406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Thomas /Zielin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lthasar /Łochoski/ molendinator</text:p>
          </table:table-cell>
          <table:table-cell office:value-type="string" calcext:value-type="string">
            <text:p>Hedvigis /Kędzierzan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0" calcext:value-type="float">
            <text:p>790</text:p>
          </table:table-cell>
          <table:table-cell office:value-type="float" office:value="17830408" calcext:value-type="float">
            <text:p>1783040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Cichacki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exius /Byk/</text:p>
          </table:table-cell>
          <table:table-cell office:value-type="string" calcext:value-type="string">
            <text:p>Regina /Stara Kaczmar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0" calcext:value-type="float">
            <text:p>790</text:p>
          </table:table-cell>
          <table:table-cell office:value-type="float" office:value="17830413" calcext:value-type="float">
            <text:p>17830413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Kalinski/ protune organarius de Juncewo</text:p>
          </table:table-cell>
          <table:table-cell office:value-type="string" calcext:value-type="string">
            <text:p>Hedvigis mater familias plebanalis</text:p>
          </table:table-cell>
          <table:table-cell/>
          <table:table-cell office:value-type="string" calcext:value-type="string">
            <text:p>geminos!</text:p>
          </table:table-cell>
          <table:table-cell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0" calcext:value-type="float">
            <text:p>790</text:p>
          </table:table-cell>
          <table:table-cell office:value-type="float" office:value="17830413" calcext:value-type="float">
            <text:p>17830413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v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famulus</text:p>
          </table:table-cell>
          <table:table-cell office:value-type="string" calcext:value-type="string">
            <text:p>Marianna virgo de domo plebanali</text:p>
          </table:table-cell>
          <table:table-cell/>
          <table:table-cell office:value-type="string" calcext:value-type="string">
            <text:p>geminos!</text:p>
          </table:table-cell>
          <table:table-cell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0" calcext:value-type="float">
            <text:p>790</text:p>
          </table:table-cell>
          <table:table-cell office:value-type="float" office:value="17830421" calcext:value-type="float">
            <text:p>17830421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Simon /Głon/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Simon famulus</text:p>
          </table:table-cell>
          <table:table-cell office:value-type="string" calcext:value-type="string">
            <text:p>Magdalena /Jankowa/ mater familias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0" calcext:value-type="float">
            <text:p>790</text:p>
          </table:table-cell>
          <table:table-cell office:value-type="float" office:value="17830422" calcext:value-type="float">
            <text:p>17830422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Adalbertus /Krzyza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asimirus /Thur/</text:p>
          </table:table-cell>
          <table:table-cell office:value-type="string" calcext:value-type="string">
            <text:p>Marianna /Mathuszews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0" calcext:value-type="float">
            <text:p>790</text:p>
          </table:table-cell>
          <table:table-cell office:value-type="float" office:value="17830521" calcext:value-type="float">
            <text:p>178305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ristopherus</text:p>
          </table:table-cell>
          <table:table-cell office:value-type="string" calcext:value-type="string">
            <text:p>Jacobus ferrifabe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lbertus /Rynarzewski/</text:p>
          </table:table-cell>
          <table:table-cell office:value-type="string" calcext:value-type="string">
            <text:p>Magdalena /Rynarzewska/ protune villae possessores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0" calcext:value-type="float">
            <text:p>790</text:p>
          </table:table-cell>
          <table:table-cell office:value-type="float" office:value="17830522" calcext:value-type="float">
            <text:p>1783052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 Nepomucena</text:p>
          </table:table-cell>
          <table:table-cell office:value-type="string" calcext:value-type="string">
            <text:p>Josephus /Jakowicki/ protune possessor villae Juncew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Ignatius /Bogruki/</text:p>
          </table:table-cell>
          <table:table-cell office:value-type="string" calcext:value-type="string">
            <text:p>Francisca /Sutkowska/</text:p>
          </table:table-cell>
          <table:table-cell/>
          <table:table-cell office:value-type="string" calcext:value-type="string">
            <text:p>Ignatius /Sutkowski/ assistans</text:p>
          </table:table-cell>
          <table:table-cell office:value-type="string" calcext:value-type="string">
            <text:p>Magdalena /Rynarzewska/ assistans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0" calcext:value-type="float">
            <text:p>790</text:p>
          </table:table-cell>
          <table:table-cell office:value-type="float" office:value="17830525" calcext:value-type="float">
            <text:p>17830525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Mathias /Kędziora/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Simon /Teska/</text:p>
          </table:table-cell>
          <table:table-cell office:value-type="string" calcext:value-type="string">
            <text:p>Marianna /Bonkowa/ de Dąbrowa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0" calcext:value-type="float">
            <text:p>790</text:p>
          </table:table-cell>
          <table:table-cell office:value-type="float" office:value="17830608" calcext:value-type="float">
            <text:p>1783060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sephus /Wełniecow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sephus /Michalak/ de Marolicza</text:p>
          </table:table-cell>
          <table:table-cell office:value-type="string" calcext:value-type="string">
            <text:p>Magdalena /Miękicka/ de Marcinkowo Gorne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0" calcext:value-type="float">
            <text:p>790</text:p>
          </table:table-cell>
          <table:table-cell office:value-type="float" office:value="17830624" calcext:value-type="float">
            <text:p>17830624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lbertus /Paryaska/ de Gorzyce</text:p>
          </table:table-cell>
          <table:table-cell office:value-type="string" calcext:value-type="string">
            <text:p>Barbara /Olkowa/ de Juncewo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1" calcext:value-type="float">
            <text:p>791</text:p>
          </table:table-cell>
          <table:table-cell office:value-type="float" office:value="17830606" calcext:value-type="float">
            <text:p>1783060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 Rosina</text:p>
          </table:table-cell>
          <table:table-cell office:value-type="string" calcext:value-type="string">
            <text:p>Daniel Henricus acatholic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Bogoslaus /Hass/ acatholic</text:p>
          </table:table-cell>
          <table:table-cell office:value-type="string" calcext:value-type="string">
            <text:p>Dorothea /Plangentzowa/ acatholic</text:p>
          </table:table-cell>
          <table:table-cell/>
          <table:table-cell office:value-type="string" calcext:value-type="string">
            <text:p>Marianna /Hertmanianka/ acatholic</text:p>
          </table:table-cell>
          <table:table-cell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1" calcext:value-type="float">
            <text:p>791</text:p>
          </table:table-cell>
          <table:table-cell office:value-type="float" office:value="17830613" calcext:value-type="float">
            <text:p>17830613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ntonius /Bukowiec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Kolasik/</text:p>
          </table:table-cell>
          <table:table-cell office:value-type="string" calcext:value-type="string">
            <text:p>Marianna mater familias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1" calcext:value-type="float">
            <text:p>791</text:p>
          </table:table-cell>
          <table:table-cell office:value-type="float" office:value="17830613" calcext:value-type="float">
            <text:p>17830613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Christopherus molendinator de Międzylesie</text:p>
          </table:table-cell>
          <table:table-cell office:value-type="string" calcext:value-type="string">
            <text:p>Rosalia /Oberska/ molendinatrix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1" calcext:value-type="float">
            <text:p>791</text:p>
          </table:table-cell>
          <table:table-cell office:value-type="float" office:value="17830619" calcext:value-type="float">
            <text:p>17830619</text:p>
          </table:table-cell>
          <table:table-cell office:value-type="string" calcext:value-type="string">
            <text:p>Ustasz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tanislaus /Sobcza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/Grometz/</text:p>
          </table:table-cell>
          <table:table-cell office:value-type="string" calcext:value-type="string">
            <text:p>Anna /Marin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1" calcext:value-type="float">
            <text:p>791</text:p>
          </table:table-cell>
          <table:table-cell office:value-type="float" office:value="17830619" calcext:value-type="float">
            <text:p>1783061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Adalbertus /Negman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sephus /Kalinski/ organarius de Juncewo</text:p>
          </table:table-cell>
          <table:table-cell office:value-type="string" calcext:value-type="string">
            <text:p>Hedvigis /Rajowa/ de Domasławek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1" calcext:value-type="float">
            <text:p>791</text:p>
          </table:table-cell>
          <table:table-cell office:value-type="float" office:value="17830626" calcext:value-type="float">
            <text:p>1783062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/Korbal/</text:p>
          </table:table-cell>
          <table:table-cell office:value-type="string" calcext:value-type="string">
            <text:p>Hedvigis uxor fratris eius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1" calcext:value-type="float">
            <text:p>791</text:p>
          </table:table-cell>
          <table:table-cell office:value-type="float" office:value="17830626" calcext:value-type="float">
            <text:p>17830626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/Przygodow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asilius /Szczepaniak/</text:p>
          </table:table-cell>
          <table:table-cell office:value-type="string" calcext:value-type="string">
            <text:p>Regina mater familias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1" calcext:value-type="float">
            <text:p>791</text:p>
          </table:table-cell>
          <table:table-cell office:value-type="float" office:value="17830803" calcext:value-type="float">
            <text:p>17830803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Joannes /Jackowiak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Alexius de Juncewo</text:p>
          </table:table-cell>
          <table:table-cell office:value-type="string" calcext:value-type="string">
            <text:p>Anna /Mellerow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1" calcext:value-type="float">
            <text:p>791</text:p>
          </table:table-cell>
          <table:table-cell office:value-type="float" office:value="17830803" calcext:value-type="float">
            <text:p>178308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tinus /Gwid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operarius plebanalis</text:p>
          </table:table-cell>
          <table:table-cell office:value-type="string" calcext:value-type="string">
            <text:p>Magdalena molendinatrix de Domasławek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1" calcext:value-type="float">
            <text:p>791</text:p>
          </table:table-cell>
          <table:table-cell office:value-type="float" office:value="17830807" calcext:value-type="float">
            <text:p>1783080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/Czihowicz/</text:p>
          </table:table-cell>
          <table:table-cell office:value-type="string" calcext:value-type="string">
            <text:p>Gertrudis</text:p>
          </table:table-cell>
          <table:table-cell office:value-type="string" calcext:value-type="string">
            <text:p>Adalbertus /Korbal/</text:p>
          </table:table-cell>
          <table:table-cell office:value-type="string" calcext:value-type="string">
            <text:p>Agnes /Korbalka/ consors fratris eius germani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1" calcext:value-type="float">
            <text:p>791</text:p>
          </table:table-cell>
          <table:table-cell office:value-type="float" office:value="17830816" calcext:value-type="float">
            <text:p>17830816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us /Brykow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chael /Teska/</text:p>
          </table:table-cell>
          <table:table-cell office:value-type="string" calcext:value-type="string">
            <text:p>Christina /Heytkowa/ ovillissa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1" calcext:value-type="float">
            <text:p>791</text:p>
          </table:table-cell>
          <table:table-cell office:value-type="float" office:value="17830820" calcext:value-type="float">
            <text:p>178308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us /Kalinski/ organarius de Juncewo</text:p>
          </table:table-cell>
          <table:table-cell office:value-type="string" calcext:value-type="string">
            <text:p>Agnes /Korbalka/ mater familias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1" calcext:value-type="float">
            <text:p>791</text:p>
          </table:table-cell>
          <table:table-cell office:value-type="float" office:value="17830821" calcext:value-type="float">
            <text:p>178308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Joannes /By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exius incola</text:p>
          </table:table-cell>
          <table:table-cell office:value-type="string" calcext:value-type="string">
            <text:p>Gertrudis /Balcer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1" calcext:value-type="float">
            <text:p>791</text:p>
          </table:table-cell>
          <table:table-cell office:value-type="float" office:value="17830902" calcext:value-type="float">
            <text:p>17830902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Christopher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ichael /Węncel/</text:p>
          </table:table-cell>
          <table:table-cell office:value-type="string" calcext:value-type="string">
            <text:p>Margaritha /Strzelewiczowa/</text:p>
          </table:table-cell>
          <table:table-cell/>
          <table:table-cell office:value-type="string" calcext:value-type="string">
            <text:p>geminos!</text:p>
          </table:table-cell>
          <table:table-cell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1" calcext:value-type="float">
            <text:p>791</text:p>
          </table:table-cell>
          <table:table-cell office:value-type="float" office:value="17830902" calcext:value-type="float">
            <text:p>17830902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hristopher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dalbertus /Strzeleski/</text:p>
          </table:table-cell>
          <table:table-cell office:value-type="string" calcext:value-type="string">
            <text:p>Marianna /Kącka/ ovillissa de Juncewo</text:p>
          </table:table-cell>
          <table:table-cell/>
          <table:table-cell office:value-type="string" calcext:value-type="string">
            <text:p>geminos!</text:p>
          </table:table-cell>
          <table:table-cell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1" calcext:value-type="float">
            <text:p>791</text:p>
          </table:table-cell>
          <table:table-cell office:value-type="float" office:value="17830906" calcext:value-type="float">
            <text:p>1783090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Casimirus /Pułrolow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hristopherus /Kizewicz/ molendinator</text:p>
          </table:table-cell>
          <table:table-cell office:value-type="string" calcext:value-type="string">
            <text:p>Eva /Libernacka/ virgo aulica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1" calcext:value-type="float">
            <text:p>791</text:p>
          </table:table-cell>
          <table:table-cell office:value-type="float" office:value="17830922" calcext:value-type="float">
            <text:p>1783092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Łapczyn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Lucas /Kowalowski/ ferrifabe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1" calcext:value-type="float">
            <text:p>791</text:p>
          </table:table-cell>
          <table:table-cell office:value-type="float" office:value="17830928" calcext:value-type="float">
            <text:p>17830928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dalbertus /Strzelecki/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Andreas /Granitz/ ovilio de Ustaszowo</text:p>
          </table:table-cell>
          <table:table-cell office:value-type="string" calcext:value-type="string">
            <text:p>Catharina /Matuszynska/ nobilis olim memorie Thomas medici de Gniesno protune consors existens in Juncewo</text:p>
          </table:table-cell>
          <table:table-cell table:number-columns-repeated="3"/>
        </table:table-row>
        <table:table-row table:style-name="ro1">
          <table:table-cell office:value-type="float" office:value="2125673" calcext:value-type="float">
            <text:p>2125673</text:p>
          </table:table-cell>
          <table:table-cell office:value-type="float" office:value="792" calcext:value-type="float">
            <text:p>792</text:p>
          </table:table-cell>
          <table:table-cell office:value-type="float" office:value="17831012" calcext:value-type="float">
            <text:p>1783101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asimirus /Nowa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hristopherus /Kuras/</text:p>
          </table:table-cell>
          <table:table-cell office:value-type="string" calcext:value-type="string">
            <text:p>Dorothea /Plangentzow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2" calcext:value-type="float">
            <text:p>792</text:p>
          </table:table-cell>
          <table:table-cell office:value-type="float" office:value="17831019" calcext:value-type="float">
            <text:p>1783101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rtinus /Kuiceiszew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Nicolaus /Kocinba/ filius Jacobus de Paryż</text:p>
          </table:table-cell>
          <table:table-cell office:value-type="string" calcext:value-type="string">
            <text:p>Francisca /Rybarczyn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2" calcext:value-type="float">
            <text:p>792</text:p>
          </table:table-cell>
          <table:table-cell office:value-type="float" office:value="17831026" calcext:value-type="float">
            <text:p>1783102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hristina</text:p>
          </table:table-cell>
          <table:table-cell office:value-type="string" calcext:value-type="string">
            <text:p>Joannes /Guzic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/Armata/</text:p>
          </table:table-cell>
          <table:table-cell office:value-type="string" calcext:value-type="string">
            <text:p>Catharina /Chęcinska/ cauponatrix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2" calcext:value-type="float">
            <text:p>792</text:p>
          </table:table-cell>
          <table:table-cell office:value-type="float" office:value="17831102" calcext:value-type="float">
            <text:p>17831102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hilippus /Przygodow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Petrus /Kusz/</text:p>
          </table:table-cell>
          <table:table-cell office:value-type="string" calcext:value-type="string">
            <text:p>Hedvigis /Guilka/ de Juncewo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2" calcext:value-type="float">
            <text:p>792</text:p>
          </table:table-cell>
          <table:table-cell office:value-type="float" office:value="17831109" calcext:value-type="float">
            <text:p>178311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Joannes /Bindaszczak/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Bartholomeus /Scibut/ famulus plebanalis</text:p>
          </table:table-cell>
          <table:table-cell office:value-type="string" calcext:value-type="string">
            <text:p>Marianna virgo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2" calcext:value-type="float">
            <text:p>792</text:p>
          </table:table-cell>
          <table:table-cell office:value-type="float" office:value="17831116" calcext:value-type="float">
            <text:p>178311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Valentinus /Uredow/</text:p>
          </table:table-cell>
          <table:table-cell office:value-type="string" calcext:value-type="string">
            <text:p>Julianna</text:p>
          </table:table-cell>
          <table:table-cell office:value-type="string" calcext:value-type="string">
            <text:p>Christopherus ovilio</text:p>
          </table:table-cell>
          <table:table-cell office:value-type="string" calcext:value-type="string">
            <text:p>Marianna /Gwidow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2" calcext:value-type="float">
            <text:p>792</text:p>
          </table:table-cell>
          <table:table-cell office:value-type="float" office:value="17831116" calcext:value-type="float">
            <text:p>178311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Bogusla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exius vitricus</text:p>
          </table:table-cell>
          <table:table-cell office:value-type="string" calcext:value-type="string">
            <text:p>Agnes /Cichacka/ mater familias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2" calcext:value-type="float">
            <text:p>792</text:p>
          </table:table-cell>
          <table:table-cell office:value-type="float" office:value="17831117" calcext:value-type="float">
            <text:p>178311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lomea</text:p>
          </table:table-cell>
          <table:table-cell office:value-type="string" calcext:value-type="string">
            <text:p>Balthasar cmethonis</text:p>
          </table:table-cell>
          <table:table-cell office:value-type="string" calcext:value-type="string">
            <text:p>Gertrudis</text:p>
          </table:table-cell>
          <table:table-cell office:value-type="string" calcext:value-type="string">
            <text:p>Mathias /Łapczynski/</text:p>
          </table:table-cell>
          <table:table-cell office:value-type="string" calcext:value-type="string">
            <text:p>Magdalena /Kusz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2" calcext:value-type="float">
            <text:p>792</text:p>
          </table:table-cell>
          <table:table-cell office:value-type="float" office:value="17831122" calcext:value-type="float">
            <text:p>17831122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Franciscus /Koszarkow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Nicolaus /Nowak/</text:p>
          </table:table-cell>
          <table:table-cell office:value-type="string" calcext:value-type="string">
            <text:p>Anna /Mellerow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2" calcext:value-type="float">
            <text:p>792</text:p>
          </table:table-cell>
          <table:table-cell office:value-type="float" office:value="17831130" calcext:value-type="float">
            <text:p>17831130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lbertus /Płachcinski/</text:p>
          </table:table-cell>
          <table:table-cell office:value-type="string" calcext:value-type="string">
            <text:p>Magdalena molendinatrix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2" calcext:value-type="float">
            <text:p>792</text:p>
          </table:table-cell>
          <table:table-cell office:value-type="float" office:value="17831130" calcext:value-type="float">
            <text:p>17831130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Stephanus /Jackow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Węniel/</text:p>
          </table:table-cell>
          <table:table-cell office:value-type="string" calcext:value-type="string">
            <text:p>Francisca /Strzelewicz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2" calcext:value-type="float">
            <text:p>792</text:p>
          </table:table-cell>
          <table:table-cell office:value-type="float" office:value="17831207" calcext:value-type="float">
            <text:p>178312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Armata/</text:p>
          </table:table-cell>
          <table:table-cell office:value-type="string" calcext:value-type="string">
            <text:p>Eva nutrix aulica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2" calcext:value-type="float">
            <text:p>792</text:p>
          </table:table-cell>
          <table:table-cell office:value-type="float" office:value="17831207" calcext:value-type="float">
            <text:p>1783120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ristopherus</text:p>
          </table:table-cell>
          <table:table-cell office:value-type="string" calcext:value-type="string">
            <text:p>Jacobus /Reyerow/ ovilio</text:p>
          </table:table-cell>
          <table:table-cell office:value-type="string" calcext:value-type="string">
            <text:p>Rosina</text:p>
          </table:table-cell>
          <table:table-cell office:value-type="string" calcext:value-type="string">
            <text:p>Christopherus /Ogrodowczyk/</text:p>
          </table:table-cell>
          <table:table-cell office:value-type="string" calcext:value-type="string">
            <text:p>Marianna /Pieczynska/ de Łukowo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2" calcext:value-type="float">
            <text:p>792</text:p>
          </table:table-cell>
          <table:table-cell office:value-type="float" office:value="17831215" calcext:value-type="float">
            <text:p>178312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Adalbertus /Smołk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famulus plebanalis de Juncewo</text:p>
          </table:table-cell>
          <table:table-cell office:value-type="string" calcext:value-type="string">
            <text:p>Agnes /Słomianka/ de Zarczyno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2" calcext:value-type="float">
            <text:p>792</text:p>
          </table:table-cell>
          <table:table-cell office:value-type="float" office:value="17831215" calcext:value-type="float">
            <text:p>17831215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Casimirus /Nierudzik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annes /Dobrzynski/</text:p>
          </table:table-cell>
          <table:table-cell office:value-type="string" calcext:value-type="string">
            <text:p>Hedvigis /Mackowinka/ consors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2" calcext:value-type="float">
            <text:p>792</text:p>
          </table:table-cell>
          <table:table-cell office:value-type="float" office:value="17840125" calcext:value-type="float">
            <text:p>178401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oannes /Ciązyn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Koptera/</text:p>
          </table:table-cell>
          <table:table-cell office:value-type="string" calcext:value-type="string">
            <text:p>Catharina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2" calcext:value-type="float">
            <text:p>792</text:p>
          </table:table-cell>
          <table:table-cell office:value-type="float" office:value="17840201" calcext:value-type="float">
            <text:p>1784020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Nowakow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hristopherus /Kizewicz/ molendinator</text:p>
          </table:table-cell>
          <table:table-cell office:value-type="string" calcext:value-type="string">
            <text:p>Apolonia /Matuszka/ de Juncewo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3" calcext:value-type="float">
            <text:p>793</text:p>
          </table:table-cell>
          <table:table-cell office:value-type="float" office:value="17840208" calcext:value-type="float">
            <text:p>17840208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Lucas /Kowalenski/ ferrifaber de Juncewo</text:p>
          </table:table-cell>
          <table:table-cell office:value-type="string" calcext:value-type="string">
            <text:p>Barbara /Łapcyznska/ cauponatrix de Juncewo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3" calcext:value-type="float">
            <text:p>793</text:p>
          </table:table-cell>
          <table:table-cell office:value-type="float" office:value="17840208" calcext:value-type="float">
            <text:p>1784020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Franciscus /Jackow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ucas /Kowalenski/ ferrifaber de Juncewo</text:p>
          </table:table-cell>
          <table:table-cell office:value-type="string" calcext:value-type="string">
            <text:p>Catharina /Mnichowa/ mater familias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3" calcext:value-type="float">
            <text:p>793</text:p>
          </table:table-cell>
          <table:table-cell office:value-type="float" office:value="17840208" calcext:value-type="float">
            <text:p>178402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 Joannes</text:p>
          </table:table-cell>
          <table:table-cell office:value-type="string" calcext:value-type="string">
            <text:p>Josephus /Chodecki/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Christopherus /Kijewicz/</text:p>
          </table:table-cell>
          <table:table-cell office:value-type="string" calcext:value-type="string">
            <text:p>Agnes /Korbal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3" calcext:value-type="float">
            <text:p>793</text:p>
          </table:table-cell>
          <table:table-cell office:value-type="float" office:value="17840215" calcext:value-type="float">
            <text:p>178402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Michael /Nadolnych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Chetmaniak/</text:p>
          </table:table-cell>
          <table:table-cell office:value-type="string" calcext:value-type="string">
            <text:p>Hedvigis /Korbal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3" calcext:value-type="float">
            <text:p>793</text:p>
          </table:table-cell>
          <table:table-cell office:value-type="float" office:value="17840216" calcext:value-type="float">
            <text:p>17840216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Stanislaus /Now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homas /Jackowiak/</text:p>
          </table:table-cell>
          <table:table-cell office:value-type="string" calcext:value-type="string">
            <text:p>Marianna /Jackowianka/ de Patnowo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3" calcext:value-type="float">
            <text:p>793</text:p>
          </table:table-cell>
          <table:table-cell office:value-type="float" office:value="17840216" calcext:value-type="float">
            <text:p>178402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 /Peterkow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lthasar /Kusz/</text:p>
          </table:table-cell>
          <table:table-cell office:value-type="string" calcext:value-type="string">
            <text:p>Rosalia /Bycz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3" calcext:value-type="float">
            <text:p>793</text:p>
          </table:table-cell>
          <table:table-cell office:value-type="float" office:value="17840224" calcext:value-type="float">
            <text:p>17840224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Jacobus /Walkowi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lasius /Błachowiak/</text:p>
          </table:table-cell>
          <table:table-cell office:value-type="string" calcext:value-type="string">
            <text:p>Catharina /Szczepanian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3" calcext:value-type="float">
            <text:p>793</text:p>
          </table:table-cell>
          <table:table-cell office:value-type="float" office:value="17840224" calcext:value-type="float">
            <text:p>17840224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Thomas /Grabarczy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dalbertus /Grabarczyk/</text:p>
          </table:table-cell>
          <table:table-cell office:value-type="string" calcext:value-type="string">
            <text:p>Regina /Kopydłoska de Dziatkowo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3" calcext:value-type="float">
            <text:p>793</text:p>
          </table:table-cell>
          <table:table-cell office:value-type="float" office:value="17840229" calcext:value-type="float">
            <text:p>1784022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osephus /Bukow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ucas /Kowalewski/ ferrifaber protune de Juncewo</text:p>
          </table:table-cell>
          <table:table-cell office:value-type="string" calcext:value-type="string">
            <text:p>Marianna /Galwasian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3" calcext:value-type="float">
            <text:p>793</text:p>
          </table:table-cell>
          <table:table-cell office:value-type="float" office:value="17840304" calcext:value-type="float">
            <text:p>1784030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famulus de aula Roszowiensi</text:p>
          </table:table-cell>
          <table:table-cell office:value-type="string" calcext:value-type="string">
            <text:p>Marianna /Werkow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3" calcext:value-type="float">
            <text:p>793</text:p>
          </table:table-cell>
          <table:table-cell office:value-type="float" office:value="17840314" calcext:value-type="float">
            <text:p>1784031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Boguslaus /Ulatowski/</text:p>
          </table:table-cell>
          <table:table-cell office:value-type="string" calcext:value-type="string">
            <text:p>Cunegundis</text:p>
          </table:table-cell>
          <table:table-cell office:value-type="string" calcext:value-type="string">
            <text:p>Petrus /Pieczynski/ scriba</text:p>
          </table:table-cell>
          <table:table-cell office:value-type="string" calcext:value-type="string">
            <text:p>Regina consors molendenatoris de Stępuchowo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3" calcext:value-type="float">
            <text:p>793</text:p>
          </table:table-cell>
          <table:table-cell office:value-type="float" office:value="17840328" calcext:value-type="float">
            <text:p>1784032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 Adalbertus</text:p>
          </table:table-cell>
          <table:table-cell office:value-type="string" calcext:value-type="string">
            <text:p>Joannes /Frydrychowic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Tomicki/</text:p>
          </table:table-cell>
          <table:table-cell office:value-type="string" calcext:value-type="string">
            <text:p>Catharina /Kraszewska/ virgo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3" calcext:value-type="float">
            <text:p>793</text:p>
          </table:table-cell>
          <table:table-cell office:value-type="float" office:value="17840408" calcext:value-type="float">
            <text:p>1784040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Lorencykow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Opowski/ famulus plebenalis</text:p>
          </table:table-cell>
          <table:table-cell office:value-type="string" calcext:value-type="string">
            <text:p>Marianna /Kowalewska/ consors ferrifabri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3" calcext:value-type="float">
            <text:p>793</text:p>
          </table:table-cell>
          <table:table-cell office:value-type="float" office:value="17840408" calcext:value-type="float">
            <text:p>17840408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Josephus /Mro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 /Majarski/ de Międzylesie</text:p>
          </table:table-cell>
          <table:table-cell office:value-type="string" calcext:value-type="string">
            <text:p>Agnes /Swierczynska/</text:p>
          </table:table-cell>
          <table:table-cell table:number-columns-repeated="3"/>
        </table:table-row>
        <table:table-row table:style-name="ro1">
          <table:table-cell office:value-type="float" office:value="2125673" calcext:value-type="float">
            <text:p>2125673</text:p>
          </table:table-cell>
          <table:table-cell office:value-type="float" office:value="793" calcext:value-type="float">
            <text:p>793</text:p>
          </table:table-cell>
          <table:table-cell office:value-type="float" office:value="17840412" calcext:value-type="float">
            <text:p>178404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Stanislaus /Armat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exius de Juncewo</text:p>
          </table:table-cell>
          <table:table-cell office:value-type="string" calcext:value-type="string">
            <text:p>Catharina /Chęcinska/ cauponatrix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3" calcext:value-type="float">
            <text:p>793</text:p>
          </table:table-cell>
          <table:table-cell office:value-type="float" office:value="17840413" calcext:value-type="float">
            <text:p>17840413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Zbienałow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exius de Juncewo</text:p>
          </table:table-cell>
          <table:table-cell office:value-type="string" calcext:value-type="string">
            <text:p>Hedvigis consors ferrifabri de Domasławek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3" calcext:value-type="float">
            <text:p>793</text:p>
          </table:table-cell>
          <table:table-cell office:value-type="float" office:value="17840425" calcext:value-type="float">
            <text:p>17840425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Bogoslaus /Meler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/Hertman/ de Midrzowia</text:p>
          </table:table-cell>
          <table:table-cell office:value-type="string" calcext:value-type="string">
            <text:p>Dorothea /Diwelska/ de Juncewo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3" calcext:value-type="float">
            <text:p>793</text:p>
          </table:table-cell>
          <table:table-cell office:value-type="float" office:value="17840425" calcext:value-type="float">
            <text:p>178404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Adalbertus /Pułrolow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Tobolski/ ovilio</text:p>
          </table:table-cell>
          <table:table-cell office:value-type="string" calcext:value-type="string">
            <text:p>Marianna /Armatow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3" calcext:value-type="float">
            <text:p>793</text:p>
          </table:table-cell>
          <table:table-cell office:value-type="float" office:value="17840428" calcext:value-type="float">
            <text:p>1784042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sidorus</text:p>
          </table:table-cell>
          <table:table-cell office:value-type="string" calcext:value-type="string">
            <text:p>Mathias /Bigozewski/ protune economius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Nepomucenus /Bosinski/ ecclesiae Srebrno Gora secretarius decantus Łekno</text:p>
          </table:table-cell>
          <table:table-cell office:value-type="string" calcext:value-type="string">
            <text:p>Elisabeth /Gutrowna/ virgo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3" calcext:value-type="float">
            <text:p>793</text:p>
          </table:table-cell>
          <table:table-cell office:value-type="float" office:value="17840426" calcext:value-type="float">
            <text:p>17840426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hristopherus ovilio</text:p>
          </table:table-cell>
          <table:table-cell office:value-type="string" calcext:value-type="string">
            <text:p>Marianna /Kacowa/ ovilissa de Juncewo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4" calcext:value-type="float">
            <text:p>794</text:p>
          </table:table-cell>
          <table:table-cell office:value-type="float" office:value="17840501" calcext:value-type="float">
            <text:p>178405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Joannes /Grzybko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/Gorecki/</text:p>
          </table:table-cell>
          <table:table-cell office:value-type="string" calcext:value-type="string">
            <text:p>Barbara /Stachowianka/ nee /Kwiatkows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4" calcext:value-type="float">
            <text:p>794</text:p>
          </table:table-cell>
          <table:table-cell office:value-type="float" office:value="17840502" calcext:value-type="float">
            <text:p>178405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oannes /Kaiow/ ovilio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us /Princowski/ cauponis</text:p>
          </table:table-cell>
          <table:table-cell office:value-type="string" calcext:value-type="string">
            <text:p>Anna /Mellerowa/ ovilionissa de Sielec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4" calcext:value-type="float">
            <text:p>794</text:p>
          </table:table-cell>
          <table:table-cell office:value-type="float" office:value="17840504" calcext:value-type="float">
            <text:p>17840504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lthasar /Łochoski/ molendinator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Lucas /Kowalewski/ ferrifaber de Juncewo</text:p>
          </table:table-cell>
          <table:table-cell office:value-type="string" calcext:value-type="string">
            <text:p>Marianna /Bątkowa/ de Dąbrowa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4" calcext:value-type="float">
            <text:p>794</text:p>
          </table:table-cell>
          <table:table-cell office:value-type="float" office:value="17840509" calcext:value-type="float">
            <text:p>178405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ndreas /Krolewiczow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hristopherus molendinator</text:p>
          </table:table-cell>
          <table:table-cell office:value-type="string" calcext:value-type="string">
            <text:p>Hedvigis /Korbal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4" calcext:value-type="float">
            <text:p>794</text:p>
          </table:table-cell>
          <table:table-cell office:value-type="float" office:value="17840517" calcext:value-type="float">
            <text:p>17840517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Mathias /Mędlow/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Regina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4" calcext:value-type="float">
            <text:p>794</text:p>
          </table:table-cell>
          <table:table-cell office:value-type="float" office:value="17840521" calcext:value-type="float">
            <text:p>17840521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ulianna</text:p>
          </table:table-cell>
          <table:table-cell office:value-type="string" calcext:value-type="string">
            <text:p>Lucas auriga protune aulic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Nieskoralski/</text:p>
          </table:table-cell>
          <table:table-cell office:value-type="string" calcext:value-type="string">
            <text:p>Catharina /Lewandows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4" calcext:value-type="float">
            <text:p>794</text:p>
          </table:table-cell>
          <table:table-cell office:value-type="float" office:value="17840523" calcext:value-type="float">
            <text:p>17840523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acobus /Kusnierkow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ucas ferrifaber de Domasławek</text:p>
          </table:table-cell>
          <table:table-cell office:value-type="string" calcext:value-type="string">
            <text:p>Catharina /Kryszewska/ nobilis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4" calcext:value-type="float">
            <text:p>794</text:p>
          </table:table-cell>
          <table:table-cell office:value-type="float" office:value="17840530" calcext:value-type="float">
            <text:p>17840530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rolina</text:p>
          </table:table-cell>
          <table:table-cell office:value-type="string" calcext:value-type="string">
            <text:p>Jacobus /Hasent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Mantey/ scultetus de Gruntowice</text:p>
          </table:table-cell>
          <table:table-cell office:value-type="string" calcext:value-type="string">
            <text:p>Anna Christina /Zamerfeltowa/ scultetissa de Markowiczki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4" calcext:value-type="float">
            <text:p>794</text:p>
          </table:table-cell>
          <table:table-cell office:value-type="float" office:value="17840530" calcext:value-type="float">
            <text:p>17840530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Franciscus /Wesołowski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tephanus /Jackowiak/</text:p>
          </table:table-cell>
          <table:table-cell office:value-type="string" calcext:value-type="string">
            <text:p>Sophia /Nowan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4" calcext:value-type="float">
            <text:p>794</text:p>
          </table:table-cell>
          <table:table-cell office:value-type="float" office:value="17840602" calcext:value-type="float">
            <text:p>178406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 Marianna</text:p>
          </table:table-cell>
          <table:table-cell office:value-type="string" calcext:value-type="string">
            <text:p>Gregorius /Krayiniakow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ołomski/</text:p>
          </table:table-cell>
          <table:table-cell office:value-type="string" calcext:value-type="string">
            <text:p>Hedvigis /Korbal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4" calcext:value-type="float">
            <text:p>794</text:p>
          </table:table-cell>
          <table:table-cell office:value-type="float" office:value="17840703" calcext:value-type="float">
            <text:p>178407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 Helena</text:p>
          </table:table-cell>
          <table:table-cell office:value-type="string" calcext:value-type="string">
            <text:p>Joannes /Płangentzow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Christopherus /Kollas/ ovilio</text:p>
          </table:table-cell>
          <table:table-cell office:value-type="string" calcext:value-type="string">
            <text:p>Catharina /Kassowa/ de Zuzoły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4" calcext:value-type="float">
            <text:p>794</text:p>
          </table:table-cell>
          <table:table-cell office:value-type="float" office:value="17840703" calcext:value-type="float">
            <text:p>17840703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Franciscus /Kieremusow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/Kluka/ de Paryż</text:p>
          </table:table-cell>
          <table:table-cell office:value-type="string" calcext:value-type="string">
            <text:p>Barbara de Juncewo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4" calcext:value-type="float">
            <text:p>794</text:p>
          </table:table-cell>
          <table:table-cell office:value-type="float" office:value="17840710" calcext:value-type="float">
            <text:p>178407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Jacobus /Starych Kaczmarzy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Byk/</text:p>
          </table:table-cell>
          <table:table-cell office:value-type="string" calcext:value-type="string">
            <text:p>Anna /Tomasiow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4" calcext:value-type="float">
            <text:p>794</text:p>
          </table:table-cell>
          <table:table-cell office:value-type="float" office:value="17840725" calcext:value-type="float">
            <text:p>17840725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imon /Sniadecki/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Nicolaus /Gasinski/ famulus</text:p>
          </table:table-cell>
          <table:table-cell office:value-type="string" calcext:value-type="string">
            <text:p>Marianna /Nowaczan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4" calcext:value-type="float">
            <text:p>794</text:p>
          </table:table-cell>
          <table:table-cell office:value-type="float" office:value="17840725" calcext:value-type="float">
            <text:p>17840725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Drejer/</text:p>
          </table:table-cell>
          <table:table-cell office:value-type="string" calcext:value-type="string">
            <text:p>Christina virgo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4" calcext:value-type="float">
            <text:p>794</text:p>
          </table:table-cell>
          <table:table-cell office:value-type="float" office:value="17840725" calcext:value-type="float">
            <text:p>17840725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lbertus /Sniadecki/</text:p>
          </table:table-cell>
          <table:table-cell office:value-type="string" calcext:value-type="string">
            <text:p>Catharina /Wawrzynian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4" calcext:value-type="float">
            <text:p>794</text:p>
          </table:table-cell>
          <table:table-cell office:value-type="float" office:value="17840725" calcext:value-type="float">
            <text:p>178407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 in aula Obiecaniwiensi existenti</text:p>
          </table:table-cell>
          <table:table-cell office:value-type="string" calcext:value-type="string">
            <text:p>Christopherus /Kuras/</text:p>
          </table:table-cell>
          <table:table-cell office:value-type="string" calcext:value-type="string">
            <text:p>Dorothea /Płagentżka/ ovilissa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4" calcext:value-type="float">
            <text:p>794</text:p>
          </table:table-cell>
          <table:table-cell office:value-type="float" office:value="17840726" calcext:value-type="float">
            <text:p>1784072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ncentus Jacobus</text:p>
          </table:table-cell>
          <table:table-cell office:value-type="string" calcext:value-type="string">
            <text:p>Josephus /Jakowicki/ possessor nobilis</text:p>
          </table:table-cell>
          <table:table-cell office:value-type="string" calcext:value-type="string">
            <text:p>Magdalena /Granowska/</text:p>
          </table:table-cell>
          <table:table-cell office:value-type="string" calcext:value-type="string">
            <text:p>Ladislaus /Chociszewski/ venatorides Tschiną</text:p>
          </table:table-cell>
          <table:table-cell office:value-type="string" calcext:value-type="string">
            <text:p>Veronica /Rydzynska/ uxor /Wiesołowska/ docillatrix villae majoris Dobiszewa staredissa</text:p>
          </table:table-cell>
          <table:table-cell/>
          <table:table-cell office:value-type="string" calcext:value-type="string">
            <text:p>nobilis</text:p>
          </table:table-cell>
          <table:table-cell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4" calcext:value-type="float">
            <text:p>794</text:p>
          </table:table-cell>
          <table:table-cell office:value-type="float" office:value="17840801" calcext:value-type="float">
            <text:p>178408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Christopherus /Nikow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Guricki/</text:p>
          </table:table-cell>
          <table:table-cell office:value-type="string" calcext:value-type="string">
            <text:p>Anna Marianna /Bejerow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4" calcext:value-type="float">
            <text:p>794</text:p>
          </table:table-cell>
          <table:table-cell office:value-type="float" office:value="17840815" calcext:value-type="float">
            <text:p>17840815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Lewandowski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Christopherus /Mantefelt/</text:p>
          </table:table-cell>
          <table:table-cell office:value-type="string" calcext:value-type="string">
            <text:p>Catharina filia cauponis de Juncewo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4" calcext:value-type="float">
            <text:p>794</text:p>
          </table:table-cell>
          <table:table-cell office:value-type="float" office:value="17840821" calcext:value-type="float">
            <text:p>1784082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Adalbertus /Oleyni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/Korbal/ cmethonis</text:p>
          </table:table-cell>
          <table:table-cell office:value-type="string" calcext:value-type="string">
            <text:p>Catharina /Kraszewska/ virgo nobilis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4" calcext:value-type="float">
            <text:p>794</text:p>
          </table:table-cell>
          <table:table-cell office:value-type="float" office:value="17840822" calcext:value-type="float">
            <text:p>17840822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ichael /Cheytkow/</text:p>
          </table:table-cell>
          <table:table-cell office:value-type="string" calcext:value-type="string">
            <text:p>Christina</text:p>
          </table:table-cell>
          <table:table-cell office:value-type="string" calcext:value-type="string">
            <text:p>Andreas /Drejer/</text:p>
          </table:table-cell>
          <table:table-cell office:value-type="string" calcext:value-type="string">
            <text:p>Anna /Mellerowa/ ovilissa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4" calcext:value-type="float">
            <text:p>794</text:p>
          </table:table-cell>
          <table:table-cell office:value-type="float" office:value="17840822" calcext:value-type="float">
            <text:p>17840822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ogumilla</text:p>
          </table:table-cell>
          <table:table-cell office:value-type="string" calcext:value-type="string">
            <text:p>Franciscus /Łaunikow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Bogumilla /Frankowa/ virgo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4" calcext:value-type="float">
            <text:p>794</text:p>
          </table:table-cell>
          <table:table-cell office:value-type="float" office:value="17840903" calcext:value-type="float">
            <text:p>178409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Piekarski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thias /Piekarski/ frater germanus patris</text:p>
          </table:table-cell>
          <table:table-cell office:value-type="string" calcext:value-type="string">
            <text:p>Cecilia /Pesalinski/ virgo de domo plebanali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5" calcext:value-type="float">
            <text:p>795</text:p>
          </table:table-cell>
          <table:table-cell office:value-type="float" office:value="17840919" calcext:value-type="float">
            <text:p>17840919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Paulus /Siebins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Oberski/ molendinator</text:p>
          </table:table-cell>
          <table:table-cell office:value-type="string" calcext:value-type="string">
            <text:p>Marianna /Jackowiak/ mater familias de Juncewo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5" calcext:value-type="float">
            <text:p>795</text:p>
          </table:table-cell>
          <table:table-cell office:value-type="float" office:value="17840921" calcext:value-type="float">
            <text:p>178409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oannes /Plagentz/ ovilio</text:p>
          </table:table-cell>
          <table:table-cell office:value-type="string" calcext:value-type="string">
            <text:p>Hedvigis mater familias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5" calcext:value-type="float">
            <text:p>795</text:p>
          </table:table-cell>
          <table:table-cell office:value-type="float" office:value="17840926" calcext:value-type="float">
            <text:p>17840926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dalbertus /Thorzykow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Zbyszewski/ de Kopanina</text:p>
          </table:table-cell>
          <table:table-cell office:value-type="string" calcext:value-type="string">
            <text:p>Catharina /Lewandows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5" calcext:value-type="float">
            <text:p>795</text:p>
          </table:table-cell>
          <table:table-cell office:value-type="float" office:value="17840926" calcext:value-type="float">
            <text:p>1784092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osephus /Cuhowiczow/</text:p>
          </table:table-cell>
          <table:table-cell office:value-type="string" calcext:value-type="string">
            <text:p>Gertrudis</text:p>
          </table:table-cell>
          <table:table-cell office:value-type="string" calcext:value-type="string">
            <text:p>Christopherus /Kizowicz/</text:p>
          </table:table-cell>
          <table:table-cell office:value-type="string" calcext:value-type="string">
            <text:p>Agnes /Korbal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5" calcext:value-type="float">
            <text:p>795</text:p>
          </table:table-cell>
          <table:table-cell office:value-type="float" office:value="17840930" calcext:value-type="float">
            <text:p>17840930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hristina</text:p>
          </table:table-cell>
          <table:table-cell office:value-type="string" calcext:value-type="string">
            <text:p>Christopherus /Sztrachoff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Szplit/</text:p>
          </table:table-cell>
          <table:table-cell office:value-type="string" calcext:value-type="string">
            <text:p>Marianna /Szpletiwna/ virgo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5" calcext:value-type="float">
            <text:p>795</text:p>
          </table:table-cell>
          <table:table-cell office:value-type="float" office:value="17841003" calcext:value-type="float">
            <text:p>17841003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dreas /Chułupnikow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Franciscus /Jacek/ de Juncewo</text:p>
          </table:table-cell>
          <table:table-cell office:value-type="string" calcext:value-type="string">
            <text:p>Marianna /Łauniczka/ de Międzylesie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5" calcext:value-type="float">
            <text:p>795</text:p>
          </table:table-cell>
          <table:table-cell office:value-type="float" office:value="17841003" calcext:value-type="float">
            <text:p>17841003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Jackow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lasius /Szczepaniak/</text:p>
          </table:table-cell>
          <table:table-cell office:value-type="string" calcext:value-type="string">
            <text:p>Magdalena virgo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5" calcext:value-type="float">
            <text:p>795</text:p>
          </table:table-cell>
          <table:table-cell office:value-type="float" office:value="17841003" calcext:value-type="float">
            <text:p>17841003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ristopherus</text:p>
          </table:table-cell>
          <table:table-cell office:value-type="string" calcext:value-type="string">
            <text:p>Elias /Schmeltzow/</text:p>
          </table:table-cell>
          <table:table-cell office:value-type="string" calcext:value-type="string">
            <text:p>Rosina</text:p>
          </table:table-cell>
          <table:table-cell office:value-type="string" calcext:value-type="string">
            <text:p>Edmundus /Puszynski/ de Golle</text:p>
          </table:table-cell>
          <table:table-cell office:value-type="string" calcext:value-type="string">
            <text:p>Susanna /Huffowna/ de Golle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5" calcext:value-type="float">
            <text:p>795</text:p>
          </table:table-cell>
          <table:table-cell office:value-type="float" office:value="17841010" calcext:value-type="float">
            <text:p>178410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Tobolski/</text:p>
          </table:table-cell>
          <table:table-cell office:value-type="string" calcext:value-type="string">
            <text:p>Catharina /Paurol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5" calcext:value-type="float">
            <text:p>795</text:p>
          </table:table-cell>
          <table:table-cell office:value-type="float" office:value="17841010" calcext:value-type="float">
            <text:p>1784101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Paulus /Gorze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Grzybkowski/</text:p>
          </table:table-cell>
          <table:table-cell office:value-type="string" calcext:value-type="string">
            <text:p>Anna /Błochow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5" calcext:value-type="float">
            <text:p>795</text:p>
          </table:table-cell>
          <table:table-cell office:value-type="float" office:value="17841018" calcext:value-type="float">
            <text:p>178410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Mathias /Łaczyn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Petrus /Kusz/</text:p>
          </table:table-cell>
          <table:table-cell office:value-type="string" calcext:value-type="string">
            <text:p>Gertrudis /Balcer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5" calcext:value-type="float">
            <text:p>795</text:p>
          </table:table-cell>
          <table:table-cell office:value-type="float" office:value="17841122" calcext:value-type="float">
            <text:p>1784112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dalbertus /Galwas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Wichłacz/</text:p>
          </table:table-cell>
          <table:table-cell office:value-type="string" calcext:value-type="string">
            <text:p>Agnes /Korbal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5" calcext:value-type="float">
            <text:p>795</text:p>
          </table:table-cell>
          <table:table-cell office:value-type="float" office:value="17841128" calcext:value-type="float">
            <text:p>1784112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Laurentius /Tobryski/ ovilio</text:p>
          </table:table-cell>
          <table:table-cell office:value-type="string" calcext:value-type="string">
            <text:p>Catharina /Putrol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5" calcext:value-type="float">
            <text:p>795</text:p>
          </table:table-cell>
          <table:table-cell office:value-type="float" office:value="17841206" calcext:value-type="float">
            <text:p>17841206</text:p>
          </table:table-cell>
          <table:table-cell office:value-type="string" calcext:value-type="string">
            <text:p>Do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Christopherus /Hetkow/ ovilio</text:p>
          </table:table-cell>
          <table:table-cell office:value-type="string" calcext:value-type="string">
            <text:p>Christina</text:p>
          </table:table-cell>
          <table:table-cell office:value-type="string" calcext:value-type="string">
            <text:p>Ludovicus /Canay/ de Uscikowo</text:p>
          </table:table-cell>
          <table:table-cell office:value-type="string" calcext:value-type="string">
            <text:p>Rosalia /Regentowa/ ovilissa de Międzylesie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5" calcext:value-type="float">
            <text:p>795</text:p>
          </table:table-cell>
          <table:table-cell office:value-type="float" office:value="17841212" calcext:value-type="float">
            <text:p>1784121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Bartholomeus /Dusiow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Laurentius /Nowak/ agricola</text:p>
          </table:table-cell>
          <table:table-cell office:value-type="string" calcext:value-type="string">
            <text:p>Francisca molendinatrix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5" calcext:value-type="float">
            <text:p>795</text:p>
          </table:table-cell>
          <table:table-cell office:value-type="float" office:value="17841212" calcext:value-type="float">
            <text:p>178412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 /Smegitorowicza/ cauponissa</text:p>
          </table:table-cell>
          <table:table-cell office:value-type="string" calcext:value-type="string">
            <text:p>Bartholomeus ovilio</text:p>
          </table:table-cell>
          <table:table-cell office:value-type="string" calcext:value-type="string">
            <text:p>Regina /Sobolewska/ mater familias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5" calcext:value-type="float">
            <text:p>795</text:p>
          </table:table-cell>
          <table:table-cell office:value-type="float" office:value="17841213" calcext:value-type="float">
            <text:p>1784121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Piekarski/</text:p>
          </table:table-cell>
          <table:table-cell office:value-type="string" calcext:value-type="string">
            <text:p>Christina</text:p>
          </table:table-cell>
          <table:table-cell office:value-type="string" calcext:value-type="string">
            <text:p>Christopherus /Plangentz/ de Niemczyno</text:p>
          </table:table-cell>
          <table:table-cell office:value-type="string" calcext:value-type="string">
            <text:p>Catharina /Kraykowa/ de Zuzoły </text:p>
          </table:table-cell>
          <table:table-cell/>
          <table:table-cell office:value-type="string" calcext:value-type="string">
            <text:p>Christopherus /Kurek/ assistans</text:p>
          </table:table-cell>
          <table:table-cell office:value-type="string" calcext:value-type="string">
            <text:p>Dorothea /Plangentzowa/ ovilissa de Piotrkowice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5" calcext:value-type="float">
            <text:p>795</text:p>
          </table:table-cell>
          <table:table-cell office:value-type="float" office:value="17841219" calcext:value-type="float">
            <text:p>17841219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Simon /Słodziad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Armata/ juvenis de Dąbrowa</text:p>
          </table:table-cell>
          <table:table-cell office:value-type="string" calcext:value-type="string">
            <text:p>Cecilia soror mea protune manens in Juncewo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5" calcext:value-type="float">
            <text:p>795</text:p>
          </table:table-cell>
          <table:table-cell office:value-type="float" office:value="17850102" calcext:value-type="float">
            <text:p>17850102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ephanus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/Kusz/ filius agricolae de Juncewo</text:p>
          </table:table-cell>
          <table:table-cell office:value-type="string" calcext:value-type="string">
            <text:p>Agnes mater familias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5" calcext:value-type="float">
            <text:p>795</text:p>
          </table:table-cell>
          <table:table-cell office:value-type="float" office:value="17850106" calcext:value-type="float">
            <text:p>178501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hasar</text:p>
          </table:table-cell>
          <table:table-cell office:value-type="string" calcext:value-type="string">
            <text:p>Thomas /Pizu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Kuszek/</text:p>
          </table:table-cell>
          <table:table-cell office:value-type="string" calcext:value-type="string">
            <text:p>Anna /Tomasiow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5" calcext:value-type="float">
            <text:p>795</text:p>
          </table:table-cell>
          <table:table-cell office:value-type="float" office:value="17851225" calcext:value-type="float">
            <text:p>1785122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artholomeus /Nowaczyk/</text:p>
          </table:table-cell>
          <table:table-cell office:value-type="string" calcext:value-type="string">
            <text:p>Agnes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6" calcext:value-type="float">
            <text:p>796</text:p>
          </table:table-cell>
          <table:table-cell office:value-type="float" office:value="17850109" calcext:value-type="float">
            <text:p>17850109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Jacokowiak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Bogoslaus /Meller/</text:p>
          </table:table-cell>
          <table:table-cell office:value-type="string" calcext:value-type="string">
            <text:p>Anna /Venclowa/ de Słabomierz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6" calcext:value-type="float">
            <text:p>796</text:p>
          </table:table-cell>
          <table:table-cell office:value-type="float" office:value="17850114" calcext:value-type="float">
            <text:p>178501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hasar</text:p>
          </table:table-cell>
          <table:table-cell office:value-type="string" calcext:value-type="string">
            <text:p>Jacobus /Mnich/ agricola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artholomeus ovilio</text:p>
          </table:table-cell>
          <table:table-cell office:value-type="string" calcext:value-type="string">
            <text:p>Gertrudis /Kuszka/ aka /Balcerka/ scultetissa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6" calcext:value-type="float">
            <text:p>796</text:p>
          </table:table-cell>
          <table:table-cell office:value-type="float" office:value="17850206" calcext:value-type="float">
            <text:p>17850206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ndreas /Kieremus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Drejer/</text:p>
          </table:table-cell>
          <table:table-cell office:value-type="string" calcext:value-type="string">
            <text:p>Sophia /Nowacz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6" calcext:value-type="float">
            <text:p>796</text:p>
          </table:table-cell>
          <table:table-cell office:value-type="float" office:value="17850227" calcext:value-type="float">
            <text:p>17850227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Mathias /Kolasia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Beym/</text:p>
          </table:table-cell>
          <table:table-cell office:value-type="string" calcext:value-type="string">
            <text:p>Hedvigis mater familias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6" calcext:value-type="float">
            <text:p>796</text:p>
          </table:table-cell>
          <table:table-cell office:value-type="float" office:value="17850403" calcext:value-type="float">
            <text:p>178504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By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Przybył/ agricola</text:p>
          </table:table-cell>
          <table:table-cell office:value-type="string" calcext:value-type="string">
            <text:p>Rosa /Byczka/ mater familias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6" calcext:value-type="float">
            <text:p>796</text:p>
          </table:table-cell>
          <table:table-cell office:value-type="float" office:value="17850410" calcext:value-type="float">
            <text:p>17850410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Woytynkow/ famulus auliae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Jacobus /Mackowiak/</text:p>
          </table:table-cell>
          <table:table-cell office:value-type="string" calcext:value-type="string">
            <text:p>Marianna consors Jacobi /Mackowia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6" calcext:value-type="float">
            <text:p>796</text:p>
          </table:table-cell>
          <table:table-cell office:value-type="float" office:value="17850417" calcext:value-type="float">
            <text:p>178504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/Mikołaycz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lthasar /Kusz/</text:p>
          </table:table-cell>
          <table:table-cell office:value-type="string" calcext:value-type="string">
            <text:p>Marianna /Jackowa/ mater familias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6" calcext:value-type="float">
            <text:p>796</text:p>
          </table:table-cell>
          <table:table-cell office:value-type="float" office:value="17850425" calcext:value-type="float">
            <text:p>17850425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slaus</text:p>
          </table:table-cell>
          <table:table-cell office:value-type="string" calcext:value-type="string">
            <text:p>Joannes /Prycow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Szplet/</text:p>
          </table:table-cell>
          <table:table-cell office:value-type="string" calcext:value-type="string">
            <text:p>Anna Elisabeth</text:p>
          </table:table-cell>
          <table:table-cell/>
          <table:table-cell office:value-type="string" calcext:value-type="string">
            <text:p>Bogoslaus written in near Joannes /Szplet/</text:p>
          </table:table-cell>
          <table:table-cell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6" calcext:value-type="float">
            <text:p>796</text:p>
          </table:table-cell>
          <table:table-cell office:value-type="float" office:value="17850501" calcext:value-type="float">
            <text:p>178505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Fabianus ovilio</text:p>
          </table:table-cell>
          <table:table-cell office:value-type="string" calcext:value-type="string">
            <text:p>Marianna consors ferrifabri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6" calcext:value-type="float">
            <text:p>796</text:p>
          </table:table-cell>
          <table:table-cell office:value-type="float" office:value="17850510" calcext:value-type="float">
            <text:p>17850510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lorianus</text:p>
          </table:table-cell>
          <table:table-cell office:value-type="string" calcext:value-type="string">
            <text:p>/Kąsinowski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Leo /Kąsinowski/ filius pater Kąsinowskich</text:p>
          </table:table-cell>
          <table:table-cell office:value-type="string" calcext:value-type="string">
            <text:p>Cunegundis /Smelaros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6" calcext:value-type="float">
            <text:p>796</text:p>
          </table:table-cell>
          <table:table-cell office:value-type="float" office:value="17850521" calcext:value-type="float">
            <text:p>178505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Franciscus /Chęcinski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Armata/</text:p>
          </table:table-cell>
          <table:table-cell office:value-type="string" calcext:value-type="string">
            <text:p>Catharina /Pułrol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6" calcext:value-type="float">
            <text:p>796</text:p>
          </table:table-cell>
          <table:table-cell office:value-type="float" office:value="17850528" calcext:value-type="float">
            <text:p>1785052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Franciscus /Kaczor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/Pryntz/</text:p>
          </table:table-cell>
          <table:table-cell office:value-type="string" calcext:value-type="string">
            <text:p>Marianna /Smelhrowiczow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6" calcext:value-type="float">
            <text:p>796</text:p>
          </table:table-cell>
          <table:table-cell office:value-type="float" office:value="17850605" calcext:value-type="float">
            <text:p>1785060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Josephus /Jędrarzkow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us /Kajeski/</text:p>
          </table:table-cell>
          <table:table-cell office:value-type="string" calcext:value-type="string">
            <text:p>Marianna /Lwierczynska/ de Staręzynek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6" calcext:value-type="float">
            <text:p>796</text:p>
          </table:table-cell>
          <table:table-cell office:value-type="float" office:value="17850617" calcext:value-type="float">
            <text:p>1785061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ebastianus /Boruc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Nicolaus juvenis de Paryż</text:p>
          </table:table-cell>
          <table:table-cell office:value-type="string" calcext:value-type="string">
            <text:p>Hedvigis virgo mater familias aulica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6" calcext:value-type="float">
            <text:p>796</text:p>
          </table:table-cell>
          <table:table-cell office:value-type="float" office:value="17850710" calcext:value-type="float">
            <text:p>178507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dalbertus /Dębinkich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Przybył/ agricola de Juncewo</text:p>
          </table:table-cell>
          <table:table-cell office:value-type="string" calcext:value-type="string">
            <text:p>Catharina /Waytkowa/ mater familias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6" calcext:value-type="float">
            <text:p>796</text:p>
          </table:table-cell>
          <table:table-cell office:value-type="float" office:value="17850717" calcext:value-type="float">
            <text:p>17850717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imon /Głonow/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Blasius famulus aulicae de Domasławek</text:p>
          </table:table-cell>
          <table:table-cell office:value-type="string" calcext:value-type="string">
            <text:p>Anna /Mellerowa/ ovilissa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6" calcext:value-type="float">
            <text:p>796</text:p>
          </table:table-cell>
          <table:table-cell office:value-type="float" office:value="17850717" calcext:value-type="float">
            <text:p>1785071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Valentinus /Prokuratow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pater familias de Staręzynek</text:p>
          </table:table-cell>
          <table:table-cell office:value-type="string" calcext:value-type="string">
            <text:p>Agnes /Korbal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6" calcext:value-type="float">
            <text:p>796</text:p>
          </table:table-cell>
          <table:table-cell office:value-type="float" office:value="17850828" calcext:value-type="float">
            <text:p>17850828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Dobrzynski/ pater familias</text:p>
          </table:table-cell>
          <table:table-cell office:value-type="string" calcext:value-type="string">
            <text:p>Regina /Karolowna/ virgo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6" calcext:value-type="float">
            <text:p>796</text:p>
          </table:table-cell>
          <table:table-cell office:value-type="float" office:value="17850904" calcext:value-type="float">
            <text:p>178509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gustinus</text:p>
          </table:table-cell>
          <table:table-cell office:value-type="string" calcext:value-type="string">
            <text:p>Valentinus /Kubalew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Volfangus /Vymer/ nobilis</text:p>
          </table:table-cell>
          <table:table-cell office:value-type="string" calcext:value-type="string">
            <text:p>Cecilia /Pesalinska/ mater familias de domo plebanali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6" calcext:value-type="float">
            <text:p>796</text:p>
          </table:table-cell>
          <table:table-cell office:value-type="float" office:value="17850904" calcext:value-type="float">
            <text:p>17850904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Thomas /Zielin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N. /Korzycki/ tenutarius de Turza</text:p>
          </table:table-cell>
          <table:table-cell office:value-type="string" calcext:value-type="string">
            <text:p>Anastasia /Małachowska/ virgo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7" calcext:value-type="float">
            <text:p>797</text:p>
          </table:table-cell>
          <table:table-cell office:value-type="float" office:value="17850910" calcext:value-type="float">
            <text:p>1785091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dalbertus /Nowak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Piekarski/</text:p>
          </table:table-cell>
          <table:table-cell office:value-type="string" calcext:value-type="string">
            <text:p>Antonina virgo de aula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7" calcext:value-type="float">
            <text:p>797</text:p>
          </table:table-cell>
          <table:table-cell office:value-type="float" office:value="17850910" calcext:value-type="float">
            <text:p>178509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Christopherus /Hoffman/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Christopherus /Plangentz/</text:p>
          </table:table-cell>
          <table:table-cell office:value-type="string" calcext:value-type="string">
            <text:p>Elisabeth /Hoffmannan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7" calcext:value-type="float">
            <text:p>797</text:p>
          </table:table-cell>
          <table:table-cell office:value-type="float" office:value="17850910" calcext:value-type="float">
            <text:p>17850910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ndreas /Włodarczykow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/Przygoda/</text:p>
          </table:table-cell>
          <table:table-cell office:value-type="string" calcext:value-type="string">
            <text:p>Catharina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7" calcext:value-type="float">
            <text:p>797</text:p>
          </table:table-cell>
          <table:table-cell office:value-type="float" office:value="17850718" calcext:value-type="float">
            <text:p>17850718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Michael /Wentzell/</text:p>
          </table:table-cell>
          <table:table-cell office:value-type="string" calcext:value-type="string">
            <text:p>Christina</text:p>
          </table:table-cell>
          <table:table-cell office:value-type="string" calcext:value-type="string">
            <text:p>Joannes /Drager/</text:p>
          </table:table-cell>
          <table:table-cell office:value-type="string" calcext:value-type="string">
            <text:p>Anna /Mellerow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7" calcext:value-type="float">
            <text:p>797</text:p>
          </table:table-cell>
          <table:table-cell office:value-type="float" office:value="17850923" calcext:value-type="float">
            <text:p>1785092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lbertus /Kolasow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famulus aulicae</text:p>
          </table:table-cell>
          <table:table-cell office:value-type="string" calcext:value-type="string">
            <text:p>Catharina filia cauponis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7" calcext:value-type="float">
            <text:p>797</text:p>
          </table:table-cell>
          <table:table-cell office:value-type="float" office:value="17851016" calcext:value-type="float">
            <text:p>178510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ranciscus /Jankiewicz/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Michael /Oleyniczak/</text:p>
          </table:table-cell>
          <table:table-cell office:value-type="string" calcext:value-type="string">
            <text:p>Barbara /Armacianka/ virgo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7" calcext:value-type="float">
            <text:p>797</text:p>
          </table:table-cell>
          <table:table-cell office:value-type="float" office:value="17851030" calcext:value-type="float">
            <text:p>178510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Valentinus /Urbanow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/Urbaniak/</text:p>
          </table:table-cell>
          <table:table-cell office:value-type="string" calcext:value-type="string">
            <text:p>Barbara /Bednars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7" calcext:value-type="float">
            <text:p>797</text:p>
          </table:table-cell>
          <table:table-cell office:value-type="float" office:value="17851104" calcext:value-type="float">
            <text:p>178511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 Nepomucenus Claurius Josephus Antonius</text:p>
          </table:table-cell>
          <table:table-cell office:value-type="string" calcext:value-type="string">
            <text:p>Josephus /Jackowicki/ nobilis villa Juncewo posessores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Martinus Xaverus /Wiesołowski/</text:p>
          </table:table-cell>
          <table:table-cell office:value-type="string" calcext:value-type="string">
            <text:p>Anna /Druęska/ nee /Bielicka/ dapiterissa Vschowiensi</text:p>
          </table:table-cell>
          <table:table-cell/>
          <table:table-cell office:value-type="string" calcext:value-type="string">
            <text:p>nobilis</text:p>
          </table:table-cell>
          <table:table-cell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7" calcext:value-type="float">
            <text:p>797</text:p>
          </table:table-cell>
          <table:table-cell office:value-type="float" office:value="17851108" calcext:value-type="float">
            <text:p>1785110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Stanislaus /Armat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ichael /Oleyniczak/ juvenis</text:p>
          </table:table-cell>
          <table:table-cell office:value-type="string" calcext:value-type="string">
            <text:p>Catharina /Tobolski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7" calcext:value-type="float">
            <text:p>797</text:p>
          </table:table-cell>
          <table:table-cell office:value-type="float" office:value="17851113" calcext:value-type="float">
            <text:p>17851113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Valentinus auriga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/Kolasa/</text:p>
          </table:table-cell>
          <table:table-cell office:value-type="string" calcext:value-type="string">
            <text:p>Dorothea /Lewandos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7" calcext:value-type="float">
            <text:p>797</text:p>
          </table:table-cell>
          <table:table-cell office:value-type="float" office:value="17851114" calcext:value-type="float">
            <text:p>178511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 Kistka</text:p>
          </table:table-cell>
          <table:table-cell office:value-type="string" calcext:value-type="string">
            <text:p>Adalbertus /Cichacki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acobus juvenis</text:p>
          </table:table-cell>
          <table:table-cell office:value-type="string" calcext:value-type="string">
            <text:p>Rosa /Bycz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7" calcext:value-type="float">
            <text:p>797</text:p>
          </table:table-cell>
          <table:table-cell office:value-type="float" office:value="17851120" calcext:value-type="float">
            <text:p>17851120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Tabatowski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/Kąsinowskie/ conjuges possessores de S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7" calcext:value-type="float">
            <text:p>797</text:p>
          </table:table-cell>
          <table:table-cell office:value-type="float" office:value="17851120" calcext:value-type="float">
            <text:p>17851120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Kędziora/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Mathias /Gęsinska/ juvenis</text:p>
          </table:table-cell>
          <table:table-cell office:value-type="string" calcext:value-type="string">
            <text:p>Victoria virgo de Dąbrowa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7" calcext:value-type="float">
            <text:p>797</text:p>
          </table:table-cell>
          <table:table-cell office:value-type="float" office:value="17851124" calcext:value-type="float">
            <text:p>178511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artholomeus /Szneyderowic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Ignatius /Donayski/ organarius</text:p>
          </table:table-cell>
          <table:table-cell office:value-type="string" calcext:value-type="string">
            <text:p>Anna /Witucka/ ovillissa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7" calcext:value-type="float">
            <text:p>797</text:p>
          </table:table-cell>
          <table:table-cell office:value-type="float" office:value="17851127" calcext:value-type="float">
            <text:p>1785112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Franciscus /Hetmaniak/</text:p>
          </table:table-cell>
          <table:table-cell office:value-type="string" calcext:value-type="string">
            <text:p>Agnes /Jozwian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7" calcext:value-type="float">
            <text:p>797</text:p>
          </table:table-cell>
          <table:table-cell office:value-type="float" office:value="17851127" calcext:value-type="float">
            <text:p>1785112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Casimirus /Prokuratow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Piłarszczak/</text:p>
          </table:table-cell>
          <table:table-cell office:value-type="string" calcext:value-type="string">
            <text:p>Agnes /Korbal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7" calcext:value-type="float">
            <text:p>797</text:p>
          </table:table-cell>
          <table:table-cell office:value-type="float" office:value="17851205" calcext:value-type="float">
            <text:p>17851205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Nicolaus /Lewando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Tobolski/ de Dąbrowa</text:p>
          </table:table-cell>
          <table:table-cell office:value-type="string" calcext:value-type="string">
            <text:p>Catharina /Pierolka/ de Dąbrowa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7" calcext:value-type="float">
            <text:p>797</text:p>
          </table:table-cell>
          <table:table-cell office:value-type="float" office:value="17851225" calcext:value-type="float">
            <text:p>178512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acobus /Mantheiow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ogoslaus</text:p>
          </table:table-cell>
          <table:table-cell office:value-type="string" calcext:value-type="string">
            <text:p>Regina /Paulow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7" calcext:value-type="float">
            <text:p>797</text:p>
          </table:table-cell>
          <table:table-cell office:value-type="float" office:value="17860101" calcext:value-type="float">
            <text:p>178601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Lucas /Ostrowski/ molendinator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Joannes /Piekanski/</text:p>
          </table:table-cell>
          <table:table-cell office:value-type="string" calcext:value-type="string">
            <text:p>Dorothea /Nowacz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7" calcext:value-type="float">
            <text:p>797</text:p>
          </table:table-cell>
          <table:table-cell office:value-type="float" office:value="17860115" calcext:value-type="float">
            <text:p>17860115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/Mędlikow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/Naszak/</text:p>
          </table:table-cell>
          <table:table-cell office:value-type="string" calcext:value-type="string">
            <text:p>Marianna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7" calcext:value-type="float">
            <text:p>797</text:p>
          </table:table-cell>
          <table:table-cell office:value-type="float" office:value="17860115" calcext:value-type="float">
            <text:p>178601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Regienski/</text:p>
          </table:table-cell>
          <table:table-cell office:value-type="string" calcext:value-type="string">
            <text:p>Rosina</text:p>
          </table:table-cell>
          <table:table-cell office:value-type="string" calcext:value-type="string">
            <text:p>Michael ovilio tectus de Pidobiwice</text:p>
          </table:table-cell>
          <table:table-cell office:value-type="string" calcext:value-type="string">
            <text:p>Elisabeth /Hoffmannowa/ de Stanłodno virgo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7" calcext:value-type="float">
            <text:p>797</text:p>
          </table:table-cell>
          <table:table-cell office:value-type="float" office:value="17860122" calcext:value-type="float">
            <text:p>17860122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ndreas famulus aulicae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Gaspar /Dzwoniecki/</text:p>
          </table:table-cell>
          <table:table-cell office:value-type="string" calcext:value-type="string">
            <text:p>Regina /Karolown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7" calcext:value-type="float">
            <text:p>797</text:p>
          </table:table-cell>
          <table:table-cell office:value-type="float" office:value="17860211" calcext:value-type="float">
            <text:p>1786021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Jacobus /Wroblewicz/ sutoriae artis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Ignatius /Donayski/ organarius</text:p>
          </table:table-cell>
          <table:table-cell office:value-type="string" calcext:value-type="string">
            <text:p>Catharina /Matuszynska/ vidua nobilis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7" calcext:value-type="float">
            <text:p>797</text:p>
          </table:table-cell>
          <table:table-cell office:value-type="float" office:value="17860211" calcext:value-type="float">
            <text:p>17860211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imon /Sniadecki/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Boguslaus /Meller/ ovilio</text:p>
          </table:table-cell>
          <table:table-cell office:value-type="string" calcext:value-type="string">
            <text:p>Sophia /Nowaczka/ mater familias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8" calcext:value-type="float">
            <text:p>798</text:p>
          </table:table-cell>
          <table:table-cell office:value-type="float" office:value="17860211" calcext:value-type="float">
            <text:p>17860211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Paulus /Chertmann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hristopherus /Ogrodenczyk/ de Międzylesie</text:p>
          </table:table-cell>
          <table:table-cell office:value-type="string" calcext:value-type="string">
            <text:p>Marianna /Pogodzins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8" calcext:value-type="float">
            <text:p>798</text:p>
          </table:table-cell>
          <table:table-cell office:value-type="float" office:value="17860226" calcext:value-type="float">
            <text:p>178602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tonina Eleonora</text:p>
          </table:table-cell>
          <table:table-cell office:value-type="string" calcext:value-type="string">
            <text:p>Josephus /Rynarzewski/ nobilies protune villa Piotrkowice possessore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lbertus /Rynarzewski/ protune possessor de Dąbrowa</text:p>
          </table:table-cell>
          <table:table-cell office:value-type="string" calcext:value-type="string">
            <text:p>Antonina /Rynarzewska/ villa Brudzyna possesstris</text:p>
          </table:table-cell>
          <table:table-cell/>
          <table:table-cell office:value-type="string" calcext:value-type="string">
            <text:p>nobilis</text:p>
          </table:table-cell>
          <table:table-cell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8" calcext:value-type="float">
            <text:p>798</text:p>
          </table:table-cell>
          <table:table-cell office:value-type="float" office:value="17860316" calcext:value-type="float">
            <text:p>1786031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Laurentius /Orzeihow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Nicolaus juvenis</text:p>
          </table:table-cell>
          <table:table-cell office:value-type="string" calcext:value-type="string">
            <text:p>Barbara /Woyciechow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8" calcext:value-type="float">
            <text:p>798</text:p>
          </table:table-cell>
          <table:table-cell office:value-type="float" office:value="17860317" calcext:value-type="float">
            <text:p>178603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agricola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etrus /Kusz/</text:p>
          </table:table-cell>
          <table:table-cell office:value-type="string" calcext:value-type="string">
            <text:p>Gertrudis /Balcer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8" calcext:value-type="float">
            <text:p>798</text:p>
          </table:table-cell>
          <table:table-cell office:value-type="float" office:value="17860319" calcext:value-type="float">
            <text:p>1786031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Korbal/</text:p>
          </table:table-cell>
          <table:table-cell office:value-type="string" calcext:value-type="string">
            <text:p>Marianna /Buiarzyn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8" calcext:value-type="float">
            <text:p>798</text:p>
          </table:table-cell>
          <table:table-cell office:value-type="float" office:value="17860327" calcext:value-type="float">
            <text:p>1786032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hristina</text:p>
          </table:table-cell>
          <table:table-cell office:value-type="string" calcext:value-type="string">
            <text:p>Joannes /Plangentzow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thias juvenis</text:p>
          </table:table-cell>
          <table:table-cell office:value-type="string" calcext:value-type="string">
            <text:p>Christina /Piekarska/ scultetissa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8" calcext:value-type="float">
            <text:p>798</text:p>
          </table:table-cell>
          <table:table-cell office:value-type="float" office:value="17860402" calcext:value-type="float">
            <text:p>178604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Wichłac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Nowak/ agricola</text:p>
          </table:table-cell>
          <table:table-cell office:value-type="string" calcext:value-type="string">
            <text:p>Catharina /Grabars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8" calcext:value-type="float">
            <text:p>798</text:p>
          </table:table-cell>
          <table:table-cell office:value-type="float" office:value="17860403" calcext:value-type="float">
            <text:p>17860403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Laurentius /Czołgoszow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Pariaski/ cantor de Gorzyce</text:p>
          </table:table-cell>
          <table:table-cell office:value-type="string" calcext:value-type="string">
            <text:p>Magdalena /Michałowa/ mater familias auliae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8" calcext:value-type="float">
            <text:p>798</text:p>
          </table:table-cell>
          <table:table-cell office:value-type="float" office:value="17860410" calcext:value-type="float">
            <text:p>178604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lbertus /Kokaszyn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Przybył/ pater familias</text:p>
          </table:table-cell>
          <table:table-cell office:value-type="string" calcext:value-type="string">
            <text:p>Rosa /Bycz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8" calcext:value-type="float">
            <text:p>798</text:p>
          </table:table-cell>
          <table:table-cell office:value-type="float" office:value="17860420" calcext:value-type="float">
            <text:p>178604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 /Dopieralanka/</text:p>
          </table:table-cell>
          <table:table-cell office:value-type="string" calcext:value-type="string">
            <text:p>Ignatius /Donayski/ organarius</text:p>
          </table:table-cell>
          <table:table-cell office:value-type="string" calcext:value-type="string">
            <text:p>Marianna /Matuszynska/ virgo de domo plebanali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8" calcext:value-type="float">
            <text:p>798</text:p>
          </table:table-cell>
          <table:table-cell office:value-type="float" office:value="17860421" calcext:value-type="float">
            <text:p>1786042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Daniel /Hopatow/ molendina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Laurentius /Nowak/</text:p>
          </table:table-cell>
          <table:table-cell office:value-type="string" calcext:value-type="string">
            <text:p>Marianna /Bujarzyn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8" calcext:value-type="float">
            <text:p>798</text:p>
          </table:table-cell>
          <table:table-cell office:value-type="float" office:value="17860421" calcext:value-type="float">
            <text:p>17860421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Casimirus /Nieradzik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sephus /Tur/</text:p>
          </table:table-cell>
          <table:table-cell office:value-type="string" calcext:value-type="string">
            <text:p>Marianna /Matuszynska/ virgo nobilis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8" calcext:value-type="float">
            <text:p>798</text:p>
          </table:table-cell>
          <table:table-cell office:value-type="float" office:value="17860423" calcext:value-type="float">
            <text:p>17860423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Josephus /Jędrzeiak/</text:p>
          </table:table-cell>
          <table:table-cell office:value-type="string" calcext:value-type="string">
            <text:p>Julianna</text:p>
          </table:table-cell>
          <table:table-cell office:value-type="string" calcext:value-type="string">
            <text:p>Joannes /Drejer/ juvenis</text:p>
          </table:table-cell>
          <table:table-cell office:value-type="string" calcext:value-type="string">
            <text:p>Catharina /Wawrzynianka/ virgo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8" calcext:value-type="float">
            <text:p>798</text:p>
          </table:table-cell>
          <table:table-cell office:value-type="float" office:value="17860429" calcext:value-type="float">
            <text:p>17860429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us /Zbyszew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Rynarzewski/</text:p>
          </table:table-cell>
          <table:table-cell office:value-type="string" calcext:value-type="string">
            <text:p>Catharina /Matuszynska/ nobilis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8" calcext:value-type="float">
            <text:p>798</text:p>
          </table:table-cell>
          <table:table-cell office:value-type="float" office:value="17860429" calcext:value-type="float">
            <text:p>17860429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ichael /Nieskoralski/</text:p>
          </table:table-cell>
          <table:table-cell office:value-type="string" calcext:value-type="string">
            <text:p>Catharina /Nieskorals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8" calcext:value-type="float">
            <text:p>798</text:p>
          </table:table-cell>
          <table:table-cell office:value-type="float" office:value="17860504" calcext:value-type="float">
            <text:p>178605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Mathias /Łapczyn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chael /Łapczynski/ civis Kcynia</text:p>
          </table:table-cell>
          <table:table-cell office:value-type="string" calcext:value-type="string">
            <text:p>Rosa /Bycz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8" calcext:value-type="float">
            <text:p>798</text:p>
          </table:table-cell>
          <table:table-cell office:value-type="float" office:value="17860507" calcext:value-type="float">
            <text:p>178605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Franciscus /Jackow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Przybył/</text:p>
          </table:table-cell>
          <table:table-cell office:value-type="string" calcext:value-type="string">
            <text:p>Hedvigis /Smelewiczowa/ de Gorzyce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8" calcext:value-type="float">
            <text:p>798</text:p>
          </table:table-cell>
          <table:table-cell office:value-type="float" office:value="17860514" calcext:value-type="float">
            <text:p>178605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Geszin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Mantey/</text:p>
          </table:table-cell>
          <table:table-cell office:value-type="string" calcext:value-type="string">
            <text:p>Anna Rosina /Matejown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8" calcext:value-type="float">
            <text:p>798</text:p>
          </table:table-cell>
          <table:table-cell office:value-type="float" office:value="17860514" calcext:value-type="float">
            <text:p>1786051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Laurentius /Spychała/</text:p>
          </table:table-cell>
          <table:table-cell office:value-type="string" calcext:value-type="string">
            <text:p>Hedvigis /Nowaczka/ de Domasławek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8" calcext:value-type="float">
            <text:p>798</text:p>
          </table:table-cell>
          <table:table-cell office:value-type="float" office:value="17860515" calcext:value-type="float">
            <text:p>17860515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Franciscus /Kieremusow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sephus /Tur/ bonora villa Domaslawia hares et possessor</text:p>
          </table:table-cell>
          <table:table-cell office:value-type="string" calcext:value-type="string">
            <text:p>Magdalena /Jackowiak/ protune villa Juncewa possestrix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8" calcext:value-type="float">
            <text:p>798</text:p>
          </table:table-cell>
          <table:table-cell office:value-type="float" office:value="17860521" calcext:value-type="float">
            <text:p>17860521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Mathias /Przygodow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ucas /Kowalski/ ferrifaber de Juncewo</text:p>
          </table:table-cell>
          <table:table-cell office:value-type="string" calcext:value-type="string">
            <text:p>Barbara /Łapczynska/ de Juncewo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9" calcext:value-type="float">
            <text:p>799</text:p>
          </table:table-cell>
          <table:table-cell office:value-type="float" office:value="17860505" calcext:value-type="float">
            <text:p>1786050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ustina</text:p>
          </table:table-cell>
          <table:table-cell office:value-type="string" calcext:value-type="string">
            <text:p>Bartholomeus /Dusikow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/Jozwiak/</text:p>
          </table:table-cell>
          <table:table-cell office:value-type="string" calcext:value-type="string">
            <text:p>Agnes /Korbal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9" calcext:value-type="float">
            <text:p>799</text:p>
          </table:table-cell>
          <table:table-cell office:value-type="float" office:value="17860505" calcext:value-type="float">
            <text:p>1786050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dalbertus /Korbal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Dębny/ cmethonis de Kosielsko</text:p>
          </table:table-cell>
          <table:table-cell office:value-type="string" calcext:value-type="string">
            <text:p>Marianna cauponatrix de Kosielsko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9" calcext:value-type="float">
            <text:p>799</text:p>
          </table:table-cell>
          <table:table-cell office:value-type="float" office:value="17860505" calcext:value-type="float">
            <text:p>17860505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Laurentius /Ławnikow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Nieskoralski/</text:p>
          </table:table-cell>
          <table:table-cell office:value-type="string" calcext:value-type="string">
            <text:p>Catharina /Nieskorals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9" calcext:value-type="float">
            <text:p>799</text:p>
          </table:table-cell>
          <table:table-cell office:value-type="float" office:value="17860524" calcext:value-type="float">
            <text:p>1786052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Laurentius /Spychał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ogoslaus /Ulatowski/</text:p>
          </table:table-cell>
          <table:table-cell office:value-type="string" calcext:value-type="string">
            <text:p>Rosa /Byczka/ de Juncewo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9" calcext:value-type="float">
            <text:p>799</text:p>
          </table:table-cell>
          <table:table-cell office:value-type="float" office:value="17860528" calcext:value-type="float">
            <text:p>17860528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 Nepomucenus</text:p>
          </table:table-cell>
          <table:table-cell office:value-type="string" calcext:value-type="string">
            <text:p>Mathias /Gałamar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lbertus /Głon/</text:p>
          </table:table-cell>
          <table:table-cell office:value-type="string" calcext:value-type="string">
            <text:p>Catharina /Jeżews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9" calcext:value-type="float">
            <text:p>799</text:p>
          </table:table-cell>
          <table:table-cell office:value-type="float" office:value="17860604" calcext:value-type="float">
            <text:p>178606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Bernardus /Wituc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artholomeus /Szmeytorowicz/</text:p>
          </table:table-cell>
          <table:table-cell office:value-type="string" calcext:value-type="string">
            <text:p>Catharina /Szperzyn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9" calcext:value-type="float">
            <text:p>799</text:p>
          </table:table-cell>
          <table:table-cell office:value-type="float" office:value="17860604" calcext:value-type="float">
            <text:p>17860604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Bogoslaus /Meller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imon /Strzelewicz/</text:p>
          </table:table-cell>
          <table:table-cell office:value-type="string" calcext:value-type="string">
            <text:p>Anna /Wentzow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9" calcext:value-type="float">
            <text:p>799</text:p>
          </table:table-cell>
          <table:table-cell office:value-type="float" office:value="17860615" calcext:value-type="float">
            <text:p>178606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Nicolaus adolescens</text:p>
          </table:table-cell>
          <table:table-cell office:value-type="string" calcext:value-type="string">
            <text:p>Hedvigis /Jakubow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9" calcext:value-type="float">
            <text:p>799</text:p>
          </table:table-cell>
          <table:table-cell office:value-type="float" office:value="17860618" calcext:value-type="float">
            <text:p>17860618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Valentinus /Lewanski/</text:p>
          </table:table-cell>
          <table:table-cell office:value-type="string" calcext:value-type="string">
            <text:p>Margaritha /Kędziorow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9" calcext:value-type="float">
            <text:p>799</text:p>
          </table:table-cell>
          <table:table-cell office:value-type="float" office:value="17860702" calcext:value-type="float">
            <text:p>17860702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dovica</text:p>
          </table:table-cell>
          <table:table-cell office:value-type="string" calcext:value-type="string">
            <text:p>Mathias /Mędlik/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Franciscus /Mędlik/</text:p>
          </table:table-cell>
          <table:table-cell office:value-type="string" calcext:value-type="string">
            <text:p>Anna /Adamian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9" calcext:value-type="float">
            <text:p>799</text:p>
          </table:table-cell>
          <table:table-cell office:value-type="float" office:value="17860709" calcext:value-type="float">
            <text:p>1786070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tinus /Gnialow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/Wentzel/</text:p>
          </table:table-cell>
          <table:table-cell office:value-type="string" calcext:value-type="string">
            <text:p>Anna /Błachow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9" calcext:value-type="float">
            <text:p>799</text:p>
          </table:table-cell>
          <table:table-cell office:value-type="float" office:value="17860713" calcext:value-type="float">
            <text:p>178607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Blasius /Kaczor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Przybylak/</text:p>
          </table:table-cell>
          <table:table-cell office:value-type="string" calcext:value-type="string">
            <text:p>Marianna /Kusz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9" calcext:value-type="float">
            <text:p>799</text:p>
          </table:table-cell>
          <table:table-cell office:value-type="float" office:value="17860730" calcext:value-type="float">
            <text:p>17860730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dalbertus /Meller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Beim/</text:p>
          </table:table-cell>
          <table:table-cell office:value-type="string" calcext:value-type="string">
            <text:p>Anna /Mellerow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9" calcext:value-type="float">
            <text:p>799</text:p>
          </table:table-cell>
          <table:table-cell office:value-type="float" office:value="17860813" calcext:value-type="float">
            <text:p>17860813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Harow/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Martinus /Mędel/</text:p>
          </table:table-cell>
          <table:table-cell office:value-type="string" calcext:value-type="string">
            <text:p>Marianna /Mędlan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9" calcext:value-type="float">
            <text:p>799</text:p>
          </table:table-cell>
          <table:table-cell office:value-type="float" office:value="17860815" calcext:value-type="float">
            <text:p>178608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Michael /Hetmanow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aulus /Hertman/</text:p>
          </table:table-cell>
          <table:table-cell office:value-type="string" calcext:value-type="string">
            <text:p>Hedvigis /Korbal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9" calcext:value-type="float">
            <text:p>799</text:p>
          </table:table-cell>
          <table:table-cell office:value-type="float" office:value="17860903" calcext:value-type="float">
            <text:p>17860903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ndreas /Zbierankow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/Hertman/</text:p>
          </table:table-cell>
          <table:table-cell office:value-type="string" calcext:value-type="string">
            <text:p>Agnes /Kusnierzan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9" calcext:value-type="float">
            <text:p>799</text:p>
          </table:table-cell>
          <table:table-cell office:value-type="float" office:value="17860917" calcext:value-type="float">
            <text:p>17860917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Dobrzynski/</text:p>
          </table:table-cell>
          <table:table-cell office:value-type="string" calcext:value-type="string">
            <text:p>Catharina /Jezow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9" calcext:value-type="float">
            <text:p>799</text:p>
          </table:table-cell>
          <table:table-cell office:value-type="float" office:value="17860917" calcext:value-type="float">
            <text:p>1786091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Josephus /Goliwąs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Hofman/</text:p>
          </table:table-cell>
          <table:table-cell office:value-type="string" calcext:value-type="string">
            <text:p>Elisabeth /Hofmanow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9" calcext:value-type="float">
            <text:p>799</text:p>
          </table:table-cell>
          <table:table-cell office:value-type="float" office:value="17861001" calcext:value-type="float">
            <text:p>17861001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 /Nowaczy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Nieskurałka/</text:p>
          </table:table-cell>
          <table:table-cell office:value-type="string" calcext:value-type="string">
            <text:p>Marianna /Adamian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9" calcext:value-type="float">
            <text:p>799</text:p>
          </table:table-cell>
          <table:table-cell office:value-type="float" office:value="17861001" calcext:value-type="float">
            <text:p>17861001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tephanus /Jackow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Nicolaus /Nowak/</text:p>
          </table:table-cell>
          <table:table-cell office:value-type="string" calcext:value-type="string">
            <text:p>Magdalena /Jackowian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9" calcext:value-type="float">
            <text:p>799</text:p>
          </table:table-cell>
          <table:table-cell office:value-type="float" office:value="17861002" calcext:value-type="float">
            <text:p>178610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acobus /Smorgol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us /Tur/</text:p>
          </table:table-cell>
          <table:table-cell office:value-type="string" calcext:value-type="string">
            <text:p>Magdalena /Rynarzows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9" calcext:value-type="float">
            <text:p>799</text:p>
          </table:table-cell>
          <table:table-cell office:value-type="float" office:value="17861008" calcext:value-type="float">
            <text:p>178610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Gregorius /Mroz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/Nowalowski/</text:p>
          </table:table-cell>
          <table:table-cell office:value-type="string" calcext:value-type="string">
            <text:p>Barbara /Oleynicz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9" calcext:value-type="float">
            <text:p>799</text:p>
          </table:table-cell>
          <table:table-cell office:value-type="float" office:value="17861008" calcext:value-type="float">
            <text:p>1786100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Kopterow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/Armata/</text:p>
          </table:table-cell>
          <table:table-cell office:value-type="string" calcext:value-type="string">
            <text:p>Margaritha /Kędziorow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9" calcext:value-type="float">
            <text:p>799</text:p>
          </table:table-cell>
          <table:table-cell office:value-type="float" office:value="17861008" calcext:value-type="float">
            <text:p>178610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rigitt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Kusnierek/</text:p>
          </table:table-cell>
          <table:table-cell office:value-type="string" calcext:value-type="string">
            <text:p>Marianna /Przekurat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9" calcext:value-type="float">
            <text:p>799</text:p>
          </table:table-cell>
          <table:table-cell office:value-type="float" office:value="17861008" calcext:value-type="float">
            <text:p>1786100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Ciązyn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Lewkowicz/</text:p>
          </table:table-cell>
          <table:table-cell office:value-type="string" calcext:value-type="string">
            <text:p>Magdalena /Rynarzews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9" calcext:value-type="float">
            <text:p>799</text:p>
          </table:table-cell>
          <table:table-cell office:value-type="float" office:value="17861008" calcext:value-type="float">
            <text:p>1786100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Smolinski/</text:p>
          </table:table-cell>
          <table:table-cell office:value-type="string" calcext:value-type="string">
            <text:p>Petronella</text:p>
          </table:table-cell>
          <table:table-cell office:value-type="string" calcext:value-type="string">
            <text:p>Joannes /Bikarski/</text:p>
          </table:table-cell>
          <table:table-cell office:value-type="string" calcext:value-type="string">
            <text:p>Marianna /Smolins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9" calcext:value-type="float">
            <text:p>799</text:p>
          </table:table-cell>
          <table:table-cell office:value-type="float" office:value="17861015" calcext:value-type="float">
            <text:p>178610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ndreas /Krolewiczow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hristopherus /Ogrodowczyk/</text:p>
          </table:table-cell>
          <table:table-cell office:value-type="string" calcext:value-type="string">
            <text:p>Hedvigis /Korbal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99" calcext:value-type="float">
            <text:p>799</text:p>
          </table:table-cell>
          <table:table-cell office:value-type="float" office:value="17861015" calcext:value-type="float">
            <text:p>178610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Joannes /Byk/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Valentinus de Obicanowo</text:p>
          </table:table-cell>
          <table:table-cell office:value-type="string" calcext:value-type="string">
            <text:p>Marianna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0" calcext:value-type="float">
            <text:p>800</text:p>
          </table:table-cell>
          <table:table-cell office:value-type="float" office:value="17861112" calcext:value-type="float">
            <text:p>17861112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ndreas /Jozwia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Thomas /Jozwiak/</text:p>
          </table:table-cell>
          <table:table-cell office:value-type="string" calcext:value-type="string">
            <text:p>Hedvigis /Korbalka/ de Międzylesie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0" calcext:value-type="float">
            <text:p>800</text:p>
          </table:table-cell>
          <table:table-cell office:value-type="float" office:value="17861126" calcext:value-type="float">
            <text:p>178611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annes /Grzybow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lbertus /Sobczak/</text:p>
          </table:table-cell>
          <table:table-cell office:value-type="string" calcext:value-type="string">
            <text:p>Dorothea /Nowacz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0" calcext:value-type="float">
            <text:p>800</text:p>
          </table:table-cell>
          <table:table-cell office:value-type="float" office:value="17861205" calcext:value-type="float">
            <text:p>17861205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 Elisabeth</text:p>
          </table:table-cell>
          <table:table-cell office:value-type="string" calcext:value-type="string">
            <text:p>Jacobus /Krysz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lbertus /Tur/ hares et possessor villae Domasławia</text:p>
          </table:table-cell>
          <table:table-cell office:value-type="string" calcext:value-type="string">
            <text:p>Domicilla /Sicinska/ virgo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0" calcext:value-type="float">
            <text:p>800</text:p>
          </table:table-cell>
          <table:table-cell office:value-type="float" office:value="17861210" calcext:value-type="float">
            <text:p>1786121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Kluczynski/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Nicolaus /Kocinga/</text:p>
          </table:table-cell>
          <table:table-cell office:value-type="string" calcext:value-type="string">
            <text:p>Agnes /Nowaczonka/ de Kopanina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0" calcext:value-type="float">
            <text:p>800</text:p>
          </table:table-cell>
          <table:table-cell office:value-type="float" office:value="17861217" calcext:value-type="float">
            <text:p>17861217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dalbertus /Wallow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Bujara/</text:p>
          </table:table-cell>
          <table:table-cell office:value-type="string" calcext:value-type="string">
            <text:p>Catharina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0" calcext:value-type="float">
            <text:p>800</text:p>
          </table:table-cell>
          <table:table-cell office:value-type="float" office:value="17861224" calcext:value-type="float">
            <text:p>178612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 Ignatius</text:p>
          </table:table-cell>
          <table:table-cell office:value-type="string" calcext:value-type="string">
            <text:p>Adalbertus /Puszkow/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Ignatius /Donayski/ organarius</text:p>
          </table:table-cell>
          <table:table-cell office:value-type="string" calcext:value-type="string">
            <text:p>Rosalia /Zatewska/ virgo de aula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0" calcext:value-type="float">
            <text:p>800</text:p>
          </table:table-cell>
          <table:table-cell office:value-type="float" office:value="17861226" calcext:value-type="float">
            <text:p>17861226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Andreas /Kędzior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lbertus /Głon/</text:p>
          </table:table-cell>
          <table:table-cell office:value-type="string" calcext:value-type="string">
            <text:p>Margaritha /Kędziorow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0" calcext:value-type="float">
            <text:p>800</text:p>
          </table:table-cell>
          <table:table-cell office:value-type="float" office:value="17861231" calcext:value-type="float">
            <text:p>17861231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asimirus /Biskup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Nicolaus /Kubasiak/</text:p>
          </table:table-cell>
          <table:table-cell office:value-type="string" calcext:value-type="string">
            <text:p>Sophia /Nowacz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0" calcext:value-type="float">
            <text:p>800</text:p>
          </table:table-cell>
          <table:table-cell office:value-type="float" office:value="17870101" calcext:value-type="float">
            <text:p>178701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Valentinus /Urbankow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Beim/</text:p>
          </table:table-cell>
          <table:table-cell office:value-type="string" calcext:value-type="string">
            <text:p>Catharina /Szperzyn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0" calcext:value-type="float">
            <text:p>800</text:p>
          </table:table-cell>
          <table:table-cell office:value-type="float" office:value="17870107" calcext:value-type="float">
            <text:p>178701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dalbertus /Purol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gnatius /Donayski/ organarius de Juncewo</text:p>
          </table:table-cell>
          <table:table-cell office:value-type="string" calcext:value-type="string">
            <text:p>Marianna /Lewandowska/ de Domasławek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0" calcext:value-type="float">
            <text:p>800</text:p>
          </table:table-cell>
          <table:table-cell office:value-type="float" office:value="17870114" calcext:value-type="float">
            <text:p>178701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Laurentius /Tobol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Franciscus /Bykoski/</text:p>
          </table:table-cell>
          <table:table-cell office:value-type="string" calcext:value-type="string">
            <text:p>Marianna /Manteyiow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0" calcext:value-type="float">
            <text:p>800</text:p>
          </table:table-cell>
          <table:table-cell office:value-type="float" office:value="17870121" calcext:value-type="float">
            <text:p>178701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lasius /Stangreciak/</text:p>
          </table:table-cell>
          <table:table-cell office:value-type="string" calcext:value-type="string">
            <text:p>Agnes /Ławnicz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0" calcext:value-type="float">
            <text:p>800</text:p>
          </table:table-cell>
          <table:table-cell office:value-type="float" office:value="17870121" calcext:value-type="float">
            <text:p>17870121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ndreas /Lewandoski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acobus /Nowaczyk/</text:p>
          </table:table-cell>
          <table:table-cell office:value-type="string" calcext:value-type="string">
            <text:p>Catharina /Biniaszewska/ de Mokronosy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0" calcext:value-type="float">
            <text:p>800</text:p>
          </table:table-cell>
          <table:table-cell office:value-type="float" office:value="17870121" calcext:value-type="float">
            <text:p>1787012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hristopherus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Adalbertus /Korbal/</text:p>
          </table:table-cell>
          <table:table-cell office:value-type="string" calcext:value-type="string">
            <text:p>Marianna /Bujarzyn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0" calcext:value-type="float">
            <text:p>800</text:p>
          </table:table-cell>
          <table:table-cell office:value-type="float" office:value="17870204" calcext:value-type="float">
            <text:p>17870204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Thomas molendinator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Blasius /Szczepaniak/</text:p>
          </table:table-cell>
          <table:table-cell office:value-type="string" calcext:value-type="string">
            <text:p>Marianna /Zielinska/</text:p>
          </table:table-cell>
          <table:table-cell/>
          <table:table-cell office:value-type="string" calcext:value-type="string">
            <text:p>surname of father overwritten</text:p>
          </table:table-cell>
          <table:table-cell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0" calcext:value-type="float">
            <text:p>800</text:p>
          </table:table-cell>
          <table:table-cell office:value-type="float" office:value="17870204" calcext:value-type="float">
            <text:p>1787020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Paulus /Gorec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lbertus /Gielinski/</text:p>
          </table:table-cell>
          <table:table-cell office:value-type="string" calcext:value-type="string">
            <text:p>Sophia /Ziemins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0" calcext:value-type="float">
            <text:p>800</text:p>
          </table:table-cell>
          <table:table-cell office:value-type="float" office:value="17870205" calcext:value-type="float">
            <text:p>17870205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Victoria /Gruszczynianka/</text:p>
          </table:table-cell>
          <table:table-cell office:value-type="string" calcext:value-type="string">
            <text:p>Andreas /Jozwiak/</text:p>
          </table:table-cell>
          <table:table-cell office:value-type="string" calcext:value-type="string">
            <text:p>Marianna /Pogodzins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0" calcext:value-type="float">
            <text:p>800</text:p>
          </table:table-cell>
          <table:table-cell office:value-type="float" office:value="17870211" calcext:value-type="float">
            <text:p>1787021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Tomhowiak/</text:p>
          </table:table-cell>
          <table:table-cell office:value-type="string" calcext:value-type="string">
            <text:p>Agnes /Stachow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0" calcext:value-type="float">
            <text:p>800</text:p>
          </table:table-cell>
          <table:table-cell office:value-type="float" office:value="17870225" calcext:value-type="float">
            <text:p>17870225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Boguslaus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Joannes /Dobrzynski/</text:p>
          </table:table-cell>
          <table:table-cell office:value-type="string" calcext:value-type="string">
            <text:p>Dorothea /Lewandos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0" calcext:value-type="float">
            <text:p>800</text:p>
          </table:table-cell>
          <table:table-cell office:value-type="float" office:value="17870304" calcext:value-type="float">
            <text:p>178703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Ogrodowczy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hristopherus /Ogrodowczyk/</text:p>
          </table:table-cell>
          <table:table-cell office:value-type="string" calcext:value-type="string">
            <text:p>Hedvigis /Korbal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0" calcext:value-type="float">
            <text:p>800</text:p>
          </table:table-cell>
          <table:table-cell office:value-type="float" office:value="17870304" calcext:value-type="float">
            <text:p>17870304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sepha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Ignatius /Donayski/ organarius de Juncewo</text:p>
          </table:table-cell>
          <table:table-cell office:value-type="string" calcext:value-type="string">
            <text:p>Catharina /Wagnerowna/ de aula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0" calcext:value-type="float">
            <text:p>800</text:p>
          </table:table-cell>
          <table:table-cell office:value-type="float" office:value="17870317" calcext:value-type="float">
            <text:p>17870317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lbertus /Płochinski/</text:p>
          </table:table-cell>
          <table:table-cell office:value-type="string" calcext:value-type="string">
            <text:p>Agnes /Kibiełows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0" calcext:value-type="float">
            <text:p>800</text:p>
          </table:table-cell>
          <table:table-cell office:value-type="float" office:value="17870326" calcext:value-type="float">
            <text:p>17870326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gnatius /Donayski/ organarius de Juncewo</text:p>
          </table:table-cell>
          <table:table-cell office:value-type="string" calcext:value-type="string">
            <text:p>Cecilia /Pesalinska/ de domo plebanali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0" calcext:value-type="float">
            <text:p>800</text:p>
          </table:table-cell>
          <table:table-cell office:value-type="float" office:value="17870410" calcext:value-type="float">
            <text:p>178704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Joannes /Nowa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Szpera/</text:p>
          </table:table-cell>
          <table:table-cell office:value-type="string" calcext:value-type="string">
            <text:p>Agatha /Puszczyn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0" calcext:value-type="float">
            <text:p>800</text:p>
          </table:table-cell>
          <table:table-cell office:value-type="float" office:value="17870415" calcext:value-type="float">
            <text:p>178704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Biadasiow/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Ignatius /Donayski/ organarius de Juncewo</text:p>
          </table:table-cell>
          <table:table-cell office:value-type="string" calcext:value-type="string">
            <text:p>Rosalia /Zaleska/ virgo de aula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0" calcext:value-type="float">
            <text:p>800</text:p>
          </table:table-cell>
          <table:table-cell office:value-type="float" office:value="17870420" calcext:value-type="float">
            <text:p>178704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 Agnes</text:p>
          </table:table-cell>
          <table:table-cell office:value-type="string" calcext:value-type="string">
            <text:p>Paulus /Grzybow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lemens /Płucki/ vice</text:p>
          </table:table-cell>
          <table:table-cell office:value-type="string" calcext:value-type="string">
            <text:p>palatinus de Ostrzeszowice</text:p>
          </table:table-cell>
          <table:table-cell office:value-type="string" calcext:value-type="string">
            <text:p>Anastasia /Małachows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1" calcext:value-type="float">
            <text:p>801</text:p>
          </table:table-cell>
          <table:table-cell office:value-type="float" office:value="17870422" calcext:value-type="float">
            <text:p>17870422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Simon /Głon/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Ignatius /Donayski/ organarius de Juncewo</text:p>
          </table:table-cell>
          <table:table-cell office:value-type="string" calcext:value-type="string">
            <text:p>Hedvigis /Strzelewiczowna/ de Gorzyce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1" calcext:value-type="float">
            <text:p>801</text:p>
          </table:table-cell>
          <table:table-cell office:value-type="float" office:value="17870513" calcext:value-type="float">
            <text:p>1787051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Christopherus /Nykiel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/Lux/ de Imilenko</text:p>
          </table:table-cell>
          <table:table-cell office:value-type="string" calcext:value-type="string">
            <text:p>Anna /Lentzow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1" calcext:value-type="float">
            <text:p>801</text:p>
          </table:table-cell>
          <table:table-cell office:value-type="float" office:value="17870513" calcext:value-type="float">
            <text:p>17870513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dovicus</text:p>
          </table:table-cell>
          <table:table-cell office:value-type="string" calcext:value-type="string">
            <text:p>Jacobus /Harentow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ogoslaus /Mantey/</text:p>
          </table:table-cell>
          <table:table-cell office:value-type="string" calcext:value-type="string">
            <text:p>Anna Christina /Manteyiow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1" calcext:value-type="float">
            <text:p>801</text:p>
          </table:table-cell>
          <table:table-cell office:value-type="float" office:value="17870524" calcext:value-type="float">
            <text:p>178705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althasar /Kurz/</text:p>
          </table:table-cell>
          <table:table-cell office:value-type="string" calcext:value-type="string">
            <text:p>Gertrudis</text:p>
          </table:table-cell>
          <table:table-cell office:value-type="string" calcext:value-type="string">
            <text:p>Jacobus /Przybył/</text:p>
          </table:table-cell>
          <table:table-cell office:value-type="string" calcext:value-type="string">
            <text:p>Margaritha Barbara ovilissa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1" calcext:value-type="float">
            <text:p>801</text:p>
          </table:table-cell>
          <table:table-cell office:value-type="float" office:value="17870531" calcext:value-type="float">
            <text:p>17870531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tronella</text:p>
          </table:table-cell>
          <table:table-cell office:value-type="string" calcext:value-type="string">
            <text:p>Michael famulus aulicis licet subditis liberam tamen a subditatus per Josephus Tur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Josephus /Tur/</text:p>
          </table:table-cell>
          <table:table-cell office:value-type="string" calcext:value-type="string">
            <text:p>Domicilla /Sicins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1" calcext:value-type="float">
            <text:p>801</text:p>
          </table:table-cell>
          <table:table-cell office:value-type="float" office:value="17870610" calcext:value-type="float">
            <text:p>1787061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 /Kubasianka/</text:p>
          </table:table-cell>
          <table:table-cell office:value-type="string" calcext:value-type="string">
            <text:p>Mathias /Gęsinski/</text:p>
          </table:table-cell>
          <table:table-cell office:value-type="string" calcext:value-type="string">
            <text:p>Barbara /Makinow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1" calcext:value-type="float">
            <text:p>801</text:p>
          </table:table-cell>
          <table:table-cell office:value-type="float" office:value="17870610" calcext:value-type="float">
            <text:p>17870610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tronella</text:p>
          </table:table-cell>
          <table:table-cell office:value-type="string" calcext:value-type="string">
            <text:p>Bartholomeus /Przygodow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rtholomeus /Lewandoski/</text:p>
          </table:table-cell>
          <table:table-cell office:value-type="string" calcext:value-type="string">
            <text:p>Marianna de Marcinkowo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1" calcext:value-type="float">
            <text:p>801</text:p>
          </table:table-cell>
          <table:table-cell office:value-type="float" office:value="17870624" calcext:value-type="float">
            <text:p>178706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uliann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Przybylak/</text:p>
          </table:table-cell>
          <table:table-cell office:value-type="string" calcext:value-type="string">
            <text:p>Agatha /Puszczyn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1" calcext:value-type="float">
            <text:p>801</text:p>
          </table:table-cell>
          <table:table-cell office:value-type="float" office:value="17870629" calcext:value-type="float">
            <text:p>178706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Joannes /Przybylak/</text:p>
          </table:table-cell>
          <table:table-cell office:value-type="string" calcext:value-type="string">
            <text:p>Josepha /Lakowska/ de Sielec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1" calcext:value-type="float">
            <text:p>801</text:p>
          </table:table-cell>
          <table:table-cell office:value-type="float" office:value="17870701" calcext:value-type="float">
            <text:p>17870701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Michael /Jeskow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tanislaus /Łuczak/</text:p>
          </table:table-cell>
          <table:table-cell office:value-type="string" calcext:value-type="string">
            <text:p>Anna /Mellerowa/ ovilissa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1" calcext:value-type="float">
            <text:p>801</text:p>
          </table:table-cell>
          <table:table-cell office:value-type="float" office:value="17870701" calcext:value-type="float">
            <text:p>17870701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uslaus</text:p>
          </table:table-cell>
          <table:table-cell office:value-type="string" calcext:value-type="string">
            <text:p>Martinus /Manteyiow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Boguslaus /Szplet/</text:p>
          </table:table-cell>
          <table:table-cell office:value-type="string" calcext:value-type="string">
            <text:p>Catharina /Szpletown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1" calcext:value-type="float">
            <text:p>801</text:p>
          </table:table-cell>
          <table:table-cell office:value-type="float" office:value="17870701" calcext:value-type="float">
            <text:p>178707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Przybyłow/ agricola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Beim/</text:p>
          </table:table-cell>
          <table:table-cell office:value-type="string" calcext:value-type="string">
            <text:p>Catharina /Mnichow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1" calcext:value-type="float">
            <text:p>801</text:p>
          </table:table-cell>
          <table:table-cell office:value-type="float" office:value="17870702" calcext:value-type="float">
            <text:p>178707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Beim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chael /Beim/</text:p>
          </table:table-cell>
          <table:table-cell office:value-type="string" calcext:value-type="string">
            <text:p>Regina /Przybył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1" calcext:value-type="float">
            <text:p>801</text:p>
          </table:table-cell>
          <table:table-cell office:value-type="float" office:value="17870810" calcext:value-type="float">
            <text:p>178708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Galwas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Laurentius /Nowakowski/</text:p>
          </table:table-cell>
          <table:table-cell office:value-type="string" calcext:value-type="string">
            <text:p>Marianna /Bujarzyn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1" calcext:value-type="float">
            <text:p>801</text:p>
          </table:table-cell>
          <table:table-cell office:value-type="float" office:value="17870819" calcext:value-type="float">
            <text:p>1787081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Joannes /Lewandow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Nicolaus /Marciniak/ de Obiecanowo</text:p>
          </table:table-cell>
          <table:table-cell office:value-type="string" calcext:value-type="string">
            <text:p>Catharina /Szperzyna/ mater familias de Juncewo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1" calcext:value-type="float">
            <text:p>801</text:p>
          </table:table-cell>
          <table:table-cell office:value-type="float" office:value="17870826" calcext:value-type="float">
            <text:p>17870826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dovic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Elias /Szmoltz/ incola</text:p>
          </table:table-cell>
          <table:table-cell office:value-type="string" calcext:value-type="string">
            <text:p>Catharina /Jabłons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1" calcext:value-type="float">
            <text:p>801</text:p>
          </table:table-cell>
          <table:table-cell office:value-type="float" office:value="17870827" calcext:value-type="float">
            <text:p>1787082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dovicus</text:p>
          </table:table-cell>
          <table:table-cell office:value-type="string" calcext:value-type="string">
            <text:p>Josephus /Cichowicz/</text:p>
          </table:table-cell>
          <table:table-cell office:value-type="string" calcext:value-type="string">
            <text:p>Gertrudis</text:p>
          </table:table-cell>
          <table:table-cell office:value-type="string" calcext:value-type="string">
            <text:p>Adalbertus /Tur/ de Domasławek</text:p>
          </table:table-cell>
          <table:table-cell office:value-type="string" calcext:value-type="string">
            <text:p>Domicella /Szienska/ de majori de Domasławek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1" calcext:value-type="float">
            <text:p>801</text:p>
          </table:table-cell>
          <table:table-cell office:value-type="float" office:value="17870916" calcext:value-type="float">
            <text:p>178709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yprianus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Byk/ agricola</text:p>
          </table:table-cell>
          <table:table-cell office:value-type="string" calcext:value-type="string">
            <text:p>Regina /Przybyłow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1" calcext:value-type="float">
            <text:p>801</text:p>
          </table:table-cell>
          <table:table-cell office:value-type="float" office:value="17870923" calcext:value-type="float">
            <text:p>1787092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Laurentius /Toboyski/</text:p>
          </table:table-cell>
          <table:table-cell office:value-type="string" calcext:value-type="string">
            <text:p>Apolonia /Mnichowa/ mater familias de Juncewo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1" calcext:value-type="float">
            <text:p>801</text:p>
          </table:table-cell>
          <table:table-cell office:value-type="float" office:value="17870923" calcext:value-type="float">
            <text:p>17870923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cla Michalina</text:p>
          </table:table-cell>
          <table:table-cell office:value-type="string" calcext:value-type="string">
            <text:p>Casimirus /Tur/ nobili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Tur/</text:p>
          </table:table-cell>
          <table:table-cell office:value-type="string" calcext:value-type="string">
            <text:p>Domicella /Szienska/ virgo de Słurpe nobilis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1" calcext:value-type="float">
            <text:p>801</text:p>
          </table:table-cell>
          <table:table-cell office:value-type="float" office:value="17870923" calcext:value-type="float">
            <text:p>1787092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oannes /Piekarski/</text:p>
          </table:table-cell>
          <table:table-cell office:value-type="string" calcext:value-type="string">
            <text:p>Christina</text:p>
          </table:table-cell>
          <table:table-cell office:value-type="string" calcext:value-type="string">
            <text:p>Adalbertus /Gielinski/ molendinator</text:p>
          </table:table-cell>
          <table:table-cell office:value-type="string" calcext:value-type="string">
            <text:p>Cecilia virgo soror mea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1" calcext:value-type="float">
            <text:p>801</text:p>
          </table:table-cell>
          <table:table-cell office:value-type="float" office:value="17870923" calcext:value-type="float">
            <text:p>1787092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tonius /Szachkow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Koptera/</text:p>
          </table:table-cell>
          <table:table-cell office:value-type="string" calcext:value-type="string">
            <text:p>Barbara /Łapczyns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2" calcext:value-type="float">
            <text:p>802</text:p>
          </table:table-cell>
          <table:table-cell office:value-type="float" office:value="17870930" calcext:value-type="float">
            <text:p>1787093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aurentius /Orzeihow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lbertus /Sobczak/</text:p>
          </table:table-cell>
          <table:table-cell office:value-type="string" calcext:value-type="string">
            <text:p>Marianna /Kubasian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2" calcext:value-type="float">
            <text:p>802</text:p>
          </table:table-cell>
          <table:table-cell office:value-type="float" office:value="17871028" calcext:value-type="float">
            <text:p>1787102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osephus /Cerenowicz/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Laurentius /Toboyski/</text:p>
          </table:table-cell>
          <table:table-cell office:value-type="string" calcext:value-type="string">
            <text:p>Marianna de Sarbinowo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2" calcext:value-type="float">
            <text:p>802</text:p>
          </table:table-cell>
          <table:table-cell office:value-type="float" office:value="17871111" calcext:value-type="float">
            <text:p>178711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/Galwasi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Laurentius /Kruszczynski/</text:p>
          </table:table-cell>
          <table:table-cell office:value-type="string" calcext:value-type="string">
            <text:p>Hedvigis /Korbal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2" calcext:value-type="float">
            <text:p>802</text:p>
          </table:table-cell>
          <table:table-cell office:value-type="float" office:value="17871111" calcext:value-type="float">
            <text:p>17871111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Simon /Sniadecki/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Adalbertus /Sniadecki/</text:p>
          </table:table-cell>
          <table:table-cell office:value-type="string" calcext:value-type="string">
            <text:p>Agnes consors ferrifabri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2" calcext:value-type="float">
            <text:p>802</text:p>
          </table:table-cell>
          <table:table-cell office:value-type="float" office:value="17871111" calcext:value-type="float">
            <text:p>17871111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elix</text:p>
          </table:table-cell>
          <table:table-cell office:value-type="string" calcext:value-type="string">
            <text:p>Thomas /Zielin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/Lewandowski/</text:p>
          </table:table-cell>
          <table:table-cell office:value-type="string" calcext:value-type="string">
            <text:p>Dorothea /Lewandows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2" calcext:value-type="float">
            <text:p>802</text:p>
          </table:table-cell>
          <table:table-cell office:value-type="float" office:value="17871114" calcext:value-type="float">
            <text:p>1787111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Rynarzewski/ possessor de Piotrkowice</text:p>
          </table:table-cell>
          <table:table-cell office:value-type="string" calcext:value-type="string">
            <text:p>Zuzanna /Gutrowna/ virgo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2" calcext:value-type="float">
            <text:p>802</text:p>
          </table:table-cell>
          <table:table-cell office:value-type="float" office:value="17871118" calcext:value-type="float">
            <text:p>17871118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ndreas /Wesolowski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Jeruzak/ de Gorzyce</text:p>
          </table:table-cell>
          <table:table-cell office:value-type="string" calcext:value-type="string">
            <text:p>Marianna /Kiszarzan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2" calcext:value-type="float">
            <text:p>802</text:p>
          </table:table-cell>
          <table:table-cell office:value-type="float" office:value="17871127" calcext:value-type="float">
            <text:p>1787112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famulus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Adalbertus /Sobczak/</text:p>
          </table:table-cell>
          <table:table-cell office:value-type="string" calcext:value-type="string">
            <text:p>Anna /Błachowa/ mater familias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2" calcext:value-type="float">
            <text:p>802</text:p>
          </table:table-cell>
          <table:table-cell office:value-type="float" office:value="17871202" calcext:value-type="float">
            <text:p>17871202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ristopherus</text:p>
          </table:table-cell>
          <table:table-cell office:value-type="string" calcext:value-type="string">
            <text:p>Petrus /Albreht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Mantey/ scultetus</text:p>
          </table:table-cell>
          <table:table-cell office:value-type="string" calcext:value-type="string">
            <text:p>Catharina /Aręntowa/ 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2" calcext:value-type="float">
            <text:p>802</text:p>
          </table:table-cell>
          <table:table-cell office:value-type="float" office:value="17871202" calcext:value-type="float">
            <text:p>178712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Valentinus /Wielczyn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lbertus /Kobydłowski/ de Działkowo</text:p>
          </table:table-cell>
          <table:table-cell office:value-type="string" calcext:value-type="string">
            <text:p>Marianna /Walkowianka/ de Działkowo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2" calcext:value-type="float">
            <text:p>802</text:p>
          </table:table-cell>
          <table:table-cell office:value-type="float" office:value="17871227" calcext:value-type="float">
            <text:p>1787122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asimirus /Jackowia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Catharina mater familias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2" calcext:value-type="float">
            <text:p>802</text:p>
          </table:table-cell>
          <table:table-cell office:value-type="float" office:value="17880101" calcext:value-type="float">
            <text:p>178801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 /Kus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Beim/</text:p>
          </table:table-cell>
          <table:table-cell office:value-type="string" calcext:value-type="string">
            <text:p>Rosa /Bycz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2" calcext:value-type="float">
            <text:p>802</text:p>
          </table:table-cell>
          <table:table-cell office:value-type="float" office:value="17880106" calcext:value-type="float">
            <text:p>1788010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Valentinus /Lemonski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Blasius /Saskoski/ de Nadwerowo</text:p>
          </table:table-cell>
          <table:table-cell office:value-type="string" calcext:value-type="string">
            <text:p>Barbara /Beymowa/ de Juncewo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2" calcext:value-type="float">
            <text:p>802</text:p>
          </table:table-cell>
          <table:table-cell office:value-type="float" office:value="17880120" calcext:value-type="float">
            <text:p>17880120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acobus /Marciniak/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Adalbertus /Sniadecki/</text:p>
          </table:table-cell>
          <table:table-cell office:value-type="string" calcext:value-type="string">
            <text:p>Francisca virgo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2" calcext:value-type="float">
            <text:p>802</text:p>
          </table:table-cell>
          <table:table-cell office:value-type="float" office:value="17880127" calcext:value-type="float">
            <text:p>1788012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ebastianus /Grac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lbertus /Sobczak/ juvenis</text:p>
          </table:table-cell>
          <table:table-cell office:value-type="string" calcext:value-type="string">
            <text:p>Joanna /Buczyns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2" calcext:value-type="float">
            <text:p>802</text:p>
          </table:table-cell>
          <table:table-cell office:value-type="float" office:value="17880128" calcext:value-type="float">
            <text:p>17880128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rigitta Marian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Tur/</text:p>
          </table:table-cell>
          <table:table-cell office:value-type="string" calcext:value-type="string">
            <text:p>Anastasia /Małachowska/ virgo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2" calcext:value-type="float">
            <text:p>802</text:p>
          </table:table-cell>
          <table:table-cell office:value-type="float" office:value="17880203" calcext:value-type="float">
            <text:p>1788020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oguslaus /Ulatowski/</text:p>
          </table:table-cell>
          <table:table-cell office:value-type="string" calcext:value-type="string">
            <text:p>Cunegundis</text:p>
          </table:table-cell>
          <table:table-cell office:value-type="string" calcext:value-type="string">
            <text:p>Lucas /Nowak/ ferrifaber de Domasławek</text:p>
          </table:table-cell>
          <table:table-cell office:value-type="string" calcext:value-type="string">
            <text:p>Hedvigis /Korbal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2" calcext:value-type="float">
            <text:p>802</text:p>
          </table:table-cell>
          <table:table-cell office:value-type="float" office:value="17880203" calcext:value-type="float">
            <text:p>17880203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Thomas /Wierzchowski/ molendinator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Bartholomeus /Lewandowski/ juvenis</text:p>
          </table:table-cell>
          <table:table-cell office:value-type="string" calcext:value-type="string">
            <text:p>Hedvigis /Nowacz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2" calcext:value-type="float">
            <text:p>802</text:p>
          </table:table-cell>
          <table:table-cell office:value-type="float" office:value="17880204" calcext:value-type="float">
            <text:p>178802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 /Mnich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Franciscus /Kieremus/ civis de Żnin</text:p>
          </table:table-cell>
          <table:table-cell office:value-type="string" calcext:value-type="string">
            <text:p>Catharina /Matuszynska/ nobilis de domo plebanalis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2" calcext:value-type="float">
            <text:p>802</text:p>
          </table:table-cell>
          <table:table-cell office:value-type="float" office:value="17880208" calcext:value-type="float">
            <text:p>17880208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sla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osina</text:p>
          </table:table-cell>
          <table:table-cell office:value-type="string" calcext:value-type="string">
            <text:p>Elias</text:p>
          </table:table-cell>
          <table:table-cell office:value-type="string" calcext:value-type="string">
            <text:p>Eva /Mantlgin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2" calcext:value-type="float">
            <text:p>802</text:p>
          </table:table-cell>
          <table:table-cell office:value-type="float" office:value="17880217" calcext:value-type="float">
            <text:p>178802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Valentinus /Kaczor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Byk/</text:p>
          </table:table-cell>
          <table:table-cell office:value-type="string" calcext:value-type="string">
            <text:p>Apolonia /Mnichow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2" calcext:value-type="float">
            <text:p>802</text:p>
          </table:table-cell>
          <table:table-cell office:value-type="float" office:value="17880223" calcext:value-type="float">
            <text:p>17880223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Bartholomeus /Dusikow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/Jozwiak/ agricola</text:p>
          </table:table-cell>
          <table:table-cell office:value-type="string" calcext:value-type="string">
            <text:p>Marianna ovilissa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2" calcext:value-type="float">
            <text:p>802</text:p>
          </table:table-cell>
          <table:table-cell office:value-type="float" office:value="17880223" calcext:value-type="float">
            <text:p>17880223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Joannes /Nieskoral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cauponis</text:p>
          </table:table-cell>
          <table:table-cell office:value-type="string" calcext:value-type="string">
            <text:p>Marianna ovilissa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2" calcext:value-type="float">
            <text:p>802</text:p>
          </table:table-cell>
          <table:table-cell office:value-type="float" office:value="17880301" calcext:value-type="float">
            <text:p>178803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 Mathias</text:p>
          </table:table-cell>
          <table:table-cell office:value-type="string" calcext:value-type="string">
            <text:p>Josephus /Rynarzewski/ nobilis protune villa Piotrkowice possessore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hriscztomus /Korycki/ possessor de Turza</text:p>
          </table:table-cell>
          <table:table-cell office:value-type="string" calcext:value-type="string">
            <text:p>Agnes /Koryczka/ possessor de Turza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2" calcext:value-type="float">
            <text:p>802</text:p>
          </table:table-cell>
          <table:table-cell office:value-type="float" office:value="17880302" calcext:value-type="float">
            <text:p>178803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Franciscus /Cichanoski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Franciscus ovilio</text:p>
          </table:table-cell>
          <table:table-cell office:value-type="string" calcext:value-type="string">
            <text:p>Catharina mater familias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2" calcext:value-type="float">
            <text:p>802</text:p>
          </table:table-cell>
          <table:table-cell office:value-type="float" office:value="17880307" calcext:value-type="float">
            <text:p>178803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/Plangentzow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Piekarski/</text:p>
          </table:table-cell>
          <table:table-cell office:value-type="string" calcext:value-type="string">
            <text:p>Dorothea /Kurkowa/ de Niemczyno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3" calcext:value-type="float">
            <text:p>803</text:p>
          </table:table-cell>
          <table:table-cell office:value-type="float" office:value="17880317" calcext:value-type="float">
            <text:p>17880317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arianna /Romankoska/</text:p>
          </table:table-cell>
          <table:table-cell office:value-type="string" calcext:value-type="string">
            <text:p>Ignatius /Donayski/</text:p>
          </table:table-cell>
          <table:table-cell office:value-type="string" calcext:value-type="string">
            <text:p>Marianna /Matuszynska/ virgo de domo plebanali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3" calcext:value-type="float">
            <text:p>803</text:p>
          </table:table-cell>
          <table:table-cell office:value-type="float" office:value="17880328" calcext:value-type="float">
            <text:p>17880328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Franciscus /Gorzyc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Mędlak/</text:p>
          </table:table-cell>
          <table:table-cell office:value-type="string" calcext:value-type="string">
            <text:p>Anna /Jaskowian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3" calcext:value-type="float">
            <text:p>803</text:p>
          </table:table-cell>
          <table:table-cell office:value-type="float" office:value="17880402" calcext:value-type="float">
            <text:p>178804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 advena</text:p>
          </table:table-cell>
          <table:table-cell office:value-type="string" calcext:value-type="string">
            <text:p>Nicolaus /Łabozinski/ organarius</text:p>
          </table:table-cell>
          <table:table-cell office:value-type="string" calcext:value-type="string">
            <text:p>Regina /Chąndaczka/ mater familias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3" calcext:value-type="float">
            <text:p>803</text:p>
          </table:table-cell>
          <table:table-cell office:value-type="float" office:value="17880406" calcext:value-type="float">
            <text:p>17880406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Franciscus /Launikow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lbertus /Mazurek/ juvenis</text:p>
          </table:table-cell>
          <table:table-cell office:value-type="string" calcext:value-type="string">
            <text:p>Bogumilla /Wiłarsynka/ virgo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3" calcext:value-type="float">
            <text:p>803</text:p>
          </table:table-cell>
          <table:table-cell office:value-type="float" office:value="17880413" calcext:value-type="float">
            <text:p>17880413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Laurentius /Wachowski/</text:p>
          </table:table-cell>
          <table:table-cell office:value-type="string" calcext:value-type="string">
            <text:p>Petronella</text:p>
          </table:table-cell>
          <table:table-cell office:value-type="string" calcext:value-type="string">
            <text:p>Josephus /Skiturczak/</text:p>
          </table:table-cell>
          <table:table-cell office:value-type="string" calcext:value-type="string">
            <text:p>Regna /Przygodzin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3" calcext:value-type="float">
            <text:p>803</text:p>
          </table:table-cell>
          <table:table-cell office:value-type="float" office:value="17880420" calcext:value-type="float">
            <text:p>178804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Thomas /Pizułow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Beim/</text:p>
          </table:table-cell>
          <table:table-cell office:value-type="string" calcext:value-type="string">
            <text:p>Catharina /Szperzyn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3" calcext:value-type="float">
            <text:p>803</text:p>
          </table:table-cell>
          <table:table-cell office:value-type="float" office:value="17880420" calcext:value-type="float">
            <text:p>17880420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Mathias /Kędziora/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Michael /Krysztofiak/ de Dąbrowa</text:p>
          </table:table-cell>
          <table:table-cell office:value-type="string" calcext:value-type="string">
            <text:p>Marianna /Bątkowa/ de Dabrowa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3" calcext:value-type="float">
            <text:p>803</text:p>
          </table:table-cell>
          <table:table-cell office:value-type="float" office:value="17880420" calcext:value-type="float">
            <text:p>178804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Przybył/</text:p>
          </table:table-cell>
          <table:table-cell office:value-type="string" calcext:value-type="string">
            <text:p>Catharina /Szperzyna/</text:p>
          </table:table-cell>
          <table:table-cell table:number-columns-repeated="3"/>
        </table:table-row>
        <table:table-row table:style-name="ro1">
          <table:table-cell office:value-type="float" office:value="2512673" calcext:value-type="float">
            <text:p>2512673</text:p>
          </table:table-cell>
          <table:table-cell office:value-type="float" office:value="803" calcext:value-type="float">
            <text:p>803</text:p>
          </table:table-cell>
          <table:table-cell office:value-type="float" office:value="17880427" calcext:value-type="float">
            <text:p>1788042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Joannes /By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/Byk/ filiaster juvenis</text:p>
          </table:table-cell>
          <table:table-cell office:value-type="string" calcext:value-type="string">
            <text:p>Regina /Kuszanka/ virgo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3" calcext:value-type="float">
            <text:p>803</text:p>
          </table:table-cell>
          <table:table-cell office:value-type="float" office:value="17880427" calcext:value-type="float">
            <text:p>17880427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Valentinus auriga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lasius famulus</text:p>
          </table:table-cell>
          <table:table-cell office:value-type="string" calcext:value-type="string">
            <text:p>Hedvigis /Nowacz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3" calcext:value-type="float">
            <text:p>803</text:p>
          </table:table-cell>
          <table:table-cell office:value-type="float" office:value="17880428" calcext:value-type="float">
            <text:p>17880428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 Joannes</text:p>
          </table:table-cell>
          <table:table-cell office:value-type="string" calcext:value-type="string">
            <text:p>Joannes /Loga/</text:p>
          </table:table-cell>
          <table:table-cell office:value-type="string" calcext:value-type="string">
            <text:p>Ludovica</text:p>
          </table:table-cell>
          <table:table-cell office:value-type="string" calcext:value-type="string">
            <text:p>Joannes /Loga/</text:p>
          </table:table-cell>
          <table:table-cell office:value-type="string" calcext:value-type="string">
            <text:p>Francisca /Misczyska/ virgo de Stirpe nobilis</text:p>
          </table:table-cell>
          <table:table-cell/>
          <table:table-cell office:value-type="string" calcext:value-type="string">
            <text:p>nobilis</text:p>
          </table:table-cell>
          <table:table-cell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3" calcext:value-type="float">
            <text:p>803</text:p>
          </table:table-cell>
          <table:table-cell office:value-type="float" office:value="17880503" calcext:value-type="float">
            <text:p>17880503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hristopherus /Lentzow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Szplet/</text:p>
          </table:table-cell>
          <table:table-cell office:value-type="string" calcext:value-type="string">
            <text:p>Catharina /Szpletown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3" calcext:value-type="float">
            <text:p>803</text:p>
          </table:table-cell>
          <table:table-cell office:value-type="float" office:value="17880509" calcext:value-type="float">
            <text:p>178805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Joannes /Kopterow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Jackowiak/</text:p>
          </table:table-cell>
          <table:table-cell office:value-type="string" calcext:value-type="string">
            <text:p>Agnes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3" calcext:value-type="float">
            <text:p>803</text:p>
          </table:table-cell>
          <table:table-cell office:value-type="float" office:value="17880613" calcext:value-type="float">
            <text:p>1788061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ristopherus</text:p>
          </table:table-cell>
          <table:table-cell office:value-type="string" calcext:value-type="string">
            <text:p>Christopherus /Lentzow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/Wegiek/ de Gruntowice</text:p>
          </table:table-cell>
          <table:table-cell office:value-type="string" calcext:value-type="string">
            <text:p>Catharina /Niklow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3" calcext:value-type="float">
            <text:p>803</text:p>
          </table:table-cell>
          <table:table-cell office:value-type="float" office:value="17880613" calcext:value-type="float">
            <text:p>178806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Martinu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Beim/</text:p>
          </table:table-cell>
          <table:table-cell office:value-type="string" calcext:value-type="string">
            <text:p>Marianna /Matuszan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3" calcext:value-type="float">
            <text:p>803</text:p>
          </table:table-cell>
          <table:table-cell office:value-type="float" office:value="17880623" calcext:value-type="float">
            <text:p>1788062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Casimirus /Buczynski/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Nicolaus /Łabozinski/ organarius de Juncewo</text:p>
          </table:table-cell>
          <table:table-cell office:value-type="string" calcext:value-type="string">
            <text:p>Marianna /Rynorzewska/ protune possesstrix villae Piotrkowie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3" calcext:value-type="float">
            <text:p>803</text:p>
          </table:table-cell>
          <table:table-cell office:value-type="float" office:value="17880623" calcext:value-type="float">
            <text:p>1788062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Josephus /Mro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lasius /Kruszczynski/</text:p>
          </table:table-cell>
          <table:table-cell office:value-type="string" calcext:value-type="string">
            <text:p>Heva /Spychalanka/ virgo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3" calcext:value-type="float">
            <text:p>803</text:p>
          </table:table-cell>
          <table:table-cell office:value-type="float" office:value="17880706" calcext:value-type="float">
            <text:p>1788070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Adalbertus /Purolow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Laurentius /Tobynski/ ovilio</text:p>
          </table:table-cell>
          <table:table-cell office:value-type="string" calcext:value-type="string">
            <text:p>Agnes consors curatoris sylvanae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3" calcext:value-type="float">
            <text:p>803</text:p>
          </table:table-cell>
          <table:table-cell office:value-type="float" office:value="17880707" calcext:value-type="float">
            <text:p>17880707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dalbertus /Tur/ possessor</text:p>
          </table:table-cell>
          <table:table-cell office:value-type="string" calcext:value-type="string">
            <text:p>Domicella /Sziens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3" calcext:value-type="float">
            <text:p>803</text:p>
          </table:table-cell>
          <table:table-cell office:value-type="float" office:value="17880713" calcext:value-type="float">
            <text:p>178807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Adalbertus /Cichacki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acobus /Szpera/</text:p>
          </table:table-cell>
          <table:table-cell office:value-type="string" calcext:value-type="string">
            <text:p>Petronella /Peterkow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3" calcext:value-type="float">
            <text:p>803</text:p>
          </table:table-cell>
          <table:table-cell office:value-type="float" office:value="17880713" calcext:value-type="float">
            <text:p>1788071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Joannes famulus aulia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Hedvigis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3" calcext:value-type="float">
            <text:p>803</text:p>
          </table:table-cell>
          <table:table-cell office:value-type="float" office:value="17880713" calcext:value-type="float">
            <text:p>17880713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/Byk/ ovilio</text:p>
          </table:table-cell>
          <table:table-cell office:value-type="string" calcext:value-type="string">
            <text:p>Hedvigis /Nowacz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3" calcext:value-type="float">
            <text:p>803</text:p>
          </table:table-cell>
          <table:table-cell office:value-type="float" office:value="17880722" calcext:value-type="float">
            <text:p>17880722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Ignatius /Donayski/</text:p>
          </table:table-cell>
          <table:table-cell office:value-type="string" calcext:value-type="string">
            <text:p>Regina /Karolon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3" calcext:value-type="float">
            <text:p>803</text:p>
          </table:table-cell>
          <table:table-cell office:value-type="float" office:value="17880727" calcext:value-type="float">
            <text:p>1788072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tanislaus /Armat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Koptera/</text:p>
          </table:table-cell>
          <table:table-cell office:value-type="string" calcext:value-type="string">
            <text:p>Barbara /Łapcyzns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3" calcext:value-type="float">
            <text:p>803</text:p>
          </table:table-cell>
          <table:table-cell office:value-type="float" office:value="17880727" calcext:value-type="float">
            <text:p>1788072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thias /Gęsin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 /Sniadecki/</text:p>
          </table:table-cell>
          <table:table-cell office:value-type="string" calcext:value-type="string">
            <text:p>Anna /Mellerowa/ ovilissa de Sielec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3" calcext:value-type="float">
            <text:p>803</text:p>
          </table:table-cell>
          <table:table-cell office:value-type="float" office:value="17880727" calcext:value-type="float">
            <text:p>17880727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Mathias /Mędlik/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Adalbertus /Nowaczyk/ juvenis</text:p>
          </table:table-cell>
          <table:table-cell office:value-type="string" calcext:value-type="string">
            <text:p>Marianna cauponatrix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3" calcext:value-type="float">
            <text:p>803</text:p>
          </table:table-cell>
          <table:table-cell office:value-type="float" office:value="17880803" calcext:value-type="float">
            <text:p>17880803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Kusnierz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Hedvigis /Korbalka/ de Międzylesie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4" calcext:value-type="float">
            <text:p>804</text:p>
          </table:table-cell>
          <table:table-cell office:value-type="float" office:value="17880803" calcext:value-type="float">
            <text:p>17880803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imon /Custrow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lbertus /Tur/ possessor de Staręzynek</text:p>
          </table:table-cell>
          <table:table-cell office:value-type="string" calcext:value-type="string">
            <text:p>Marianna /Matuszynska/ virgo nobilis de domo plebanali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4" calcext:value-type="float">
            <text:p>804</text:p>
          </table:table-cell>
          <table:table-cell office:value-type="float" office:value="17880808" calcext:value-type="float">
            <text:p>17880808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Nicolaus /Jąnow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Dobrzynski/ juvenis</text:p>
          </table:table-cell>
          <table:table-cell office:value-type="string" calcext:value-type="string">
            <text:p>Catharina /Czołgeszka/ ovilissa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4" calcext:value-type="float">
            <text:p>804</text:p>
          </table:table-cell>
          <table:table-cell office:value-type="float" office:value="17880817" calcext:value-type="float">
            <text:p>17880817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rolina</text:p>
          </table:table-cell>
          <table:table-cell office:value-type="string" calcext:value-type="string">
            <text:p>Joannes /Manthejow/</text:p>
          </table:table-cell>
          <table:table-cell office:value-type="string" calcext:value-type="string">
            <text:p>Anna Christina</text:p>
          </table:table-cell>
          <table:table-cell office:value-type="string" calcext:value-type="string">
            <text:p>Martinus /Manthy/ de Grzujmułtowice</text:p>
          </table:table-cell>
          <table:table-cell office:value-type="string" calcext:value-type="string">
            <text:p>Elisabeth /Kralewiczowa/ economissa de Dąbrowa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4" calcext:value-type="float">
            <text:p>804</text:p>
          </table:table-cell>
          <table:table-cell office:value-type="float" office:value="17880817" calcext:value-type="float">
            <text:p>17880817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lbertus /Jackow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Thomas juvenis</text:p>
          </table:table-cell>
          <table:table-cell office:value-type="string" calcext:value-type="string">
            <text:p>Marianna virgo de aula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4" calcext:value-type="float">
            <text:p>804</text:p>
          </table:table-cell>
          <table:table-cell office:value-type="float" office:value="17880817" calcext:value-type="float">
            <text:p>17880817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Nicolaus /Lewandow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Thomas /Koskinski/ de Mokronosy</text:p>
          </table:table-cell>
          <table:table-cell office:value-type="string" calcext:value-type="string">
            <text:p>Catharina /Biniaszewiczowa/ de Mokronosy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4" calcext:value-type="float">
            <text:p>804</text:p>
          </table:table-cell>
          <table:table-cell office:value-type="float" office:value="17880817" calcext:value-type="float">
            <text:p>17880817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oguslaus /Meller/ ovilio</text:p>
          </table:table-cell>
          <table:table-cell office:value-type="string" calcext:value-type="string">
            <text:p>Margaritha /Sniadec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4" calcext:value-type="float">
            <text:p>804</text:p>
          </table:table-cell>
          <table:table-cell office:value-type="float" office:value="17880822" calcext:value-type="float">
            <text:p>17880822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Bartholomeus /Kolassow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Kolasa/</text:p>
          </table:table-cell>
          <table:table-cell office:value-type="string" calcext:value-type="string">
            <text:p>Margaritha /Grobarczan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4" calcext:value-type="float">
            <text:p>804</text:p>
          </table:table-cell>
          <table:table-cell office:value-type="float" office:value="17880825" calcext:value-type="float">
            <text:p>17880825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Daniel /Wawrzynkiowiczow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lbertus /Kybiłowski/ ferrifaber</text:p>
          </table:table-cell>
          <table:table-cell office:value-type="string" calcext:value-type="string">
            <text:p>Anna /Mellerowa/ ovilissa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4" calcext:value-type="float">
            <text:p>804</text:p>
          </table:table-cell>
          <table:table-cell office:value-type="float" office:value="17880828" calcext:value-type="float">
            <text:p>1788082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dovicus</text:p>
          </table:table-cell>
          <table:table-cell office:value-type="string" calcext:value-type="string">
            <text:p>Franciscus /Lewandowski/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Nicolaus /Marciniak/</text:p>
          </table:table-cell>
          <table:table-cell office:value-type="string" calcext:value-type="string">
            <text:p>Catharina /Toboys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4" calcext:value-type="float">
            <text:p>804</text:p>
          </table:table-cell>
          <table:table-cell office:value-type="float" office:value="17880831" calcext:value-type="float">
            <text:p>1788083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Franciscus /Rozpłich/ juvenis</text:p>
          </table:table-cell>
          <table:table-cell office:value-type="string" calcext:value-type="string">
            <text:p>Hedvigis /Olegniczka/ mater familias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4" calcext:value-type="float">
            <text:p>804</text:p>
          </table:table-cell>
          <table:table-cell office:value-type="float" office:value="17880920" calcext:value-type="float">
            <text:p>1788092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Jacobus /Cerenowicz/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Michael /Armaciak/ juvenis</text:p>
          </table:table-cell>
          <table:table-cell office:value-type="string" calcext:value-type="string">
            <text:p>Margarita /Zęmborski/ de Obiecanowo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4" calcext:value-type="float">
            <text:p>804</text:p>
          </table:table-cell>
          <table:table-cell office:value-type="float" office:value="17880928" calcext:value-type="float">
            <text:p>1788092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sephus /Cichowicz/</text:p>
          </table:table-cell>
          <table:table-cell office:value-type="string" calcext:value-type="string">
            <text:p>Gertrudis</text:p>
          </table:table-cell>
          <table:table-cell office:value-type="string" calcext:value-type="string">
            <text:p>Mathias /Galwasik/ juvenis</text:p>
          </table:table-cell>
          <table:table-cell office:value-type="string" calcext:value-type="string">
            <text:p>Marianna /Wichłacz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4" calcext:value-type="float">
            <text:p>804</text:p>
          </table:table-cell>
          <table:table-cell office:value-type="float" office:value="17881006" calcext:value-type="float">
            <text:p>1788100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Hyntzow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Hyntz/</text:p>
          </table:table-cell>
          <table:table-cell office:value-type="string" calcext:value-type="string">
            <text:p>Margaritha /Matuszka/ mater familias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4" calcext:value-type="float">
            <text:p>804</text:p>
          </table:table-cell>
          <table:table-cell office:value-type="float" office:value="17881012" calcext:value-type="float">
            <text:p>17881012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Jacobus /Beim/ agricola</text:p>
          </table:table-cell>
          <table:table-cell office:value-type="string" calcext:value-type="string">
            <text:p>Regina /Karolanska/ de aula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4" calcext:value-type="float">
            <text:p>804</text:p>
          </table:table-cell>
          <table:table-cell office:value-type="float" office:value="17881021" calcext:value-type="float">
            <text:p>178810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/Urbankow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Beim/ agricola</text:p>
          </table:table-cell>
          <table:table-cell office:value-type="string" calcext:value-type="string">
            <text:p>Marianna /Matuszanka/</text:p>
          </table:table-cell>
          <table:table-cell office:value-type="float" office:value="17881013" calcext:value-type="float">
            <text:p>17881013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4" calcext:value-type="float">
            <text:p>804</text:p>
          </table:table-cell>
          <table:table-cell office:value-type="float" office:value="17881028" calcext:value-type="float">
            <text:p>1788102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ugustinius /Kowalczyk/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Joannes /Plangentz/ ovilio</text:p>
          </table:table-cell>
          <table:table-cell office:value-type="string" calcext:value-type="string">
            <text:p>Anna /Błachow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4" calcext:value-type="float">
            <text:p>804</text:p>
          </table:table-cell>
          <table:table-cell office:value-type="float" office:value="17881107" calcext:value-type="float">
            <text:p>17881107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Jozwia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Marianna /Korbalka/ de Międzylesie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4" calcext:value-type="float">
            <text:p>804</text:p>
          </table:table-cell>
          <table:table-cell office:value-type="float" office:value="17881108" calcext:value-type="float">
            <text:p>17881108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rolus Josephus</text:p>
          </table:table-cell>
          <table:table-cell office:value-type="string" calcext:value-type="string">
            <text:p>Valentinus /Bątkowski/</text:p>
          </table:table-cell>
          <table:table-cell office:value-type="string" calcext:value-type="string">
            <text:p>Ludovica</text:p>
          </table:table-cell>
          <table:table-cell office:value-type="string" calcext:value-type="string">
            <text:p>Franciscus /Pedipegna/ aulicus</text:p>
          </table:table-cell>
          <table:table-cell office:value-type="string" calcext:value-type="string">
            <text:p>femina senio confecta obstetrix</text:p>
          </table:table-cell>
          <table:table-cell office:value-type="float" office:value="17881104" calcext:value-type="float">
            <text:p>17881104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4" calcext:value-type="float">
            <text:p>804</text:p>
          </table:table-cell>
          <table:table-cell office:value-type="float" office:value="17881116" calcext:value-type="float">
            <text:p>178811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Armat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Franciscus /Cichanski/</text:p>
          </table:table-cell>
          <table:table-cell office:value-type="string" calcext:value-type="string">
            <text:p>Barbara /Kopterowa/</text:p>
          </table:table-cell>
          <table:table-cell office:value-type="float" office:value="17881111" calcext:value-type="float">
            <text:p>17881111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4" calcext:value-type="float">
            <text:p>804</text:p>
          </table:table-cell>
          <table:table-cell office:value-type="float" office:value="17881207" calcext:value-type="float">
            <text:p>1788120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Thoma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lbertus /Korbal/</text:p>
          </table:table-cell>
          <table:table-cell office:value-type="string" calcext:value-type="string">
            <text:p>Hedvigis /Korbal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4" calcext:value-type="float">
            <text:p>804</text:p>
          </table:table-cell>
          <table:table-cell office:value-type="float" office:value="17881207" calcext:value-type="float">
            <text:p>17881207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ina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Jozwiak/</text:p>
          </table:table-cell>
          <table:table-cell office:value-type="string" calcext:value-type="string">
            <text:p>Marianna ovilissa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4" calcext:value-type="float">
            <text:p>804</text:p>
          </table:table-cell>
          <table:table-cell office:value-type="float" office:value="17881208" calcext:value-type="float">
            <text:p>1788120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Guzic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Szplet/ de Komorowo</text:p>
          </table:table-cell>
          <table:table-cell office:value-type="string" calcext:value-type="string">
            <text:p>Catharina /Szpletown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4" calcext:value-type="float">
            <text:p>804</text:p>
          </table:table-cell>
          <table:table-cell office:value-type="float" office:value="17881213" calcext:value-type="float">
            <text:p>17881213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Joannes /Jackowiak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Adalbertus /Sniadecki/</text:p>
          </table:table-cell>
          <table:table-cell office:value-type="string" calcext:value-type="string">
            <text:p>Sophia /Nowacz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4" calcext:value-type="float">
            <text:p>804</text:p>
          </table:table-cell>
          <table:table-cell office:value-type="float" office:value="17881226" calcext:value-type="float">
            <text:p>17881226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Jacobus /Mackow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mus /Budziaszczak/</text:p>
          </table:table-cell>
          <table:table-cell office:value-type="string" calcext:value-type="string">
            <text:p>Anna /Węclowa/ ovilissa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5" calcext:value-type="float">
            <text:p>805</text:p>
          </table:table-cell>
          <table:table-cell office:value-type="float" office:value="17881227" calcext:value-type="float">
            <text:p>1788122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ndreas /Bujarow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lbertus /Korbal/</text:p>
          </table:table-cell>
          <table:table-cell office:value-type="string" calcext:value-type="string">
            <text:p>Marianna /Kauczowa/ ovilissa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5" calcext:value-type="float">
            <text:p>805</text:p>
          </table:table-cell>
          <table:table-cell office:value-type="float" office:value="17890104" calcext:value-type="float">
            <text:p>178901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Simon /Majew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lasius juvenis</text:p>
          </table:table-cell>
          <table:table-cell office:value-type="string" calcext:value-type="string">
            <text:p>Marianna /Bujarzyna/</text:p>
          </table:table-cell>
          <table:table-cell/>
          <table:table-cell office:value-type="string" calcext:value-type="string">
            <text:p>geminos!</text:p>
          </table:table-cell>
          <table:table-cell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5" calcext:value-type="float">
            <text:p>805</text:p>
          </table:table-cell>
          <table:table-cell office:value-type="float" office:value="17890104" calcext:value-type="float">
            <text:p>178901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Simon /Majew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Franciscus /Hetmaniak/</text:p>
          </table:table-cell>
          <table:table-cell office:value-type="string" calcext:value-type="string">
            <text:p>Marianna /Spychalina/</text:p>
          </table:table-cell>
          <table:table-cell/>
          <table:table-cell office:value-type="string" calcext:value-type="string">
            <text:p>geminos!</text:p>
          </table:table-cell>
          <table:table-cell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5" calcext:value-type="float">
            <text:p>805</text:p>
          </table:table-cell>
          <table:table-cell office:value-type="float" office:value="17890201" calcext:value-type="float">
            <text:p>178902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etrus /Gwid/ agricola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enedictus /Orzechowski/ juvenis de Gogelkowo</text:p>
          </table:table-cell>
          <table:table-cell office:value-type="string" calcext:value-type="string">
            <text:p>Regina /Kaczorowa/ cauponatrix 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5" calcext:value-type="float">
            <text:p>805</text:p>
          </table:table-cell>
          <table:table-cell office:value-type="float" office:value="17890203" calcext:value-type="float">
            <text:p>17890203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Andreas /Lewandoski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tanislaus /Byk/ ovilio</text:p>
          </table:table-cell>
          <table:table-cell office:value-type="string" calcext:value-type="string">
            <text:p>Marianna /Zielins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5" calcext:value-type="float">
            <text:p>805</text:p>
          </table:table-cell>
          <table:table-cell office:value-type="float" office:value="17890208" calcext:value-type="float">
            <text:p>1789020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Christopherus /Mantheiow/</text:p>
          </table:table-cell>
          <table:table-cell office:value-type="string" calcext:value-type="string">
            <text:p>Anna Marianna</text:p>
          </table:table-cell>
          <table:table-cell office:value-type="string" calcext:value-type="string">
            <text:p>Jacobus /Krauza/ de Zużoły</text:p>
          </table:table-cell>
          <table:table-cell office:value-type="string" calcext:value-type="string">
            <text:p>Catharina /Matuszynska/ nobilis de domo plebanalis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5" calcext:value-type="float">
            <text:p>805</text:p>
          </table:table-cell>
          <table:table-cell office:value-type="float" office:value="17890224" calcext:value-type="float">
            <text:p>1789022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/Gorec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us /Matuszak/ juvenis</text:p>
          </table:table-cell>
          <table:table-cell office:value-type="string" calcext:value-type="string">
            <text:p>Regina /Kaczorowa/ cauponatrix de Juncewo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5" calcext:value-type="float">
            <text:p>805</text:p>
          </table:table-cell>
          <table:table-cell office:value-type="float" office:value="17890301" calcext:value-type="float">
            <text:p>17890301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oguslaus /Meller/ 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Kautz/ ovilio de Słębowice</text:p>
          </table:table-cell>
          <table:table-cell office:value-type="string" calcext:value-type="string">
            <text:p>Rosalia /Drejer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5" calcext:value-type="float">
            <text:p>805</text:p>
          </table:table-cell>
          <table:table-cell office:value-type="float" office:value="17890308" calcext:value-type="float">
            <text:p>17890308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Stephanus /Jackow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lbertus /Sniadecki/</text:p>
          </table:table-cell>
          <table:table-cell office:value-type="string" calcext:value-type="string">
            <text:p>Marianna /Nowaczczanka/ virgo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5" calcext:value-type="float">
            <text:p>805</text:p>
          </table:table-cell>
          <table:table-cell office:value-type="float" office:value="17890325" calcext:value-type="float">
            <text:p>17890325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/Przygodow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/Byk/ juvenis</text:p>
          </table:table-cell>
          <table:table-cell office:value-type="string" calcext:value-type="string">
            <text:p>Catharina /Kolasin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5" calcext:value-type="float">
            <text:p>805</text:p>
          </table:table-cell>
          <table:table-cell office:value-type="float" office:value="17890405" calcext:value-type="float">
            <text:p>1789040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Andreas /Łęgow/</text:p>
          </table:table-cell>
          <table:table-cell office:value-type="string" calcext:value-type="string">
            <text:p>Justina</text:p>
          </table:table-cell>
          <table:table-cell office:value-type="string" calcext:value-type="string">
            <text:p>Nicolaus /Kocinba/ juvenis</text:p>
          </table:table-cell>
          <table:table-cell office:value-type="string" calcext:value-type="string">
            <text:p>Cecilia virgo de domo plebanali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5" calcext:value-type="float">
            <text:p>805</text:p>
          </table:table-cell>
          <table:table-cell office:value-type="float" office:value="17890405" calcext:value-type="float">
            <text:p>178904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Jacobus /Przybyłow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Beyma/ agricola</text:p>
          </table:table-cell>
          <table:table-cell office:value-type="string" calcext:value-type="string">
            <text:p>Apolonia /Mnichowa/ mater familias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5" calcext:value-type="float">
            <text:p>805</text:p>
          </table:table-cell>
          <table:table-cell office:value-type="float" office:value="17890405" calcext:value-type="float">
            <text:p>17890405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ristopherus</text:p>
          </table:table-cell>
          <table:table-cell office:value-type="string" calcext:value-type="string">
            <text:p>Paulus /Nelchow/</text:p>
          </table:table-cell>
          <table:table-cell office:value-type="string" calcext:value-type="string">
            <text:p>Rosina</text:p>
          </table:table-cell>
          <table:table-cell office:value-type="string" calcext:value-type="string">
            <text:p>Christopherus /Lentz/ cauponis </text:p>
          </table:table-cell>
          <table:table-cell office:value-type="string" calcext:value-type="string">
            <text:p>Rosina /Smolcowa/ mater familias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5" calcext:value-type="float">
            <text:p>805</text:p>
          </table:table-cell>
          <table:table-cell office:value-type="float" office:value="17890413" calcext:value-type="float">
            <text:p>1789041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 Dorothea</text:p>
          </table:table-cell>
          <table:table-cell office:value-type="string" calcext:value-type="string">
            <text:p>Joannes /Plangentzow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Christopherus /Kuraś/</text:p>
          </table:table-cell>
          <table:table-cell office:value-type="string" calcext:value-type="string">
            <text:p>Catharina /Plangentzowa/ de Niemczyno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5" calcext:value-type="float">
            <text:p>805</text:p>
          </table:table-cell>
          <table:table-cell office:value-type="float" office:value="17890413" calcext:value-type="float">
            <text:p>178904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tronella</text:p>
          </table:table-cell>
          <table:table-cell office:value-type="string" calcext:value-type="string">
            <text:p>Blasius /Kaczorow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Przybylak/ juvenis</text:p>
          </table:table-cell>
          <table:table-cell office:value-type="string" calcext:value-type="string">
            <text:p>Regina /Przybylan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5" calcext:value-type="float">
            <text:p>805</text:p>
          </table:table-cell>
          <table:table-cell office:value-type="float" office:value="17890413" calcext:value-type="float">
            <text:p>17890413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Franciscus /Koszarkow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Domogała/ juvenis</text:p>
          </table:table-cell>
          <table:table-cell office:value-type="string" calcext:value-type="string">
            <text:p>Sophia /Nowacz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5" calcext:value-type="float">
            <text:p>805</text:p>
          </table:table-cell>
          <table:table-cell office:value-type="float" office:value="17890503" calcext:value-type="float">
            <text:p>17890503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Christopherus ovilio</text:p>
          </table:table-cell>
          <table:table-cell office:value-type="string" calcext:value-type="string">
            <text:p>Magdalena /Jankowa/</text:p>
          </table:table-cell>
          <table:table-cell office:value-type="float" office:value="17890430" calcext:value-type="float">
            <text:p>17890430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5" calcext:value-type="float">
            <text:p>805</text:p>
          </table:table-cell>
          <table:table-cell office:value-type="float" office:value="17890521" calcext:value-type="float">
            <text:p>17890521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asimirus /Nieradzik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damus /Budziak/ juvenis ovilio</text:p>
          </table:table-cell>
          <table:table-cell office:value-type="string" calcext:value-type="string">
            <text:p>Agnes /Krustczynska/ virgo de Staręzynek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5" calcext:value-type="float">
            <text:p>805</text:p>
          </table:table-cell>
          <table:table-cell office:value-type="float" office:value="17890604" calcext:value-type="float">
            <text:p>178906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/Wichłac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Szpera/ agricola</text:p>
          </table:table-cell>
          <table:table-cell office:value-type="string" calcext:value-type="string">
            <text:p>Barbara /Beymowa/ mater familias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5" calcext:value-type="float">
            <text:p>805</text:p>
          </table:table-cell>
          <table:table-cell office:value-type="float" office:value="17890618" calcext:value-type="float">
            <text:p>178906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Franciscus /Jackow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Beim/ juvenis de Turza</text:p>
          </table:table-cell>
          <table:table-cell office:value-type="string" calcext:value-type="string">
            <text:p>Catharina /Szperzyna/</text:p>
          </table:table-cell>
          <table:table-cell office:value-type="float" office:value="17890615" calcext:value-type="float">
            <text:p>17890615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5" calcext:value-type="float">
            <text:p>805</text:p>
          </table:table-cell>
          <table:table-cell office:value-type="float" office:value="17890623" calcext:value-type="float">
            <text:p>1789062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itha Ludovica</text:p>
          </table:table-cell>
          <table:table-cell office:value-type="string" calcext:value-type="string">
            <text:p>Josephus /Rynarzew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Kosciesza/</text:p>
          </table:table-cell>
          <table:table-cell office:value-type="string" calcext:value-type="string">
            <text:p>Ludovica /Bątkowska/</text:p>
          </table:table-cell>
          <table:table-cell office:value-type="float" office:value="17890602" calcext:value-type="float">
            <text:p>17890602</text:p>
          </table:table-cell>
          <table:table-cell office:value-type="string" calcext:value-type="string">
            <text:p>nobilis</text:p>
          </table:table-cell>
          <table:table-cell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6" calcext:value-type="float">
            <text:p>806</text:p>
          </table:table-cell>
          <table:table-cell office:value-type="float" office:value="17890709" calcext:value-type="float">
            <text:p>17890709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Christopherus /Lent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Mantheyow/</text:p>
          </table:table-cell>
          <table:table-cell office:value-type="string" calcext:value-type="string">
            <text:p>Dorothea /Mantheyowa/</text:p>
          </table:table-cell>
          <table:table-cell/>
          <table:table-cell office:value-type="string" calcext:value-type="string">
            <text:p>geminos!</text:p>
          </table:table-cell>
          <table:table-cell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6" calcext:value-type="float">
            <text:p>806</text:p>
          </table:table-cell>
          <table:table-cell office:value-type="float" office:value="17890709" calcext:value-type="float">
            <text:p>17890709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Christopherus /Lent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famulus</text:p>
          </table:table-cell>
          <table:table-cell office:value-type="string" calcext:value-type="string">
            <text:p>Catharina /Aręntowa/ </text:p>
          </table:table-cell>
          <table:table-cell/>
          <table:table-cell office:value-type="string" calcext:value-type="string">
            <text:p>geminos!</text:p>
          </table:table-cell>
          <table:table-cell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6" calcext:value-type="float">
            <text:p>806</text:p>
          </table:table-cell>
          <table:table-cell office:value-type="float" office:value="17890802" calcext:value-type="float">
            <text:p>1789080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Adalbertus famulus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Joannes /Arkosuwski/ juvenis</text:p>
          </table:table-cell>
          <table:table-cell office:value-type="string" calcext:value-type="string">
            <text:p>Marianna /Borucka/ virgo</text:p>
          </table:table-cell>
          <table:table-cell office:value-type="float" office:value="17890729" calcext:value-type="float">
            <text:p>1789072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6" calcext:value-type="float">
            <text:p>806</text:p>
          </table:table-cell>
          <table:table-cell office:value-type="float" office:value="17890803" calcext:value-type="float">
            <text:p>17890803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Petrus famulus alicoris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Leo /Guttry/ heres de Piotrkowice</text:p>
          </table:table-cell>
          <table:table-cell office:value-type="string" calcext:value-type="string">
            <text:p>Susanna /Guttry/ heres de Piotrkowice</text:p>
          </table:table-cell>
          <table:table-cell office:value-type="float" office:value="17890726" calcext:value-type="float">
            <text:p>1789072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6" calcext:value-type="float">
            <text:p>806</text:p>
          </table:table-cell>
          <table:table-cell office:value-type="float" office:value="17890808" calcext:value-type="float">
            <text:p>17890808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ristopherus</text:p>
          </table:table-cell>
          <table:table-cell office:value-type="string" calcext:value-type="string">
            <text:p>Joannes /Lęgow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Manthey/</text:p>
          </table:table-cell>
          <table:table-cell office:value-type="string" calcext:value-type="string">
            <text:p>Catharina /Aręntowa/ 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6" calcext:value-type="float">
            <text:p>806</text:p>
          </table:table-cell>
          <table:table-cell office:value-type="float" office:value="17890809" calcext:value-type="float">
            <text:p>178908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Casimirus /Kubiakow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acobus /Jackowiak/ juvenis</text:p>
          </table:table-cell>
          <table:table-cell office:value-type="string" calcext:value-type="string">
            <text:p>Margaritha /Marcinianka/ de Obiecanowo</text:p>
          </table:table-cell>
          <table:table-cell office:value-type="float" office:value="17890805" calcext:value-type="float">
            <text:p>17890805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6" calcext:value-type="float">
            <text:p>806</text:p>
          </table:table-cell>
          <table:table-cell office:value-type="float" office:value="17890816" calcext:value-type="float">
            <text:p>178908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eronymus Emilianus</text:p>
          </table:table-cell>
          <table:table-cell office:value-type="string" calcext:value-type="string">
            <text:p>Laurentius /Tobol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Szpera/ agricola de Juncewo</text:p>
          </table:table-cell>
          <table:table-cell office:value-type="string" calcext:value-type="string">
            <text:p>Anna /Węnztłowa/ ovilissa de Damosławek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6" calcext:value-type="float">
            <text:p>806</text:p>
          </table:table-cell>
          <table:table-cell office:value-type="float" office:value="17890830" calcext:value-type="float">
            <text:p>17890830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imon /Głon/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Stanislaus /Byk/ ovilio de Domasławek</text:p>
          </table:table-cell>
          <table:table-cell office:value-type="string" calcext:value-type="string">
            <text:p>Hedvigis /Nowaczka/ ferrifabrix de Domasławek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6" calcext:value-type="float">
            <text:p>806</text:p>
          </table:table-cell>
          <table:table-cell office:value-type="float" office:value="17890906" calcext:value-type="float">
            <text:p>1789090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Gregorius /Krayni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Hert/ ovilio</text:p>
          </table:table-cell>
          <table:table-cell office:value-type="string" calcext:value-type="string">
            <text:p>Agnes /Korbal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6" calcext:value-type="float">
            <text:p>806</text:p>
          </table:table-cell>
          <table:table-cell office:value-type="float" office:value="17890906" calcext:value-type="float">
            <text:p>1789090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ichael /Nadolnych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Franciscus juvenis</text:p>
          </table:table-cell>
          <table:table-cell office:value-type="string" calcext:value-type="string">
            <text:p>Marianna /Bujarzyn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6" calcext:value-type="float">
            <text:p>806</text:p>
          </table:table-cell>
          <table:table-cell office:value-type="float" office:value="17890906" calcext:value-type="float">
            <text:p>1789090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ucas /Ostrowski/ molendinator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Nicolaus juvenis de Paryż</text:p>
          </table:table-cell>
          <table:table-cell office:value-type="string" calcext:value-type="string">
            <text:p>Catharina /Nowaczanka/ virgo de Słabowo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6" calcext:value-type="float">
            <text:p>806</text:p>
          </table:table-cell>
          <table:table-cell office:value-type="float" office:value="17890926" calcext:value-type="float">
            <text:p>17890926</text:p>
          </table:table-cell>
          <table:table-cell office:value-type="string" calcext:value-type="string">
            <text:p>Zerni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Petrus ovilionis</text:p>
          </table:table-cell>
          <table:table-cell office:value-type="string" calcext:value-type="string">
            <text:p>Petrina</text:p>
          </table:table-cell>
          <table:table-cell office:value-type="string" calcext:value-type="string">
            <text:p>Simon /Pyszczynski/</text:p>
          </table:table-cell>
          <table:table-cell office:value-type="string" calcext:value-type="string">
            <text:p>Barbara /Jasins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6" calcext:value-type="float">
            <text:p>806</text:p>
          </table:table-cell>
          <table:table-cell office:value-type="float" office:value="17891018" calcext:value-type="float">
            <text:p>17891018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Logow/</text:p>
          </table:table-cell>
          <table:table-cell office:value-type="string" calcext:value-type="string">
            <text:p>Ludovica</text:p>
          </table:table-cell>
          <table:table-cell office:value-type="string" calcext:value-type="string">
            <text:p>Adalbertus /Puszka/ senex de Juncewo</text:p>
          </table:table-cell>
          <table:table-cell office:value-type="string" calcext:value-type="string">
            <text:p>Vetula /Ostara Jackowa/ de Juncewo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6" calcext:value-type="float">
            <text:p>806</text:p>
          </table:table-cell>
          <table:table-cell office:value-type="float" office:value="17891116" calcext:value-type="float">
            <text:p>178911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annes /Przybyłow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Kędzierzak/</text:p>
          </table:table-cell>
          <table:table-cell office:value-type="string" calcext:value-type="string">
            <text:p>Marianna consors Jacobi /Kusz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6" calcext:value-type="float">
            <text:p>806</text:p>
          </table:table-cell>
          <table:table-cell office:value-type="float" office:value="17891122" calcext:value-type="float">
            <text:p>1789112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Połom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Casimirus /Przekurat/</text:p>
          </table:table-cell>
          <table:table-cell office:value-type="string" calcext:value-type="string">
            <text:p>Barbara /Oleynicz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6" calcext:value-type="float">
            <text:p>806</text:p>
          </table:table-cell>
          <table:table-cell office:value-type="float" office:value="17891129" calcext:value-type="float">
            <text:p>1789112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annes /Frydrychowic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Bujara/</text:p>
          </table:table-cell>
          <table:table-cell office:value-type="string" calcext:value-type="string">
            <text:p>Barbara /Hertmanian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6" calcext:value-type="float">
            <text:p>806</text:p>
          </table:table-cell>
          <table:table-cell office:value-type="float" office:value="17891206" calcext:value-type="float">
            <text:p>1789120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Jacobus /Mackowia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Lucas /Marciniak/ juvenis</text:p>
          </table:table-cell>
          <table:table-cell office:value-type="string" calcext:value-type="string">
            <text:p>Agnes /Armacina/ mater familias</text:p>
          </table:table-cell>
          <table:table-cell office:value-type="float" office:value="17891130" calcext:value-type="float">
            <text:p>17891130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6" calcext:value-type="float">
            <text:p>806</text:p>
          </table:table-cell>
          <table:table-cell office:value-type="float" office:value="17891206" calcext:value-type="float">
            <text:p>1789120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Gęsin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juvenis</text:p>
          </table:table-cell>
          <table:table-cell office:value-type="string" calcext:value-type="string">
            <text:p>Catharina /Strykowska/ ovilissa</text:p>
          </table:table-cell>
          <table:table-cell office:value-type="float" office:value="17891128" calcext:value-type="float">
            <text:p>17891128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6" calcext:value-type="float">
            <text:p>806</text:p>
          </table:table-cell>
          <table:table-cell office:value-type="float" office:value="17891220" calcext:value-type="float">
            <text:p>178912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Thomas /Grzeszkow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Plangentz/ ovilio</text:p>
          </table:table-cell>
          <table:table-cell office:value-type="string" calcext:value-type="string">
            <text:p>Hedvigis /Sobkowa/ virgo</text:p>
          </table:table-cell>
          <table:table-cell office:value-type="float" office:value="17891216" calcext:value-type="float">
            <text:p>1789121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6" calcext:value-type="float">
            <text:p>806</text:p>
          </table:table-cell>
          <table:table-cell office:value-type="float" office:value="17900101" calcext:value-type="float">
            <text:p>17900101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rolus</text:p>
          </table:table-cell>
          <table:table-cell office:value-type="string" calcext:value-type="string">
            <text:p>Joannes /Manthejow/</text:p>
          </table:table-cell>
          <table:table-cell office:value-type="string" calcext:value-type="string">
            <text:p>Anna Christina</text:p>
          </table:table-cell>
          <table:table-cell office:value-type="string" calcext:value-type="string">
            <text:p>Martinus /Manthey/ de Gruntowice</text:p>
          </table:table-cell>
          <table:table-cell office:value-type="string" calcext:value-type="string">
            <text:p>Anna Christina /Samefeltowa/ de minori Mierkowice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6" calcext:value-type="float">
            <text:p>806</text:p>
          </table:table-cell>
          <table:table-cell office:value-type="float" office:value="17900103" calcext:value-type="float">
            <text:p>17900103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thias /Przygodow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tanislaus /Tomkowiak/ juvenis</text:p>
          </table:table-cell>
          <table:table-cell office:value-type="string" calcext:value-type="string">
            <text:p>Cecilia molendinatrix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6" calcext:value-type="float">
            <text:p>806</text:p>
          </table:table-cell>
          <table:table-cell office:value-type="float" office:value="17900103" calcext:value-type="float">
            <text:p>17900103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damus /Sugkow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/Byk/ ovilio</text:p>
          </table:table-cell>
          <table:table-cell office:value-type="string" calcext:value-type="string">
            <text:p>Marianna /Nowaczczanka/ virgo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7" calcext:value-type="float">
            <text:p>807</text:p>
          </table:table-cell>
          <table:table-cell office:value-type="float" office:value="17900103" calcext:value-type="float">
            <text:p>179001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thias /Wisniewski/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Casimirus /Grzegorzewski/</text:p>
          </table:table-cell>
          <table:table-cell office:value-type="string" calcext:value-type="string">
            <text:p>Catharina /Gęsinska/ mater familias de Paryż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7" calcext:value-type="float">
            <text:p>807</text:p>
          </table:table-cell>
          <table:table-cell office:value-type="float" office:value="17900103" calcext:value-type="float">
            <text:p>179001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Franciscus /Kaczor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/Wasman/ organarius de Juncewo</text:p>
          </table:table-cell>
          <table:table-cell office:value-type="string" calcext:value-type="string">
            <text:p>/Kędziorzyna/ mater familias</text:p>
          </table:table-cell>
          <table:table-cell/>
          <table:table-cell office:value-type="string" calcext:value-type="string">
            <text:p>geminos!</text:p>
          </table:table-cell>
          <table:table-cell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7" calcext:value-type="float">
            <text:p>807</text:p>
          </table:table-cell>
          <table:table-cell office:value-type="float" office:value="17900103" calcext:value-type="float">
            <text:p>179001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va</text:p>
          </table:table-cell>
          <table:table-cell office:value-type="string" calcext:value-type="string">
            <text:p>Franciscus /Kaczor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 /Kędziora/</text:p>
          </table:table-cell>
          <table:table-cell office:value-type="string" calcext:value-type="string">
            <text:p>Marianna /Matuszynska/ virgo nobilis de domo plebanali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7" calcext:value-type="float">
            <text:p>807</text:p>
          </table:table-cell>
          <table:table-cell office:value-type="float" office:value="17900109" calcext:value-type="float">
            <text:p>179001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Gertrudis /Skotarczanka/ de villa Zarzyno de parochia Dziewierzewo</text:p>
          </table:table-cell>
          <table:table-cell office:value-type="string" calcext:value-type="string">
            <text:p>Josephus /Matuszak/ juvenis</text:p>
          </table:table-cell>
          <table:table-cell office:value-type="string" calcext:value-type="string">
            <text:p>Marianna /Goreczka/ mater familias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7" calcext:value-type="float">
            <text:p>807</text:p>
          </table:table-cell>
          <table:table-cell office:value-type="float" office:value="17900124" calcext:value-type="float">
            <text:p>179001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dalbertus /Armata/ juvenis</text:p>
          </table:table-cell>
          <table:table-cell office:value-type="string" calcext:value-type="string">
            <text:p>Agnes /Ławniczka/</text:p>
          </table:table-cell>
          <table:table-cell office:value-type="float" office:value="17900120" calcext:value-type="float">
            <text:p>17900120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7" calcext:value-type="float">
            <text:p>807</text:p>
          </table:table-cell>
          <table:table-cell office:value-type="float" office:value="17900124" calcext:value-type="float">
            <text:p>17900124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Adalbertus /Włodarcz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/Lewandowski/</text:p>
          </table:table-cell>
          <table:table-cell office:value-type="string" calcext:value-type="string">
            <text:p>Salomea /Janecka/</text:p>
          </table:table-cell>
          <table:table-cell office:value-type="float" office:value="17900118" calcext:value-type="float">
            <text:p>17900118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7" calcext:value-type="float">
            <text:p>807</text:p>
          </table:table-cell>
          <table:table-cell office:value-type="float" office:value="17900208" calcext:value-type="float">
            <text:p>1790020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aurig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Mnich/ agricola de Juncewo</text:p>
          </table:table-cell>
          <table:table-cell office:value-type="string" calcext:value-type="string">
            <text:p>Anna /Błachowa/ mater familias</text:p>
          </table:table-cell>
          <table:table-cell office:value-type="float" office:value="17900201" calcext:value-type="float">
            <text:p>17900201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7" calcext:value-type="float">
            <text:p>807</text:p>
          </table:table-cell>
          <table:table-cell office:value-type="float" office:value="17900210" calcext:value-type="float">
            <text:p>179002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us /Gwidalewicz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Pesalinski/ reverendus de Juncewo</text:p>
          </table:table-cell>
          <table:table-cell office:value-type="string" calcext:value-type="string">
            <text:p>Marianna /Matuszynska/ nobilis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7" calcext:value-type="float">
            <text:p>807</text:p>
          </table:table-cell>
          <table:table-cell office:value-type="float" office:value="17900214" calcext:value-type="float">
            <text:p>179002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Beyma/ agricola juvenis</text:p>
          </table:table-cell>
          <table:table-cell office:value-type="string" calcext:value-type="string">
            <text:p>Catharina /Mnichowa/ mater familias</text:p>
          </table:table-cell>
          <table:table-cell office:value-type="float" office:value="17900208" calcext:value-type="float">
            <text:p>17900208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7" calcext:value-type="float">
            <text:p>807</text:p>
          </table:table-cell>
          <table:table-cell office:value-type="float" office:value="17900214" calcext:value-type="float">
            <text:p>1790021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Galwas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thias /Galwasik/ juvenis</text:p>
          </table:table-cell>
          <table:table-cell office:value-type="string" calcext:value-type="string">
            <text:p>Agnes /Korbalka/</text:p>
          </table:table-cell>
          <table:table-cell office:value-type="float" office:value="17900209" calcext:value-type="float">
            <text:p>1790020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7" calcext:value-type="float">
            <text:p>807</text:p>
          </table:table-cell>
          <table:table-cell office:value-type="float" office:value="17900217" calcext:value-type="float">
            <text:p>17900217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Martinus /Kautzow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Błachowiak/ de Pąntnowo</text:p>
          </table:table-cell>
          <table:table-cell office:value-type="string" calcext:value-type="string">
            <text:p>Marianna /Kausina/ ovilissa et possesstrix Staręzyna</text:p>
          </table:table-cell>
          <table:table-cell office:value-type="float" office:value="17900213" calcext:value-type="float">
            <text:p>17900213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7" calcext:value-type="float">
            <text:p>807</text:p>
          </table:table-cell>
          <table:table-cell office:value-type="float" office:value="17900222" calcext:value-type="float">
            <text:p>1790022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Valentinus /Kaczor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aurentius /Byczek/ juvenis</text:p>
          </table:table-cell>
          <table:table-cell office:value-type="string" calcext:value-type="string">
            <text:p>Marianna /Jakubowa/</text:p>
          </table:table-cell>
          <table:table-cell office:value-type="float" office:value="17900217" calcext:value-type="float">
            <text:p>17900217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7" calcext:value-type="float">
            <text:p>807</text:p>
          </table:table-cell>
          <table:table-cell office:value-type="float" office:value="17900222" calcext:value-type="float">
            <text:p>17900222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Stephanus /Rogow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Nicolaus /Lewandowski/</text:p>
          </table:table-cell>
          <table:table-cell office:value-type="string" calcext:value-type="string">
            <text:p>Catharina /Kolasina/</text:p>
          </table:table-cell>
          <table:table-cell office:value-type="float" office:value="17900219" calcext:value-type="float">
            <text:p>179002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7" calcext:value-type="float">
            <text:p>807</text:p>
          </table:table-cell>
          <table:table-cell office:value-type="float" office:value="17900307" calcext:value-type="float">
            <text:p>17900307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Jacobus /Hintze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lbertus /Jankowski/</text:p>
          </table:table-cell>
          <table:table-cell office:value-type="string" calcext:value-type="string">
            <text:p>Marianna /Launiczka/</text:p>
          </table:table-cell>
          <table:table-cell office:value-type="float" office:value="17900301" calcext:value-type="float">
            <text:p>17900301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7" calcext:value-type="float">
            <text:p>807</text:p>
          </table:table-cell>
          <table:table-cell office:value-type="float" office:value="17900314" calcext:value-type="float">
            <text:p>1790031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Josephus /Mro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/Nowak/</text:p>
          </table:table-cell>
          <table:table-cell office:value-type="string" calcext:value-type="string">
            <text:p>Barbara /Oleynicz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7" calcext:value-type="float">
            <text:p>807</text:p>
          </table:table-cell>
          <table:table-cell office:value-type="float" office:value="17900411" calcext:value-type="float">
            <text:p>17900411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Gęsin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Kazec/ ovilio</text:p>
          </table:table-cell>
          <table:table-cell office:value-type="string" calcext:value-type="string">
            <text:p>Anna /Mellerowa/ ovilissa</text:p>
          </table:table-cell>
          <table:table-cell office:value-type="float" office:value="17900305" calcext:value-type="float">
            <text:p>17900305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7" calcext:value-type="float">
            <text:p>807</text:p>
          </table:table-cell>
          <table:table-cell office:value-type="float" office:value="17900415" calcext:value-type="float">
            <text:p>179004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Joannes /Piekarski/</text:p>
          </table:table-cell>
          <table:table-cell office:value-type="string" calcext:value-type="string">
            <text:p>Christina</text:p>
          </table:table-cell>
          <table:table-cell office:value-type="string" calcext:value-type="string">
            <text:p>Antonius /Guttry/</text:p>
          </table:table-cell>
          <table:table-cell office:value-type="string" calcext:value-type="string">
            <text:p>Susanna filia sua bonora haeredes 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7" calcext:value-type="float">
            <text:p>807</text:p>
          </table:table-cell>
          <table:table-cell office:value-type="float" office:value="17900418" calcext:value-type="float">
            <text:p>1790041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Josephus /Cichacki/</text:p>
          </table:table-cell>
          <table:table-cell office:value-type="string" calcext:value-type="string">
            <text:p>Gertrudis</text:p>
          </table:table-cell>
          <table:table-cell office:value-type="string" calcext:value-type="string">
            <text:p>Andreas /Bujara/ agricola</text:p>
          </table:table-cell>
          <table:table-cell office:value-type="string" calcext:value-type="string">
            <text:p>Eva /Pułrolanka/ virgo</text:p>
          </table:table-cell>
          <table:table-cell office:value-type="float" office:value="17900413" calcext:value-type="float">
            <text:p>17900413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7" calcext:value-type="float">
            <text:p>807</text:p>
          </table:table-cell>
          <table:table-cell office:value-type="float" office:value="17900720" calcext:value-type="float">
            <text:p>179007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By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Franciscus /Jackowiak/ agricola</text:p>
          </table:table-cell>
          <table:table-cell office:value-type="string" calcext:value-type="string">
            <text:p>Marianna /Matuszanka/ uxor Jacobi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7" calcext:value-type="float">
            <text:p>807</text:p>
          </table:table-cell>
          <table:table-cell office:value-type="float" office:value="17900805" calcext:value-type="float">
            <text:p>17900805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Petronella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Catharina cauponatrix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8" calcext:value-type="float">
            <text:p>808</text:p>
          </table:table-cell>
          <table:table-cell office:value-type="float" office:value="17900502" calcext:value-type="float">
            <text:p>179005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Joannes /Lewandow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ucas /Marciniak/ juvenis</text:p>
          </table:table-cell>
          <table:table-cell office:value-type="string" calcext:value-type="string">
            <text:p>Catharina /Tobolska/ ovilissa</text:p>
          </table:table-cell>
          <table:table-cell office:value-type="float" office:value="17900423" calcext:value-type="float">
            <text:p>17900423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8" calcext:value-type="float">
            <text:p>808</text:p>
          </table:table-cell>
          <table:table-cell office:value-type="float" office:value="17900523" calcext:value-type="float">
            <text:p>1790052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tronella</text:p>
          </table:table-cell>
          <table:table-cell office:value-type="string" calcext:value-type="string">
            <text:p>Adalbertus /Gębic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Isidorus /Błachowiak/ agricola de Piotrkowice</text:p>
          </table:table-cell>
          <table:table-cell office:value-type="string" calcext:value-type="string">
            <text:p>Catharina /Szperczyna/ mater familias de Juncewo</text:p>
          </table:table-cell>
          <table:table-cell office:value-type="float" office:value="17900507" calcext:value-type="float">
            <text:p>17900507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8" calcext:value-type="float">
            <text:p>808</text:p>
          </table:table-cell>
          <table:table-cell office:value-type="float" office:value="17900523" calcext:value-type="float">
            <text:p>1790052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Casimirus /Przekuraty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Casimirus /Przekurat/ frater et agricola</text:p>
          </table:table-cell>
          <table:table-cell office:value-type="string" calcext:value-type="string">
            <text:p>Barbara /Hertmanowna/</text:p>
          </table:table-cell>
          <table:table-cell office:value-type="float" office:value="17900519" calcext:value-type="float">
            <text:p>1790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8" calcext:value-type="float">
            <text:p>808</text:p>
          </table:table-cell>
          <table:table-cell office:value-type="float" office:value="17900523" calcext:value-type="float">
            <text:p>17900523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Mackow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/Lewandowski/ juvenis</text:p>
          </table:table-cell>
          <table:table-cell office:value-type="string" calcext:value-type="string">
            <text:p>Hedvigis /Dobrzynska/ virgo</text:p>
          </table:table-cell>
          <table:table-cell office:value-type="float" office:value="17900515" calcext:value-type="float">
            <text:p>17900515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8" calcext:value-type="float">
            <text:p>808</text:p>
          </table:table-cell>
          <table:table-cell office:value-type="float" office:value="17900530" calcext:value-type="float">
            <text:p>17900530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Andreas /Kieremus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Drejer/ acatholic</text:p>
          </table:table-cell>
          <table:table-cell office:value-type="string" calcext:value-type="string">
            <text:p>Margaritha /Nowaczanka/ virgo</text:p>
          </table:table-cell>
          <table:table-cell office:value-type="float" office:value="17900522" calcext:value-type="float">
            <text:p>17900522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8" calcext:value-type="float">
            <text:p>808</text:p>
          </table:table-cell>
          <table:table-cell office:value-type="float" office:value="17900606" calcext:value-type="float">
            <text:p>17900606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Franciscus /Wisełowski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oguslaus /Meller/ ovilio</text:p>
          </table:table-cell>
          <table:table-cell office:value-type="string" calcext:value-type="string">
            <text:p>Margaritha /Głonka/</text:p>
          </table:table-cell>
          <table:table-cell office:value-type="float" office:value="17900502" calcext:value-type="float">
            <text:p>17900502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8" calcext:value-type="float">
            <text:p>808</text:p>
          </table:table-cell>
          <table:table-cell office:value-type="float" office:value="17900607" calcext:value-type="float">
            <text:p>179006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 /Włodarczanka/</text:p>
          </table:table-cell>
          <table:table-cell office:value-type="string" calcext:value-type="string">
            <text:p>Andreas /Pesalinski/ reverendus de Juncewo</text:p>
          </table:table-cell>
          <table:table-cell office:value-type="string" calcext:value-type="string">
            <text:p>Elisabeth /Koralowiczowa/ economissa</text:p>
          </table:table-cell>
          <table:table-cell office:value-type="float" office:value="17900522" calcext:value-type="float">
            <text:p>17900522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8" calcext:value-type="float">
            <text:p>808</text:p>
          </table:table-cell>
          <table:table-cell office:value-type="float" office:value="17900623" calcext:value-type="float">
            <text:p>17900623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Mathias /Kędziora/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Stanislaus /Byczek/ ovilio</text:p>
          </table:table-cell>
          <table:table-cell office:value-type="string" calcext:value-type="string">
            <text:p>Hedvigis /Purołanka/ ferrifabrissa</text:p>
          </table:table-cell>
          <table:table-cell office:value-type="float" office:value="17900721" calcext:value-type="float">
            <text:p>17900721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8" calcext:value-type="float">
            <text:p>808</text:p>
          </table:table-cell>
          <table:table-cell office:value-type="float" office:value="17900627" calcext:value-type="float">
            <text:p>1790062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Blasius /Katul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Thomas /Katulski/ juvenis</text:p>
          </table:table-cell>
          <table:table-cell office:value-type="string" calcext:value-type="string">
            <text:p>Barbara /Kopterzyna/ mater familias</text:p>
          </table:table-cell>
          <table:table-cell office:value-type="float" office:value="17900623" calcext:value-type="float">
            <text:p>17900623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8" calcext:value-type="float">
            <text:p>808</text:p>
          </table:table-cell>
          <table:table-cell office:value-type="float" office:value="17900714" calcext:value-type="float">
            <text:p>179007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Franciscus /Jackow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lthasar /Mniszak/ juvenis</text:p>
          </table:table-cell>
          <table:table-cell office:value-type="string" calcext:value-type="string">
            <text:p>Barbara /Peterkowa/ mater familias</text:p>
          </table:table-cell>
          <table:table-cell office:value-type="float" office:value="17900714" calcext:value-type="float">
            <text:p>17900714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8" calcext:value-type="float">
            <text:p>808</text:p>
          </table:table-cell>
          <table:table-cell office:value-type="float" office:value="17900718" calcext:value-type="float">
            <text:p>17900718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Michael /Kauz/ protune tenatari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/Nowak/ tenutarius de Kopanina</text:p>
          </table:table-cell>
          <table:table-cell office:value-type="string" calcext:value-type="string">
            <text:p>Anna /Malachowska/ virgo de Domasławek</text:p>
          </table:table-cell>
          <table:table-cell office:value-type="float" office:value="17900711" calcext:value-type="float">
            <text:p>17900711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8" calcext:value-type="float">
            <text:p>808</text:p>
          </table:table-cell>
          <table:table-cell office:value-type="float" office:value="17900725" calcext:value-type="float">
            <text:p>17900725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Disukicę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/Jozwiak/</text:p>
          </table:table-cell>
          <table:table-cell office:value-type="string" calcext:value-type="string">
            <text:p>Agnes /Kusnierkowa/</text:p>
          </table:table-cell>
          <table:table-cell office:value-type="float" office:value="17900718" calcext:value-type="float">
            <text:p>17900718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8" calcext:value-type="float">
            <text:p>808</text:p>
          </table:table-cell>
          <table:table-cell office:value-type="float" office:value="17900801" calcext:value-type="float">
            <text:p>17900801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ephanus /Jackow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Jackowiak/ agricola</text:p>
          </table:table-cell>
          <table:table-cell office:value-type="string" calcext:value-type="string">
            <text:p>Margaritha /Nowaczanka/ virgo</text:p>
          </table:table-cell>
          <table:table-cell office:value-type="float" office:value="17900725" calcext:value-type="float">
            <text:p>17900725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8" calcext:value-type="float">
            <text:p>808</text:p>
          </table:table-cell>
          <table:table-cell office:value-type="float" office:value="17900808" calcext:value-type="float">
            <text:p>1790080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Simon /Kwerczins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/Toboyski/ ovilio</text:p>
          </table:table-cell>
          <table:table-cell office:value-type="string" calcext:value-type="string">
            <text:p>Marianna /Jukowa/ ovilissa de Czenzewo</text:p>
          </table:table-cell>
          <table:table-cell office:value-type="float" office:value="17900805" calcext:value-type="float">
            <text:p>17900805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8" calcext:value-type="float">
            <text:p>808</text:p>
          </table:table-cell>
          <table:table-cell office:value-type="float" office:value="17900810" calcext:value-type="float">
            <text:p>1790081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Daniel /Wawrzynkiowiczow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eo /Guttry/ bonorus possessor villae Paryż</text:p>
          </table:table-cell>
          <table:table-cell office:value-type="string" calcext:value-type="string">
            <text:p>Ludovica /Logawa/ bonora possesstrix de Sielec</text:p>
          </table:table-cell>
          <table:table-cell office:value-type="float" office:value="17900801" calcext:value-type="float">
            <text:p>17900801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8" calcext:value-type="float">
            <text:p>808</text:p>
          </table:table-cell>
          <table:table-cell office:value-type="float" office:value="17900828" calcext:value-type="float">
            <text:p>1790082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Adalbertus /Purolow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tanislaus /Armata/ agricola</text:p>
          </table:table-cell>
          <table:table-cell office:value-type="string" calcext:value-type="string">
            <text:p>Barbara /Kopterzyna/ mater familias</text:p>
          </table:table-cell>
          <table:table-cell office:value-type="float" office:value="17900725" calcext:value-type="float">
            <text:p>17900725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9" calcext:value-type="float">
            <text:p>809</text:p>
          </table:table-cell>
          <table:table-cell office:value-type="float" office:value="17900829" calcext:value-type="float">
            <text:p>17900829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ucas auriga aulicae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dalbertus /Nowaczyk/ juvenis</text:p>
          </table:table-cell>
          <table:table-cell office:value-type="string" calcext:value-type="string">
            <text:p>Marianna /Spychalina/</text:p>
          </table:table-cell>
          <table:table-cell office:value-type="float" office:value="17800818" calcext:value-type="float">
            <text:p>17800818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9" calcext:value-type="float">
            <text:p>809</text:p>
          </table:table-cell>
          <table:table-cell office:value-type="float" office:value="17900912" calcext:value-type="float">
            <text:p>17900912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Mathias /Zielinski/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Bartholomeus /Lewandowski/ juvenis</text:p>
          </table:table-cell>
          <table:table-cell office:value-type="string" calcext:value-type="string">
            <text:p>Marianna virgo</text:p>
          </table:table-cell>
          <table:table-cell office:value-type="float" office:value="17900906" calcext:value-type="float">
            <text:p>1790090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9" calcext:value-type="float">
            <text:p>809</text:p>
          </table:table-cell>
          <table:table-cell office:value-type="float" office:value="17900927" calcext:value-type="float">
            <text:p>17900927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Węnek/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Mathias /Węnek/</text:p>
          </table:table-cell>
          <table:table-cell office:value-type="string" calcext:value-type="string">
            <text:p>Catharina /Węncellowna/ virgo de Swiątkowo</text:p>
          </table:table-cell>
          <table:table-cell office:value-type="float" office:value="17900915" calcext:value-type="float">
            <text:p>17900915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9" calcext:value-type="float">
            <text:p>809</text:p>
          </table:table-cell>
          <table:table-cell office:value-type="float" office:value="17901003" calcext:value-type="float">
            <text:p>179010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aurentius /Kus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/Stązalski/ de Gorzyce</text:p>
          </table:table-cell>
          <table:table-cell office:value-type="string" calcext:value-type="string">
            <text:p>Marianna /Kuszowa/ consors Jacobi</text:p>
          </table:table-cell>
          <table:table-cell office:value-type="float" office:value="17900927" calcext:value-type="float">
            <text:p>17900927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9" calcext:value-type="float">
            <text:p>809</text:p>
          </table:table-cell>
          <table:table-cell office:value-type="float" office:value="17901003" calcext:value-type="float">
            <text:p>17901003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Adalbertus /Jąnows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lbertus /Nowaczyk/ juvenis</text:p>
          </table:table-cell>
          <table:table-cell office:value-type="string" calcext:value-type="string">
            <text:p>Marianna /Toboyska/ ovilissa</text:p>
          </table:table-cell>
          <table:table-cell office:value-type="float" office:value="17900930" calcext:value-type="float">
            <text:p>17900930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9" calcext:value-type="float">
            <text:p>809</text:p>
          </table:table-cell>
          <table:table-cell office:value-type="float" office:value="17901004" calcext:value-type="float">
            <text:p>179010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 /Wylczalski/</text:p>
          </table:table-cell>
          <table:table-cell office:value-type="string" calcext:value-type="string">
            <text:p>Hedvigis /Korbalka/</text:p>
          </table:table-cell>
          <table:table-cell office:value-type="float" office:value="17900929" calcext:value-type="float">
            <text:p>1790092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9" calcext:value-type="float">
            <text:p>809</text:p>
          </table:table-cell>
          <table:table-cell office:value-type="float" office:value="17901010" calcext:value-type="float">
            <text:p>179010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Jacobus /Smorgol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Jackowiak/ juvenis</text:p>
          </table:table-cell>
          <table:table-cell office:value-type="string" calcext:value-type="string">
            <text:p>Catharina /Mnichowa/ de Juncewo</text:p>
          </table:table-cell>
          <table:table-cell office:value-type="float" office:value="17900901" calcext:value-type="float">
            <text:p>17900901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9" calcext:value-type="float">
            <text:p>809</text:p>
          </table:table-cell>
          <table:table-cell office:value-type="float" office:value="17901017" calcext:value-type="float">
            <text:p>1790101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Blasius /Nowakoski/</text:p>
          </table:table-cell>
          <table:table-cell office:value-type="string" calcext:value-type="string">
            <text:p>Heva</text:p>
          </table:table-cell>
          <table:table-cell office:value-type="string" calcext:value-type="string">
            <text:p>Franciscus /Rosplichowski/ juvenis</text:p>
          </table:table-cell>
          <table:table-cell office:value-type="string" calcext:value-type="string">
            <text:p>Hedvigis</text:p>
          </table:table-cell>
          <table:table-cell office:value-type="float" office:value="17901010" calcext:value-type="float">
            <text:p>17901010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9" calcext:value-type="float">
            <text:p>809</text:p>
          </table:table-cell>
          <table:table-cell office:value-type="float" office:value="17901017" calcext:value-type="float">
            <text:p>17901017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Thomas molendinator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Lucas /Nowak/</text:p>
          </table:table-cell>
          <table:table-cell office:value-type="string" calcext:value-type="string">
            <text:p>/Matuszanaka/ virgo nobilis de domo plebanali</text:p>
          </table:table-cell>
          <table:table-cell office:value-type="float" office:value="17901010" calcext:value-type="float">
            <text:p>17901010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9" calcext:value-type="float">
            <text:p>809</text:p>
          </table:table-cell>
          <table:table-cell office:value-type="float" office:value="17901017" calcext:value-type="float">
            <text:p>17901017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imon /Sniadecki/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Adalbertus /Sniadecki/</text:p>
          </table:table-cell>
          <table:table-cell office:value-type="string" calcext:value-type="string">
            <text:p>Margaritha /Kluczynska/ de Grocholina</text:p>
          </table:table-cell>
          <table:table-cell office:value-type="float" office:value="17901010" calcext:value-type="float">
            <text:p>17901010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9" calcext:value-type="float">
            <text:p>809</text:p>
          </table:table-cell>
          <table:table-cell office:value-type="float" office:value="17901024" calcext:value-type="float">
            <text:p>179010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thias /Kusz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sephus /Suinski/ de Gorzyce</text:p>
          </table:table-cell>
          <table:table-cell office:value-type="string" calcext:value-type="string">
            <text:p>Catharina /Matuszynska/ nobilis de domo plebanalis</text:p>
          </table:table-cell>
          <table:table-cell office:value-type="float" office:value="17901017" calcext:value-type="float">
            <text:p>17901017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9" calcext:value-type="float">
            <text:p>809</text:p>
          </table:table-cell>
          <table:table-cell office:value-type="float" office:value="17901024" calcext:value-type="float">
            <text:p>1790102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exius 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thias /Kwiatkowski/ juvenis de Staręzynek</text:p>
          </table:table-cell>
          <table:table-cell office:value-type="string" calcext:value-type="string">
            <text:p>Marianna /Chazina/</text:p>
          </table:table-cell>
          <table:table-cell office:value-type="float" office:value="17901018" calcext:value-type="float">
            <text:p>17901018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9" calcext:value-type="float">
            <text:p>809</text:p>
          </table:table-cell>
          <table:table-cell office:value-type="float" office:value="17901024" calcext:value-type="float">
            <text:p>179010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Nicolaus /Kwasia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Beyma/ cmethonis juvenis</text:p>
          </table:table-cell>
          <table:table-cell office:value-type="string" calcext:value-type="string">
            <text:p>Regina /Stara Kaczorka/</text:p>
          </table:table-cell>
          <table:table-cell office:value-type="float" office:value="17901015" calcext:value-type="float">
            <text:p>17901015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9" calcext:value-type="float">
            <text:p>809</text:p>
          </table:table-cell>
          <table:table-cell office:value-type="float" office:value="17901024" calcext:value-type="float">
            <text:p>179010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/Prekurat/ de Międzylesie</text:p>
          </table:table-cell>
          <table:table-cell office:value-type="string" calcext:value-type="string">
            <text:p>Marianna /Katulska/</text:p>
          </table:table-cell>
          <table:table-cell office:value-type="float" office:value="17901016" calcext:value-type="float">
            <text:p>1790101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9" calcext:value-type="float">
            <text:p>809</text:p>
          </table:table-cell>
          <table:table-cell office:value-type="float" office:value="17901024" calcext:value-type="float">
            <text:p>1790102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Valentinus /Przekuratow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Franciscus /Rospłochowski/ juvenis</text:p>
          </table:table-cell>
          <table:table-cell office:value-type="string" calcext:value-type="string">
            <text:p>Marianna /Nowaczczanka/ virgo</text:p>
          </table:table-cell>
          <table:table-cell office:value-type="float" office:value="17901015" calcext:value-type="float">
            <text:p>17901015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9" calcext:value-type="float">
            <text:p>809</text:p>
          </table:table-cell>
          <table:table-cell office:value-type="float" office:value="17901031" calcext:value-type="float">
            <text:p>17901031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ndreas /Langow/</text:p>
          </table:table-cell>
          <table:table-cell office:value-type="string" calcext:value-type="string">
            <text:p>Christina</text:p>
          </table:table-cell>
          <table:table-cell office:value-type="string" calcext:value-type="string">
            <text:p>Mathias /Gęsinski/</text:p>
          </table:table-cell>
          <table:table-cell office:value-type="string" calcext:value-type="string">
            <text:p>Marianna /Koczubina/</text:p>
          </table:table-cell>
          <table:table-cell office:value-type="float" office:value="17901020" calcext:value-type="float">
            <text:p>17901020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9" calcext:value-type="float">
            <text:p>809</text:p>
          </table:table-cell>
          <table:table-cell office:value-type="float" office:value="17901031" calcext:value-type="float">
            <text:p>17901031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Mędel/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Antonius famulus de Chaulodno</text:p>
          </table:table-cell>
          <table:table-cell office:value-type="string" calcext:value-type="string">
            <text:p>Marianna /Nowaczanka/</text:p>
          </table:table-cell>
          <table:table-cell office:value-type="float" office:value="17901025" calcext:value-type="float">
            <text:p>17901025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09" calcext:value-type="float">
            <text:p>809</text:p>
          </table:table-cell>
          <table:table-cell office:value-type="float" office:value="17901031" calcext:value-type="float">
            <text:p>1790103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Wylczal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Beyma/ juvenis</text:p>
          </table:table-cell>
          <table:table-cell office:value-type="string" calcext:value-type="string">
            <text:p>Theressia virgo de Kosielsko</text:p>
          </table:table-cell>
          <table:table-cell office:value-type="float" office:value="17901022" calcext:value-type="float">
            <text:p>17901022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0" calcext:value-type="float">
            <text:p>810</text:p>
          </table:table-cell>
          <table:table-cell office:value-type="float" office:value="17901031" calcext:value-type="float">
            <text:p>1790103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 Elisabeth</text:p>
          </table:table-cell>
          <table:table-cell office:value-type="string" calcext:value-type="string">
            <text:p>Christopherus /Kurkow/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Christopherus /Plangentz/ ovilio de Międzylesie</text:p>
          </table:table-cell>
          <table:table-cell office:value-type="string" calcext:value-type="string">
            <text:p>Dorothea ovilissa</text:p>
          </table:table-cell>
          <table:table-cell office:value-type="float" office:value="17901027" calcext:value-type="float">
            <text:p>17901027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0" calcext:value-type="float">
            <text:p>810</text:p>
          </table:table-cell>
          <table:table-cell office:value-type="float" office:value="17901107" calcext:value-type="float">
            <text:p>1790110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Casimirus /Grochalow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gnatius /Josefak/ juvenis de Niemczyno</text:p>
          </table:table-cell>
          <table:table-cell office:value-type="string" calcext:value-type="string">
            <text:p>Marianna /Nowaczanka/ virgo</text:p>
          </table:table-cell>
          <table:table-cell office:value-type="float" office:value="17901030" calcext:value-type="float">
            <text:p>17901030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0" calcext:value-type="float">
            <text:p>810</text:p>
          </table:table-cell>
          <table:table-cell office:value-type="float" office:value="17901114" calcext:value-type="float">
            <text:p>1790111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gdalena advena de Kirzkowie</text:p>
          </table:table-cell>
          <table:table-cell office:value-type="string" calcext:value-type="string">
            <text:p>Joannes /Wylczalski/ ovilio</text:p>
          </table:table-cell>
          <table:table-cell office:value-type="string" calcext:value-type="string">
            <text:p>Agnes /Korbalka/ consors? Adalberti</text:p>
          </table:table-cell>
          <table:table-cell office:value-type="float" office:value="17901111" calcext:value-type="float">
            <text:p>17901111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0" calcext:value-type="float">
            <text:p>810</text:p>
          </table:table-cell>
          <table:table-cell office:value-type="float" office:value="17901121" calcext:value-type="float">
            <text:p>17901121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Nowaczyk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Jacobus /Kowalczak/ de Juncewo</text:p>
          </table:table-cell>
          <table:table-cell office:value-type="string" calcext:value-type="string">
            <text:p>Anna /Grzybewiczowa/</text:p>
          </table:table-cell>
          <table:table-cell office:value-type="float" office:value="17901111" calcext:value-type="float">
            <text:p>17901111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0" calcext:value-type="float">
            <text:p>810</text:p>
          </table:table-cell>
          <table:table-cell office:value-type="float" office:value="17901130" calcext:value-type="float">
            <text:p>1790113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Daniel molendina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ichael /Kautz/ tenutarius de Staręzynek</text:p>
          </table:table-cell>
          <table:table-cell office:value-type="string" calcext:value-type="string">
            <text:p>Catharina /Kisserowa/ de Gruntowice</text:p>
          </table:table-cell>
          <table:table-cell office:value-type="float" office:value="17901123" calcext:value-type="float">
            <text:p>17901123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0" calcext:value-type="float">
            <text:p>810</text:p>
          </table:table-cell>
          <table:table-cell office:value-type="float" office:value="17901130" calcext:value-type="float">
            <text:p>179011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thias /Przybył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Beyma/ cmethonis</text:p>
          </table:table-cell>
          <table:table-cell office:value-type="string" calcext:value-type="string">
            <text:p>Catharina /Matuszynska/ nobilis de domo plebanalis</text:p>
          </table:table-cell>
          <table:table-cell office:value-type="float" office:value="17901129" calcext:value-type="float">
            <text:p>1790112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0" calcext:value-type="float">
            <text:p>810</text:p>
          </table:table-cell>
          <table:table-cell office:value-type="float" office:value="17901130" calcext:value-type="float">
            <text:p>17901130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coctrix aulicae</text:p>
          </table:table-cell>
          <table:table-cell office:value-type="string" calcext:value-type="string">
            <text:p>Adalbertus /Sniadecki/ juvenis</text:p>
          </table:table-cell>
          <table:table-cell office:value-type="string" calcext:value-type="string">
            <text:p>Bogumila /Matuszynska/ virgo nobilis de domo plebanali</text:p>
          </table:table-cell>
          <table:table-cell office:value-type="float" office:value="17901122" calcext:value-type="float">
            <text:p>17901122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0" calcext:value-type="float">
            <text:p>810</text:p>
          </table:table-cell>
          <table:table-cell office:value-type="float" office:value="17901205" calcext:value-type="float">
            <text:p>17901205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acobus /Arentow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Manthy/ scultetus</text:p>
          </table:table-cell>
          <table:table-cell office:value-type="string" calcext:value-type="string">
            <text:p>Anna Catharina /Szpletowa/</text:p>
          </table:table-cell>
          <table:table-cell office:value-type="float" office:value="17901130" calcext:value-type="float">
            <text:p>17901130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0" calcext:value-type="float">
            <text:p>810</text:p>
          </table:table-cell>
          <table:table-cell office:value-type="float" office:value="17901205" calcext:value-type="float">
            <text:p>17901205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Jeruzalow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/Łuczak/ juvenis</text:p>
          </table:table-cell>
          <table:table-cell office:value-type="string" calcext:value-type="string">
            <text:p>Sophia mater familias</text:p>
          </table:table-cell>
          <table:table-cell office:value-type="float" office:value="17901124" calcext:value-type="float">
            <text:p>17901124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0" calcext:value-type="float">
            <text:p>810</text:p>
          </table:table-cell>
          <table:table-cell office:value-type="float" office:value="17901208" calcext:value-type="float">
            <text:p>1790120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Michael /Katulski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sephus juvenis</text:p>
          </table:table-cell>
          <table:table-cell office:value-type="string" calcext:value-type="string">
            <text:p>Marianna /Szachlanka/</text:p>
          </table:table-cell>
          <table:table-cell office:value-type="float" office:value="17901204" calcext:value-type="float">
            <text:p>17901204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0" calcext:value-type="float">
            <text:p>810</text:p>
          </table:table-cell>
          <table:table-cell office:value-type="float" office:value="17901226" calcext:value-type="float">
            <text:p>17901226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Franciscus /Jakub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Kaza/</text:p>
          </table:table-cell>
          <table:table-cell office:value-type="string" calcext:value-type="string">
            <text:p>Marianna consors Michaelis /Kaza/</text:p>
          </table:table-cell>
          <table:table-cell office:value-type="float" office:value="17901222" calcext:value-type="float">
            <text:p>17901222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0" calcext:value-type="float">
            <text:p>810</text:p>
          </table:table-cell>
          <table:table-cell office:value-type="float" office:value="17910122" calcext:value-type="float">
            <text:p>17910122</text:p>
          </table:table-cell>
          <table:table-cell office:value-type="string" calcext:value-type="string">
            <text:p>Domasławek</text:p>
          </table:table-cell>
          <table:table-cell/>
          <table:table-cell office:value-type="string" calcext:value-type="string">
            <text:p>stillborn</text:p>
          </table:table-cell>
          <table:table-cell office:value-type="string" calcext:value-type="string">
            <text:p>Joannes /Gorski/ agricola</text:p>
          </table:table-cell>
          <table:table-cell office:value-type="string" calcext:value-type="string">
            <text:p>Regina</text:p>
          </table:table-cell>
          <table:table-cell/>
          <table:table-cell office:value-type="string" calcext:value-type="string">
            <text:p>Regina /Lewandoski/ obstetrix</text:p>
          </table:table-cell>
          <table:table-cell/>
          <table:table-cell office:value-type="string" calcext:value-type="string">
            <text:p>quo primus vitae limon intravit eus instanti ad Deo migravit</text:p>
          </table:table-cell>
          <table:table-cell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0" calcext:value-type="float">
            <text:p>810</text:p>
          </table:table-cell>
          <table:table-cell office:value-type="float" office:value="17910124" calcext:value-type="float">
            <text:p>179101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Franciscus /Lewandoski/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Lucas /Marciniak/</text:p>
          </table:table-cell>
          <table:table-cell office:value-type="string" calcext:value-type="string">
            <text:p>Margaritha soror sua</text:p>
          </table:table-cell>
          <table:table-cell office:value-type="float" office:value="17910117" calcext:value-type="float">
            <text:p>17910117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0" calcext:value-type="float">
            <text:p>810</text:p>
          </table:table-cell>
          <table:table-cell office:value-type="float" office:value="17910124" calcext:value-type="float">
            <text:p>1791012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Adalbertus /Kopydłowski/ juvenis</text:p>
          </table:table-cell>
          <table:table-cell office:value-type="string" calcext:value-type="string">
            <text:p>Marianna /Przekuratka/</text:p>
          </table:table-cell>
          <table:table-cell office:value-type="float" office:value="17910116" calcext:value-type="float">
            <text:p>1791011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0" calcext:value-type="float">
            <text:p>810</text:p>
          </table:table-cell>
          <table:table-cell office:value-type="float" office:value="17910125" calcext:value-type="float">
            <text:p>17910125</text:p>
          </table:table-cell>
          <table:table-cell office:value-type="string" calcext:value-type="string">
            <text:p>Międzylesie</text:p>
          </table:table-cell>
          <table:table-cell/>
          <table:table-cell office:value-type="string" calcext:value-type="string">
            <text:p>omitted</text:p>
          </table:table-cell>
          <table:table-cell office:value-type="string" calcext:value-type="string">
            <text:p>Casimirus /Lewandowski/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Onophrius /Gozimirski/ protune bonorus villae Międzylesie et tenutarius Staręzyna</text:p>
          </table:table-cell>
          <table:table-cell office:value-type="string" calcext:value-type="string">
            <text:p>Francisca /Gariżynska/ consors sua</text:p>
          </table:table-cell>
          <table:table-cell office:value-type="float" office:value="17901220" calcext:value-type="float">
            <text:p>17901220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0" calcext:value-type="float">
            <text:p>810</text:p>
          </table:table-cell>
          <table:table-cell office:value-type="float" office:value="17910130" calcext:value-type="float">
            <text:p>17910130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dovicus</text:p>
          </table:table-cell>
          <table:table-cell office:value-type="string" calcext:value-type="string">
            <text:p>Andreas /Lewandowski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acobus /Beyma/ agricola de Juncewo</text:p>
          </table:table-cell>
          <table:table-cell office:value-type="string" calcext:value-type="string">
            <text:p>Catharina /Szperczyna/ mater familias de Juncewo</text:p>
          </table:table-cell>
          <table:table-cell office:value-type="float" office:value="17910107" calcext:value-type="float">
            <text:p>17910107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0" calcext:value-type="float">
            <text:p>810</text:p>
          </table:table-cell>
          <table:table-cell office:value-type="float" office:value="17910130" calcext:value-type="float">
            <text:p>1791013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Bujarow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Lewandoski/ juvenis</text:p>
          </table:table-cell>
          <table:table-cell office:value-type="string" calcext:value-type="string">
            <text:p>Catharina /Nadolna/</text:p>
          </table:table-cell>
          <table:table-cell office:value-type="float" office:value="17911117" calcext:value-type="float">
            <text:p>17911117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1" calcext:value-type="float">
            <text:p>811</text:p>
          </table:table-cell>
          <table:table-cell office:value-type="float" office:value="17910206" calcext:value-type="float">
            <text:p>17910206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ristopherus</text:p>
          </table:table-cell>
          <table:table-cell office:value-type="string" calcext:value-type="string">
            <text:p>Christopherus /Lenkzow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Manthy/ scultetus</text:p>
          </table:table-cell>
          <table:table-cell office:value-type="string" calcext:value-type="string">
            <text:p>Dorothea matre sua</text:p>
          </table:table-cell>
          <table:table-cell office:value-type="float" office:value="17910203" calcext:value-type="float">
            <text:p>17910203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1" calcext:value-type="float">
            <text:p>811</text:p>
          </table:table-cell>
          <table:table-cell office:value-type="float" office:value="17910213" calcext:value-type="float">
            <text:p>1791021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/Armat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Koptera/ agricola</text:p>
          </table:table-cell>
          <table:table-cell office:value-type="string" calcext:value-type="string">
            <text:p>Clara /Bętkowska/</text:p>
          </table:table-cell>
          <table:table-cell office:value-type="float" office:value="17910202" calcext:value-type="float">
            <text:p>17910202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1" calcext:value-type="float">
            <text:p>811</text:p>
          </table:table-cell>
          <table:table-cell office:value-type="float" office:value="17910213" calcext:value-type="float">
            <text:p>179102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acobus /Kowalczy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lthasar /Mniszak/ juvenis</text:p>
          </table:table-cell>
          <table:table-cell office:value-type="string" calcext:value-type="string">
            <text:p>Constantia /Kędziorowa/ mater familias</text:p>
          </table:table-cell>
          <table:table-cell office:value-type="float" office:value="17910206" calcext:value-type="float">
            <text:p>1791020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1" calcext:value-type="float">
            <text:p>811</text:p>
          </table:table-cell>
          <table:table-cell office:value-type="float" office:value="17910227" calcext:value-type="float">
            <text:p>1791022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Joannes /Mackowia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Thomas /Katulski/ juvenis</text:p>
          </table:table-cell>
          <table:table-cell office:value-type="string" calcext:value-type="string">
            <text:p>Barbara /Armacianka/</text:p>
          </table:table-cell>
          <table:table-cell office:value-type="float" office:value="17910213" calcext:value-type="float">
            <text:p>17910213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1" calcext:value-type="float">
            <text:p>811</text:p>
          </table:table-cell>
          <table:table-cell office:value-type="float" office:value="17910308" calcext:value-type="float">
            <text:p>1791030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Martinus /Kusz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Valentinus /Gorchowiak/ juvenis de Dochonowo</text:p>
          </table:table-cell>
          <table:table-cell office:value-type="string" calcext:value-type="string">
            <text:p>Helena /Felcynka/ de Dochonowo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1" calcext:value-type="float">
            <text:p>811</text:p>
          </table:table-cell>
          <table:table-cell office:value-type="float" office:value="17910313" calcext:value-type="float">
            <text:p>17910313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Sobczak/ ovilio</text:p>
          </table:table-cell>
          <table:table-cell office:value-type="string" calcext:value-type="string">
            <text:p>Catharina /Gęsins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1" calcext:value-type="float">
            <text:p>811</text:p>
          </table:table-cell>
          <table:table-cell office:value-type="float" office:value="17910325" calcext:value-type="float">
            <text:p>17910325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Joannes /Logow/</text:p>
          </table:table-cell>
          <table:table-cell office:value-type="string" calcext:value-type="string">
            <text:p>Ludovica</text:p>
          </table:table-cell>
          <table:table-cell office:value-type="string" calcext:value-type="string">
            <text:p>Leo /Guttry/ vexilifer exercitus Rni Polowie</text:p>
          </table:table-cell>
          <table:table-cell office:value-type="string" calcext:value-type="string">
            <text:p>Anna /Moszicka/ de Bielawy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1" calcext:value-type="float">
            <text:p>811</text:p>
          </table:table-cell>
          <table:table-cell office:value-type="float" office:value="17910327" calcext:value-type="float">
            <text:p>1791032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/Gorec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Thomas juvenis</text:p>
          </table:table-cell>
          <table:table-cell office:value-type="string" calcext:value-type="string">
            <text:p>Regina /Kaczorowa/ cauponatrix de Juncewo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1" calcext:value-type="float">
            <text:p>811</text:p>
          </table:table-cell>
          <table:table-cell office:value-type="float" office:value="17910328" calcext:value-type="float">
            <text:p>1791032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 Adamus</text:p>
          </table:table-cell>
          <table:table-cell office:value-type="string" calcext:value-type="string">
            <text:p>Florianus molendinator </text:p>
          </table:table-cell>
          <table:table-cell office:value-type="string" calcext:value-type="string">
            <text:p>Solomea</text:p>
          </table:table-cell>
          <table:table-cell office:value-type="string" calcext:value-type="string">
            <text:p>Casimirus juvenis</text:p>
          </table:table-cell>
          <table:table-cell office:value-type="string" calcext:value-type="string">
            <text:p>Cecilia /Pesalinska/ virgo de domo plebanali</text:p>
          </table:table-cell>
          <table:table-cell office:value-type="float" office:value="17910328" calcext:value-type="float">
            <text:p>17910328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1" calcext:value-type="float">
            <text:p>811</text:p>
          </table:table-cell>
          <table:table-cell office:value-type="float" office:value="17910402" calcext:value-type="float">
            <text:p>17910402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 Adalbert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/Radoszewski/ civis et mellifex de Kcynia</text:p>
          </table:table-cell>
          <table:table-cell office:value-type="string" calcext:value-type="string">
            <text:p>Domicella /Szienska/ virgo</text:p>
          </table:table-cell>
          <table:table-cell office:value-type="float" office:value="17910327" calcext:value-type="float">
            <text:p>17910327</text:p>
          </table:table-cell>
          <table:table-cell office:value-type="string" calcext:value-type="string">
            <text:p>mellifex = beekeeper</text:p>
          </table:table-cell>
          <table:table-cell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1" calcext:value-type="float">
            <text:p>811</text:p>
          </table:table-cell>
          <table:table-cell office:value-type="float" office:value="17910430" calcext:value-type="float">
            <text:p>179104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tianna</text:p>
          </table:table-cell>
          <table:table-cell office:value-type="string" calcext:value-type="string">
            <text:p>Adalbertus /Cichacki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Byk/ agricola juvenis</text:p>
          </table:table-cell>
          <table:table-cell office:value-type="string" calcext:value-type="string">
            <text:p>Apolonia /Matuszka/</text:p>
          </table:table-cell>
          <table:table-cell office:value-type="float" office:value="17910424" calcext:value-type="float">
            <text:p>17910424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1" calcext:value-type="float">
            <text:p>811</text:p>
          </table:table-cell>
          <table:table-cell office:value-type="float" office:value="17910523" calcext:value-type="float">
            <text:p>1791052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Balthasar /Kusz/</text:p>
          </table:table-cell>
          <table:table-cell office:value-type="string" calcext:value-type="string">
            <text:p>Gertrudis</text:p>
          </table:table-cell>
          <table:table-cell office:value-type="string" calcext:value-type="string">
            <text:p>Stanislaus /Nowakowski/ protune arendatorius Kopaniny</text:p>
          </table:table-cell>
          <table:table-cell office:value-type="string" calcext:value-type="string">
            <text:p>Barbara /Beymowa/ mater familias</text:p>
          </table:table-cell>
          <table:table-cell office:value-type="float" office:value="17910515" calcext:value-type="float">
            <text:p>17910515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1" calcext:value-type="float">
            <text:p>811</text:p>
          </table:table-cell>
          <table:table-cell office:value-type="float" office:value="17910702" calcext:value-type="float">
            <text:p>179107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Joannes /Wichłac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Brzezinski/ ovilio</text:p>
          </table:table-cell>
          <table:table-cell office:value-type="string" calcext:value-type="string">
            <text:p>Marianna /Wylczalska/ ovilissa</text:p>
          </table:table-cell>
          <table:table-cell office:value-type="float" office:value="17910620" calcext:value-type="float">
            <text:p>17910620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1" calcext:value-type="float">
            <text:p>811</text:p>
          </table:table-cell>
          <table:table-cell office:value-type="float" office:value="17910710" calcext:value-type="float">
            <text:p>17910710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Joannes /Jackowiak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Stephanus /Jackowiak/</text:p>
          </table:table-cell>
          <table:table-cell office:value-type="string" calcext:value-type="string">
            <text:p>Catharina /Matuszynska/ nobilis de domo plebanalis</text:p>
          </table:table-cell>
          <table:table-cell office:value-type="float" office:value="17910703" calcext:value-type="float">
            <text:p>17910703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1" calcext:value-type="float">
            <text:p>811</text:p>
          </table:table-cell>
          <table:table-cell office:value-type="float" office:value="17910713" calcext:value-type="float">
            <text:p>17910713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Franciscus /Wesołowski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Nicolaus /Koczuba/ juvenis de Paryż</text:p>
          </table:table-cell>
          <table:table-cell office:value-type="string" calcext:value-type="string">
            <text:p>Margaritha /Kibiłowska/ consors ferrifabri de Sielec</text:p>
          </table:table-cell>
          <table:table-cell office:value-type="float" office:value="17910708" calcext:value-type="float">
            <text:p>17910708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1" calcext:value-type="float">
            <text:p>811</text:p>
          </table:table-cell>
          <table:table-cell office:value-type="float" office:value="17910713" calcext:value-type="float">
            <text:p>179107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Thomas /Figałow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ventoslaus /Oleyniczak/ juvenis</text:p>
          </table:table-cell>
          <table:table-cell office:value-type="string" calcext:value-type="string">
            <text:p>Marianna /Nowaczanka virgo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2" calcext:value-type="float">
            <text:p>812</text:p>
          </table:table-cell>
          <table:table-cell office:value-type="float" office:value="17910717" calcext:value-type="float">
            <text:p>179107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Kaczor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Kędziorka/ juvenis</text:p>
          </table:table-cell>
          <table:table-cell office:value-type="string" calcext:value-type="string">
            <text:p>Marianna cauponatrix</text:p>
          </table:table-cell>
          <table:table-cell office:value-type="float" office:value="17910716" calcext:value-type="float">
            <text:p>1791071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2" calcext:value-type="float">
            <text:p>812</text:p>
          </table:table-cell>
          <table:table-cell office:value-type="float" office:value="17910723" calcext:value-type="float">
            <text:p>17910723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Joannes /Manthejow/</text:p>
          </table:table-cell>
          <table:table-cell office:value-type="string" calcext:value-type="string">
            <text:p>Anna Christina</text:p>
          </table:table-cell>
          <table:table-cell office:value-type="string" calcext:value-type="string">
            <text:p>Petrus /Zamerfeld/ de Mierkowice</text:p>
          </table:table-cell>
          <table:table-cell office:value-type="string" calcext:value-type="string">
            <text:p>Elisabeth /Keralewiczowa/ economissa de Dąbrowa</text:p>
          </table:table-cell>
          <table:table-cell office:value-type="float" office:value="17910719" calcext:value-type="float">
            <text:p>179107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2" calcext:value-type="float">
            <text:p>812</text:p>
          </table:table-cell>
          <table:table-cell office:value-type="float" office:value="17910723" calcext:value-type="float">
            <text:p>1791072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etrus /Gwid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 /Kędziora/</text:p>
          </table:table-cell>
          <table:table-cell office:value-type="string" calcext:value-type="string">
            <text:p>Apolonia /Mnichowa/</text:p>
          </table:table-cell>
          <table:table-cell office:value-type="float" office:value="17910716" calcext:value-type="float">
            <text:p>1791071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2" calcext:value-type="float">
            <text:p>812</text:p>
          </table:table-cell>
          <table:table-cell office:value-type="float" office:value="17910807" calcext:value-type="float">
            <text:p>17910807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us /Kolassa/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Mathias /Kolasa/</text:p>
          </table:table-cell>
          <table:table-cell office:value-type="string" calcext:value-type="string">
            <text:p>Regina /Przygodzina/</text:p>
          </table:table-cell>
          <table:table-cell office:value-type="float" office:value="17910802" calcext:value-type="float">
            <text:p>17910802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2" calcext:value-type="float">
            <text:p>812</text:p>
          </table:table-cell>
          <table:table-cell office:value-type="float" office:value="17910815" calcext:value-type="float">
            <text:p>17910815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uzanna Marianna</text:p>
          </table:table-cell>
          <table:table-cell office:value-type="string" calcext:value-type="string">
            <text:p>Andreas /Kaiceżyn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Sicienski/</text:p>
          </table:table-cell>
          <table:table-cell office:value-type="string" calcext:value-type="string">
            <text:p>Domicella /Sicienska/ inter se germani videlicet frat cum sorore</text:p>
          </table:table-cell>
          <table:table-cell office:value-type="float" office:value="17910813" calcext:value-type="float">
            <text:p>17910813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2" calcext:value-type="float">
            <text:p>812</text:p>
          </table:table-cell>
          <table:table-cell office:value-type="float" office:value="17910829" calcext:value-type="float">
            <text:p>17910829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lthasar /Niemczewski/</text:p>
          </table:table-cell>
          <table:table-cell office:value-type="string" calcext:value-type="string">
            <text:p>Monica</text:p>
          </table:table-cell>
          <table:table-cell office:value-type="string" calcext:value-type="string">
            <text:p>Stanislaus /Łuczak/</text:p>
          </table:table-cell>
          <table:table-cell office:value-type="string" calcext:value-type="string">
            <text:p>Marianna /Jackowa/</text:p>
          </table:table-cell>
          <table:table-cell office:value-type="float" office:value="17920821" calcext:value-type="float">
            <text:p>17920821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2" calcext:value-type="float">
            <text:p>812</text:p>
          </table:table-cell>
          <table:table-cell office:value-type="float" office:value="17910904" calcext:value-type="float">
            <text:p>17910904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Petrus /Albrecht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Daniel /Albrecht/ patrius baptizati de Kopaszyno</text:p>
          </table:table-cell>
          <table:table-cell office:value-type="string" calcext:value-type="string">
            <text:p>Anna Christina scultetissa</text:p>
          </table:table-cell>
          <table:table-cell office:value-type="float" office:value="17910827" calcext:value-type="float">
            <text:p>17910827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2" calcext:value-type="float">
            <text:p>812</text:p>
          </table:table-cell>
          <table:table-cell office:value-type="float" office:value="17910904" calcext:value-type="float">
            <text:p>17910904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Nicolaus /Krawcza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ephanus /Jackowiak/</text:p>
          </table:table-cell>
          <table:table-cell office:value-type="string" calcext:value-type="string">
            <text:p>Marianna /Gerdzicka/</text:p>
          </table:table-cell>
          <table:table-cell office:value-type="float" office:value="17910830" calcext:value-type="float">
            <text:p>17910830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2" calcext:value-type="float">
            <text:p>812</text:p>
          </table:table-cell>
          <table:table-cell office:value-type="float" office:value="17910913" calcext:value-type="float">
            <text:p>1791091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Joannes /Charmacia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ichael juvenis</text:p>
          </table:table-cell>
          <table:table-cell office:value-type="string" calcext:value-type="string">
            <text:p>Hedvigis /Cichanska/</text:p>
          </table:table-cell>
          <table:table-cell office:value-type="float" office:value="17910906" calcext:value-type="float">
            <text:p>1791090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2" calcext:value-type="float">
            <text:p>812</text:p>
          </table:table-cell>
          <table:table-cell office:value-type="float" office:value="17910925" calcext:value-type="float">
            <text:p>179109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Joannes /Byk/ agricol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Joannes /Byk/</text:p>
          </table:table-cell>
          <table:table-cell office:value-type="string" calcext:value-type="string">
            <text:p>Barbara /Beymowa/</text:p>
          </table:table-cell>
          <table:table-cell office:value-type="float" office:value="17910925" calcext:value-type="float">
            <text:p>17910925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2" calcext:value-type="float">
            <text:p>812</text:p>
          </table:table-cell>
          <table:table-cell office:value-type="float" office:value="17910925" calcext:value-type="float">
            <text:p>179109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va</text:p>
          </table:table-cell>
          <table:table-cell office:value-type="string" calcext:value-type="string">
            <text:p>Joannes /Byk/ agricol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Joannes /Przybył/</text:p>
          </table:table-cell>
          <table:table-cell office:value-type="string" calcext:value-type="string">
            <text:p>Marianna /Kuszowa/ dicta ex fundo /Scibut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2" calcext:value-type="float">
            <text:p>812</text:p>
          </table:table-cell>
          <table:table-cell office:value-type="float" office:value="17911002" calcext:value-type="float">
            <text:p>179110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Blasius /Kruszczynski/</text:p>
          </table:table-cell>
          <table:table-cell office:value-type="string" calcext:value-type="string">
            <text:p>Heva</text:p>
          </table:table-cell>
          <table:table-cell office:value-type="string" calcext:value-type="string">
            <text:p>Josephus /Antkowiak/ de Morakowo</text:p>
          </table:table-cell>
          <table:table-cell office:value-type="string" calcext:value-type="string">
            <text:p>Marianna /Rospłochowska/</text:p>
          </table:table-cell>
          <table:table-cell office:value-type="float" office:value="17910926" calcext:value-type="float">
            <text:p>1791092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2" calcext:value-type="float">
            <text:p>812</text:p>
          </table:table-cell>
          <table:table-cell office:value-type="float" office:value="17911002" calcext:value-type="float">
            <text:p>1791100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artinus /Gronek/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Paulus /Gorecki/</text:p>
          </table:table-cell>
          <table:table-cell office:value-type="string" calcext:value-type="string">
            <text:p>Anna /Błachowa/</text:p>
          </table:table-cell>
          <table:table-cell office:value-type="float" office:value="17910926" calcext:value-type="float">
            <text:p>1791092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2" calcext:value-type="float">
            <text:p>812</text:p>
          </table:table-cell>
          <table:table-cell office:value-type="float" office:value="17911009" calcext:value-type="float">
            <text:p>179110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Byczek/ juvenis</text:p>
          </table:table-cell>
          <table:table-cell office:value-type="string" calcext:value-type="string">
            <text:p>Agnes consors Martini /Kusza/</text:p>
          </table:table-cell>
          <table:table-cell office:value-type="float" office:value="17911001" calcext:value-type="float">
            <text:p>17911001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2" calcext:value-type="float">
            <text:p>812</text:p>
          </table:table-cell>
          <table:table-cell office:value-type="float" office:value="17911018" calcext:value-type="float">
            <text:p>17911018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Josephus /Kuiecin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ovilio de Bogdarki</text:p>
          </table:table-cell>
          <table:table-cell office:value-type="string" calcext:value-type="string">
            <text:p>Anna /Sandecka/</text:p>
          </table:table-cell>
          <table:table-cell office:value-type="float" office:value="17911007" calcext:value-type="float">
            <text:p>17911007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2" calcext:value-type="float">
            <text:p>812</text:p>
          </table:table-cell>
          <table:table-cell office:value-type="float" office:value="17911018" calcext:value-type="float">
            <text:p>179110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Joannes /Plangentzow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acobus /Plangentz/ de Niemczyno</text:p>
          </table:table-cell>
          <table:table-cell office:value-type="string" calcext:value-type="string">
            <text:p>Rosalia de Obiecanowo</text:p>
          </table:table-cell>
          <table:table-cell office:value-type="float" office:value="17911014" calcext:value-type="float">
            <text:p>17911014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2" calcext:value-type="float">
            <text:p>812</text:p>
          </table:table-cell>
          <table:table-cell office:value-type="float" office:value="17911018" calcext:value-type="float">
            <text:p>179110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Franciscus /Jackowiak/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Casimirus /Grzegorzewski/ juvenis de Piotrkowice</text:p>
          </table:table-cell>
          <table:table-cell office:value-type="string" calcext:value-type="string">
            <text:p>Agnes /Kuszka/</text:p>
          </table:table-cell>
          <table:table-cell office:value-type="float" office:value="17911013" calcext:value-type="float">
            <text:p>17911013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2" calcext:value-type="float">
            <text:p>812</text:p>
          </table:table-cell>
          <table:table-cell office:value-type="float" office:value="17911018" calcext:value-type="float">
            <text:p>179110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asimirus custodus aulicae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asimirus /Grzegorzewski/ juvenis</text:p>
          </table:table-cell>
          <table:table-cell office:value-type="string" calcext:value-type="string">
            <text:p>Hedvigis virgo</text:p>
          </table:table-cell>
          <table:table-cell office:value-type="float" office:value="17911008" calcext:value-type="float">
            <text:p>17911008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3" calcext:value-type="float">
            <text:p>813</text:p>
          </table:table-cell>
          <table:table-cell office:value-type="float" office:value="17911023" calcext:value-type="float">
            <text:p>1791102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Thomas /Pospieszał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Machnekowski/ molendinator</text:p>
          </table:table-cell>
          <table:table-cell office:value-type="string" calcext:value-type="string">
            <text:p>Barbara /Oleyniczka/</text:p>
          </table:table-cell>
          <table:table-cell office:value-type="float" office:value="17911017" calcext:value-type="float">
            <text:p>17911017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3" calcext:value-type="float">
            <text:p>813</text:p>
          </table:table-cell>
          <table:table-cell office:value-type="float" office:value="17911030" calcext:value-type="float">
            <text:p>179110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lbertus /Głowczak/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Nicolaus /Kubasiak/ juvenis</text:p>
          </table:table-cell>
          <table:table-cell office:value-type="string" calcext:value-type="string">
            <text:p>Anna /Błachowa/ mater familias</text:p>
          </table:table-cell>
          <table:table-cell office:value-type="float" office:value="17911022" calcext:value-type="float">
            <text:p>17911022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3" calcext:value-type="float">
            <text:p>813</text:p>
          </table:table-cell>
          <table:table-cell office:value-type="float" office:value="17911101" calcext:value-type="float">
            <text:p>17911101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ucas /Ostrowski/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Lucas /Nowakowski/ ferrifaber</text:p>
          </table:table-cell>
          <table:table-cell office:value-type="string" calcext:value-type="string">
            <text:p>Solomea /Janecka/ molendinatrix de Piotrkowice</text:p>
          </table:table-cell>
          <table:table-cell office:value-type="float" office:value="17911028" calcext:value-type="float">
            <text:p>17911028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3" calcext:value-type="float">
            <text:p>813</text:p>
          </table:table-cell>
          <table:table-cell office:value-type="float" office:value="17911101" calcext:value-type="float">
            <text:p>17911101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ferrifabe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Gorski/ agricola</text:p>
          </table:table-cell>
          <table:table-cell office:value-type="string" calcext:value-type="string">
            <text:p>Magdalena /Nowaczka/</text:p>
          </table:table-cell>
          <table:table-cell office:value-type="float" office:value="17911028" calcext:value-type="float">
            <text:p>17911028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3" calcext:value-type="float">
            <text:p>813</text:p>
          </table:table-cell>
          <table:table-cell office:value-type="float" office:value="17911123" calcext:value-type="float">
            <text:p>1791112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 Catharina</text:p>
          </table:table-cell>
          <table:table-cell office:value-type="string" calcext:value-type="string">
            <text:p>Bartholomeus /Nowaczy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Valentinus /Radoszewski/ civis de Kcynia</text:p>
          </table:table-cell>
          <table:table-cell office:value-type="string" calcext:value-type="string">
            <text:p>Domicella /Sicinska/</text:p>
          </table:table-cell>
          <table:table-cell office:value-type="float" office:value="17911116" calcext:value-type="float">
            <text:p>1791111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3" calcext:value-type="float">
            <text:p>813</text:p>
          </table:table-cell>
          <table:table-cell office:value-type="float" office:value="17911204" calcext:value-type="float">
            <text:p>17911204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annes /Szplet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Arent/</text:p>
          </table:table-cell>
          <table:table-cell office:value-type="string" calcext:value-type="string">
            <text:p>Anna Christina /Mantheyowa/ scultetissa</text:p>
          </table:table-cell>
          <table:table-cell office:value-type="float" office:value="17911127" calcext:value-type="float">
            <text:p>17911127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3" calcext:value-type="float">
            <text:p>813</text:p>
          </table:table-cell>
          <table:table-cell office:value-type="float" office:value="17911204" calcext:value-type="float">
            <text:p>17911204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 Catharina</text:p>
          </table:table-cell>
          <table:table-cell office:value-type="string" calcext:value-type="string">
            <text:p>Adalbertus /Huzow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Węncel/</text:p>
          </table:table-cell>
          <table:table-cell office:value-type="string" calcext:value-type="string">
            <text:p>Rosalia /Drejerka/ de parochia Swiątkowia</text:p>
          </table:table-cell>
          <table:table-cell office:value-type="float" office:value="17911124" calcext:value-type="float">
            <text:p>17911124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3" calcext:value-type="float">
            <text:p>813</text:p>
          </table:table-cell>
          <table:table-cell office:value-type="float" office:value="17911210" calcext:value-type="float">
            <text:p>179112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ichael /Stęgrcziak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annes /Provida/</text:p>
          </table:table-cell>
          <table:table-cell office:value-type="string" calcext:value-type="string">
            <text:p>Eva /Pułrolka/</text:p>
          </table:table-cell>
          <table:table-cell office:value-type="float" office:value="17911207" calcext:value-type="float">
            <text:p>17911207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3" calcext:value-type="float">
            <text:p>813</text:p>
          </table:table-cell>
          <table:table-cell office:value-type="float" office:value="17911210" calcext:value-type="float">
            <text:p>179112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Laurentius /Kus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Scibut/</text:p>
          </table:table-cell>
          <table:table-cell office:value-type="string" calcext:value-type="string">
            <text:p>Rosa /Byczka/</text:p>
          </table:table-cell>
          <table:table-cell office:value-type="float" office:value="17911206" calcext:value-type="float">
            <text:p>1791120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3" calcext:value-type="float">
            <text:p>813</text:p>
          </table:table-cell>
          <table:table-cell office:value-type="float" office:value="17911226" calcext:value-type="float">
            <text:p>17911226</text:p>
          </table:table-cell>
          <table:table-cell office:value-type="string" calcext:value-type="string">
            <text:p>Do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 Stephanus</text:p>
          </table:table-cell>
          <table:table-cell office:value-type="string" calcext:value-type="string">
            <text:p>Michael /Gogalinski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dalbertus /Płaczkowski/ braxator de Gorzyce</text:p>
          </table:table-cell>
          <table:table-cell office:value-type="string" calcext:value-type="string">
            <text:p>Domicella /Sicinska/ virgo</text:p>
          </table:table-cell>
          <table:table-cell office:value-type="float" office:value="17911220" calcext:value-type="float">
            <text:p>17911220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3" calcext:value-type="float">
            <text:p>813</text:p>
          </table:table-cell>
          <table:table-cell office:value-type="float" office:value="17911226" calcext:value-type="float">
            <text:p>17911226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us /Gołąbkow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lbertus /Sniadecki/</text:p>
          </table:table-cell>
          <table:table-cell office:value-type="string" calcext:value-type="string">
            <text:p>Rosalia /Gęsinska/ ovalissa de Bogdarki</text:p>
          </table:table-cell>
          <table:table-cell office:value-type="float" office:value="17911217" calcext:value-type="float">
            <text:p>17911217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3" calcext:value-type="float">
            <text:p>813</text:p>
          </table:table-cell>
          <table:table-cell office:value-type="float" office:value="17920107" calcext:value-type="float">
            <text:p>179201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asimirus /Nowa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ichael /Armata/ juvenis</text:p>
          </table:table-cell>
          <table:table-cell office:value-type="string" calcext:value-type="string">
            <text:p>Catharina /Topolska/ ovilissa</text:p>
          </table:table-cell>
          <table:table-cell office:value-type="float" office:value="17920104" calcext:value-type="float">
            <text:p>17920104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3" calcext:value-type="float">
            <text:p>813</text:p>
          </table:table-cell>
          <table:table-cell office:value-type="float" office:value="17920107" calcext:value-type="float">
            <text:p>1792010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Ignatius /Joswia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ichael /Nadolny/</text:p>
          </table:table-cell>
          <table:table-cell office:value-type="string" calcext:value-type="string">
            <text:p>Marianna de Werkowo</text:p>
          </table:table-cell>
          <table:table-cell office:value-type="float" office:value="17920101" calcext:value-type="float">
            <text:p>17920101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3" calcext:value-type="float">
            <text:p>813</text:p>
          </table:table-cell>
          <table:table-cell office:value-type="float" office:value="17920107" calcext:value-type="float">
            <text:p>179201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us famulus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Andreas /Kędziorka/ juvenis</text:p>
          </table:table-cell>
          <table:table-cell office:value-type="string" calcext:value-type="string">
            <text:p>Marianna /Tomasianka/ consors Mathiai /Przybył/</text:p>
          </table:table-cell>
          <table:table-cell office:value-type="float" office:value="17920105" calcext:value-type="float">
            <text:p>17920105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3" calcext:value-type="float">
            <text:p>813</text:p>
          </table:table-cell>
          <table:table-cell office:value-type="float" office:value="17920107" calcext:value-type="float">
            <text:p>179201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hasar</text:p>
          </table:table-cell>
          <table:table-cell office:value-type="string" calcext:value-type="string">
            <text:p>Martinus /Urbankow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Kusz/</text:p>
          </table:table-cell>
          <table:table-cell office:value-type="string" calcext:value-type="string">
            <text:p>Catharina /Puszczanka/</text:p>
          </table:table-cell>
          <table:table-cell office:value-type="float" office:value="17920101" calcext:value-type="float">
            <text:p>17920101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3" calcext:value-type="float">
            <text:p>813</text:p>
          </table:table-cell>
          <table:table-cell office:value-type="float" office:value="17920129" calcext:value-type="float">
            <text:p>1792012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oannes /Wylazal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Toboyski/ ovilio de Dąbrowa</text:p>
          </table:table-cell>
          <table:table-cell office:value-type="string" calcext:value-type="string">
            <text:p>Catharina ovilissa de Brudzyno</text:p>
          </table:table-cell>
          <table:table-cell office:value-type="float" office:value="17920122" calcext:value-type="float">
            <text:p>17920122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3" calcext:value-type="float">
            <text:p>813</text:p>
          </table:table-cell>
          <table:table-cell office:value-type="float" office:value="17920205" calcext:value-type="float">
            <text:p>179202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Przybyłow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eo /Guttry/ vexilifer exercitus Rni Polowie</text:p>
          </table:table-cell>
          <table:table-cell office:value-type="string" calcext:value-type="string">
            <text:p>Antonina virgo sua sorore</text:p>
          </table:table-cell>
          <table:table-cell office:value-type="float" office:value="17920203" calcext:value-type="float">
            <text:p>17920203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4" calcext:value-type="float">
            <text:p>814</text:p>
          </table:table-cell>
          <table:table-cell office:value-type="float" office:value="17920221" calcext:value-type="float">
            <text:p>17920221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oguslaus /Plangentz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lasius /Saskoski/ ovilio de Nadborowo</text:p>
          </table:table-cell>
          <table:table-cell office:value-type="string" calcext:value-type="string">
            <text:p>Sophia /Nowaczka/</text:p>
          </table:table-cell>
          <table:table-cell office:value-type="float" office:value="17920221" calcext:value-type="float">
            <text:p>17920221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4" calcext:value-type="float">
            <text:p>814</text:p>
          </table:table-cell>
          <table:table-cell office:value-type="float" office:value="17920222" calcext:value-type="float">
            <text:p>17920222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Martinus /Kautzow/ ovili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/Freska/ de Zylice</text:p>
          </table:table-cell>
          <table:table-cell office:value-type="string" calcext:value-type="string">
            <text:p>Catharina /Hiskowa/</text:p>
          </table:table-cell>
          <table:table-cell office:value-type="float" office:value="17920206" calcext:value-type="float">
            <text:p>1792020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4" calcext:value-type="float">
            <text:p>814</text:p>
          </table:table-cell>
          <table:table-cell office:value-type="float" office:value="17920309" calcext:value-type="float">
            <text:p>179203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dreas /Galwasik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Casimirus /Prokurat/ agricola</text:p>
          </table:table-cell>
          <table:table-cell office:value-type="string" calcext:value-type="string">
            <text:p>Hedvigis /Korbalka/ mater familias</text:p>
          </table:table-cell>
          <table:table-cell office:value-type="float" office:value="17920306" calcext:value-type="float">
            <text:p>1792030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4" calcext:value-type="float">
            <text:p>814</text:p>
          </table:table-cell>
          <table:table-cell office:value-type="float" office:value="17920311" calcext:value-type="float">
            <text:p>17920311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Adalbertus /Mazurkow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lbertus famulus</text:p>
          </table:table-cell>
          <table:table-cell office:value-type="string" calcext:value-type="string">
            <text:p>Marianna ovilissa</text:p>
          </table:table-cell>
          <table:table-cell office:value-type="float" office:value="17920308" calcext:value-type="float">
            <text:p>17920308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4" calcext:value-type="float">
            <text:p>814</text:p>
          </table:table-cell>
          <table:table-cell office:value-type="float" office:value="17920316" calcext:value-type="float">
            <text:p>1792031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dalbertus /Kumarsow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Plangents/ ovilio</text:p>
          </table:table-cell>
          <table:table-cell office:value-type="string" calcext:value-type="string">
            <text:p>Francisca /Matyaszka/</text:p>
          </table:table-cell>
          <table:table-cell office:value-type="float" office:value="17920314" calcext:value-type="float">
            <text:p>17920314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4" calcext:value-type="float">
            <text:p>814</text:p>
          </table:table-cell>
          <table:table-cell office:value-type="float" office:value="17920318" calcext:value-type="float">
            <text:p>17920318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Josephata</text:p>
          </table:table-cell>
          <table:table-cell office:value-type="string" calcext:value-type="string">
            <text:p>Martinus famulus aulicus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Bartholomeus /Lewandowski/ juvenis</text:p>
          </table:table-cell>
          <table:table-cell office:value-type="string" calcext:value-type="string">
            <text:p>Hedvigis /Dobrzynska/</text:p>
          </table:table-cell>
          <table:table-cell office:value-type="float" office:value="17920316" calcext:value-type="float">
            <text:p>1792031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4" calcext:value-type="float">
            <text:p>814</text:p>
          </table:table-cell>
          <table:table-cell office:value-type="float" office:value="17920319" calcext:value-type="float">
            <text:p>17920319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Simon /Głon/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Antonius /Guttry/ vexilifer Smolens heres de Piotrkowice</text:p>
          </table:table-cell>
          <table:table-cell office:value-type="string" calcext:value-type="string">
            <text:p>Anastasia /Małachowska/ de Domasławek</text:p>
          </table:table-cell>
          <table:table-cell office:value-type="float" office:value="17920311" calcext:value-type="float">
            <text:p>17920311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4" calcext:value-type="float">
            <text:p>814</text:p>
          </table:table-cell>
          <table:table-cell office:value-type="float" office:value="17920325" calcext:value-type="float">
            <text:p>179203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Franciscus /Cichanski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Thomas /Katulski/ juvenis</text:p>
          </table:table-cell>
          <table:table-cell office:value-type="string" calcext:value-type="string">
            <text:p>Agnes /Armatka/</text:p>
          </table:table-cell>
          <table:table-cell office:value-type="float" office:value="17920309" calcext:value-type="float">
            <text:p>1792030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4" calcext:value-type="float">
            <text:p>814</text:p>
          </table:table-cell>
          <table:table-cell office:value-type="float" office:value="17920409" calcext:value-type="float">
            <text:p>179204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Adalbertus /Tomkowiak/ ovilio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Joannes /Plangentz/</text:p>
          </table:table-cell>
          <table:table-cell office:value-type="string" calcext:value-type="string">
            <text:p>Anna /Piekarska/ virgo</text:p>
          </table:table-cell>
          <table:table-cell office:value-type="float" office:value="17920330" calcext:value-type="float">
            <text:p>17920330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4" calcext:value-type="float">
            <text:p>814</text:p>
          </table:table-cell>
          <table:table-cell office:value-type="float" office:value="17920429" calcext:value-type="float">
            <text:p>179204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oannes /Arkuszewski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ntonius /Guttry/ vexilifer Smolens</text:p>
          </table:table-cell>
          <table:table-cell office:value-type="string" calcext:value-type="string">
            <text:p>Antonina virgo sua filia</text:p>
          </table:table-cell>
          <table:table-cell office:value-type="float" office:value="17920427" calcext:value-type="float">
            <text:p>17920427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4" calcext:value-type="float">
            <text:p>814</text:p>
          </table:table-cell>
          <table:table-cell office:value-type="float" office:value="17920506" calcext:value-type="float">
            <text:p>17920506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Jacobus /Kusniercza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ndreas /Priekurat/ de Międzylesie</text:p>
          </table:table-cell>
          <table:table-cell office:value-type="string" calcext:value-type="string">
            <text:p>Hedvigis /Korbalka/ de Międzylesie</text:p>
          </table:table-cell>
          <table:table-cell office:value-type="float" office:value="17920429" calcext:value-type="float">
            <text:p>1792042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4" calcext:value-type="float">
            <text:p>814</text:p>
          </table:table-cell>
          <table:table-cell office:value-type="float" office:value="17920512" calcext:value-type="float">
            <text:p>179205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Kusz/ ex fundo Scibutow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Przybył/</text:p>
          </table:table-cell>
          <table:table-cell office:value-type="string" calcext:value-type="string">
            <text:p>Regina consors fratris eius</text:p>
          </table:table-cell>
          <table:table-cell office:value-type="float" office:value="17920510" calcext:value-type="float">
            <text:p>17920510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4" calcext:value-type="float">
            <text:p>814</text:p>
          </table:table-cell>
          <table:table-cell office:value-type="float" office:value="17920521" calcext:value-type="float">
            <text:p>17920521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Węncel/ ovilio</text:p>
          </table:table-cell>
          <table:table-cell office:value-type="string" calcext:value-type="string">
            <text:p>Marianna /Mellerowna/ virgo</text:p>
          </table:table-cell>
          <table:table-cell office:value-type="float" office:value="17920521" calcext:value-type="float">
            <text:p>17920521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4" calcext:value-type="float">
            <text:p>814</text:p>
          </table:table-cell>
          <table:table-cell office:value-type="float" office:value="17920527" calcext:value-type="float">
            <text:p>17920527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Mathias /Kędziora/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Michael /Gęsinski/ juvenis de Paryż</text:p>
          </table:table-cell>
          <table:table-cell office:value-type="string" calcext:value-type="string">
            <text:p>Catharina /Gęsinska/ de Paryż</text:p>
          </table:table-cell>
          <table:table-cell office:value-type="float" office:value="17920524" calcext:value-type="float">
            <text:p>17920524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4" calcext:value-type="float">
            <text:p>814</text:p>
          </table:table-cell>
          <table:table-cell office:value-type="float" office:value="17920527" calcext:value-type="float">
            <text:p>17920527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lbertus /Wesząk/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Stephanus /Jackowiak/ agricola</text:p>
          </table:table-cell>
          <table:table-cell office:value-type="string" calcext:value-type="string">
            <text:p>Anna /Mellerowa/ ovilissa</text:p>
          </table:table-cell>
          <table:table-cell office:value-type="float" office:value="17920517" calcext:value-type="float">
            <text:p>17920517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4" calcext:value-type="float">
            <text:p>814</text:p>
          </table:table-cell>
          <table:table-cell office:value-type="float" office:value="17920527" calcext:value-type="float">
            <text:p>1792052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tonina</text:p>
          </table:table-cell>
          <table:table-cell office:value-type="string" calcext:value-type="string">
            <text:p>Simon /Kwerczins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ucas /Marciniak/ juvenis</text:p>
          </table:table-cell>
          <table:table-cell office:value-type="string" calcext:value-type="string">
            <text:p>Catharina /Toboyska/ ovilissa</text:p>
          </table:table-cell>
          <table:table-cell office:value-type="float" office:value="17920522" calcext:value-type="float">
            <text:p>17920522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4" calcext:value-type="float">
            <text:p>814</text:p>
          </table:table-cell>
          <table:table-cell office:value-type="float" office:value="17920603" calcext:value-type="float">
            <text:p>179206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Gębic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caupo de Juncewo</text:p>
          </table:table-cell>
          <table:table-cell office:value-type="string" calcext:value-type="string">
            <text:p>Regina /Przbyłka/ de Juncewo</text:p>
          </table:table-cell>
          <table:table-cell office:value-type="float" office:value="17920601" calcext:value-type="float">
            <text:p>17920601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4" calcext:value-type="float">
            <text:p>814</text:p>
          </table:table-cell>
          <table:table-cell office:value-type="float" office:value="17920603" calcext:value-type="float">
            <text:p>17920603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 Petronella</text:p>
          </table:table-cell>
          <table:table-cell office:value-type="string" calcext:value-type="string">
            <text:p>Mathias /Zielinski/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Jacobus /Wichowski/ nobilis</text:p>
          </table:table-cell>
          <table:table-cell office:value-type="string" calcext:value-type="string">
            <text:p>Domicella /Sicinska/ virgo</text:p>
          </table:table-cell>
          <table:table-cell office:value-type="float" office:value="17920530" calcext:value-type="float">
            <text:p>17920530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4" calcext:value-type="float">
            <text:p>814</text:p>
          </table:table-cell>
          <table:table-cell office:value-type="float" office:value="17920624" calcext:value-type="float">
            <text:p>179206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Byk/ de fundo Peterkow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/Przybył/</text:p>
          </table:table-cell>
          <table:table-cell office:value-type="string" calcext:value-type="string">
            <text:p>Catharina /Mnichowa/</text:p>
          </table:table-cell>
          <table:table-cell office:value-type="float" office:value="17920617" calcext:value-type="float">
            <text:p>17920617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5" calcext:value-type="float">
            <text:p>815</text:p>
          </table:table-cell>
          <table:table-cell office:value-type="float" office:value="17920708" calcext:value-type="float">
            <text:p>179207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Franciscus /Rocpłochow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/Grzeszczak/ juvenis</text:p>
          </table:table-cell>
          <table:table-cell office:value-type="string" calcext:value-type="string">
            <text:p>Marianna /Wylczalska/ ovilissa</text:p>
          </table:table-cell>
          <table:table-cell office:value-type="float" office:value="17920704" calcext:value-type="float">
            <text:p>17920704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5" calcext:value-type="float">
            <text:p>815</text:p>
          </table:table-cell>
          <table:table-cell office:value-type="float" office:value="17920708" calcext:value-type="float">
            <text:p>17920708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ulian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ephanus /Jackowiak/</text:p>
          </table:table-cell>
          <table:table-cell office:value-type="string" calcext:value-type="string">
            <text:p>Julianna /Ciesielska/ virgo</text:p>
          </table:table-cell>
          <table:table-cell office:value-type="float" office:value="17920701" calcext:value-type="float">
            <text:p>17920701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5" calcext:value-type="float">
            <text:p>815</text:p>
          </table:table-cell>
          <table:table-cell office:value-type="float" office:value="17920722" calcext:value-type="float">
            <text:p>17920722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 Michael</text:p>
          </table:table-cell>
          <table:table-cell office:value-type="string" calcext:value-type="string">
            <text:p>Adalbertus /Łochyn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/Kamienski/ de Mokronosy</text:p>
          </table:table-cell>
          <table:table-cell office:value-type="string" calcext:value-type="string">
            <text:p>Catharina /Brzezinska/ ovilissa de Paryż</text:p>
          </table:table-cell>
          <table:table-cell office:value-type="float" office:value="17920713" calcext:value-type="float">
            <text:p>17920713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5" calcext:value-type="float">
            <text:p>815</text:p>
          </table:table-cell>
          <table:table-cell office:value-type="float" office:value="17920805" calcext:value-type="float">
            <text:p>17920805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Georgius /Krayni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Jeswiak/ agricola</text:p>
          </table:table-cell>
          <table:table-cell office:value-type="string" calcext:value-type="string">
            <text:p>Dorothea /Nowaczanka/ virgo de Międzylesie</text:p>
          </table:table-cell>
          <table:table-cell office:value-type="float" office:value="17920803" calcext:value-type="float">
            <text:p>17920803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5" calcext:value-type="float">
            <text:p>815</text:p>
          </table:table-cell>
          <table:table-cell office:value-type="float" office:value="17920819" calcext:value-type="float">
            <text:p>1792081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athias /Gęsin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Wylczalski/ ovilio</text:p>
          </table:table-cell>
          <table:table-cell office:value-type="string" calcext:value-type="string">
            <text:p>Marianna /Saskowska/ ovilissa de Nadborowo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5" calcext:value-type="float">
            <text:p>815</text:p>
          </table:table-cell>
          <table:table-cell office:value-type="float" office:value="17920826" calcext:value-type="float">
            <text:p>1792082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Mathias /Kusz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acobus /Petrzycki/ famulus</text:p>
          </table:table-cell>
          <table:table-cell office:value-type="string" calcext:value-type="string">
            <text:p>Apolonia /Mnichowa/ mater familias</text:p>
          </table:table-cell>
          <table:table-cell office:value-type="float" office:value="17920824" calcext:value-type="float">
            <text:p>17920824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5" calcext:value-type="float">
            <text:p>815</text:p>
          </table:table-cell>
          <table:table-cell office:value-type="float" office:value="17920826" calcext:value-type="float">
            <text:p>1792082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Joannes /Koptorow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Laurentius /Wesołek/ juvenis</text:p>
          </table:table-cell>
          <table:table-cell office:value-type="string" calcext:value-type="string">
            <text:p>Agnes /Armacina/ mater familias</text:p>
          </table:table-cell>
          <table:table-cell office:value-type="float" office:value="17920819" calcext:value-type="float">
            <text:p>179208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5" calcext:value-type="float">
            <text:p>815</text:p>
          </table:table-cell>
          <table:table-cell office:value-type="float" office:value="17920826" calcext:value-type="float">
            <text:p>17920826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ressia Marianna</text:p>
          </table:table-cell>
          <table:table-cell office:value-type="string" calcext:value-type="string">
            <text:p>Jacobus /Jackow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eo /Guttry/ vexilifer exercitus</text:p>
          </table:table-cell>
          <table:table-cell office:value-type="string" calcext:value-type="string">
            <text:p>Domicella /Sicinska/ virgo</text:p>
          </table:table-cell>
          <table:table-cell office:value-type="float" office:value="17920823" calcext:value-type="float">
            <text:p>17920823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5" calcext:value-type="float">
            <text:p>815</text:p>
          </table:table-cell>
          <table:table-cell office:value-type="float" office:value="17920907" calcext:value-type="float">
            <text:p>1792090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Andreas /Zbieranow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ventoslaus juvenis</text:p>
          </table:table-cell>
          <table:table-cell office:value-type="string" calcext:value-type="string">
            <text:p>Barbara /Chetmanianka/</text:p>
          </table:table-cell>
          <table:table-cell office:value-type="float" office:value="17920826" calcext:value-type="float">
            <text:p>1792082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5" calcext:value-type="float">
            <text:p>815</text:p>
          </table:table-cell>
          <table:table-cell office:value-type="float" office:value="17920907" calcext:value-type="float">
            <text:p>17920907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Krysztofiak/ caupo</text:p>
          </table:table-cell>
          <table:table-cell office:value-type="string" calcext:value-type="string">
            <text:p>Marianna /Łochinska/ ovilissa</text:p>
          </table:table-cell>
          <table:table-cell office:value-type="float" office:value="17920818" calcext:value-type="float">
            <text:p>17920818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5" calcext:value-type="float">
            <text:p>815</text:p>
          </table:table-cell>
          <table:table-cell office:value-type="float" office:value="17920922" calcext:value-type="float">
            <text:p>1792092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Holęndrowic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imon /Sniadecki/ de Sielec</text:p>
          </table:table-cell>
          <table:table-cell office:value-type="string" calcext:value-type="string">
            <text:p>Catharina consors Joannes ovilionis</text:p>
          </table:table-cell>
          <table:table-cell office:value-type="float" office:value="17920916" calcext:value-type="float">
            <text:p>1792091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5" calcext:value-type="float">
            <text:p>815</text:p>
          </table:table-cell>
          <table:table-cell office:value-type="float" office:value="17921007" calcext:value-type="float">
            <text:p>179210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Florianus /Janak/</text:p>
          </table:table-cell>
          <table:table-cell office:value-type="string" calcext:value-type="string">
            <text:p>Salomea</text:p>
          </table:table-cell>
          <table:table-cell office:value-type="string" calcext:value-type="string">
            <text:p>Thomas /Mazurkiewicz/</text:p>
          </table:table-cell>
          <table:table-cell office:value-type="string" calcext:value-type="string">
            <text:p>Anna /Błachowa/ mater familias</text:p>
          </table:table-cell>
          <table:table-cell office:value-type="float" office:value="17920927" calcext:value-type="float">
            <text:p>17920927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5" calcext:value-type="float">
            <text:p>815</text:p>
          </table:table-cell>
          <table:table-cell office:value-type="float" office:value="17921014" calcext:value-type="float">
            <text:p>1792101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lasius /Kruszczynski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ventoslaus /Oleyniczak/</text:p>
          </table:table-cell>
          <table:table-cell office:value-type="string" calcext:value-type="string">
            <text:p>Marianna consors Valentini /Nowaczyk/</text:p>
          </table:table-cell>
          <table:table-cell office:value-type="float" office:value="17921009" calcext:value-type="float">
            <text:p>1792100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5" calcext:value-type="float">
            <text:p>815</text:p>
          </table:table-cell>
          <table:table-cell office:value-type="float" office:value="17921014" calcext:value-type="float">
            <text:p>17921014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lbertus /Adamczak/ juvenis</text:p>
          </table:table-cell>
          <table:table-cell office:value-type="string" calcext:value-type="string">
            <text:p>Barbara /Jozwiaczka/ mater familias</text:p>
          </table:table-cell>
          <table:table-cell office:value-type="float" office:value="17921012" calcext:value-type="float">
            <text:p>17921012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5" calcext:value-type="float">
            <text:p>815</text:p>
          </table:table-cell>
          <table:table-cell office:value-type="float" office:value="17921021" calcext:value-type="float">
            <text:p>179210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/Lewandow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Beyma/</text:p>
          </table:table-cell>
          <table:table-cell office:value-type="string" calcext:value-type="string">
            <text:p>Margaritha /Marcinianka/ mater familias de Obiecanowo</text:p>
          </table:table-cell>
          <table:table-cell office:value-type="float" office:value="17921018" calcext:value-type="float">
            <text:p>17921018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5" calcext:value-type="float">
            <text:p>815</text:p>
          </table:table-cell>
          <table:table-cell office:value-type="float" office:value="17921021" calcext:value-type="float">
            <text:p>179210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/By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/Puszka/ juvenis</text:p>
          </table:table-cell>
          <table:table-cell office:value-type="string" calcext:value-type="string">
            <text:p>Marianna /Urbanka/</text:p>
          </table:table-cell>
          <table:table-cell office:value-type="float" office:value="17921019" calcext:value-type="float">
            <text:p>179210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5" calcext:value-type="float">
            <text:p>815</text:p>
          </table:table-cell>
          <table:table-cell office:value-type="float" office:value="17921021" calcext:value-type="float">
            <text:p>17921021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lasius /Szczepaniak/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Simon /Wrobel/ de Zuravia</text:p>
          </table:table-cell>
          <table:table-cell office:value-type="string" calcext:value-type="string">
            <text:p>Margaretha /Głonowa de Sielec</text:p>
          </table:table-cell>
          <table:table-cell office:value-type="float" office:value="17921013" calcext:value-type="float">
            <text:p>17921013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6" calcext:value-type="float">
            <text:p>816</text:p>
          </table:table-cell>
          <table:table-cell office:value-type="float" office:value="17921028" calcext:value-type="float">
            <text:p>17921028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Joannes /Krysztofiak/</text:p>
          </table:table-cell>
          <table:table-cell office:value-type="string" calcext:value-type="string">
            <text:p>Bogumilla</text:p>
          </table:table-cell>
          <table:table-cell office:value-type="string" calcext:value-type="string">
            <text:p>Martinus /Kautz/ ovilio</text:p>
          </table:table-cell>
          <table:table-cell office:value-type="string" calcext:value-type="string">
            <text:p>Antonina /Jankowiank/ virgo</text:p>
          </table:table-cell>
          <table:table-cell office:value-type="float" office:value="17921025" calcext:value-type="float">
            <text:p>17921025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6" calcext:value-type="float">
            <text:p>816</text:p>
          </table:table-cell>
          <table:table-cell office:value-type="float" office:value="17921028" calcext:value-type="float">
            <text:p>1792102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Michael /Nadolnych/ /Chetmania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Grządkowski/ juvenis</text:p>
          </table:table-cell>
          <table:table-cell office:value-type="string" calcext:value-type="string">
            <text:p>Marianna /Chetmanianka/ virgo</text:p>
          </table:table-cell>
          <table:table-cell office:value-type="float" office:value="17921021" calcext:value-type="float">
            <text:p>17921021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6" calcext:value-type="float">
            <text:p>816</text:p>
          </table:table-cell>
          <table:table-cell office:value-type="float" office:value="17921108" calcext:value-type="float">
            <text:p>179211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Casimirus /Lewandowski/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Apolonia /Jauorszy/ iniciem conjuges economi</text:p>
          </table:table-cell>
          <table:table-cell office:value-type="float" office:value="17921028" calcext:value-type="float">
            <text:p>17921028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6" calcext:value-type="float">
            <text:p>816</text:p>
          </table:table-cell>
          <table:table-cell office:value-type="float" office:value="17921118" calcext:value-type="float">
            <text:p>17921118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Mathias /Przygodow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Kędziora/</text:p>
          </table:table-cell>
          <table:table-cell office:value-type="string" calcext:value-type="string">
            <text:p>Marianna consors fratris eius</text:p>
          </table:table-cell>
          <table:table-cell office:value-type="float" office:value="17921030" calcext:value-type="float">
            <text:p>17921030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6" calcext:value-type="float">
            <text:p>816</text:p>
          </table:table-cell>
          <table:table-cell office:value-type="float" office:value="17921118" calcext:value-type="float">
            <text:p>1792111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Golinąrow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Michael /Nadolny/</text:p>
          </table:table-cell>
          <table:table-cell office:value-type="string" calcext:value-type="string">
            <text:p>Marianna /Rospłochowska/</text:p>
          </table:table-cell>
          <table:table-cell office:value-type="float" office:value="17921115" calcext:value-type="float">
            <text:p>17921115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6" calcext:value-type="float">
            <text:p>816</text:p>
          </table:table-cell>
          <table:table-cell office:value-type="float" office:value="17921118" calcext:value-type="float">
            <text:p>1792111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Blasius /Słęgrec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Kubinski/ aulicus</text:p>
          </table:table-cell>
          <table:table-cell office:value-type="string" calcext:value-type="string">
            <text:p>Barbara /Kopterowa/</text:p>
          </table:table-cell>
          <table:table-cell office:value-type="float" office:value="17921117" calcext:value-type="float">
            <text:p>17921117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6" calcext:value-type="float">
            <text:p>816</text:p>
          </table:table-cell>
          <table:table-cell office:value-type="float" office:value="17921124" calcext:value-type="float">
            <text:p>17921124</text:p>
          </table:table-cell>
          <table:table-cell office:value-type="string" calcext:value-type="string">
            <text:p>Staręzynek</text:p>
          </table:table-cell>
          <table:table-cell/>
          <table:table-cell office:value-type="string" calcext:value-type="string">
            <text:p>stillborn</text:p>
          </table:table-cell>
          <table:table-cell office:value-type="string" calcext:value-type="string">
            <text:p>Michael /Kaut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er matrem in cubili circa pectus suffocatus</text:p>
          </table:table-cell>
          <table:table-cell table:number-columns-repeated="2"/>
          <table:table-cell office:value-type="string" calcext:value-type="string">
            <text:p>tunc per matrem in cubili circa pectus suffocatus</text:p>
          </table:table-cell>
          <table:table-cell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6" calcext:value-type="float">
            <text:p>816</text:p>
          </table:table-cell>
          <table:table-cell office:value-type="float" office:value="17921126" calcext:value-type="float">
            <text:p>1792112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acobus molendina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imon /Kwerciak/</text:p>
          </table:table-cell>
          <table:table-cell office:value-type="string" calcext:value-type="string">
            <text:p>Eva /Purołka/</text:p>
          </table:table-cell>
          <table:table-cell office:value-type="float" office:value="17921120" calcext:value-type="float">
            <text:p>17921120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6" calcext:value-type="float">
            <text:p>816</text:p>
          </table:table-cell>
          <table:table-cell office:value-type="float" office:value="17921126" calcext:value-type="float">
            <text:p>1792112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ichael /Gęsin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lasius /Saskoski/ ovilio de Nadborowo</text:p>
          </table:table-cell>
          <table:table-cell office:value-type="string" calcext:value-type="string">
            <text:p>Catharina ovilissa de Piotrkowice</text:p>
          </table:table-cell>
          <table:table-cell office:value-type="float" office:value="17921119" calcext:value-type="float">
            <text:p>179211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6" calcext:value-type="float">
            <text:p>816</text:p>
          </table:table-cell>
          <table:table-cell office:value-type="float" office:value="17921203" calcext:value-type="float">
            <text:p>179212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Thomas /Żiołkowski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rtinus /Grobarczak/ juvenis</text:p>
          </table:table-cell>
          <table:table-cell office:value-type="string" calcext:value-type="string">
            <text:p>Regina /Mendzinska/ de Juncewo</text:p>
          </table:table-cell>
          <table:table-cell office:value-type="float" office:value="17921129" calcext:value-type="float">
            <text:p>1792112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6" calcext:value-type="float">
            <text:p>816</text:p>
          </table:table-cell>
          <table:table-cell office:value-type="float" office:value="17921212" calcext:value-type="float">
            <text:p>17921212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raphinus Nepomucenus</text:p>
          </table:table-cell>
          <table:table-cell office:value-type="string" calcext:value-type="string">
            <text:p>Joannes /Logi/</text:p>
          </table:table-cell>
          <table:table-cell office:value-type="string" calcext:value-type="string">
            <text:p>Ludovica</text:p>
          </table:table-cell>
          <table:table-cell office:value-type="string" calcext:value-type="string">
            <text:p>omitted parens Ludivicae /Ludowa/</text:p>
          </table:table-cell>
          <table:table-cell office:value-type="string" calcext:value-type="string">
            <text:p>Susanna filia Antonius /Guttry/ heredis villae Piotrkowice</text:p>
          </table:table-cell>
          <table:table-cell office:value-type="float" office:value="17921101" calcext:value-type="float">
            <text:p>17921101</text:p>
          </table:table-cell>
          <table:table-cell office:value-type="string" calcext:value-type="string">
            <text:p>nobilis</text:p>
          </table:table-cell>
          <table:table-cell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6" calcext:value-type="float">
            <text:p>816</text:p>
          </table:table-cell>
          <table:table-cell office:value-type="float" office:value="17921230" calcext:value-type="float">
            <text:p>17921230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imon /Sniadecki/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Jacobus /Kliszewski/ caupo de Juncewo</text:p>
          </table:table-cell>
          <table:table-cell office:value-type="string" calcext:value-type="string">
            <text:p>Marianna /Mellerowa/</text:p>
          </table:table-cell>
          <table:table-cell office:value-type="float" office:value="17921220" calcext:value-type="float">
            <text:p>17921220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6" calcext:value-type="float">
            <text:p>816</text:p>
          </table:table-cell>
          <table:table-cell office:value-type="float" office:value="17930101" calcext:value-type="float">
            <text:p>179301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ephanus</text:p>
          </table:table-cell>
          <table:table-cell office:value-type="string" calcext:value-type="string">
            <text:p>Franciscus /Lewandoski/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Mathias /Koptera/ juvenis</text:p>
          </table:table-cell>
          <table:table-cell office:value-type="string" calcext:value-type="string">
            <text:p>Regina /Kwercinska/ caupontrix</text:p>
          </table:table-cell>
          <table:table-cell office:value-type="float" office:value="17921226" calcext:value-type="float">
            <text:p>1792122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6" calcext:value-type="float">
            <text:p>816</text:p>
          </table:table-cell>
          <table:table-cell office:value-type="float" office:value="17930106" calcext:value-type="float">
            <text:p>17930106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hasar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Petronella</text:p>
          </table:table-cell>
          <table:table-cell office:value-type="string" calcext:value-type="string">
            <text:p>Jacobus /Staroska/ juvenis</text:p>
          </table:table-cell>
          <table:table-cell office:value-type="string" calcext:value-type="string">
            <text:p>Agnes /Przygodzianka/ virgo</text:p>
          </table:table-cell>
          <table:table-cell office:value-type="float" office:value="17921228" calcext:value-type="float">
            <text:p>17921228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6" calcext:value-type="float">
            <text:p>816</text:p>
          </table:table-cell>
          <table:table-cell office:value-type="float" office:value="17930113" calcext:value-type="float">
            <text:p>17930113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Nicolaus /Krawcza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 /Głon/</text:p>
          </table:table-cell>
          <table:table-cell office:value-type="string" calcext:value-type="string">
            <text:p>Hedvigis cauponatix de Juncewo</text:p>
          </table:table-cell>
          <table:table-cell office:value-type="float" office:value="17930116" calcext:value-type="float">
            <text:p>1793011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6" calcext:value-type="float">
            <text:p>816</text:p>
          </table:table-cell>
          <table:table-cell office:value-type="float" office:value="17930113" calcext:value-type="float">
            <text:p>17930113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tanislaus /Łucza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Kurek/ ovilio</text:p>
          </table:table-cell>
          <table:table-cell office:value-type="string" calcext:value-type="string">
            <text:p>Anna /Mellerowa/ ovilissa</text:p>
          </table:table-cell>
          <table:table-cell office:value-type="float" office:value="17930106" calcext:value-type="float">
            <text:p>1793010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6" calcext:value-type="float">
            <text:p>816</text:p>
          </table:table-cell>
          <table:table-cell office:value-type="float" office:value="17930113" calcext:value-type="float">
            <text:p>179301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Kędziorzak/ juvenis</text:p>
          </table:table-cell>
          <table:table-cell office:value-type="string" calcext:value-type="string">
            <text:p>Marianna virgo soror sua</text:p>
          </table:table-cell>
          <table:table-cell office:value-type="float" office:value="17930111" calcext:value-type="float">
            <text:p>17930111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7" calcext:value-type="float">
            <text:p>817</text:p>
          </table:table-cell>
          <table:table-cell office:value-type="float" office:value="17930120" calcext:value-type="float">
            <text:p>179301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Franciscus /Rospłochowski/</text:p>
          </table:table-cell>
          <table:table-cell office:value-type="string" calcext:value-type="string">
            <text:p>Marianna /Spychalina/</text:p>
          </table:table-cell>
          <table:table-cell office:value-type="float" office:value="17930119" calcext:value-type="float">
            <text:p>179301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7" calcext:value-type="float">
            <text:p>817</text:p>
          </table:table-cell>
          <table:table-cell office:value-type="float" office:value="17930201" calcext:value-type="float">
            <text:p>17930201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uslaus</text:p>
          </table:table-cell>
          <table:table-cell office:value-type="string" calcext:value-type="string">
            <text:p>Joannes /Manthejow/</text:p>
          </table:table-cell>
          <table:table-cell office:value-type="string" calcext:value-type="string">
            <text:p>Christina</text:p>
          </table:table-cell>
          <table:table-cell office:value-type="string" calcext:value-type="string">
            <text:p>Elias /Smiltz/</text:p>
          </table:table-cell>
          <table:table-cell office:value-type="string" calcext:value-type="string">
            <text:p>Catharina /Arentowa/</text:p>
          </table:table-cell>
          <table:table-cell office:value-type="float" office:value="17930127" calcext:value-type="float">
            <text:p>17930127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7" calcext:value-type="float">
            <text:p>817</text:p>
          </table:table-cell>
          <table:table-cell office:value-type="float" office:value="17930202" calcext:value-type="float">
            <text:p>179302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Nicolaus /Piotrasy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tonius frater parentis</text:p>
          </table:table-cell>
          <table:table-cell office:value-type="string" calcext:value-type="string">
            <text:p>Regina consors Joannis /Przybył/</text:p>
          </table:table-cell>
          <table:table-cell office:value-type="float" office:value="17930131" calcext:value-type="float">
            <text:p>17930131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7" calcext:value-type="float">
            <text:p>817</text:p>
          </table:table-cell>
          <table:table-cell office:value-type="float" office:value="17930203" calcext:value-type="float">
            <text:p>179302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acobus /Mackowia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chael /Kubicki/ juvenis de aula</text:p>
          </table:table-cell>
          <table:table-cell office:value-type="string" calcext:value-type="string">
            <text:p>Barbara /Mackowianka/</text:p>
          </table:table-cell>
          <table:table-cell office:value-type="float" office:value="17930125" calcext:value-type="float">
            <text:p>17930125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7" calcext:value-type="float">
            <text:p>817</text:p>
          </table:table-cell>
          <table:table-cell office:value-type="float" office:value="17930203" calcext:value-type="float">
            <text:p>179302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Valentinus /Łakomych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Koptera/ juvenis</text:p>
          </table:table-cell>
          <table:table-cell office:value-type="string" calcext:value-type="string">
            <text:p>Helena mater familias</text:p>
          </table:table-cell>
          <table:table-cell office:value-type="float" office:value="17930126" calcext:value-type="float">
            <text:p>1793012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7" calcext:value-type="float">
            <text:p>817</text:p>
          </table:table-cell>
          <table:table-cell office:value-type="float" office:value="17930310" calcext:value-type="float">
            <text:p>17930310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Joannes /Jarzalow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Jaruzal/ de Gorzyce</text:p>
          </table:table-cell>
          <table:table-cell office:value-type="string" calcext:value-type="string">
            <text:p>Margarita /Woszykowa/</text:p>
          </table:table-cell>
          <table:table-cell office:value-type="float" office:value="17930227" calcext:value-type="float">
            <text:p>17930227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7" calcext:value-type="float">
            <text:p>817</text:p>
          </table:table-cell>
          <table:table-cell office:value-type="float" office:value="17930319" calcext:value-type="float">
            <text:p>17930319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eronica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Thomas /Wierzchowski/ molendinator</text:p>
          </table:table-cell>
          <table:table-cell office:value-type="string" calcext:value-type="string">
            <text:p>Regina /Przygodzina/ mater familias</text:p>
          </table:table-cell>
          <table:table-cell office:value-type="float" office:value="17930310" calcext:value-type="float">
            <text:p>17930310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7" calcext:value-type="float">
            <text:p>817</text:p>
          </table:table-cell>
          <table:table-cell office:value-type="float" office:value="17930319" calcext:value-type="float">
            <text:p>1793031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Franciscus /Kaczor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Kędziora/ juvenis de Juncewo</text:p>
          </table:table-cell>
          <table:table-cell office:value-type="string" calcext:value-type="string">
            <text:p>Marianna /Gorcika/ mater familias</text:p>
          </table:table-cell>
          <table:table-cell office:value-type="float" office:value="17930313" calcext:value-type="float">
            <text:p>17930313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7" calcext:value-type="float">
            <text:p>817</text:p>
          </table:table-cell>
          <table:table-cell office:value-type="float" office:value="17930327" calcext:value-type="float">
            <text:p>17930327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Christopherus /Lentzow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Elias /Smołtz/</text:p>
          </table:table-cell>
          <table:table-cell office:value-type="string" calcext:value-type="string">
            <text:p>Anna Christina /Manthejowa/ scultetissa</text:p>
          </table:table-cell>
          <table:table-cell office:value-type="float" office:value="17930326" calcext:value-type="float">
            <text:p>1793032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7" calcext:value-type="float">
            <text:p>817</text:p>
          </table:table-cell>
          <table:table-cell office:value-type="float" office:value="17930401" calcext:value-type="float">
            <text:p>17930401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lthasar /Miemczewski/</text:p>
          </table:table-cell>
          <table:table-cell office:value-type="string" calcext:value-type="string">
            <text:p>Monica</text:p>
          </table:table-cell>
          <table:table-cell office:value-type="string" calcext:value-type="string">
            <text:p>Adalbertus /Rossa/ juvenis</text:p>
          </table:table-cell>
          <table:table-cell office:value-type="string" calcext:value-type="string">
            <text:p>Marianna /Mellerowna/ virgo</text:p>
          </table:table-cell>
          <table:table-cell office:value-type="float" office:value="17930324" calcext:value-type="float">
            <text:p>17930324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7" calcext:value-type="float">
            <text:p>817</text:p>
          </table:table-cell>
          <table:table-cell office:value-type="float" office:value="17930401" calcext:value-type="float">
            <text:p>17930401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Kolasiak/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Casimirus famulus plebanalis</text:p>
          </table:table-cell>
          <table:table-cell office:value-type="string" calcext:value-type="string">
            <text:p>Agnes /Filipianka/ virgo</text:p>
          </table:table-cell>
          <table:table-cell office:value-type="float" office:value="17930315" calcext:value-type="float">
            <text:p>17930315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7" calcext:value-type="float">
            <text:p>817</text:p>
          </table:table-cell>
          <table:table-cell office:value-type="float" office:value="17930403" calcext:value-type="float">
            <text:p>179304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lbertus /Bątkowich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dovicus de aula</text:p>
          </table:table-cell>
          <table:table-cell office:value-type="string" calcext:value-type="string">
            <text:p>Barbara /Kopterzyna/</text:p>
          </table:table-cell>
          <table:table-cell office:value-type="float" office:value="17930402" calcext:value-type="float">
            <text:p>17930402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7" calcext:value-type="float">
            <text:p>817</text:p>
          </table:table-cell>
          <table:table-cell office:value-type="float" office:value="17930414" calcext:value-type="float">
            <text:p>179304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Przybył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Thomas juvenis</text:p>
          </table:table-cell>
          <table:table-cell office:value-type="string" calcext:value-type="string">
            <text:p>Marianna /Scibutka/ mater familias</text:p>
          </table:table-cell>
          <table:table-cell office:value-type="float" office:value="17930408" calcext:value-type="float">
            <text:p>17930408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7" calcext:value-type="float">
            <text:p>817</text:p>
          </table:table-cell>
          <table:table-cell office:value-type="float" office:value="17930414" calcext:value-type="float">
            <text:p>1793041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Joannes /Frydrychow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Jaworski/</text:p>
          </table:table-cell>
          <table:table-cell office:value-type="string" calcext:value-type="string">
            <text:p>Domicella /Sicinska/ virgo de Domasławek</text:p>
          </table:table-cell>
          <table:table-cell office:value-type="float" office:value="17930408" calcext:value-type="float">
            <text:p>17930408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7" calcext:value-type="float">
            <text:p>817</text:p>
          </table:table-cell>
          <table:table-cell office:value-type="float" office:value="17930414" calcext:value-type="float">
            <text:p>17930414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ephanus /Jackow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oguslaus /Meller/ ovilio</text:p>
          </table:table-cell>
          <table:table-cell office:value-type="string" calcext:value-type="string">
            <text:p>Margaritha /Głonka/</text:p>
          </table:table-cell>
          <table:table-cell office:value-type="float" office:value="17930406" calcext:value-type="float">
            <text:p>1793040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8" calcext:value-type="float">
            <text:p>818</text:p>
          </table:table-cell>
          <table:table-cell office:value-type="float" office:value="17930428" calcext:value-type="float">
            <text:p>1793042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lbertus /Purolow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Valentinus /Toboyski/ juvenis</text:p>
          </table:table-cell>
          <table:table-cell office:value-type="string" calcext:value-type="string">
            <text:p>Regina /Kwercinska/ caupontrix</text:p>
          </table:table-cell>
          <table:table-cell office:value-type="float" office:value="17930419" calcext:value-type="float">
            <text:p>179304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8" calcext:value-type="float">
            <text:p>818</text:p>
          </table:table-cell>
          <table:table-cell office:value-type="float" office:value="17930428" calcext:value-type="float">
            <text:p>1793042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Wyleżal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Ganerski/ economus</text:p>
          </table:table-cell>
          <table:table-cell office:value-type="string" calcext:value-type="string">
            <text:p>Cecilia soror mea de domo plebanali</text:p>
          </table:table-cell>
          <table:table-cell office:value-type="float" office:value="17930414" calcext:value-type="float">
            <text:p>17930414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8" calcext:value-type="float">
            <text:p>818</text:p>
          </table:table-cell>
          <table:table-cell office:value-type="float" office:value="17930505" calcext:value-type="float">
            <text:p>1793050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Joannes /Napartych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chael /Kwasniewski/</text:p>
          </table:table-cell>
          <table:table-cell office:value-type="string" calcext:value-type="string">
            <text:p>Marianna /Rospłochowska/</text:p>
          </table:table-cell>
          <table:table-cell office:value-type="float" office:value="17930503" calcext:value-type="float">
            <text:p>17930503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8" calcext:value-type="float">
            <text:p>818</text:p>
          </table:table-cell>
          <table:table-cell office:value-type="float" office:value="17930520" calcext:value-type="float">
            <text:p>179305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rtinus aurig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/Kędziora/ juvenis de Juncewo</text:p>
          </table:table-cell>
          <table:table-cell office:value-type="string" calcext:value-type="string">
            <text:p>Catharina /Piotrowna/</text:p>
          </table:table-cell>
          <table:table-cell office:value-type="float" office:value="17930514" calcext:value-type="float">
            <text:p>17930514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8" calcext:value-type="float">
            <text:p>818</text:p>
          </table:table-cell>
          <table:table-cell office:value-type="float" office:value="17930520" calcext:value-type="float">
            <text:p>1793052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Isidorus /Ciechowicz/</text:p>
          </table:table-cell>
          <table:table-cell office:value-type="string" calcext:value-type="string">
            <text:p>Marianna /Kubasiowa/</text:p>
          </table:table-cell>
          <table:table-cell office:value-type="float" office:value="17930512" calcext:value-type="float">
            <text:p>17930512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8" calcext:value-type="float">
            <text:p>818</text:p>
          </table:table-cell>
          <table:table-cell office:value-type="float" office:value="17930602" calcext:value-type="float">
            <text:p>179306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Laurentius /Kus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lthasar /Mniszak/ juvenis</text:p>
          </table:table-cell>
          <table:table-cell office:value-type="string" calcext:value-type="string">
            <text:p>Regina /Mudzinska/ soror sua</text:p>
          </table:table-cell>
          <table:table-cell office:value-type="float" office:value="17930531" calcext:value-type="float">
            <text:p>17930531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8" calcext:value-type="float">
            <text:p>818</text:p>
          </table:table-cell>
          <table:table-cell office:value-type="float" office:value="17930609" calcext:value-type="float">
            <text:p>179306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Franciscus /Dwornych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Błach/ agricola</text:p>
          </table:table-cell>
          <table:table-cell office:value-type="string" calcext:value-type="string">
            <text:p>Sophia /Plangentzowa/ ovilissa</text:p>
          </table:table-cell>
          <table:table-cell office:value-type="float" office:value="17930609" calcext:value-type="float">
            <text:p>1793060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8" calcext:value-type="float">
            <text:p>818</text:p>
          </table:table-cell>
          <table:table-cell office:value-type="float" office:value="17930616" calcext:value-type="float">
            <text:p>179306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Valentinus /Nowako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/Grzeszczyk/ juvenis</text:p>
          </table:table-cell>
          <table:table-cell office:value-type="string" calcext:value-type="string">
            <text:p>Catharina /Nowakowska/ uxor /Kopydłowska/ de Dzindakowo</text:p>
          </table:table-cell>
          <table:table-cell office:value-type="float" office:value="17930612" calcext:value-type="float">
            <text:p>17930612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8" calcext:value-type="float">
            <text:p>818</text:p>
          </table:table-cell>
          <table:table-cell office:value-type="float" office:value="17930702" calcext:value-type="float">
            <text:p>179307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Valentinus /Urbanow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Valentinus famulus</text:p>
          </table:table-cell>
          <table:table-cell office:value-type="string" calcext:value-type="string">
            <text:p>Catharina /Matuszynska/ nobilis de domo plebanali</text:p>
          </table:table-cell>
          <table:table-cell office:value-type="float" office:value="17930628" calcext:value-type="float">
            <text:p>17930628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8" calcext:value-type="float">
            <text:p>818</text:p>
          </table:table-cell>
          <table:table-cell office:value-type="float" office:value="17930726" calcext:value-type="float">
            <text:p>17930726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lbertus /Woszykow/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Jacobus /Sadkowski/</text:p>
          </table:table-cell>
          <table:table-cell office:value-type="string" calcext:value-type="string">
            <text:p>Marianna /Jeruzalka/</text:p>
          </table:table-cell>
          <table:table-cell office:value-type="float" office:value="17930718" calcext:value-type="float">
            <text:p>17930718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8" calcext:value-type="float">
            <text:p>818</text:p>
          </table:table-cell>
          <table:table-cell office:value-type="float" office:value="17930804" calcext:value-type="float">
            <text:p>179308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Thomas /Figałkow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Lewandowski/ juvenis</text:p>
          </table:table-cell>
          <table:table-cell office:value-type="string" calcext:value-type="string">
            <text:p>Catharina /Bogusławska/ virgo</text:p>
          </table:table-cell>
          <table:table-cell office:value-type="float" office:value="17930728" calcext:value-type="float">
            <text:p>17930728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8" calcext:value-type="float">
            <text:p>818</text:p>
          </table:table-cell>
          <table:table-cell office:value-type="float" office:value="17930804" calcext:value-type="float">
            <text:p>179308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Wichłac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Franciscus /Rospłochowski/</text:p>
          </table:table-cell>
          <table:table-cell office:value-type="string" calcext:value-type="string">
            <text:p>Marianna /Kalebczynska/ de Wyręly</text:p>
          </table:table-cell>
          <table:table-cell office:value-type="float" office:value="17930728" calcext:value-type="float">
            <text:p>17930728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8" calcext:value-type="float">
            <text:p>818</text:p>
          </table:table-cell>
          <table:table-cell office:value-type="float" office:value="17930818" calcext:value-type="float">
            <text:p>179308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chus</text:p>
          </table:table-cell>
          <table:table-cell office:value-type="string" calcext:value-type="string">
            <text:p>Martinus /Kusz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udovicus /Felcyniak/ de Dochonowo</text:p>
          </table:table-cell>
          <table:table-cell office:value-type="string" calcext:value-type="string">
            <text:p>Catharina /Mnichowa/ </text:p>
          </table:table-cell>
          <table:table-cell office:value-type="float" office:value="17930814" calcext:value-type="float">
            <text:p>17930814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8" calcext:value-type="float">
            <text:p>818</text:p>
          </table:table-cell>
          <table:table-cell office:value-type="float" office:value="17930818" calcext:value-type="float">
            <text:p>17930818</text:p>
          </table:table-cell>
          <table:table-cell office:value-type="string" calcext:value-type="string">
            <text:p>Dąbrowa</text:p>
          </table:table-cell>
          <table:table-cell/>
          <table:table-cell office:value-type="string" calcext:value-type="string">
            <text:p>omitted</text:p>
          </table:table-cell>
          <table:table-cell office:value-type="string" calcext:value-type="string">
            <text:p>Thomas /Katulski/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Martinus /Sierocki/</text:p>
          </table:table-cell>
          <table:table-cell office:value-type="string" calcext:value-type="string">
            <text:p>Hedvigis /Cichanska/</text:p>
          </table:table-cell>
          <table:table-cell office:value-type="float" office:value="17930814" calcext:value-type="float">
            <text:p>17930814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8" calcext:value-type="float">
            <text:p>818</text:p>
          </table:table-cell>
          <table:table-cell office:value-type="float" office:value="17930818" calcext:value-type="float">
            <text:p>1793081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Katul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Oberski/ molendinator</text:p>
          </table:table-cell>
          <table:table-cell office:value-type="string" calcext:value-type="string">
            <text:p>Catharina /Guzowska/ virgo</text:p>
          </table:table-cell>
          <table:table-cell office:value-type="float" office:value="17930811" calcext:value-type="float">
            <text:p>17930811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8" calcext:value-type="float">
            <text:p>818</text:p>
          </table:table-cell>
          <table:table-cell office:value-type="float" office:value="17930824" calcext:value-type="float">
            <text:p>179308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Josephus /Potrzebow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Koptera/ juvenis</text:p>
          </table:table-cell>
          <table:table-cell office:value-type="string" calcext:value-type="string">
            <text:p>Marianna /Katulska/</text:p>
          </table:table-cell>
          <table:table-cell office:value-type="float" office:value="17930820" calcext:value-type="float">
            <text:p>17930820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18" calcext:value-type="float">
            <text:p>818</text:p>
          </table:table-cell>
          <table:table-cell office:value-type="float" office:value="17930824" calcext:value-type="float">
            <text:p>179308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dovicus</text:p>
          </table:table-cell>
          <table:table-cell office:value-type="string" calcext:value-type="string">
            <text:p>Bartholomeus /Scibut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Kędziora/ juvenis</text:p>
          </table:table-cell>
          <table:table-cell office:value-type="string" calcext:value-type="string">
            <text:p>Marianna consors Jacobi /Kusz/</text:p>
          </table:table-cell>
          <table:table-cell office:value-type="float" office:value="17930822" calcext:value-type="float">
            <text:p>17930822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20" calcext:value-type="float">
            <text:p>820</text:p>
          </table:table-cell>
          <table:table-cell office:value-type="float" office:value="17930831" calcext:value-type="float">
            <text:p>17930831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Kolas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 /Byk/ juvenis de Międzylesie</text:p>
          </table:table-cell>
          <table:table-cell office:value-type="string" calcext:value-type="string">
            <text:p>Barbara /Minkowska/ de Tenowo</text:p>
          </table:table-cell>
          <table:table-cell office:value-type="float" office:value="17930825" calcext:value-type="float">
            <text:p>17930825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20" calcext:value-type="float">
            <text:p>820</text:p>
          </table:table-cell>
          <table:table-cell office:value-type="float" office:value="17930831" calcext:value-type="float">
            <text:p>1793083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Ignatius /Jozwia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Petrus /Nowaczyk/ juvenis</text:p>
          </table:table-cell>
          <table:table-cell office:value-type="string" calcext:value-type="string">
            <text:p>Agnes /Jazianka/ de Niemczynko</text:p>
          </table:table-cell>
          <table:table-cell office:value-type="float" office:value="17930824" calcext:value-type="float">
            <text:p>17930824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20" calcext:value-type="float">
            <text:p>820</text:p>
          </table:table-cell>
          <table:table-cell office:value-type="float" office:value="17930901" calcext:value-type="float">
            <text:p>179309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Franciscus /Kuglow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/Koptera/ agricola</text:p>
          </table:table-cell>
          <table:table-cell office:value-type="string" calcext:value-type="string">
            <text:p>Helena consors Francisci agricolae</text:p>
          </table:table-cell>
          <table:table-cell office:value-type="float" office:value="17930826" calcext:value-type="float">
            <text:p>1793082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20" calcext:value-type="float">
            <text:p>820</text:p>
          </table:table-cell>
          <table:table-cell office:value-type="float" office:value="17930915" calcext:value-type="float">
            <text:p>179309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 Marianna</text:p>
          </table:table-cell>
          <table:table-cell office:value-type="string" calcext:value-type="string">
            <text:p>Mathias /Kocikowski/</text:p>
          </table:table-cell>
          <table:table-cell office:value-type="string" calcext:value-type="string">
            <text:p>Anna Catharina</text:p>
          </table:table-cell>
          <table:table-cell office:value-type="string" calcext:value-type="string">
            <text:p>Antonius /Guttry/ villae Piotrkowice heres</text:p>
          </table:table-cell>
          <table:table-cell office:value-type="string" calcext:value-type="string">
            <text:p>Susanna filia sua</text:p>
          </table:table-cell>
          <table:table-cell office:value-type="float" office:value="17930906" calcext:value-type="float">
            <text:p>1793090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20" calcext:value-type="float">
            <text:p>820</text:p>
          </table:table-cell>
          <table:table-cell office:value-type="float" office:value="17930929" calcext:value-type="float">
            <text:p>179309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dalbertus /Tomczak/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Andreas /Szczech/ juvenis</text:p>
          </table:table-cell>
          <table:table-cell office:value-type="string" calcext:value-type="string">
            <text:p>Marianna /Gosuka/</text:p>
          </table:table-cell>
          <table:table-cell office:value-type="float" office:value="17930920" calcext:value-type="float">
            <text:p>17930920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20" calcext:value-type="float">
            <text:p>820</text:p>
          </table:table-cell>
          <table:table-cell office:value-type="float" office:value="17931006" calcext:value-type="float">
            <text:p>179310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acobus caup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Scibut/ agricola</text:p>
          </table:table-cell>
          <table:table-cell office:value-type="string" calcext:value-type="string">
            <text:p>Regina /Żmudzinska/</text:p>
          </table:table-cell>
          <table:table-cell office:value-type="float" office:value="17930928" calcext:value-type="float">
            <text:p>17930928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20" calcext:value-type="float">
            <text:p>820</text:p>
          </table:table-cell>
          <table:table-cell office:value-type="float" office:value="17931022" calcext:value-type="float">
            <text:p>179310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Bartholomeus /Katul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Jackowiak/ juvenis</text:p>
          </table:table-cell>
          <table:table-cell office:value-type="string" calcext:value-type="string">
            <text:p>Barbara /Kopterzyna/</text:p>
          </table:table-cell>
          <table:table-cell office:value-type="float" office:value="17931016" calcext:value-type="float">
            <text:p>1793101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20" calcext:value-type="float">
            <text:p>820</text:p>
          </table:table-cell>
          <table:table-cell office:value-type="float" office:value="17931022" calcext:value-type="float">
            <text:p>17931022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Thomas /Wirzchowski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Nicolaus /Kocinbiak/ de Paryż</text:p>
          </table:table-cell>
          <table:table-cell office:value-type="string" calcext:value-type="string">
            <text:p>Catharina /Brykaczka/ cauponatrix</text:p>
          </table:table-cell>
          <table:table-cell office:value-type="float" office:value="17931015" calcext:value-type="float">
            <text:p>17931015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20" calcext:value-type="float">
            <text:p>820</text:p>
          </table:table-cell>
          <table:table-cell office:value-type="float" office:value="17931022" calcext:value-type="float">
            <text:p>17931022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Simon /Głon/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Jacobus /Domagała/ agricola</text:p>
          </table:table-cell>
          <table:table-cell office:value-type="string" calcext:value-type="string">
            <text:p>Hedvigis cauponatix de Juncewo</text:p>
          </table:table-cell>
          <table:table-cell office:value-type="float" office:value="17931010" calcext:value-type="float">
            <text:p>17931010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20" calcext:value-type="float">
            <text:p>820</text:p>
          </table:table-cell>
          <table:table-cell office:value-type="float" office:value="17931104" calcext:value-type="float">
            <text:p>179311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ucas /Kowalewski/ ferrifaber</text:p>
          </table:table-cell>
          <table:table-cell office:value-type="string" calcext:value-type="string">
            <text:p>Marianna /Matuszynski/ virgo nobilis de domo plebanali</text:p>
          </table:table-cell>
          <table:table-cell office:value-type="float" office:value="17931103" calcext:value-type="float">
            <text:p>17931103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20" calcext:value-type="float">
            <text:p>820</text:p>
          </table:table-cell>
          <table:table-cell office:value-type="float" office:value="17931105" calcext:value-type="float">
            <text:p>179311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ecilia</text:p>
          </table:table-cell>
          <table:table-cell office:value-type="string" calcext:value-type="string">
            <text:p>Franciscus /Kroyik/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Laurentius Casimirus /Kuszak/</text:p>
          </table:table-cell>
          <table:table-cell office:value-type="string" calcext:value-type="string">
            <text:p>Anna /Tomaszowa/</text:p>
          </table:table-cell>
          <table:table-cell office:value-type="float" office:value="17931103" calcext:value-type="float">
            <text:p>17931103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20" calcext:value-type="float">
            <text:p>820</text:p>
          </table:table-cell>
          <table:table-cell office:value-type="float" office:value="17931121" calcext:value-type="float">
            <text:p>1793112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Smierzidałow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Casimirus /Matuszewski/</text:p>
          </table:table-cell>
          <table:table-cell office:value-type="string" calcext:value-type="string">
            <text:p>Catharina /Janicka/</text:p>
          </table:table-cell>
          <table:table-cell office:value-type="float" office:value="17931110" calcext:value-type="float">
            <text:p>17931110</text:p>
          </table:table-cell>
          <table:table-cell office:value-type="string" calcext:value-type="string">
            <text:p>geminos!</text:p>
          </table:table-cell>
          <table:table-cell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20" calcext:value-type="float">
            <text:p>820</text:p>
          </table:table-cell>
          <table:table-cell office:value-type="float" office:value="17931121" calcext:value-type="float">
            <text:p>1793112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/Smierzidałow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Michael /Nadelny/</text:p>
          </table:table-cell>
          <table:table-cell office:value-type="string" calcext:value-type="string">
            <text:p>Margaritha /Lewandowska/ cauponatrix</text:p>
          </table:table-cell>
          <table:table-cell office:value-type="float" office:value="17931110" calcext:value-type="float">
            <text:p>17931110</text:p>
          </table:table-cell>
          <table:table-cell office:value-type="string" calcext:value-type="string">
            <text:p>geminos!</text:p>
          </table:table-cell>
          <table:table-cell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20" calcext:value-type="float">
            <text:p>820</text:p>
          </table:table-cell>
          <table:table-cell office:value-type="float" office:value="17931124" calcext:value-type="float">
            <text:p>1793112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Bartholomeus /Nowakoski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ucas /Kowalewski/ ferrifaber de Juncewo</text:p>
          </table:table-cell>
          <table:table-cell office:value-type="string" calcext:value-type="string">
            <text:p>Catharina /Matuszynska/ nobilis de domo plebanali</text:p>
          </table:table-cell>
          <table:table-cell office:value-type="float" office:value="17931015" calcext:value-type="float">
            <text:p>17931015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20" calcext:value-type="float">
            <text:p>820</text:p>
          </table:table-cell>
          <table:table-cell office:value-type="float" office:value="17931124" calcext:value-type="float">
            <text:p>179311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Ciążyn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Maychrzak/ juvenis</text:p>
          </table:table-cell>
          <table:table-cell office:value-type="string" calcext:value-type="string">
            <text:p>Barbara /Ciązynska/ mater familias aulica</text:p>
          </table:table-cell>
          <table:table-cell office:value-type="float" office:value="17931113" calcext:value-type="float">
            <text:p>17931113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20" calcext:value-type="float">
            <text:p>820</text:p>
          </table:table-cell>
          <table:table-cell office:value-type="float" office:value="17931124" calcext:value-type="float">
            <text:p>1793112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thias /Kędzior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Franciscus /Żmudzinski/ de Juncewo</text:p>
          </table:table-cell>
          <table:table-cell office:value-type="string" calcext:value-type="string">
            <text:p>Marianna /Kędziorzanka/ de Juncewo</text:p>
          </table:table-cell>
          <table:table-cell office:value-type="float" office:value="17931109" calcext:value-type="float">
            <text:p>1793110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20" calcext:value-type="float">
            <text:p>820</text:p>
          </table:table-cell>
          <table:table-cell office:value-type="float" office:value="17931124" calcext:value-type="float">
            <text:p>1793112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Grąntkow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Pąkowski/</text:p>
          </table:table-cell>
          <table:table-cell office:value-type="string" calcext:value-type="string">
            <text:p>Catharina /Korbalanka/</text:p>
          </table:table-cell>
          <table:table-cell office:value-type="float" office:value="17931117" calcext:value-type="float">
            <text:p>17931117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21" calcext:value-type="float">
            <text:p>821</text:p>
          </table:table-cell>
          <table:table-cell office:value-type="float" office:value="17931127" calcext:value-type="float">
            <text:p>1793112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Petrus /Gwid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tabernator</text:p>
          </table:table-cell>
          <table:table-cell office:value-type="string" calcext:value-type="string">
            <text:p>Marianna /Przybyłowa/ consors Mathias /Przybył/</text:p>
          </table:table-cell>
          <table:table-cell office:value-type="float" office:value="17931125" calcext:value-type="float">
            <text:p>17931125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21" calcext:value-type="float">
            <text:p>821</text:p>
          </table:table-cell>
          <table:table-cell office:value-type="float" office:value="17931208" calcext:value-type="float">
            <text:p>179312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lbertus /Kopydłowski/</text:p>
          </table:table-cell>
          <table:table-cell office:value-type="string" calcext:value-type="string">
            <text:p>Barbara /Korbalanka/</text:p>
          </table:table-cell>
          <table:table-cell office:value-type="float" office:value="17931127" calcext:value-type="float">
            <text:p>17931127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21" calcext:value-type="float">
            <text:p>821</text:p>
          </table:table-cell>
          <table:table-cell office:value-type="float" office:value="17931225" calcext:value-type="float">
            <text:p>17931225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hristina</text:p>
          </table:table-cell>
          <table:table-cell office:value-type="string" calcext:value-type="string">
            <text:p>Christopherus /Łatopolow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ichael /Gęsinski/</text:p>
          </table:table-cell>
          <table:table-cell office:value-type="string" calcext:value-type="string">
            <text:p>Anna /Węnchowa/ de Swiatkowo</text:p>
          </table:table-cell>
          <table:table-cell office:value-type="float" office:value="17931216" calcext:value-type="float">
            <text:p>1793121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21" calcext:value-type="float">
            <text:p>821</text:p>
          </table:table-cell>
          <table:table-cell office:value-type="float" office:value="17931227" calcext:value-type="float">
            <text:p>17931227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ndreas /Włodarcz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Byk/ ovilio</text:p>
          </table:table-cell>
          <table:table-cell office:value-type="string" calcext:value-type="string">
            <text:p>Catharina /Brykaczka/</text:p>
          </table:table-cell>
          <table:table-cell office:value-type="float" office:value="17931214" calcext:value-type="float">
            <text:p>17931214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21" calcext:value-type="float">
            <text:p>821</text:p>
          </table:table-cell>
          <table:table-cell office:value-type="float" office:value="17931227" calcext:value-type="float">
            <text:p>17931227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Koszenski/ caupo de Juncewo</text:p>
          </table:table-cell>
          <table:table-cell office:value-type="string" calcext:value-type="string">
            <text:p>Anna /Chozina/ ovilissa de Starezynek</text:p>
          </table:table-cell>
          <table:table-cell office:value-type="float" office:value="17931214" calcext:value-type="float">
            <text:p>17931214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21" calcext:value-type="float">
            <text:p>821</text:p>
          </table:table-cell>
          <table:table-cell office:value-type="float" office:value="17931227" calcext:value-type="float">
            <text:p>17931227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/Szotow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Franciscus /Dzierzanowski/</text:p>
          </table:table-cell>
          <table:table-cell office:value-type="string" calcext:value-type="string">
            <text:p>Cecilia /Pesalinska/ virgo de domo plebanali</text:p>
          </table:table-cell>
          <table:table-cell office:value-type="float" office:value="17931210" calcext:value-type="float">
            <text:p>17931210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21" calcext:value-type="float">
            <text:p>821</text:p>
          </table:table-cell>
          <table:table-cell office:value-type="float" office:value="17940127" calcext:value-type="float">
            <text:p>1794012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Mathias /Wisniewski/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oannes /Arkuszewski/</text:p>
          </table:table-cell>
          <table:table-cell office:value-type="string" calcext:value-type="string">
            <text:p>Hedvigis /Sobkowna/</text:p>
          </table:table-cell>
          <table:table-cell office:value-type="float" office:value="17940120" calcext:value-type="float">
            <text:p>17940120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21" calcext:value-type="float">
            <text:p>821</text:p>
          </table:table-cell>
          <table:table-cell office:value-type="float" office:value="17940127" calcext:value-type="float">
            <text:p>17940127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Chertman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Jozwiak/</text:p>
          </table:table-cell>
          <table:table-cell office:value-type="string" calcext:value-type="string">
            <text:p>Anna /Każina/ ovilissa</text:p>
          </table:table-cell>
          <table:table-cell office:value-type="float" office:value="17940119" calcext:value-type="float">
            <text:p>179401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21" calcext:value-type="float">
            <text:p>821</text:p>
          </table:table-cell>
          <table:table-cell office:value-type="float" office:value="17940202" calcext:value-type="float">
            <text:p>1794020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Mathias /Kawczak/ protune ovilio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dalbertus /Kaneterz/ de Rogowo</text:p>
          </table:table-cell>
          <table:table-cell office:value-type="string" calcext:value-type="string">
            <text:p>Julianna /Piotraska/ de Ustaszewo</text:p>
          </table:table-cell>
          <table:table-cell office:value-type="float" office:value="17940126" calcext:value-type="float">
            <text:p>1794012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21" calcext:value-type="float">
            <text:p>821</text:p>
          </table:table-cell>
          <table:table-cell office:value-type="float" office:value="17940202" calcext:value-type="float">
            <text:p>179402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Beyma/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Michael /Beyma/ germanus frater</text:p>
          </table:table-cell>
          <table:table-cell office:value-type="string" calcext:value-type="string">
            <text:p>Marianna /Jasinska/ de Żerniki</text:p>
          </table:table-cell>
          <table:table-cell office:value-type="float" office:value="17940131" calcext:value-type="float">
            <text:p>17940131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21" calcext:value-type="float">
            <text:p>821</text:p>
          </table:table-cell>
          <table:table-cell office:value-type="float" office:value="17940202" calcext:value-type="float">
            <text:p>17940202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acobus /Domagała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Thomas /Januchowski/</text:p>
          </table:table-cell>
          <table:table-cell office:value-type="string" calcext:value-type="string">
            <text:p>Catharina /Mnichowa/ mater familias de Juncewo</text:p>
          </table:table-cell>
          <table:table-cell office:value-type="float" office:value="17940125" calcext:value-type="float">
            <text:p>17940125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21" calcext:value-type="float">
            <text:p>821</text:p>
          </table:table-cell>
          <table:table-cell office:value-type="float" office:value="17940202" calcext:value-type="float">
            <text:p>17940202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osephus /Mro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Jozwiak/ agricola</text:p>
          </table:table-cell>
          <table:table-cell office:value-type="string" calcext:value-type="string">
            <text:p>Anna /Chazinska/ ovilissa</text:p>
          </table:table-cell>
          <table:table-cell office:value-type="float" office:value="17940114" calcext:value-type="float">
            <text:p>17940114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21" calcext:value-type="float">
            <text:p>821</text:p>
          </table:table-cell>
          <table:table-cell office:value-type="float" office:value="17940216" calcext:value-type="float">
            <text:p>179402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sephata</text:p>
          </table:table-cell>
          <table:table-cell office:value-type="string" calcext:value-type="string">
            <text:p>Laurentius /By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Kędziora/</text:p>
          </table:table-cell>
          <table:table-cell office:value-type="string" calcext:value-type="string">
            <text:p>Hedvigis /Kliszewska/</text:p>
          </table:table-cell>
          <table:table-cell office:value-type="float" office:value="17940212" calcext:value-type="float">
            <text:p>17940212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21" calcext:value-type="float">
            <text:p>821</text:p>
          </table:table-cell>
          <table:table-cell office:value-type="float" office:value="17940224" calcext:value-type="float">
            <text:p>179402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Urbaniakow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Kliszewski/ caupo</text:p>
          </table:table-cell>
          <table:table-cell office:value-type="string" calcext:value-type="string">
            <text:p>Catharina /Mnichowa/ mater familias</text:p>
          </table:table-cell>
          <table:table-cell office:value-type="float" office:value="17940214" calcext:value-type="float">
            <text:p>17940214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22" calcext:value-type="float">
            <text:p>822</text:p>
          </table:table-cell>
          <table:table-cell office:value-type="float" office:value="17940302" calcext:value-type="float">
            <text:p>179403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Armata/ agricola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Valentinus /Toboyski/ juvenis</text:p>
          </table:table-cell>
          <table:table-cell office:value-type="string" calcext:value-type="string">
            <text:p>Barbara /Kopterżyna/ mater familias</text:p>
          </table:table-cell>
          <table:table-cell office:value-type="float" office:value="17940224" calcext:value-type="float">
            <text:p>17940224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22" calcext:value-type="float">
            <text:p>822</text:p>
          </table:table-cell>
          <table:table-cell office:value-type="float" office:value="17940302" calcext:value-type="float">
            <text:p>1794030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 Ignatius</text:p>
          </table:table-cell>
          <table:table-cell office:value-type="string" calcext:value-type="string">
            <text:p>Adalbertus /Sobczak/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Michael /Guttry/</text:p>
          </table:table-cell>
          <table:table-cell office:value-type="string" calcext:value-type="string">
            <text:p>Susanna soror sua</text:p>
          </table:table-cell>
          <table:table-cell office:value-type="float" office:value="17940301" calcext:value-type="float">
            <text:p>17940301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22" calcext:value-type="float">
            <text:p>822</text:p>
          </table:table-cell>
          <table:table-cell office:value-type="float" office:value="17940304" calcext:value-type="float">
            <text:p>17940304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Michael /Chazinski protune tenutari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/Matuszewski/ de aula Międzylesie</text:p>
          </table:table-cell>
          <table:table-cell office:value-type="string" calcext:value-type="string">
            <text:p>Marianna /Matuszynska/ nobilis de domo plebanali</text:p>
          </table:table-cell>
          <table:table-cell office:value-type="float" office:value="17940301" calcext:value-type="float">
            <text:p>17940301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22" calcext:value-type="float">
            <text:p>822</text:p>
          </table:table-cell>
          <table:table-cell office:value-type="float" office:value="17940309" calcext:value-type="float">
            <text:p>17940309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uslaus</text:p>
          </table:table-cell>
          <table:table-cell office:value-type="string" calcext:value-type="string">
            <text:p>Joannes /Szplet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Manthey/ scultetus</text:p>
          </table:table-cell>
          <table:table-cell office:value-type="string" calcext:value-type="string">
            <text:p>Anna Catharina /Arentowa/</text:p>
          </table:table-cell>
          <table:table-cell office:value-type="float" office:value="17940216" calcext:value-type="float">
            <text:p>1794021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22" calcext:value-type="float">
            <text:p>822</text:p>
          </table:table-cell>
          <table:table-cell office:value-type="float" office:value="17940309" calcext:value-type="float">
            <text:p>17940309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sephata</text:p>
          </table:table-cell>
          <table:table-cell office:value-type="string" calcext:value-type="string">
            <text:p>Vincentus /Kowal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Isidorus /Nieradzik/ juvenis</text:p>
          </table:table-cell>
          <table:table-cell office:value-type="string" calcext:value-type="string">
            <text:p>Rosalia /Strzelecka/</text:p>
          </table:table-cell>
          <table:table-cell office:value-type="float" office:value="17940304" calcext:value-type="float">
            <text:p>17940304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22" calcext:value-type="float">
            <text:p>822</text:p>
          </table:table-cell>
          <table:table-cell office:value-type="float" office:value="17940316" calcext:value-type="float">
            <text:p>179403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dalbertus /Gęmbic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Felix cmetho de Obiecanowo</text:p>
          </table:table-cell>
          <table:table-cell office:value-type="string" calcext:value-type="string">
            <text:p>Barbara /Michałka/</text:p>
          </table:table-cell>
          <table:table-cell office:value-type="float" office:value="17940311" calcext:value-type="float">
            <text:p>17940311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22" calcext:value-type="float">
            <text:p>822</text:p>
          </table:table-cell>
          <table:table-cell office:value-type="float" office:value="17940318" calcext:value-type="float">
            <text:p>179403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Jacobus /Pietrzyc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juvenis de Krayna</text:p>
          </table:table-cell>
          <table:table-cell office:value-type="string" calcext:value-type="string">
            <text:p>Francisca /Naurocka/ de Żerniki</text:p>
          </table:table-cell>
          <table:table-cell office:value-type="float" office:value="17940316" calcext:value-type="float">
            <text:p>1794031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22" calcext:value-type="float">
            <text:p>822</text:p>
          </table:table-cell>
          <table:table-cell office:value-type="float" office:value="17940324" calcext:value-type="float">
            <text:p>1794032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Paulus /Gorec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Kocichowski/ ferrifaber</text:p>
          </table:table-cell>
          <table:table-cell office:value-type="string" calcext:value-type="string">
            <text:p>Christina /Szczechowska/</text:p>
          </table:table-cell>
          <table:table-cell office:value-type="float" office:value="17940319" calcext:value-type="float">
            <text:p>179403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22" calcext:value-type="float">
            <text:p>822</text:p>
          </table:table-cell>
          <table:table-cell office:value-type="float" office:value="17940330" calcext:value-type="float">
            <text:p>17940330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acobus /Mackow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incentius /Sicinski/ economus</text:p>
          </table:table-cell>
          <table:table-cell office:value-type="string" calcext:value-type="string">
            <text:p>Dorothea /Kostrzynska/ de aula</text:p>
          </table:table-cell>
          <table:table-cell office:value-type="float" office:value="17940326" calcext:value-type="float">
            <text:p>1794032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22" calcext:value-type="float">
            <text:p>822</text:p>
          </table:table-cell>
          <table:table-cell office:value-type="float" office:value="17940419" calcext:value-type="float">
            <text:p>1794041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Casimirus /Żbieranych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acobus /Jackowiak/</text:p>
          </table:table-cell>
          <table:table-cell office:value-type="string" calcext:value-type="string">
            <text:p>Barbara /Jackowianka/</text:p>
          </table:table-cell>
          <table:table-cell office:value-type="float" office:value="17940412" calcext:value-type="float">
            <text:p>17940412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22" calcext:value-type="float">
            <text:p>822</text:p>
          </table:table-cell>
          <table:table-cell office:value-type="float" office:value="17940428" calcext:value-type="float">
            <text:p>17940428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etrus /Kwiatkowski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Byk/ ovilio</text:p>
          </table:table-cell>
          <table:table-cell office:value-type="string" calcext:value-type="string">
            <text:p>Marianna /Zielinska/</text:p>
          </table:table-cell>
          <table:table-cell office:value-type="float" office:value="17940425" calcext:value-type="float">
            <text:p>17940425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22" calcext:value-type="float">
            <text:p>822</text:p>
          </table:table-cell>
          <table:table-cell office:value-type="float" office:value="17940428" calcext:value-type="float">
            <text:p>1794042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Franciscus /Rospłochowski/</text:p>
          </table:table-cell>
          <table:table-cell office:value-type="string" calcext:value-type="string">
            <text:p>Eva /Spychalanka/</text:p>
          </table:table-cell>
          <table:table-cell office:value-type="float" office:value="17940425" calcext:value-type="float">
            <text:p>17940425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22" calcext:value-type="float">
            <text:p>822</text:p>
          </table:table-cell>
          <table:table-cell office:value-type="float" office:value="17940428" calcext:value-type="float">
            <text:p>1794042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imon /Kuerci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 /Tobolski/ juvenis</text:p>
          </table:table-cell>
          <table:table-cell office:value-type="string" calcext:value-type="string">
            <text:p>Rosalia /Korbalowska/</text:p>
          </table:table-cell>
          <table:table-cell office:value-type="float" office:value="17940425" calcext:value-type="float">
            <text:p>17940425</text:p>
          </table:table-cell>
          <table:table-cell table:number-columns-repeated="2"/>
        </table:table-row>
        <table:table-row table:style-name="ro1">
          <table:table-cell office:value-type="float" office:value="2125673" calcext:value-type="float">
            <text:p>2125673</text:p>
          </table:table-cell>
          <table:table-cell office:value-type="float" office:value="822" calcext:value-type="float">
            <text:p>822</text:p>
          </table:table-cell>
          <table:table-cell office:value-type="float" office:value="17940504" calcext:value-type="float">
            <text:p>179405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dalbertus /Kopydłow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tanislaus /Byk/ ovilio</text:p>
          </table:table-cell>
          <table:table-cell office:value-type="string" calcext:value-type="string">
            <text:p>Marianna /Wichłaczka/</text:p>
          </table:table-cell>
          <table:table-cell office:value-type="float" office:value="17940429" calcext:value-type="float">
            <text:p>1794042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22" calcext:value-type="float">
            <text:p>822</text:p>
          </table:table-cell>
          <table:table-cell office:value-type="float" office:value="17940504" calcext:value-type="float">
            <text:p>17940504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Jacobus /Sadkowski/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Franciscus /Dzierzanowski/</text:p>
          </table:table-cell>
          <table:table-cell office:value-type="string" calcext:value-type="string">
            <text:p>Susanna /Guttrowna/ de Piotrkowice</text:p>
          </table:table-cell>
          <table:table-cell office:value-type="float" office:value="17940426" calcext:value-type="float">
            <text:p>1794042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23" calcext:value-type="float">
            <text:p>823</text:p>
          </table:table-cell>
          <table:table-cell office:value-type="float" office:value="17940511" calcext:value-type="float">
            <text:p>17940511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Joannes /Nieskural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lbertus /Łochenski/ ovilio</text:p>
          </table:table-cell>
          <table:table-cell office:value-type="string" calcext:value-type="string">
            <text:p>Catharina /Żbyszewski/ economissa</text:p>
          </table:table-cell>
          <table:table-cell office:value-type="float" office:value="17940507" calcext:value-type="float">
            <text:p>17940507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23" calcext:value-type="float">
            <text:p>823</text:p>
          </table:table-cell>
          <table:table-cell office:value-type="float" office:value="17940518" calcext:value-type="float">
            <text:p>17940518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tephanus /Jackowiak/</text:p>
          </table:table-cell>
          <table:table-cell office:value-type="string" calcext:value-type="string">
            <text:p>Martianna</text:p>
          </table:table-cell>
          <table:table-cell office:value-type="string" calcext:value-type="string">
            <text:p>Thomas /Januchowski/ ovilio</text:p>
          </table:table-cell>
          <table:table-cell office:value-type="string" calcext:value-type="string">
            <text:p>Anna /Mellerowa/ ovilissa</text:p>
          </table:table-cell>
          <table:table-cell office:value-type="float" office:value="17940512" calcext:value-type="float">
            <text:p>17940512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23" calcext:value-type="float">
            <text:p>823</text:p>
          </table:table-cell>
          <table:table-cell office:value-type="float" office:value="17940601" calcext:value-type="float">
            <text:p>179406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artholomeus /Lewandowski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Ignatius /Guttry/</text:p>
          </table:table-cell>
          <table:table-cell office:value-type="string" calcext:value-type="string">
            <text:p>Margaritha soror sua</text:p>
          </table:table-cell>
          <table:table-cell office:value-type="float" office:value="17940527" calcext:value-type="float">
            <text:p>17940527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23" calcext:value-type="float">
            <text:p>823</text:p>
          </table:table-cell>
          <table:table-cell office:value-type="float" office:value="17940607" calcext:value-type="float">
            <text:p>17940607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tanislaus /Łuczak/ famulus aulica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Franciscus /Dzierzanowski/</text:p>
          </table:table-cell>
          <table:table-cell office:value-type="string" calcext:value-type="string">
            <text:p>Antonina /Guttrowna/ virgo de Piotrkowice</text:p>
          </table:table-cell>
          <table:table-cell office:value-type="float" office:value="17940607" calcext:value-type="float">
            <text:p>17940607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23" calcext:value-type="float">
            <text:p>823</text:p>
          </table:table-cell>
          <table:table-cell office:value-type="float" office:value="17940610" calcext:value-type="float">
            <text:p>179406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Blasius /Kaczor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propinat</text:p>
          </table:table-cell>
          <table:table-cell office:value-type="string" calcext:value-type="string">
            <text:p>Francisca /Beymowa/</text:p>
          </table:table-cell>
          <table:table-cell office:value-type="float" office:value="17940606" calcext:value-type="float">
            <text:p>1794060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23" calcext:value-type="float">
            <text:p>823</text:p>
          </table:table-cell>
          <table:table-cell office:value-type="float" office:value="17940618" calcext:value-type="float">
            <text:p>17940618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dovicus</text:p>
          </table:table-cell>
          <table:table-cell office:value-type="string" calcext:value-type="string">
            <text:p>Joannes /Manthejow/ scultetus</text:p>
          </table:table-cell>
          <table:table-cell office:value-type="string" calcext:value-type="string">
            <text:p>Anna Christina</text:p>
          </table:table-cell>
          <table:table-cell office:value-type="string" calcext:value-type="string">
            <text:p>Martinus /Manthy/ scultetus de Grzyonułtosiensis</text:p>
          </table:table-cell>
          <table:table-cell office:value-type="string" calcext:value-type="string">
            <text:p>Catharina /Aręntowa/ mater familias</text:p>
          </table:table-cell>
          <table:table-cell office:value-type="float" office:value="17940606" calcext:value-type="float">
            <text:p>1794060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23" calcext:value-type="float">
            <text:p>823</text:p>
          </table:table-cell>
          <table:table-cell office:value-type="float" office:value="17940621" calcext:value-type="float">
            <text:p>17940621</text:p>
          </table:table-cell>
          <table:table-cell office:value-type="string" calcext:value-type="string">
            <text:p>Dochon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ebastianus agricola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Franciscus /Mudzinski/ de Juncewo</text:p>
          </table:table-cell>
          <table:table-cell office:value-type="string" calcext:value-type="string">
            <text:p>Marianna /Matuszysnka/ nobilis de domo plebanali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23" calcext:value-type="float">
            <text:p>823</text:p>
          </table:table-cell>
          <table:table-cell office:value-type="float" office:value="17940628" calcext:value-type="float">
            <text:p>1794062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By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Kliszewski/ cauponator</text:p>
          </table:table-cell>
          <table:table-cell office:value-type="string" calcext:value-type="string">
            <text:p>Francisca /Beymowa/</text:p>
          </table:table-cell>
          <table:table-cell office:value-type="float" office:value="17940624" calcext:value-type="float">
            <text:p>17940624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23" calcext:value-type="float">
            <text:p>823</text:p>
          </table:table-cell>
          <table:table-cell office:value-type="float" office:value="17940712" calcext:value-type="float">
            <text:p>17940712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Bartholomeus /Dusikow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/Jozwiak/</text:p>
          </table:table-cell>
          <table:table-cell office:value-type="string" calcext:value-type="string">
            <text:p>Marianna ovilissa</text:p>
          </table:table-cell>
          <table:table-cell office:value-type="float" office:value="17940705" calcext:value-type="float">
            <text:p>17940705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23" calcext:value-type="float">
            <text:p>823</text:p>
          </table:table-cell>
          <table:table-cell office:value-type="float" office:value="17940712" calcext:value-type="float">
            <text:p>17940712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dalbertus /Woszyk/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Mathias /Woszyk/</text:p>
          </table:table-cell>
          <table:table-cell office:value-type="string" calcext:value-type="string">
            <text:p>Marianna /Szczepanka/</text:p>
          </table:table-cell>
          <table:table-cell office:value-type="float" office:value="17940709" calcext:value-type="float">
            <text:p>17940709</text:p>
          </table:table-cell>
          <table:table-cell office:value-type="string" calcext:value-type="string">
            <text:p>geminos!</text:p>
          </table:table-cell>
          <table:table-cell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23" calcext:value-type="float">
            <text:p>823</text:p>
          </table:table-cell>
          <table:table-cell office:value-type="float" office:value="17940712" calcext:value-type="float">
            <text:p>17940712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Adalbertus /Woszyk/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Simon /Głon/</text:p>
          </table:table-cell>
          <table:table-cell office:value-type="string" calcext:value-type="string">
            <text:p>Elisabeth famula</text:p>
          </table:table-cell>
          <table:table-cell office:value-type="float" office:value="17940709" calcext:value-type="float">
            <text:p>17940709</text:p>
          </table:table-cell>
          <table:table-cell office:value-type="string" calcext:value-type="string">
            <text:p>geminos!</text:p>
          </table:table-cell>
          <table:table-cell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23" calcext:value-type="float">
            <text:p>823</text:p>
          </table:table-cell>
          <table:table-cell office:value-type="float" office:value="17940727" calcext:value-type="float">
            <text:p>1794072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 /Domagałanka/</text:p>
          </table:table-cell>
          <table:table-cell office:value-type="string" calcext:value-type="string">
            <text:p>Martinus /Puszczak/ juvenis</text:p>
          </table:table-cell>
          <table:table-cell office:value-type="string" calcext:value-type="string">
            <text:p>Catharina /Kemina/</text:p>
          </table:table-cell>
          <table:table-cell office:value-type="float" office:value="17940725" calcext:value-type="float">
            <text:p>17940725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23" calcext:value-type="float">
            <text:p>823</text:p>
          </table:table-cell>
          <table:table-cell office:value-type="float" office:value="17940803" calcext:value-type="float">
            <text:p>179408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Stanislaus famul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/Armata/</text:p>
          </table:table-cell>
          <table:table-cell office:value-type="string" calcext:value-type="string">
            <text:p>Barbara /Michałka/</text:p>
          </table:table-cell>
          <table:table-cell office:value-type="float" office:value="17940731" calcext:value-type="float">
            <text:p>17940731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24" calcext:value-type="float">
            <text:p>824</text:p>
          </table:table-cell>
          <table:table-cell office:value-type="float" office:value="17940810" calcext:value-type="float">
            <text:p>1794081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Gęsinski/ cmetho</text:p>
          </table:table-cell>
          <table:table-cell office:value-type="string" calcext:value-type="string">
            <text:p>Catharina /Lymayka/ de Nadwerino</text:p>
          </table:table-cell>
          <table:table-cell office:value-type="float" office:value="17940809" calcext:value-type="float">
            <text:p>1794080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24" calcext:value-type="float">
            <text:p>824</text:p>
          </table:table-cell>
          <table:table-cell office:value-type="float" office:value="17940811" calcext:value-type="float">
            <text:p>179408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lonia</text:p>
          </table:table-cell>
          <table:table-cell office:value-type="string" calcext:value-type="string">
            <text:p>Andreas /Lewandow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tonius /Jaworski/ economus</text:p>
          </table:table-cell>
          <table:table-cell office:value-type="string" calcext:value-type="string">
            <text:p>Apollonia consors sua</text:p>
          </table:table-cell>
          <table:table-cell office:value-type="float" office:value="17940801" calcext:value-type="float">
            <text:p>17940801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24" calcext:value-type="float">
            <text:p>824</text:p>
          </table:table-cell>
          <table:table-cell office:value-type="float" office:value="17940817" calcext:value-type="float">
            <text:p>1794081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Gęsin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Kubasiak/</text:p>
          </table:table-cell>
          <table:table-cell office:value-type="string" calcext:value-type="string">
            <text:p>Marianna consors fratris eius</text:p>
          </table:table-cell>
          <table:table-cell office:value-type="float" office:value="17940813" calcext:value-type="float">
            <text:p>17940813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24" calcext:value-type="float">
            <text:p>824</text:p>
          </table:table-cell>
          <table:table-cell office:value-type="float" office:value="17940817" calcext:value-type="float">
            <text:p>1794081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us custos aulica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Brykczak/ juvenis de Paryż</text:p>
          </table:table-cell>
          <table:table-cell office:value-type="string" calcext:value-type="string">
            <text:p>Anna /Błachowa/</text:p>
          </table:table-cell>
          <table:table-cell office:value-type="float" office:value="17940815" calcext:value-type="float">
            <text:p>17940815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24" calcext:value-type="float">
            <text:p>824</text:p>
          </table:table-cell>
          <table:table-cell office:value-type="float" office:value="17940824" calcext:value-type="float">
            <text:p>179408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ichael /Holęndrowic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/Kisicesia/</text:p>
          </table:table-cell>
          <table:table-cell office:value-type="string" calcext:value-type="string">
            <text:p>Antonina /Gutrowna/</text:p>
          </table:table-cell>
          <table:table-cell office:value-type="float" office:value="17940818" calcext:value-type="float">
            <text:p>17940818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24" calcext:value-type="float">
            <text:p>824</text:p>
          </table:table-cell>
          <table:table-cell office:value-type="float" office:value="17940907" calcext:value-type="float">
            <text:p>179409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Żacharias</text:p>
          </table:table-cell>
          <table:table-cell office:value-type="string" calcext:value-type="string">
            <text:p>Mathias /Kusz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rtinus /Puszczak/ juvenis</text:p>
          </table:table-cell>
          <table:table-cell office:value-type="string" calcext:value-type="string">
            <text:p>Catharina /Szperczyna/</text:p>
          </table:table-cell>
          <table:table-cell office:value-type="float" office:value="17940902" calcext:value-type="float">
            <text:p>17940902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24" calcext:value-type="float">
            <text:p>824</text:p>
          </table:table-cell>
          <table:table-cell office:value-type="float" office:value="17940907" calcext:value-type="float">
            <text:p>17940907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Franciscus /Mędlow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lbertus /Nowaczyak/</text:p>
          </table:table-cell>
          <table:table-cell office:value-type="string" calcext:value-type="string">
            <text:p>Agnes /Jasikowna/ virgo</text:p>
          </table:table-cell>
          <table:table-cell office:value-type="float" office:value="17940901" calcext:value-type="float">
            <text:p>17940901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24" calcext:value-type="float">
            <text:p>824</text:p>
          </table:table-cell>
          <table:table-cell office:value-type="float" office:value="17940908" calcext:value-type="float">
            <text:p>1794090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ndreas /Szczechowski/</text:p>
          </table:table-cell>
          <table:table-cell office:value-type="string" calcext:value-type="string">
            <text:p>Christina</text:p>
          </table:table-cell>
          <table:table-cell office:value-type="string" calcext:value-type="string">
            <text:p>Joannes /Kankoski/ juvenis</text:p>
          </table:table-cell>
          <table:table-cell office:value-type="string" calcext:value-type="string">
            <text:p>Marianna /Gorcika/</text:p>
          </table:table-cell>
          <table:table-cell office:value-type="float" office:value="17940908" calcext:value-type="float">
            <text:p>17940908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24" calcext:value-type="float">
            <text:p>824</text:p>
          </table:table-cell>
          <table:table-cell office:value-type="float" office:value="17940908" calcext:value-type="float">
            <text:p>1794090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Franciscus /Medzins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ucas /Kowalewski/ ferrifaber</text:p>
          </table:table-cell>
          <table:table-cell office:value-type="string" calcext:value-type="string">
            <text:p>Catharina /Matuszynska/ nobilis</text:p>
          </table:table-cell>
          <table:table-cell office:value-type="float" office:value="17940906" calcext:value-type="float">
            <text:p>1794090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24" calcext:value-type="float">
            <text:p>824</text:p>
          </table:table-cell>
          <table:table-cell office:value-type="float" office:value="17940910" calcext:value-type="float">
            <text:p>179409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oannes /Przybył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 /Skorzewski/ juvenis</text:p>
          </table:table-cell>
          <table:table-cell office:value-type="string" calcext:value-type="string">
            <text:p>Francisca /Beymowa/</text:p>
          </table:table-cell>
          <table:table-cell office:value-type="float" office:value="17940905" calcext:value-type="float">
            <text:p>17940905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24" calcext:value-type="float">
            <text:p>824</text:p>
          </table:table-cell>
          <table:table-cell office:value-type="float" office:value="17940914" calcext:value-type="float">
            <text:p>17940914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Kołczyn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toni /Gąsiczowski/ economus</text:p>
          </table:table-cell>
          <table:table-cell office:value-type="string" calcext:value-type="string">
            <text:p>Marianna /Matuszynska/ nobilis de Juncewo</text:p>
          </table:table-cell>
          <table:table-cell office:value-type="float" office:value="17940911" calcext:value-type="float">
            <text:p>17940911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24" calcext:value-type="float">
            <text:p>824</text:p>
          </table:table-cell>
          <table:table-cell office:value-type="float" office:value="17940928" calcext:value-type="float">
            <text:p>1794092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Blasius /Katul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villicus ante</text:p>
          </table:table-cell>
          <table:table-cell office:value-type="string" calcext:value-type="string">
            <text:p>Barbara /Michałka/ mater familias</text:p>
          </table:table-cell>
          <table:table-cell office:value-type="float" office:value="17940913" calcext:value-type="float">
            <text:p>17940913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24" calcext:value-type="float">
            <text:p>824</text:p>
          </table:table-cell>
          <table:table-cell office:value-type="float" office:value="17940928" calcext:value-type="float">
            <text:p>17940928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 Catharina</text:p>
          </table:table-cell>
          <table:table-cell office:value-type="string" calcext:value-type="string">
            <text:p>Joannes /Węnel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hristopherus /Abgel/ juvenis de parochia Kirdłubens</text:p>
          </table:table-cell>
          <table:table-cell office:value-type="string" calcext:value-type="string">
            <text:p>Rosalia /Kaucowna/ virgo de Uydrzyłiy</text:p>
          </table:table-cell>
          <table:table-cell office:value-type="float" office:value="17940913" calcext:value-type="float">
            <text:p>17940913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24" calcext:value-type="float">
            <text:p>824</text:p>
          </table:table-cell>
          <table:table-cell office:value-type="float" office:value="17941005" calcext:value-type="float">
            <text:p>179410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Mathias /Koptorski/</text:p>
          </table:table-cell>
          <table:table-cell office:value-type="string" calcext:value-type="string">
            <text:p>Theressia virgo</text:p>
          </table:table-cell>
          <table:table-cell office:value-type="float" office:value="17940927" calcext:value-type="float">
            <text:p>17940927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24" calcext:value-type="float">
            <text:p>824</text:p>
          </table:table-cell>
          <table:table-cell office:value-type="float" office:value="17941005" calcext:value-type="float">
            <text:p>17941005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imon /Sniadecki/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Jacobus propinator de Juncewo</text:p>
          </table:table-cell>
          <table:table-cell office:value-type="string" calcext:value-type="string">
            <text:p>Margaritha /Głonowa/</text:p>
          </table:table-cell>
          <table:table-cell office:value-type="float" office:value="17940920" calcext:value-type="float">
            <text:p>17940920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25" calcext:value-type="float">
            <text:p>825</text:p>
          </table:table-cell>
          <table:table-cell office:value-type="float" office:value="17941005" calcext:value-type="float">
            <text:p>17941005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asimirus /Osins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/Janiak/ juvenis</text:p>
          </table:table-cell>
          <table:table-cell office:value-type="string" calcext:value-type="string">
            <text:p>Agnes /Raniewiczka/ de Kołebki</text:p>
          </table:table-cell>
          <table:table-cell office:value-type="float" office:value="17940924" calcext:value-type="float">
            <text:p>17940924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25" calcext:value-type="float">
            <text:p>825</text:p>
          </table:table-cell>
          <table:table-cell office:value-type="float" office:value="17941009" calcext:value-type="float">
            <text:p>179410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Jacobus /Kus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Kliszewski/ propinator</text:p>
          </table:table-cell>
          <table:table-cell office:value-type="string" calcext:value-type="string">
            <text:p>Francisca /Beymowa/ mater familias</text:p>
          </table:table-cell>
          <table:table-cell office:value-type="float" office:value="17941003" calcext:value-type="float">
            <text:p>17941003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25" calcext:value-type="float">
            <text:p>825</text:p>
          </table:table-cell>
          <table:table-cell office:value-type="float" office:value="17941019" calcext:value-type="float">
            <text:p>17941019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 Rosina</text:p>
          </table:table-cell>
          <table:table-cell office:value-type="string" calcext:value-type="string">
            <text:p>Jacobus /Arent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Franciscus /Gruszczynski/ de aula Stępuchowiensi</text:p>
          </table:table-cell>
          <table:table-cell office:value-type="string" calcext:value-type="string">
            <text:p>Anna /Samifeldowa/ de Mierkowice</text:p>
          </table:table-cell>
          <table:table-cell office:value-type="float" office:value="17941008" calcext:value-type="float">
            <text:p>17941008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25" calcext:value-type="float">
            <text:p>825</text:p>
          </table:table-cell>
          <table:table-cell office:value-type="float" office:value="17941019" calcext:value-type="float">
            <text:p>17941019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/Zielinski/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Michael /Gogolinski/ de aula</text:p>
          </table:table-cell>
          <table:table-cell office:value-type="string" calcext:value-type="string">
            <text:p>Cecilia virgo de aula</text:p>
          </table:table-cell>
          <table:table-cell office:value-type="float" office:value="17941009" calcext:value-type="float">
            <text:p>1794100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25" calcext:value-type="float">
            <text:p>825</text:p>
          </table:table-cell>
          <table:table-cell office:value-type="float" office:value="17941019" calcext:value-type="float">
            <text:p>179410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althasar /Mnich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Mnich/ dictus ex fundo Szpera</text:p>
          </table:table-cell>
          <table:table-cell office:value-type="string" calcext:value-type="string">
            <text:p>Catharina /Matuszysnka/ olem consors Thomae medici Gniesniensis</text:p>
          </table:table-cell>
          <table:table-cell office:value-type="float" office:value="17941016" calcext:value-type="float">
            <text:p>1794101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25" calcext:value-type="float">
            <text:p>825</text:p>
          </table:table-cell>
          <table:table-cell office:value-type="float" office:value="17941027" calcext:value-type="float">
            <text:p>17941027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Michael /Dobrzyn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lbertus /Skiereszewski/ ovilio</text:p>
          </table:table-cell>
          <table:table-cell office:value-type="string" calcext:value-type="string">
            <text:p>Marianna /Dobrzynska/ virgo</text:p>
          </table:table-cell>
          <table:table-cell office:value-type="float" office:value="17941027" calcext:value-type="float">
            <text:p>17941027</text:p>
          </table:table-cell>
          <table:table-cell office:value-type="string" calcext:value-type="string">
            <text:p>geminos!</text:p>
          </table:table-cell>
          <table:table-cell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25" calcext:value-type="float">
            <text:p>825</text:p>
          </table:table-cell>
          <table:table-cell office:value-type="float" office:value="17941027" calcext:value-type="float">
            <text:p>17941027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Dobrzyn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Nowak/ agricola</text:p>
          </table:table-cell>
          <table:table-cell office:value-type="string" calcext:value-type="string">
            <text:p>Hedvigis /Gogolinska/</text:p>
          </table:table-cell>
          <table:table-cell office:value-type="float" office:value="17941027" calcext:value-type="float">
            <text:p>17941027</text:p>
          </table:table-cell>
          <table:table-cell office:value-type="string" calcext:value-type="string">
            <text:p>geminos!</text:p>
          </table:table-cell>
          <table:table-cell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25" calcext:value-type="float">
            <text:p>825</text:p>
          </table:table-cell>
          <table:table-cell office:value-type="float" office:value="17941108" calcext:value-type="float">
            <text:p>17941108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annes /Krysztofiak/</text:p>
          </table:table-cell>
          <table:table-cell office:value-type="string" calcext:value-type="string">
            <text:p>Bogumilla</text:p>
          </table:table-cell>
          <table:table-cell office:value-type="string" calcext:value-type="string">
            <text:p>Melchior /Radzinski/ juvenis</text:p>
          </table:table-cell>
          <table:table-cell office:value-type="string" calcext:value-type="string">
            <text:p>Margaritha /Chazinska/ nee /Gzenkinska/ ovilissa</text:p>
          </table:table-cell>
          <table:table-cell office:value-type="float" office:value="17941101" calcext:value-type="float">
            <text:p>17941101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25" calcext:value-type="float">
            <text:p>825</text:p>
          </table:table-cell>
          <table:table-cell office:value-type="float" office:value="17941116" calcext:value-type="float">
            <text:p>17941116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Zbyszew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Valentinus /Rafalski/</text:p>
          </table:table-cell>
          <table:table-cell office:value-type="string" calcext:value-type="string">
            <text:p>Antonina /Guttrowna/ virgo de Piotrkowice</text:p>
          </table:table-cell>
          <table:table-cell office:value-type="float" office:value="17941109" calcext:value-type="float">
            <text:p>1794110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25" calcext:value-type="float">
            <text:p>825</text:p>
          </table:table-cell>
          <table:table-cell office:value-type="float" office:value="17941116" calcext:value-type="float">
            <text:p>179411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Valentinus /Lewandow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Kubicki/</text:p>
          </table:table-cell>
          <table:table-cell office:value-type="string" calcext:value-type="string">
            <text:p>Barbara /Michałka/</text:p>
          </table:table-cell>
          <table:table-cell office:value-type="float" office:value="17941113" calcext:value-type="float">
            <text:p>17941113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25" calcext:value-type="float">
            <text:p>825</text:p>
          </table:table-cell>
          <table:table-cell office:value-type="float" office:value="17941116" calcext:value-type="float">
            <text:p>17941116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tonina</text:p>
          </table:table-cell>
          <table:table-cell office:value-type="string" calcext:value-type="string">
            <text:p>Jacobus /Biniasz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Biniaszak/ juvenis</text:p>
          </table:table-cell>
          <table:table-cell office:value-type="string" calcext:value-type="string">
            <text:p>Antonina /Frankowna/ virgo</text:p>
          </table:table-cell>
          <table:table-cell office:value-type="float" office:value="17941109" calcext:value-type="float">
            <text:p>1794110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25" calcext:value-type="float">
            <text:p>825</text:p>
          </table:table-cell>
          <table:table-cell office:value-type="float" office:value="17941117" calcext:value-type="float">
            <text:p>17941117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Stanislaus /Mazure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Nicolaus /Mazurek/</text:p>
          </table:table-cell>
          <table:table-cell office:value-type="string" calcext:value-type="string">
            <text:p>Marianna /Szerzanka/ de Domasławek</text:p>
          </table:table-cell>
          <table:table-cell office:value-type="float" office:value="17941116" calcext:value-type="float">
            <text:p>1794111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25" calcext:value-type="float">
            <text:p>825</text:p>
          </table:table-cell>
          <table:table-cell office:value-type="float" office:value="17941207" calcext:value-type="float">
            <text:p>17941207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thias agricola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Joannes juvenis</text:p>
          </table:table-cell>
          <table:table-cell office:value-type="string" calcext:value-type="string">
            <text:p>Catharina /Nowaczanka/</text:p>
          </table:table-cell>
          <table:table-cell office:value-type="float" office:value="17941202" calcext:value-type="float">
            <text:p>17941202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25" calcext:value-type="float">
            <text:p>825</text:p>
          </table:table-cell>
          <table:table-cell office:value-type="float" office:value="17941215" calcext:value-type="float">
            <text:p>17941215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ichael /Now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Chażinski/ protune asindatorius de Staręzynek</text:p>
          </table:table-cell>
          <table:table-cell office:value-type="string" calcext:value-type="string">
            <text:p>Marianna /Dobrzynska/ virgo</text:p>
          </table:table-cell>
          <table:table-cell office:value-type="float" office:value="17941209" calcext:value-type="float">
            <text:p>1794120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27" calcext:value-type="float">
            <text:p>827</text:p>
          </table:table-cell>
          <table:table-cell office:value-type="float" office:value="17941215" calcext:value-type="float">
            <text:p>17941215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 Thecla</text:p>
          </table:table-cell>
          <table:table-cell office:value-type="string" calcext:value-type="string">
            <text:p>Jacobus /Wichrowski/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Valentinus /Kosciesza/ bonorus possessor de Turza</text:p>
          </table:table-cell>
          <table:table-cell office:value-type="string" calcext:value-type="string">
            <text:p>Brigitta /Łesniewska/ virgo</text:p>
          </table:table-cell>
          <table:table-cell office:value-type="float" office:value="17941130" calcext:value-type="float">
            <text:p>17941130</text:p>
          </table:table-cell>
          <table:table-cell office:value-type="string" calcext:value-type="string">
            <text:p>nobilis adimpletie sunt ceremoniea 17941225</text:p>
          </table:table-cell>
          <table:table-cell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27" calcext:value-type="float">
            <text:p>827</text:p>
          </table:table-cell>
          <table:table-cell office:value-type="float" office:value="17941215" calcext:value-type="float">
            <text:p>17941215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Petronella</text:p>
          </table:table-cell>
          <table:table-cell office:value-type="string" calcext:value-type="string">
            <text:p>Stanislaus /Byk/ ovilio de Międzylesie</text:p>
          </table:table-cell>
          <table:table-cell office:value-type="string" calcext:value-type="string">
            <text:p>Agnes /Filipianka/ virgo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27" calcext:value-type="float">
            <text:p>827</text:p>
          </table:table-cell>
          <table:table-cell office:value-type="float" office:value="17941221" calcext:value-type="float">
            <text:p>179412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Joannes /Adam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Puszcżak/ juvenis</text:p>
          </table:table-cell>
          <table:table-cell office:value-type="string" calcext:value-type="string">
            <text:p>Catharina /Szperczyna/</text:p>
          </table:table-cell>
          <table:table-cell office:value-type="float" office:value="17941216" calcext:value-type="float">
            <text:p>1794121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27" calcext:value-type="float">
            <text:p>827</text:p>
          </table:table-cell>
          <table:table-cell office:value-type="float" office:value="17941221" calcext:value-type="float">
            <text:p>179412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Franciscus /Cichanski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/Sirocki/ villicus</text:p>
          </table:table-cell>
          <table:table-cell office:value-type="string" calcext:value-type="string">
            <text:p>Agnes /Armacina/</text:p>
          </table:table-cell>
          <table:table-cell office:value-type="float" office:value="17941204" calcext:value-type="float">
            <text:p>17941204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27" calcext:value-type="float">
            <text:p>827</text:p>
          </table:table-cell>
          <table:table-cell office:value-type="float" office:value="17941222" calcext:value-type="float">
            <text:p>179412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acobus /Ober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Maychrzak/</text:p>
          </table:table-cell>
          <table:table-cell office:value-type="string" calcext:value-type="string">
            <text:p>Barbara /Michałka/</text:p>
          </table:table-cell>
          <table:table-cell office:value-type="float" office:value="17941217" calcext:value-type="float">
            <text:p>17941217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27" calcext:value-type="float">
            <text:p>827</text:p>
          </table:table-cell>
          <table:table-cell office:value-type="float" office:value="17941224" calcext:value-type="float">
            <text:p>179412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ogumilla</text:p>
          </table:table-cell>
          <table:table-cell office:value-type="string" calcext:value-type="string">
            <text:p>Jacobus /Kliszewski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Thomas /Januchowski/ ovilio de Swiątkowo</text:p>
          </table:table-cell>
          <table:table-cell office:value-type="string" calcext:value-type="string">
            <text:p>Marianna /Scibutka/</text:p>
          </table:table-cell>
          <table:table-cell office:value-type="float" office:value="17941221" calcext:value-type="float">
            <text:p>17941221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27" calcext:value-type="float">
            <text:p>827</text:p>
          </table:table-cell>
          <table:table-cell office:value-type="float" office:value="17941226" calcext:value-type="float">
            <text:p>179412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Arkuszewski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 /Frankczak/</text:p>
          </table:table-cell>
          <table:table-cell office:value-type="string" calcext:value-type="string">
            <text:p>Anna /Błachowa/ mater familias</text:p>
          </table:table-cell>
          <table:table-cell office:value-type="float" office:value="17941221" calcext:value-type="float">
            <text:p>17941221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27" calcext:value-type="float">
            <text:p>827</text:p>
          </table:table-cell>
          <table:table-cell office:value-type="float" office:value="17941228" calcext:value-type="float">
            <text:p>17941228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Franciscus /Nowaczyk/</text:p>
          </table:table-cell>
          <table:table-cell office:value-type="string" calcext:value-type="string">
            <text:p>Bogumilla /Janowa/</text:p>
          </table:table-cell>
          <table:table-cell office:value-type="float" office:value="17941220" calcext:value-type="float">
            <text:p>17941220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27" calcext:value-type="float">
            <text:p>827</text:p>
          </table:table-cell>
          <table:table-cell office:value-type="float" office:value="17941230" calcext:value-type="float">
            <text:p>179412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ctor Joanne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lara</text:p>
          </table:table-cell>
          <table:table-cell office:value-type="string" calcext:value-type="string">
            <text:p>Ignatius /Guttry/</text:p>
          </table:table-cell>
          <table:table-cell office:value-type="string" calcext:value-type="string">
            <text:p>Susanna virgo soror sua</text:p>
          </table:table-cell>
          <table:table-cell office:value-type="float" office:value="17941213" calcext:value-type="float">
            <text:p>17941213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27" calcext:value-type="float">
            <text:p>827</text:p>
          </table:table-cell>
          <table:table-cell office:value-type="float" office:value="17950104" calcext:value-type="float">
            <text:p>17950104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ophilla</text:p>
          </table:table-cell>
          <table:table-cell office:value-type="string" calcext:value-type="string">
            <text:p>Martinus /Chazinski/ protune arenda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tonius /Jacinski/ economus de Międzylesie</text:p>
          </table:table-cell>
          <table:table-cell office:value-type="string" calcext:value-type="string">
            <text:p>Anastasia /Wiechorowska/ de Domasławek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27" calcext:value-type="float">
            <text:p>827</text:p>
          </table:table-cell>
          <table:table-cell office:value-type="float" office:value="17950104" calcext:value-type="float">
            <text:p>179501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hasar</text:p>
          </table:table-cell>
          <table:table-cell office:value-type="string" calcext:value-type="string">
            <text:p>Thomas /Katulski/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Petrus /Katulski/ juvenis</text:p>
          </table:table-cell>
          <table:table-cell office:value-type="string" calcext:value-type="string">
            <text:p>Agnes /Armacina/</text:p>
          </table:table-cell>
          <table:table-cell office:value-type="float" office:value="17950101" calcext:value-type="float">
            <text:p>17950101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28" calcext:value-type="float">
            <text:p>828</text:p>
          </table:table-cell>
          <table:table-cell office:value-type="float" office:value="17950118" calcext:value-type="float">
            <text:p>17950118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Josephus /Kolasa/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Joannes /Byk/ ovlio de Usikowo</text:p>
          </table:table-cell>
          <table:table-cell office:value-type="string" calcext:value-type="string">
            <text:p>Catharina /Mikołayka/ de Paryż</text:p>
          </table:table-cell>
          <table:table-cell office:value-type="float" office:value="17950113" calcext:value-type="float">
            <text:p>17950113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28" calcext:value-type="float">
            <text:p>828</text:p>
          </table:table-cell>
          <table:table-cell office:value-type="float" office:value="17950125" calcext:value-type="float">
            <text:p>179501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Martinus /Kusz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asimirus /Matuszynski/ nobilis juvenis</text:p>
          </table:table-cell>
          <table:table-cell office:value-type="string" calcext:value-type="string">
            <text:p>Bogumilla soror sua de domo plebanali</text:p>
          </table:table-cell>
          <table:table-cell office:value-type="float" office:value="17950118" calcext:value-type="float">
            <text:p>17950118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28" calcext:value-type="float">
            <text:p>828</text:p>
          </table:table-cell>
          <table:table-cell office:value-type="float" office:value="17950125" calcext:value-type="float">
            <text:p>17950125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lbertus /Strzelecki/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Antoni /Gąsiczowski/ economus</text:p>
          </table:table-cell>
          <table:table-cell office:value-type="string" calcext:value-type="string">
            <text:p>Marianna /Nowaczka/ mater familias</text:p>
          </table:table-cell>
          <table:table-cell office:value-type="float" office:value="17950123" calcext:value-type="float">
            <text:p>17950123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28" calcext:value-type="float">
            <text:p>828</text:p>
          </table:table-cell>
          <table:table-cell office:value-type="float" office:value="17950201" calcext:value-type="float">
            <text:p>17950201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custodes Poltzyie Gregis</text:p>
          </table:table-cell>
          <table:table-cell office:value-type="string" calcext:value-type="string">
            <text:p>Christina</text:p>
          </table:table-cell>
          <table:table-cell office:value-type="string" calcext:value-type="string">
            <text:p>Joanna /Kujut/</text:p>
          </table:table-cell>
          <table:table-cell office:value-type="string" calcext:value-type="string">
            <text:p>Anna /Albrechtowa/ uxor ferrifabri</text:p>
          </table:table-cell>
          <table:table-cell office:value-type="float" office:value="17950125" calcext:value-type="float">
            <text:p>17950125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28" calcext:value-type="float">
            <text:p>828</text:p>
          </table:table-cell>
          <table:table-cell office:value-type="float" office:value="17950208" calcext:value-type="float">
            <text:p>1795020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Płangentz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ntonius /Guttry/</text:p>
          </table:table-cell>
          <table:table-cell office:value-type="string" calcext:value-type="string">
            <text:p>Antonina filia sua</text:p>
          </table:table-cell>
          <table:table-cell office:value-type="float" office:value="17950202" calcext:value-type="float">
            <text:p>17950202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29" calcext:value-type="float">
            <text:p>829</text:p>
          </table:table-cell>
          <table:table-cell office:value-type="float" office:value="17950212" calcext:value-type="float">
            <text:p>179502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Mathias /Przybył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Rochus /Płachecki/ de Kaczkowo</text:p>
          </table:table-cell>
          <table:table-cell office:value-type="string" calcext:value-type="string">
            <text:p>Barbara /Jackowiak/</text:p>
          </table:table-cell>
          <table:table-cell office:value-type="float" office:value="17950207" calcext:value-type="float">
            <text:p>17950207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29" calcext:value-type="float">
            <text:p>829</text:p>
          </table:table-cell>
          <table:table-cell office:value-type="float" office:value="17950215" calcext:value-type="float">
            <text:p>179502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ulianna</text:p>
          </table:table-cell>
          <table:table-cell office:value-type="string" calcext:value-type="string">
            <text:p>Mathias /Kuciszew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aulus /Gorecki/ agricola</text:p>
          </table:table-cell>
          <table:table-cell office:value-type="string" calcext:value-type="string">
            <text:p>Anna /Błachowa/ mater familias</text:p>
          </table:table-cell>
          <table:table-cell office:value-type="float" office:value="17950210" calcext:value-type="float">
            <text:p>17950210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29" calcext:value-type="float">
            <text:p>829</text:p>
          </table:table-cell>
          <table:table-cell office:value-type="float" office:value="17950218" calcext:value-type="float">
            <text:p>1795021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 Valentinus</text:p>
          </table:table-cell>
          <table:table-cell office:value-type="string" calcext:value-type="string">
            <text:p>Franciscus /Rozpłochowski/ agricola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Florianus /Janeski/ molendinator</text:p>
          </table:table-cell>
          <table:table-cell office:value-type="string" calcext:value-type="string">
            <text:p>Cecilia /Pesalinska/ virgo de domo plebanali</text:p>
          </table:table-cell>
          <table:table-cell office:value-type="float" office:value="17950207" calcext:value-type="float">
            <text:p>17950207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29" calcext:value-type="float">
            <text:p>829</text:p>
          </table:table-cell>
          <table:table-cell office:value-type="float" office:value="17950301" calcext:value-type="float">
            <text:p>17950301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sephata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Antonius /Guttry/ hieres de Piotrkowice</text:p>
          </table:table-cell>
          <table:table-cell office:value-type="string" calcext:value-type="string">
            <text:p>Brigida /Lesnieiska/ virgo de aula</text:p>
          </table:table-cell>
          <table:table-cell office:value-type="float" office:value="17950221" calcext:value-type="float">
            <text:p>17950221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29" calcext:value-type="float">
            <text:p>829</text:p>
          </table:table-cell>
          <table:table-cell office:value-type="float" office:value="17950308" calcext:value-type="float">
            <text:p>1795030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Casimirus /Zamiar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/Sralczak/</text:p>
          </table:table-cell>
          <table:table-cell office:value-type="string" calcext:value-type="string">
            <text:p>Barbara /Jacketcianka/</text:p>
          </table:table-cell>
          <table:table-cell office:value-type="float" office:value="17950303" calcext:value-type="float">
            <text:p>17950303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30" calcext:value-type="float">
            <text:p>830</text:p>
          </table:table-cell>
          <table:table-cell office:value-type="float" office:value="17950316" calcext:value-type="float">
            <text:p>179503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lasius /Spychała/ agricola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tanislaus /Rozpłochowski/ famulus</text:p>
          </table:table-cell>
          <table:table-cell office:value-type="string" calcext:value-type="string">
            <text:p>Marianna mater familias filia eius consors</text:p>
          </table:table-cell>
          <table:table-cell office:value-type="float" office:value="17950315" calcext:value-type="float">
            <text:p>17950315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30" calcext:value-type="float">
            <text:p>830</text:p>
          </table:table-cell>
          <table:table-cell office:value-type="float" office:value="17950316" calcext:value-type="float">
            <text:p>17950316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incentus /Kowal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lbertus /Nowak/ de Piotrkowice</text:p>
          </table:table-cell>
          <table:table-cell office:value-type="string" calcext:value-type="string">
            <text:p>Marta /Mackowianka/ virgo</text:p>
          </table:table-cell>
          <table:table-cell office:value-type="float" office:value="17950308" calcext:value-type="float">
            <text:p>17950308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30" calcext:value-type="float">
            <text:p>830</text:p>
          </table:table-cell>
          <table:table-cell office:value-type="float" office:value="17950319" calcext:value-type="float">
            <text:p>17950319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Franciscus adve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lbertus /Skierapinski/ ovilio</text:p>
          </table:table-cell>
          <table:table-cell office:value-type="string" calcext:value-type="string">
            <text:p>Marta /Mackowianka/ virgo</text:p>
          </table:table-cell>
          <table:table-cell office:value-type="float" office:value="17950307" calcext:value-type="float">
            <text:p>17950307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30" calcext:value-type="float">
            <text:p>830</text:p>
          </table:table-cell>
          <table:table-cell office:value-type="float" office:value="17950322" calcext:value-type="float">
            <text:p>17950322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rolina</text:p>
          </table:table-cell>
          <table:table-cell office:value-type="string" calcext:value-type="string">
            <text:p>Christopherus /Szplet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Gusicki/ ferrifaber</text:p>
          </table:table-cell>
          <table:table-cell office:value-type="string" calcext:value-type="string">
            <text:p>Barbara /Michałka/</text:p>
          </table:table-cell>
          <table:table-cell office:value-type="float" office:value="17950307" calcext:value-type="float">
            <text:p>17950307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30" calcext:value-type="float">
            <text:p>830</text:p>
          </table:table-cell>
          <table:table-cell office:value-type="float" office:value="17950407" calcext:value-type="float">
            <text:p>17950407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Jacobus /Domagała/ agricol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Jacobus /Szpera/ agricola de Juncewo</text:p>
          </table:table-cell>
          <table:table-cell office:value-type="string" calcext:value-type="string">
            <text:p>Margaritha /Głonka/ mater familias</text:p>
          </table:table-cell>
          <table:table-cell office:value-type="float" office:value="17950329" calcext:value-type="float">
            <text:p>1795032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30" calcext:value-type="float">
            <text:p>830</text:p>
          </table:table-cell>
          <table:table-cell office:value-type="float" office:value="17950407" calcext:value-type="float">
            <text:p>179504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Andreas /Kędzior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/Matusżynski/ pid olim memonie Thomas Matuszynski medici de Gniezno successores</text:p>
          </table:table-cell>
          <table:table-cell office:value-type="string" calcext:value-type="string">
            <text:p>Marianna /Matusżynska/</text:p>
          </table:table-cell>
          <table:table-cell office:value-type="float" office:value="17950402" calcext:value-type="float">
            <text:p>17950402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30" calcext:value-type="float">
            <text:p>830</text:p>
          </table:table-cell>
          <table:table-cell office:value-type="float" office:value="17950411" calcext:value-type="float">
            <text:p>1795041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 Ludovicus</text:p>
          </table:table-cell>
          <table:table-cell office:value-type="string" calcext:value-type="string">
            <text:p>Adalbertus /Kumasow/ custos aulicori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Casimirus /Matuszynski/ nobilis</text:p>
          </table:table-cell>
          <table:table-cell office:value-type="string" calcext:value-type="string">
            <text:p>Susanna /Guttrowna/ virgo</text:p>
          </table:table-cell>
          <table:table-cell office:value-type="float" office:value="17950405" calcext:value-type="float">
            <text:p>17950405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31" calcext:value-type="float">
            <text:p>831</text:p>
          </table:table-cell>
          <table:table-cell office:value-type="float" office:value="17950420" calcext:value-type="float">
            <text:p>17950420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Nicolaus /Jędraszkiewicz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asimirus /Matuszynski/ nobilis juvenis de domo plebanali</text:p>
          </table:table-cell>
          <table:table-cell office:value-type="string" calcext:value-type="string">
            <text:p>Marianna soror sua germana de domo plebanali</text:p>
          </table:table-cell>
          <table:table-cell office:value-type="float" office:value="17950415" calcext:value-type="float">
            <text:p>17950415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31" calcext:value-type="float">
            <text:p>831</text:p>
          </table:table-cell>
          <table:table-cell office:value-type="float" office:value="17950510" calcext:value-type="float">
            <text:p>179505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Jacobus /Mackowia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Franciscus /Byczkowski/ ovilio</text:p>
          </table:table-cell>
          <table:table-cell office:value-type="string" calcext:value-type="string">
            <text:p>Barbara /Michałka/ vidua</text:p>
          </table:table-cell>
          <table:table-cell office:value-type="float" office:value="17950506" calcext:value-type="float">
            <text:p>1795050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31" calcext:value-type="float">
            <text:p>831</text:p>
          </table:table-cell>
          <table:table-cell office:value-type="float" office:value="17950531" calcext:value-type="float">
            <text:p>1795053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Valentinus /Nowak/ agricola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lasius /Kruszczyniak/ agricola</text:p>
          </table:table-cell>
          <table:table-cell office:value-type="string" calcext:value-type="string">
            <text:p>Dorothea /Nowakoska/ virgo</text:p>
          </table:table-cell>
          <table:table-cell office:value-type="float" office:value="17950526" calcext:value-type="float">
            <text:p>1795052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31" calcext:value-type="float">
            <text:p>831</text:p>
          </table:table-cell>
          <table:table-cell office:value-type="float" office:value="17950606" calcext:value-type="float">
            <text:p>17950606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Francisca advena</text:p>
          </table:table-cell>
          <table:table-cell office:value-type="string" calcext:value-type="string">
            <text:p>Martinus /Krol/</text:p>
          </table:table-cell>
          <table:table-cell office:value-type="string" calcext:value-type="string">
            <text:p>Marianna /Kowalska/</text:p>
          </table:table-cell>
          <table:table-cell office:value-type="float" office:value="17950530" calcext:value-type="float">
            <text:p>17950530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31" calcext:value-type="float">
            <text:p>831</text:p>
          </table:table-cell>
          <table:table-cell office:value-type="float" office:value="17950614" calcext:value-type="float">
            <text:p>179506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 Paulus</text:p>
          </table:table-cell>
          <table:table-cell office:value-type="string" calcext:value-type="string">
            <text:p>Mathias /Kędziora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Kichrowski/</text:p>
          </table:table-cell>
          <table:table-cell office:value-type="string" calcext:value-type="string">
            <text:p>Susanna /Guttrowna/ virgo</text:p>
          </table:table-cell>
          <table:table-cell office:value-type="float" office:value="17950606" calcext:value-type="float">
            <text:p>1795060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31" calcext:value-type="float">
            <text:p>831</text:p>
          </table:table-cell>
          <table:table-cell office:value-type="float" office:value="17950614" calcext:value-type="float">
            <text:p>179506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Laurentius /By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Puszka/ juvenis</text:p>
          </table:table-cell>
          <table:table-cell office:value-type="string" calcext:value-type="string">
            <text:p>Marianna /Kędziorowa/ nee /Puszka/</text:p>
          </table:table-cell>
          <table:table-cell office:value-type="float" office:value="17950608" calcext:value-type="float">
            <text:p>17950608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31" calcext:value-type="float">
            <text:p>831</text:p>
          </table:table-cell>
          <table:table-cell office:value-type="float" office:value="17950614" calcext:value-type="float">
            <text:p>1795061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/Wichłac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/Bykowski/ ovilio</text:p>
          </table:table-cell>
          <table:table-cell office:value-type="string" calcext:value-type="string">
            <text:p>Marianna /Rospłochowska/ nee /Bujarzyna/ mater familias</text:p>
          </table:table-cell>
          <table:table-cell office:value-type="float" office:value="17950609" calcext:value-type="float">
            <text:p>1795060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32" calcext:value-type="float">
            <text:p>832</text:p>
          </table:table-cell>
          <table:table-cell office:value-type="float" office:value="17950624" calcext:value-type="float">
            <text:p>179506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Katulski/ famulus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Martinus villicus</text:p>
          </table:table-cell>
          <table:table-cell office:value-type="string" calcext:value-type="string">
            <text:p>Julianna /Czarnecka/ economissa</text:p>
          </table:table-cell>
          <table:table-cell office:value-type="float" office:value="17950615" calcext:value-type="float">
            <text:p>17950615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32" calcext:value-type="float">
            <text:p>832</text:p>
          </table:table-cell>
          <table:table-cell office:value-type="float" office:value="17950624" calcext:value-type="float">
            <text:p>1795062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Florianus molendinator</text:p>
          </table:table-cell>
          <table:table-cell office:value-type="string" calcext:value-type="string">
            <text:p>Salomea</text:p>
          </table:table-cell>
          <table:table-cell office:value-type="string" calcext:value-type="string">
            <text:p>Jacobus /Szpera/ agricola de Juncewo</text:p>
          </table:table-cell>
          <table:table-cell office:value-type="string" calcext:value-type="string">
            <text:p>Marianna /Przybyłowa/ cauponatrix de Juncewo</text:p>
          </table:table-cell>
          <table:table-cell office:value-type="float" office:value="17950613" calcext:value-type="float">
            <text:p>17950613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32" calcext:value-type="float">
            <text:p>832</text:p>
          </table:table-cell>
          <table:table-cell office:value-type="float" office:value="17950712" calcext:value-type="float">
            <text:p>179507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Adalbertus /Martyniak/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Simon /Kuerciak/ propinator</text:p>
          </table:table-cell>
          <table:table-cell office:value-type="string" calcext:value-type="string">
            <text:p>Catharina /Byczkowska/ ovilissa</text:p>
          </table:table-cell>
          <table:table-cell office:value-type="float" office:value="17950707" calcext:value-type="float">
            <text:p>17950707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32" calcext:value-type="float">
            <text:p>832</text:p>
          </table:table-cell>
          <table:table-cell office:value-type="float" office:value="17950713" calcext:value-type="float">
            <text:p>17950713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Mathias /Przygodow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Kuszak/ ovilio</text:p>
          </table:table-cell>
          <table:table-cell office:value-type="string" calcext:value-type="string">
            <text:p>Agnes /Przygodzianka/</text:p>
          </table:table-cell>
          <table:table-cell office:value-type="float" office:value="17950708" calcext:value-type="float">
            <text:p>17950708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32" calcext:value-type="float">
            <text:p>832</text:p>
          </table:table-cell>
          <table:table-cell office:value-type="float" office:value="17950716" calcext:value-type="float">
            <text:p>17950716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uslaus</text:p>
          </table:table-cell>
          <table:table-cell office:value-type="string" calcext:value-type="string">
            <text:p>Christopherus /Lent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oguslaus /Majewski/ juvenis</text:p>
          </table:table-cell>
          <table:table-cell office:value-type="string" calcext:value-type="string">
            <text:p>Catharina /Arentowa/ mater familias</text:p>
          </table:table-cell>
          <table:table-cell office:value-type="float" office:value="17950715" calcext:value-type="float">
            <text:p>17950715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32" calcext:value-type="float">
            <text:p>832</text:p>
          </table:table-cell>
          <table:table-cell office:value-type="float" office:value="17950811" calcext:value-type="float">
            <text:p>179508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ventoslaus /Olegnicz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/Armata/ agricola de Dąbrowa</text:p>
          </table:table-cell>
          <table:table-cell office:value-type="string" calcext:value-type="string">
            <text:p>Marianna /Rospłochowska/ mater familias</text:p>
          </table:table-cell>
          <table:table-cell office:value-type="float" office:value="17950809" calcext:value-type="float">
            <text:p>1795080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32" calcext:value-type="float">
            <text:p>832</text:p>
          </table:table-cell>
          <table:table-cell office:value-type="float" office:value="17950813" calcext:value-type="float">
            <text:p>179508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Jacobus /Beyma/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Martinus /Chazinski/ tenutarius de Staręzynek</text:p>
          </table:table-cell>
          <table:table-cell office:value-type="string" calcext:value-type="string">
            <text:p>Catharina /Matuszynska/ nobilis</text:p>
          </table:table-cell>
          <table:table-cell office:value-type="float" office:value="17950812" calcext:value-type="float">
            <text:p>17950812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33" calcext:value-type="float">
            <text:p>833</text:p>
          </table:table-cell>
          <table:table-cell office:value-type="float" office:value="17950823" calcext:value-type="float">
            <text:p>17950823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Severinus /Szabelski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thias /Gęsinski/ agricola</text:p>
          </table:table-cell>
          <table:table-cell office:value-type="string" calcext:value-type="string">
            <text:p>Hedvigis /Nowaczka/</text:p>
          </table:table-cell>
          <table:table-cell office:value-type="float" office:value="17950815" calcext:value-type="float">
            <text:p>17950815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33" calcext:value-type="float">
            <text:p>833</text:p>
          </table:table-cell>
          <table:table-cell office:value-type="float" office:value="17950830" calcext:value-type="float">
            <text:p>1795083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Franciscus agricola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Stanislaus /Armata/ agricola</text:p>
          </table:table-cell>
          <table:table-cell office:value-type="string" calcext:value-type="string">
            <text:p>Regina /Marcinianka/ virgo</text:p>
          </table:table-cell>
          <table:table-cell office:value-type="float" office:value="17950828" calcext:value-type="float">
            <text:p>17950828</text:p>
          </table:table-cell>
          <table:table-cell office:value-type="string" calcext:value-type="string">
            <text:p>geminos!</text:p>
          </table:table-cell>
          <table:table-cell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33" calcext:value-type="float">
            <text:p>833</text:p>
          </table:table-cell>
          <table:table-cell office:value-type="float" office:value="17950830" calcext:value-type="float">
            <text:p>1795083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Franciscus agricola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Nicolaus /Marciniak/ de Obiecanowo</text:p>
          </table:table-cell>
          <table:table-cell office:value-type="string" calcext:value-type="string">
            <text:p>Agnes /Armacina/</text:p>
          </table:table-cell>
          <table:table-cell office:value-type="float" office:value="17950828" calcext:value-type="float">
            <text:p>17950828</text:p>
          </table:table-cell>
          <table:table-cell office:value-type="string" calcext:value-type="string">
            <text:p>geminos!</text:p>
          </table:table-cell>
          <table:table-cell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33" calcext:value-type="float">
            <text:p>833</text:p>
          </table:table-cell>
          <table:table-cell office:value-type="float" office:value="17950913" calcext:value-type="float">
            <text:p>179509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tianna</text:p>
          </table:table-cell>
          <table:table-cell office:value-type="string" calcext:value-type="string">
            <text:p>Franciscus /Czeszewski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thias /Czaczura/ juvenis de Kozielsko</text:p>
          </table:table-cell>
          <table:table-cell office:value-type="string" calcext:value-type="string">
            <text:p>Agnes /Korbalka/ mater familias</text:p>
          </table:table-cell>
          <table:table-cell office:value-type="float" office:value="17950906" calcext:value-type="float">
            <text:p>1795090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33" calcext:value-type="float">
            <text:p>833</text:p>
          </table:table-cell>
          <table:table-cell office:value-type="float" office:value="17950927" calcext:value-type="float">
            <text:p>1795092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Ignatius /Jożwia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Blasius /Kruszczyniak/ agricola</text:p>
          </table:table-cell>
          <table:table-cell office:value-type="string" calcext:value-type="string">
            <text:p>Francisca /Jożwianka/</text:p>
          </table:table-cell>
          <table:table-cell office:value-type="float" office:value="17950923" calcext:value-type="float">
            <text:p>17950923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33" calcext:value-type="float">
            <text:p>833</text:p>
          </table:table-cell>
          <table:table-cell office:value-type="float" office:value="17951004" calcext:value-type="float">
            <text:p>179510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Adalbertus /Purolow/ agricola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Franciscus /Byk/ ovilio</text:p>
          </table:table-cell>
          <table:table-cell office:value-type="string" calcext:value-type="string">
            <text:p>Barbara /Michałka/ mater familias de aula</text:p>
          </table:table-cell>
          <table:table-cell office:value-type="float" office:value="17950928" calcext:value-type="float">
            <text:p>17950928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33" calcext:value-type="float">
            <text:p>833</text:p>
          </table:table-cell>
          <table:table-cell office:value-type="float" office:value="17951011" calcext:value-type="float">
            <text:p>17951011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Andreas /Kauszyn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sidorus /Nieradzik/ juvenis</text:p>
          </table:table-cell>
          <table:table-cell office:value-type="string" calcext:value-type="string">
            <text:p>Marianna /Zielinska/</text:p>
          </table:table-cell>
          <table:table-cell office:value-type="float" office:value="17951003" calcext:value-type="float">
            <text:p>17951003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33" calcext:value-type="float">
            <text:p>833</text:p>
          </table:table-cell>
          <table:table-cell office:value-type="float" office:value="17951020" calcext:value-type="float">
            <text:p>179510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dalbertus /Pawlicki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sef /Wolny/</text:p>
          </table:table-cell>
          <table:table-cell office:value-type="string" calcext:value-type="string">
            <text:p>Antonina /Guttrowna/</text:p>
          </table:table-cell>
          <table:table-cell office:value-type="float" office:value="17951014" calcext:value-type="float">
            <text:p>17951014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34" calcext:value-type="float">
            <text:p>834</text:p>
          </table:table-cell>
          <table:table-cell office:value-type="float" office:value="17951101" calcext:value-type="float">
            <text:p>179511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artholomeus /Lewandowski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Nicolaus /Żwierzynski/ operarius</text:p>
          </table:table-cell>
          <table:table-cell office:value-type="string" calcext:value-type="string">
            <text:p>Margaritha /Lewandowska/ virgo soror parentis</text:p>
          </table:table-cell>
          <table:table-cell office:value-type="float" office:value="17951030" calcext:value-type="float">
            <text:p>17951030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34" calcext:value-type="float">
            <text:p>834</text:p>
          </table:table-cell>
          <table:table-cell office:value-type="float" office:value="17951101" calcext:value-type="float">
            <text:p>179511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Joannes /Wożny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Beyima/ protune arendatarius agronius beneficius de Kozielsko</text:p>
          </table:table-cell>
          <table:table-cell office:value-type="string" calcext:value-type="string">
            <text:p>Agnes /Armacina/ mater familias</text:p>
          </table:table-cell>
          <table:table-cell office:value-type="float" office:value="17951025" calcext:value-type="float">
            <text:p>17951025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34" calcext:value-type="float">
            <text:p>834</text:p>
          </table:table-cell>
          <table:table-cell office:value-type="float" office:value="17951122" calcext:value-type="float">
            <text:p>17951122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Balthasar /Niemecewski/ famulus aulicor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Adalbertus /Rossa/ juvenis</text:p>
          </table:table-cell>
          <table:table-cell office:value-type="string" calcext:value-type="string">
            <text:p>Marianna /Szczepanka/ mater familias</text:p>
          </table:table-cell>
          <table:table-cell office:value-type="float" office:value="17951118" calcext:value-type="float">
            <text:p>17951118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34" calcext:value-type="float">
            <text:p>834</text:p>
          </table:table-cell>
          <table:table-cell office:value-type="float" office:value="17951122" calcext:value-type="float">
            <text:p>1795112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acobus /Jackowia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tonius /Peterczyk/ juvenis</text:p>
          </table:table-cell>
          <table:table-cell office:value-type="string" calcext:value-type="string">
            <text:p>Marianna /Przybyłka/ cauponatrix</text:p>
          </table:table-cell>
          <table:table-cell office:value-type="float" office:value="17951116" calcext:value-type="float">
            <text:p>17951116</text:p>
          </table:table-cell>
          <table:table-cell office:value-type="string" calcext:value-type="string">
            <text:p>surname of father obscured; this is my best guess</text:p>
          </table:table-cell>
          <table:table-cell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34" calcext:value-type="float">
            <text:p>834</text:p>
          </table:table-cell>
          <table:table-cell office:value-type="float" office:value="17951129" calcext:value-type="float">
            <text:p>17951129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annes /Jeruż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ephanus agricola</text:p>
          </table:table-cell>
          <table:table-cell office:value-type="string" calcext:value-type="string">
            <text:p>Elisabeth /Sniadecka/</text:p>
          </table:table-cell>
          <table:table-cell office:value-type="float" office:value="17951118" calcext:value-type="float">
            <text:p>17951118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34" calcext:value-type="float">
            <text:p>834</text:p>
          </table:table-cell>
          <table:table-cell office:value-type="float" office:value="17951206" calcext:value-type="float">
            <text:p>1795120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Valentinus /Kubicki/ custos aulic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/Armata/ agricola</text:p>
          </table:table-cell>
          <table:table-cell office:value-type="string" calcext:value-type="string">
            <text:p>Marianna virgo</text:p>
          </table:table-cell>
          <table:table-cell office:value-type="float" office:value="17951203" calcext:value-type="float">
            <text:p>17951203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34" calcext:value-type="float">
            <text:p>834</text:p>
          </table:table-cell>
          <table:table-cell office:value-type="float" office:value="17951219" calcext:value-type="float">
            <text:p>1795121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Thomas /Figałow/ agricola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Ulatowski juvenis</text:p>
          </table:table-cell>
          <table:table-cell office:value-type="string" calcext:value-type="string">
            <text:p>Barbara /Nowaczanka/ virgo</text:p>
          </table:table-cell>
          <table:table-cell office:value-type="float" office:value="17951213" calcext:value-type="float">
            <text:p>17951213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35" calcext:value-type="float">
            <text:p>835</text:p>
          </table:table-cell>
          <table:table-cell office:value-type="float" office:value="17951220" calcext:value-type="float">
            <text:p>17951220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Stanislaus /Łuczak/ famulus aulici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Kilanowski/ molendinator</text:p>
          </table:table-cell>
          <table:table-cell office:value-type="string" calcext:value-type="string">
            <text:p>Elisabeth /Sniadecka/</text:p>
          </table:table-cell>
          <table:table-cell office:value-type="float" office:value="17951213" calcext:value-type="float">
            <text:p>17951213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35" calcext:value-type="float">
            <text:p>835</text:p>
          </table:table-cell>
          <table:table-cell office:value-type="float" office:value="17951220" calcext:value-type="float">
            <text:p>1795122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athias /Kopter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ucas /Marciniak/ agricola</text:p>
          </table:table-cell>
          <table:table-cell office:value-type="string" calcext:value-type="string">
            <text:p>Helena /Franckowa Mała/</text:p>
          </table:table-cell>
          <table:table-cell office:value-type="float" office:value="17951215" calcext:value-type="float">
            <text:p>17951215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35" calcext:value-type="float">
            <text:p>835</text:p>
          </table:table-cell>
          <table:table-cell office:value-type="float" office:value="17960102" calcext:value-type="float">
            <text:p>179601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hasar</text:p>
          </table:table-cell>
          <table:table-cell office:value-type="string" calcext:value-type="string">
            <text:p>Simon /Kwercinski/ porpinato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Koptera/ agricola</text:p>
          </table:table-cell>
          <table:table-cell office:value-type="string" calcext:value-type="string">
            <text:p>Catharina /Byczka/ ovilissa</text:p>
          </table:table-cell>
          <table:table-cell office:value-type="float" office:value="17960101" calcext:value-type="float">
            <text:p>17960101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35" calcext:value-type="float">
            <text:p>835</text:p>
          </table:table-cell>
          <table:table-cell office:value-type="float" office:value="17960103" calcext:value-type="float">
            <text:p>17960103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lchior</text:p>
          </table:table-cell>
          <table:table-cell office:value-type="string" calcext:value-type="string">
            <text:p>Josephus /Zielicki/ ferrifabe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Palkowski/ de Stołęzyno</text:p>
          </table:table-cell>
          <table:table-cell office:value-type="string" calcext:value-type="string">
            <text:p>Anna /Chazinska/ tenutaria de Starężyna</text:p>
          </table:table-cell>
          <table:table-cell office:value-type="float" office:value="17951229" calcext:value-type="float">
            <text:p>1795122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35" calcext:value-type="float">
            <text:p>835</text:p>
          </table:table-cell>
          <table:table-cell office:value-type="float" office:value="17960110" calcext:value-type="float">
            <text:p>179601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ucas /Marcinia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/Antkowiak/ de Brzedzyno</text:p>
          </table:table-cell>
          <table:table-cell office:value-type="string" calcext:value-type="string">
            <text:p>Regina /Kopterowa/</text:p>
          </table:table-cell>
          <table:table-cell office:value-type="float" office:value="17960106" calcext:value-type="float">
            <text:p>1796010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36" calcext:value-type="float">
            <text:p>836</text:p>
          </table:table-cell>
          <table:table-cell office:value-type="float" office:value="17960117" calcext:value-type="float">
            <text:p>1796011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Andreas /Jaktorowski/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Michael /Armata/ juvenis</text:p>
          </table:table-cell>
          <table:table-cell office:value-type="string" calcext:value-type="string">
            <text:p>Agnes /Puszczynska/ consors Damiani /Puszczynski/ custodis sylvaniae</text:p>
          </table:table-cell>
          <table:table-cell office:value-type="float" office:value="17960115" calcext:value-type="float">
            <text:p>17960115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36" calcext:value-type="float">
            <text:p>836</text:p>
          </table:table-cell>
          <table:table-cell office:value-type="float" office:value="17960117" calcext:value-type="float">
            <text:p>17960117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Nicolaus protune in servitius plebanalibus existanti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Bulszy/</text:p>
          </table:table-cell>
          <table:table-cell office:value-type="string" calcext:value-type="string">
            <text:p>Margaritha /Brykaczka/</text:p>
          </table:table-cell>
          <table:table-cell office:value-type="float" office:value="17960115" calcext:value-type="float">
            <text:p>17960115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36" calcext:value-type="float">
            <text:p>836</text:p>
          </table:table-cell>
          <table:table-cell office:value-type="float" office:value="17960127" calcext:value-type="float">
            <text:p>17960127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 Chrisostimus</text:p>
          </table:table-cell>
          <table:table-cell office:value-type="string" calcext:value-type="string">
            <text:p>Adalbertus /Strzelecki/ protune propinator 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Joannes /Armata/ agricola de Dąbrowa</text:p>
          </table:table-cell>
          <table:table-cell office:value-type="string" calcext:value-type="string">
            <text:p>Agnes /Armacina/ mater familias de Dąbrowa</text:p>
          </table:table-cell>
          <table:table-cell office:value-type="float" office:value="17960126" calcext:value-type="float">
            <text:p>1796012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36" calcext:value-type="float">
            <text:p>836</text:p>
          </table:table-cell>
          <table:table-cell office:value-type="float" office:value="17960209" calcext:value-type="float">
            <text:p>17960209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hertman agricola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Chażinski/ tenutarius</text:p>
          </table:table-cell>
          <table:table-cell office:value-type="string" calcext:value-type="string">
            <text:p>Barbara /Jozwiakowa/</text:p>
          </table:table-cell>
          <table:table-cell office:value-type="float" office:value="17960207" calcext:value-type="float">
            <text:p>17960207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36" calcext:value-type="float">
            <text:p>836</text:p>
          </table:table-cell>
          <table:table-cell office:value-type="float" office:value="17960214" calcext:value-type="float">
            <text:p>17960214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Franciscus /Kaczor/ propinato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Nicolaus /Lewandowski/ agricola</text:p>
          </table:table-cell>
          <table:table-cell office:value-type="string" calcext:value-type="string">
            <text:p>Magdalena /Wirachowska/ molendinatrix</text:p>
          </table:table-cell>
          <table:table-cell office:value-type="float" office:value="17960214" calcext:value-type="float">
            <text:p>17960214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36" calcext:value-type="float">
            <text:p>836</text:p>
          </table:table-cell>
          <table:table-cell office:value-type="float" office:value="17960221" calcext:value-type="float">
            <text:p>17960221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 Augustinus</text:p>
          </table:table-cell>
          <table:table-cell office:value-type="string" calcext:value-type="string">
            <text:p>Joannes /Manthej/ scultetus</text:p>
          </table:table-cell>
          <table:table-cell office:value-type="string" calcext:value-type="string">
            <text:p>Anna Christina</text:p>
          </table:table-cell>
          <table:table-cell office:value-type="string" calcext:value-type="string">
            <text:p>Jacobus /Arent/ agricola</text:p>
          </table:table-cell>
          <table:table-cell office:value-type="string" calcext:value-type="string">
            <text:p>Dorothea /Mantejowa/ scultetissa de Gruntowice</text:p>
          </table:table-cell>
          <table:table-cell office:value-type="float" office:value="17960212" calcext:value-type="float">
            <text:p>17960212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37" calcext:value-type="float">
            <text:p>837</text:p>
          </table:table-cell>
          <table:table-cell office:value-type="float" office:value="17960228" calcext:value-type="float">
            <text:p>17960228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ina</text:p>
          </table:table-cell>
          <table:table-cell office:value-type="string" calcext:value-type="string">
            <text:p>Jacobus /Sztełbow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Szplet/ agricola</text:p>
          </table:table-cell>
          <table:table-cell office:value-type="string" calcext:value-type="string">
            <text:p>Catharina /Szpletowa/ consors fratris</text:p>
          </table:table-cell>
          <table:table-cell office:value-type="float" office:value="17960217" calcext:value-type="float">
            <text:p>17960217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37" calcext:value-type="float">
            <text:p>837</text:p>
          </table:table-cell>
          <table:table-cell office:value-type="float" office:value="17960306" calcext:value-type="float">
            <text:p>179603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Franciscus /Jackowiak/ agricola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Antonius juvenis</text:p>
          </table:table-cell>
          <table:table-cell office:value-type="string" calcext:value-type="string">
            <text:p>Barbara /Gwidzianka/ virgo</text:p>
          </table:table-cell>
          <table:table-cell office:value-type="float" office:value="17960301" calcext:value-type="float">
            <text:p>17960301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37" calcext:value-type="float">
            <text:p>837</text:p>
          </table:table-cell>
          <table:table-cell office:value-type="float" office:value="17960306" calcext:value-type="float">
            <text:p>1796030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Nicolaus /Kubas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Franciscus /Nowakoski/ juvenis</text:p>
          </table:table-cell>
          <table:table-cell office:value-type="string" calcext:value-type="string">
            <text:p>Catharina /Gęsimska/ mater familias</text:p>
          </table:table-cell>
          <table:table-cell office:value-type="float" office:value="17960304" calcext:value-type="float">
            <text:p>17960304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37" calcext:value-type="float">
            <text:p>837</text:p>
          </table:table-cell>
          <table:table-cell office:value-type="float" office:value="17960313" calcext:value-type="float">
            <text:p>179603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Nicolaus /Kwasin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Sralkow/ frater</text:p>
          </table:table-cell>
          <table:table-cell office:value-type="string" calcext:value-type="string">
            <text:p>Marianna /Sralkowa/ soror</text:p>
          </table:table-cell>
          <table:table-cell office:value-type="float" office:value="17960306" calcext:value-type="float">
            <text:p>1796030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37" calcext:value-type="float">
            <text:p>837</text:p>
          </table:table-cell>
          <table:table-cell office:value-type="float" office:value="17960319" calcext:value-type="float">
            <text:p>1796031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sephata</text:p>
          </table:table-cell>
          <table:table-cell office:value-type="string" calcext:value-type="string">
            <text:p>Bartholomeus /Katu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Nicolaus /Lewandowski/ agricola de Domasławek</text:p>
          </table:table-cell>
          <table:table-cell office:value-type="string" calcext:value-type="string">
            <text:p>Catharina /Byczkowska/ ovilissa</text:p>
          </table:table-cell>
          <table:table-cell office:value-type="float" office:value="17960307" calcext:value-type="float">
            <text:p>17960307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37" calcext:value-type="float">
            <text:p>837</text:p>
          </table:table-cell>
          <table:table-cell office:value-type="float" office:value="17960320" calcext:value-type="float">
            <text:p>17960320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Gogolin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Isidorus /Nieradzik/ juvenis</text:p>
          </table:table-cell>
          <table:table-cell office:value-type="string" calcext:value-type="string">
            <text:p>Marianna /Dobrzynska/ virgo</text:p>
          </table:table-cell>
          <table:table-cell office:value-type="float" office:value="17960316" calcext:value-type="float">
            <text:p>1796031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37" calcext:value-type="float">
            <text:p>837</text:p>
          </table:table-cell>
          <table:table-cell office:value-type="float" office:value="17960417" calcext:value-type="float">
            <text:p>17960417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Martinus /Chazin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Beyma/</text:p>
          </table:table-cell>
          <table:table-cell office:value-type="string" calcext:value-type="string">
            <text:p>Agnes /Rzechowiczowa/ de Janowiec</text:p>
          </table:table-cell>
          <table:table-cell office:value-type="float" office:value="17960409" calcext:value-type="float">
            <text:p>1796040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38" calcext:value-type="float">
            <text:p>838</text:p>
          </table:table-cell>
          <table:table-cell office:value-type="float" office:value="17960509" calcext:value-type="float">
            <text:p>179605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 Magdalena</text:p>
          </table:table-cell>
          <table:table-cell office:value-type="string" calcext:value-type="string">
            <text:p>Valentinus advenus famulus aulicon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Ignatius /Guttry/</text:p>
          </table:table-cell>
          <table:table-cell office:value-type="string" calcext:value-type="string">
            <text:p>Susanna /Guttrowna/</text:p>
          </table:table-cell>
          <table:table-cell office:value-type="float" office:value="17960430" calcext:value-type="float">
            <text:p>17960430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38" calcext:value-type="float">
            <text:p>838</text:p>
          </table:table-cell>
          <table:table-cell office:value-type="float" office:value="17960515" calcext:value-type="float">
            <text:p>17960515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Domagała/ agricol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Joannes /Przybył/ de Juncewo</text:p>
          </table:table-cell>
          <table:table-cell office:value-type="string" calcext:value-type="string">
            <text:p>Catharina /Szperczyna/ de Juncewo</text:p>
          </table:table-cell>
          <table:table-cell office:value-type="float" office:value="17960506" calcext:value-type="float">
            <text:p>1796050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38" calcext:value-type="float">
            <text:p>838</text:p>
          </table:table-cell>
          <table:table-cell office:value-type="float" office:value="17960529" calcext:value-type="float">
            <text:p>179605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Rochus /Poskrabia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Valentinus /Kapinski/ de Juncewo</text:p>
          </table:table-cell>
          <table:table-cell office:value-type="string" calcext:value-type="string">
            <text:p>Francisca /Beymowa/ de Juncewo</text:p>
          </table:table-cell>
          <table:table-cell office:value-type="float" office:value="17960526" calcext:value-type="float">
            <text:p>1796052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38" calcext:value-type="float">
            <text:p>838</text:p>
          </table:table-cell>
          <table:table-cell office:value-type="float" office:value="17960616" calcext:value-type="float">
            <text:p>179606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Michael /Tomas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Kędziora/</text:p>
          </table:table-cell>
          <table:table-cell office:value-type="string" calcext:value-type="string">
            <text:p>Catharina /Mathusżynska/ de domo plebanali</text:p>
          </table:table-cell>
          <table:table-cell office:value-type="float" office:value="17960610" calcext:value-type="float">
            <text:p>17960610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38" calcext:value-type="float">
            <text:p>838</text:p>
          </table:table-cell>
          <table:table-cell office:value-type="float" office:value="17960626" calcext:value-type="float">
            <text:p>17960626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Nicolaus /Mikołaycza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Rossa/ juvenis</text:p>
          </table:table-cell>
          <table:table-cell office:value-type="string" calcext:value-type="string">
            <text:p>Margaritha /Głonka/ scultetissa</text:p>
          </table:table-cell>
          <table:table-cell office:value-type="float" office:value="17960615" calcext:value-type="float">
            <text:p>17960615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38" calcext:value-type="float">
            <text:p>838</text:p>
          </table:table-cell>
          <table:table-cell office:value-type="float" office:value="17960711" calcext:value-type="float">
            <text:p>17960711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dalbertus /Mazurek/ agricola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Franciscus /Nowaczyk/ juvenis</text:p>
          </table:table-cell>
          <table:table-cell office:value-type="string" calcext:value-type="string">
            <text:p>Catharina /Nowaczka/ mater familias</text:p>
          </table:table-cell>
          <table:table-cell office:value-type="float" office:value="17960709" calcext:value-type="float">
            <text:p>1796070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38" calcext:value-type="float">
            <text:p>838</text:p>
          </table:table-cell>
          <table:table-cell office:value-type="float" office:value="17960717" calcext:value-type="float">
            <text:p>1796071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agricola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tanislaus /Rozpłochowski/</text:p>
          </table:table-cell>
          <table:table-cell office:value-type="string" calcext:value-type="string">
            <text:p>Marianna /Bujarzyna/</text:p>
          </table:table-cell>
          <table:table-cell office:value-type="float" office:value="17960708" calcext:value-type="float">
            <text:p>17960708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38" calcext:value-type="float">
            <text:p>838</text:p>
          </table:table-cell>
          <table:table-cell office:value-type="float" office:value="17960717" calcext:value-type="float">
            <text:p>1796071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Thomas /Katulski/ agricola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Martinus /Sierocki/ villicus</text:p>
          </table:table-cell>
          <table:table-cell office:value-type="string" calcext:value-type="string">
            <text:p>Catharina /Byczka/ ovilissa</text:p>
          </table:table-cell>
          <table:table-cell office:value-type="float" office:value="17960709" calcext:value-type="float">
            <text:p>1796070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39" calcext:value-type="float">
            <text:p>839</text:p>
          </table:table-cell>
          <table:table-cell office:value-type="float" office:value="17960717" calcext:value-type="float">
            <text:p>1796071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acobus /Katul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Gwid/ agricola de Juncewo</text:p>
          </table:table-cell>
          <table:table-cell office:value-type="string" calcext:value-type="string">
            <text:p>Catharina /Byczka/ ovilissa</text:p>
          </table:table-cell>
          <table:table-cell office:value-type="float" office:value="17960708" calcext:value-type="float">
            <text:p>17960708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39" calcext:value-type="float">
            <text:p>839</text:p>
          </table:table-cell>
          <table:table-cell office:value-type="float" office:value="17960724" calcext:value-type="float">
            <text:p>1796072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gnatius Ludovicus</text:p>
          </table:table-cell>
          <table:table-cell office:value-type="string" calcext:value-type="string">
            <text:p>Jacobus /Laskow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tonius /Guttry/ vexillifer Smolensis</text:p>
          </table:table-cell>
          <table:table-cell office:value-type="string" calcext:value-type="string">
            <text:p>Antonina filia sua</text:p>
          </table:table-cell>
          <table:table-cell office:value-type="float" office:value="17960715" calcext:value-type="float">
            <text:p>17960715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39" calcext:value-type="float">
            <text:p>839</text:p>
          </table:table-cell>
          <table:table-cell office:value-type="float" office:value="17960724" calcext:value-type="float">
            <text:p>179607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nna /Babianka/</text:p>
          </table:table-cell>
          <table:table-cell office:value-type="string" calcext:value-type="string">
            <text:p>Antonius /Brzeszczak/</text:p>
          </table:table-cell>
          <table:table-cell office:value-type="string" calcext:value-type="string">
            <text:p>Marianna /Scibutka/ mater familias</text:p>
          </table:table-cell>
          <table:table-cell office:value-type="float" office:value="17960719" calcext:value-type="float">
            <text:p>179607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39" calcext:value-type="float">
            <text:p>839</text:p>
          </table:table-cell>
          <table:table-cell office:value-type="float" office:value="17960731" calcext:value-type="float">
            <text:p>17960731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etrus agricola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tanislaus /Zielicki/ ferrifaber de Piotrkowice</text:p>
          </table:table-cell>
          <table:table-cell office:value-type="string" calcext:value-type="string">
            <text:p>Marianna /Nowaczka/</text:p>
          </table:table-cell>
          <table:table-cell office:value-type="float" office:value="17960722" calcext:value-type="float">
            <text:p>17960722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39" calcext:value-type="float">
            <text:p>839</text:p>
          </table:table-cell>
          <table:table-cell office:value-type="float" office:value="17960731" calcext:value-type="float">
            <text:p>1796073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Napertich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Casimirus /Przekurat/</text:p>
          </table:table-cell>
          <table:table-cell office:value-type="string" calcext:value-type="string">
            <text:p>Catharina /Nadolna/ mater familias</text:p>
          </table:table-cell>
          <table:table-cell office:value-type="float" office:value="17960729" calcext:value-type="float">
            <text:p>1796072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39" calcext:value-type="float">
            <text:p>839</text:p>
          </table:table-cell>
          <table:table-cell office:value-type="float" office:value="17960807" calcext:value-type="float">
            <text:p>1796080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Wozniak/ propin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Ulatowski/ de Żarczyni</text:p>
          </table:table-cell>
          <table:table-cell office:value-type="string" calcext:value-type="string">
            <text:p>Barbara /Chetmanka/</text:p>
          </table:table-cell>
          <table:table-cell office:value-type="float" office:value="17960726" calcext:value-type="float">
            <text:p>1796072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39" calcext:value-type="float">
            <text:p>839</text:p>
          </table:table-cell>
          <table:table-cell office:value-type="float" office:value="17960807" calcext:value-type="float">
            <text:p>179608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Eva /Grobaszczanka/</text:p>
          </table:table-cell>
          <table:table-cell office:value-type="string" calcext:value-type="string">
            <text:p>Jacobus /Jackowiak/</text:p>
          </table:table-cell>
          <table:table-cell office:value-type="string" calcext:value-type="string">
            <text:p>Agnes /Puszczynska/</text:p>
          </table:table-cell>
          <table:table-cell office:value-type="float" office:value="17960807" calcext:value-type="float">
            <text:p>17960807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39" calcext:value-type="float">
            <text:p>839</text:p>
          </table:table-cell>
          <table:table-cell office:value-type="float" office:value="17960807" calcext:value-type="float">
            <text:p>179608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Franciscus /Żmiedzins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Szpera/</text:p>
          </table:table-cell>
          <table:table-cell office:value-type="string" calcext:value-type="string">
            <text:p>Francisca /Beymowa/</text:p>
          </table:table-cell>
          <table:table-cell office:value-type="float" office:value="17960802" calcext:value-type="float">
            <text:p>17960802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40" calcext:value-type="float">
            <text:p>840</text:p>
          </table:table-cell>
          <table:table-cell office:value-type="float" office:value="17960813" calcext:value-type="float">
            <text:p>17960813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Joannes /Zasinski/ adve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Łącki molendinator de Swiątkowo</text:p>
          </table:table-cell>
          <table:table-cell office:value-type="string" calcext:value-type="string">
            <text:p>Anna /Braciszewska/ de Nadwerowki</text:p>
          </table:table-cell>
          <table:table-cell office:value-type="float" office:value="17960807" calcext:value-type="float">
            <text:p>17960807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40" calcext:value-type="float">
            <text:p>840</text:p>
          </table:table-cell>
          <table:table-cell office:value-type="float" office:value="17960813" calcext:value-type="float">
            <text:p>1796081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dovicus</text:p>
          </table:table-cell>
          <table:table-cell office:value-type="string" calcext:value-type="string">
            <text:p>Adalbertus /Bątkowia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 /Armata/ scultetus</text:p>
          </table:table-cell>
          <table:table-cell office:value-type="string" calcext:value-type="string">
            <text:p>Barbara /Katulska/</text:p>
          </table:table-cell>
          <table:table-cell office:value-type="float" office:value="17960807" calcext:value-type="float">
            <text:p>17960807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40" calcext:value-type="float">
            <text:p>840</text:p>
          </table:table-cell>
          <table:table-cell office:value-type="float" office:value="17960813" calcext:value-type="float">
            <text:p>17960813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tonina</text:p>
          </table:table-cell>
          <table:table-cell office:value-type="string" calcext:value-type="string">
            <text:p>Petrus /Danielews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 /Kostrzewski/ molendinator</text:p>
          </table:table-cell>
          <table:table-cell office:value-type="string" calcext:value-type="string">
            <text:p>Marianna /Kowalka/</text:p>
          </table:table-cell>
          <table:table-cell office:value-type="float" office:value="17960807" calcext:value-type="float">
            <text:p>17960807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40" calcext:value-type="float">
            <text:p>840</text:p>
          </table:table-cell>
          <table:table-cell office:value-type="float" office:value="17960813" calcext:value-type="float">
            <text:p>17960813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lbertus /Janows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elchior /Radzinski/ famulus</text:p>
          </table:table-cell>
          <table:table-cell office:value-type="string" calcext:value-type="string">
            <text:p>Anna /Chazinska/ protune tenutaria</text:p>
          </table:table-cell>
          <table:table-cell office:value-type="float" office:value="17960803" calcext:value-type="float">
            <text:p>17960803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40" calcext:value-type="float">
            <text:p>840</text:p>
          </table:table-cell>
          <table:table-cell office:value-type="float" office:value="17960816" calcext:value-type="float">
            <text:p>1796081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 Regina</text:p>
          </table:table-cell>
          <table:table-cell office:value-type="string" calcext:value-type="string">
            <text:p>Martinus /Kwiatkowski/ 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Leo /Guttry/</text:p>
          </table:table-cell>
          <table:table-cell office:value-type="string" calcext:value-type="string">
            <text:p>Susanna virgo soror sua</text:p>
          </table:table-cell>
          <table:table-cell office:value-type="float" office:value="17960813" calcext:value-type="float">
            <text:p>17960813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40" calcext:value-type="float">
            <text:p>840</text:p>
          </table:table-cell>
          <table:table-cell office:value-type="float" office:value="17960821" calcext:value-type="float">
            <text:p>17960821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Christopherus /Zamelfeld/ agricola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Wancel/ ovilio de Swiątkowo</text:p>
          </table:table-cell>
          <table:table-cell office:value-type="string" calcext:value-type="string">
            <text:p>Rosalia /Drejerowa/</text:p>
          </table:table-cell>
          <table:table-cell office:value-type="float" office:value="17960816" calcext:value-type="float">
            <text:p>1796081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40" calcext:value-type="float">
            <text:p>840</text:p>
          </table:table-cell>
          <table:table-cell office:value-type="float" office:value="17960821" calcext:value-type="float">
            <text:p>1796082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Valentinus /Wichłaczy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us /Pawłowski/ tenutarius fundi plebanalis de domo plebanali</text:p>
          </table:table-cell>
          <table:table-cell office:value-type="string" calcext:value-type="string">
            <text:p>Bogumilla /Matuszynska/ virgo de domo plebanali</text:p>
          </table:table-cell>
          <table:table-cell office:value-type="float" office:value="17960816" calcext:value-type="float">
            <text:p>1796081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41" calcext:value-type="float">
            <text:p>841</text:p>
          </table:table-cell>
          <table:table-cell office:value-type="float" office:value="17960821" calcext:value-type="float">
            <text:p>17960821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Przygodow/ agricola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 /Byk/ ovilio de Sielec</text:p>
          </table:table-cell>
          <table:table-cell office:value-type="string" calcext:value-type="string">
            <text:p>Marianna /Zielinska/</text:p>
          </table:table-cell>
          <table:table-cell office:value-type="float" office:value="17960816" calcext:value-type="float">
            <text:p>1796081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41" calcext:value-type="float">
            <text:p>841</text:p>
          </table:table-cell>
          <table:table-cell office:value-type="float" office:value="17960821" calcext:value-type="float">
            <text:p>17960821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Michael /Nowak/ agricola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lbertus /Nowak/ juvenis</text:p>
          </table:table-cell>
          <table:table-cell office:value-type="string" calcext:value-type="string">
            <text:p>Francisca /Beymowa/ de Juncewo</text:p>
          </table:table-cell>
          <table:table-cell office:value-type="float" office:value="17960818" calcext:value-type="float">
            <text:p>17960818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41" calcext:value-type="float">
            <text:p>841</text:p>
          </table:table-cell>
          <table:table-cell office:value-type="float" office:value="17960904" calcext:value-type="float">
            <text:p>17960904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lbertus /Nowak/ agricola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Nieskurała/</text:p>
          </table:table-cell>
          <table:table-cell office:value-type="string" calcext:value-type="string">
            <text:p>Anna /Nowacka/ consors fratris</text:p>
          </table:table-cell>
          <table:table-cell office:value-type="float" office:value="17960829" calcext:value-type="float">
            <text:p>1796082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41" calcext:value-type="float">
            <text:p>841</text:p>
          </table:table-cell>
          <table:table-cell office:value-type="float" office:value="17960904" calcext:value-type="float">
            <text:p>1796090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Vincentus /Chełminiak/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Joannes /Frankoski/ juvenis</text:p>
          </table:table-cell>
          <table:table-cell office:value-type="string" calcext:value-type="string">
            <text:p>Hedvigis /Sobkowna/</text:p>
          </table:table-cell>
          <table:table-cell office:value-type="float" office:value="17960830" calcext:value-type="float">
            <text:p>17960830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41" calcext:value-type="float">
            <text:p>841</text:p>
          </table:table-cell>
          <table:table-cell office:value-type="float" office:value="17960904" calcext:value-type="float">
            <text:p>179609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Kus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/Kędziora/ agricola</text:p>
          </table:table-cell>
          <table:table-cell office:value-type="string" calcext:value-type="string">
            <text:p>Francisca /Beymowa/</text:p>
          </table:table-cell>
          <table:table-cell office:value-type="float" office:value="17960829" calcext:value-type="float">
            <text:p>1796082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41" calcext:value-type="float">
            <text:p>841</text:p>
          </table:table-cell>
          <table:table-cell office:value-type="float" office:value="17960911" calcext:value-type="float">
            <text:p>1796091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oannes /By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chael /Tomasik/</text:p>
          </table:table-cell>
          <table:table-cell office:value-type="string" calcext:value-type="string">
            <text:p>Marianna cauponatrix</text:p>
          </table:table-cell>
          <table:table-cell office:value-type="float" office:value="17960908" calcext:value-type="float">
            <text:p>17960908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41" calcext:value-type="float">
            <text:p>841</text:p>
          </table:table-cell>
          <table:table-cell office:value-type="float" office:value="17960911" calcext:value-type="float">
            <text:p>17960911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idericus</text:p>
          </table:table-cell>
          <table:table-cell office:value-type="string" calcext:value-type="string">
            <text:p>Joannes /Ogrodecki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Wegner/ ferrifaber</text:p>
          </table:table-cell>
          <table:table-cell office:value-type="string" calcext:value-type="string">
            <text:p>Rosalia /Lewastowna/</text:p>
          </table:table-cell>
          <table:table-cell office:value-type="float" office:value="17960706" calcext:value-type="float">
            <text:p>17960706</text:p>
          </table:table-cell>
          <table:table-cell office:value-type="string" calcext:value-type="string">
            <text:p>Wilchelmus /Neybau/</text:p>
          </table:table-cell>
          <table:table-cell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42" calcext:value-type="float">
            <text:p>842</text:p>
          </table:table-cell>
          <table:table-cell office:value-type="float" office:value="17960917" calcext:value-type="float">
            <text:p>1796091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aulus /Gorec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Ignatius /Guttry/</text:p>
          </table:table-cell>
          <table:table-cell office:value-type="string" calcext:value-type="string">
            <text:p>Susanna /Guttrowna/ inter se germani heredes</text:p>
          </table:table-cell>
          <table:table-cell office:value-type="float" office:value="17960913" calcext:value-type="float">
            <text:p>17960913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42" calcext:value-type="float">
            <text:p>842</text:p>
          </table:table-cell>
          <table:table-cell office:value-type="float" office:value="17960918" calcext:value-type="float">
            <text:p>1796091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Casimirus /Przekuratow/ agricol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tonius /Dybrysławski/</text:p>
          </table:table-cell>
          <table:table-cell office:value-type="string" calcext:value-type="string">
            <text:p>Nepomucina /Chlebowska/ nee /Korytowska/ protune possesstrix</text:p>
          </table:table-cell>
          <table:table-cell office:value-type="float" office:value="17960913" calcext:value-type="float">
            <text:p>17960913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42" calcext:value-type="float">
            <text:p>842</text:p>
          </table:table-cell>
          <table:table-cell office:value-type="float" office:value="17960923" calcext:value-type="float">
            <text:p>17960923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lbertus /Scijow/ famul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Kusz/ ovilio</text:p>
          </table:table-cell>
          <table:table-cell office:value-type="string" calcext:value-type="string">
            <text:p>Josephata virgo</text:p>
          </table:table-cell>
          <table:table-cell office:value-type="float" office:value="17960920" calcext:value-type="float">
            <text:p>17960920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42" calcext:value-type="float">
            <text:p>842</text:p>
          </table:table-cell>
          <table:table-cell office:value-type="float" office:value="17960925" calcext:value-type="float">
            <text:p>17960925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 /Mazure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Franciscus /Łauniczak/</text:p>
          </table:table-cell>
          <table:table-cell office:value-type="string" calcext:value-type="string">
            <text:p>Anna /Mędlowa/ mater familias</text:p>
          </table:table-cell>
          <table:table-cell office:value-type="float" office:value="17960924" calcext:value-type="float">
            <text:p>17960924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42" calcext:value-type="float">
            <text:p>842</text:p>
          </table:table-cell>
          <table:table-cell office:value-type="float" office:value="17960925" calcext:value-type="float">
            <text:p>179609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ntonius /Juncewski/ famul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Siencki/</text:p>
          </table:table-cell>
          <table:table-cell office:value-type="string" calcext:value-type="string">
            <text:p>Agnes /Armacina/</text:p>
          </table:table-cell>
          <table:table-cell office:value-type="float" office:value="17960916" calcext:value-type="float">
            <text:p>1796091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42" calcext:value-type="float">
            <text:p>842</text:p>
          </table:table-cell>
          <table:table-cell office:value-type="float" office:value="17961002" calcext:value-type="float">
            <text:p>17961002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Jacobus /Biniaszak/ famul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Łauniczak/</text:p>
          </table:table-cell>
          <table:table-cell office:value-type="string" calcext:value-type="string">
            <text:p>Marianna ovilissa</text:p>
          </table:table-cell>
          <table:table-cell office:value-type="float" office:value="17960926" calcext:value-type="float">
            <text:p>1796092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42" calcext:value-type="float">
            <text:p>842</text:p>
          </table:table-cell>
          <table:table-cell office:value-type="float" office:value="17961009" calcext:value-type="float">
            <text:p>179610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Martinus /Urbaniak/ famul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/Kapinski/</text:p>
          </table:table-cell>
          <table:table-cell office:value-type="string" calcext:value-type="string">
            <text:p>Marianna /Kędziorkowa/</text:p>
          </table:table-cell>
          <table:table-cell office:value-type="float" office:value="17960930" calcext:value-type="float">
            <text:p>17960930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43" calcext:value-type="float">
            <text:p>843</text:p>
          </table:table-cell>
          <table:table-cell office:value-type="float" office:value="17961009" calcext:value-type="float">
            <text:p>179610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Armata/ agricola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Koptera/ agricola</text:p>
          </table:table-cell>
          <table:table-cell office:value-type="string" calcext:value-type="string">
            <text:p>Agnes /Armacina/ scultetissa</text:p>
          </table:table-cell>
          <table:table-cell office:value-type="float" office:value="17961002" calcext:value-type="float">
            <text:p>17961002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43" calcext:value-type="float">
            <text:p>843</text:p>
          </table:table-cell>
          <table:table-cell office:value-type="float" office:value="17961023" calcext:value-type="float">
            <text:p>1796102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 /Marcinianka/</text:p>
          </table:table-cell>
          <table:table-cell office:value-type="string" calcext:value-type="string">
            <text:p>Stanislaus /Armata/ agricola</text:p>
          </table:table-cell>
          <table:table-cell office:value-type="string" calcext:value-type="string">
            <text:p>Hedvigis /Łuczyna/</text:p>
          </table:table-cell>
          <table:table-cell office:value-type="float" office:value="17961020" calcext:value-type="float">
            <text:p>17961020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43" calcext:value-type="float">
            <text:p>843</text:p>
          </table:table-cell>
          <table:table-cell office:value-type="float" office:value="17961027" calcext:value-type="float">
            <text:p>1796102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lasius /Krzeszczyniak/ agricola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Franciscus /Rospłochoski/ agricola</text:p>
          </table:table-cell>
          <table:table-cell office:value-type="string" calcext:value-type="string">
            <text:p>Marianna /Pawłowska/</text:p>
          </table:table-cell>
          <table:table-cell office:value-type="float" office:value="17961027" calcext:value-type="float">
            <text:p>17961027</text:p>
          </table:table-cell>
          <table:table-cell office:value-type="string" calcext:value-type="string">
            <text:p>geminos!</text:p>
          </table:table-cell>
          <table:table-cell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43" calcext:value-type="float">
            <text:p>843</text:p>
          </table:table-cell>
          <table:table-cell office:value-type="float" office:value="17961027" calcext:value-type="float">
            <text:p>1796102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Blasius /Krzeszczyniak/ agricola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Franciscus /Rospłochoski/ agricola</text:p>
          </table:table-cell>
          <table:table-cell office:value-type="string" calcext:value-type="string">
            <text:p>Bogumilla /Mathuszynska/ virgo de domo plebanali</text:p>
          </table:table-cell>
          <table:table-cell office:value-type="float" office:value="17961027" calcext:value-type="float">
            <text:p>17961027</text:p>
          </table:table-cell>
          <table:table-cell office:value-type="string" calcext:value-type="string">
            <text:p>geminos!</text:p>
          </table:table-cell>
          <table:table-cell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43" calcext:value-type="float">
            <text:p>843</text:p>
          </table:table-cell>
          <table:table-cell office:value-type="float" office:value="17961029" calcext:value-type="float">
            <text:p>17961029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Franciscus /Mędl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/Gorzycki/ de Rekowo</text:p>
          </table:table-cell>
          <table:table-cell office:value-type="string" calcext:value-type="string">
            <text:p>Catharina /Nowaczka/</text:p>
          </table:table-cell>
          <table:table-cell office:value-type="float" office:value="17961026" calcext:value-type="float">
            <text:p>1796102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43" calcext:value-type="float">
            <text:p>843</text:p>
          </table:table-cell>
          <table:table-cell office:value-type="float" office:value="17961108" calcext:value-type="float">
            <text:p>17961108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Joannes /Stary Kaczmarz/ agricola</text:p>
          </table:table-cell>
          <table:table-cell office:value-type="string" calcext:value-type="string">
            <text:p>Bogumilla</text:p>
          </table:table-cell>
          <table:table-cell office:value-type="string" calcext:value-type="string">
            <text:p>Jacobus /Mikołayczak/ agricola de Kołebki</text:p>
          </table:table-cell>
          <table:table-cell office:value-type="string" calcext:value-type="string">
            <text:p>Anna /Chazinska/ tenutaria de Starężyna</text:p>
          </table:table-cell>
          <table:table-cell office:value-type="float" office:value="17961026" calcext:value-type="float">
            <text:p>1796102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43" calcext:value-type="float">
            <text:p>843</text:p>
          </table:table-cell>
          <table:table-cell office:value-type="float" office:value="17961120" calcext:value-type="float">
            <text:p>179611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imon /Biniaczew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Kubasiak/ de Paryż</text:p>
          </table:table-cell>
          <table:table-cell office:value-type="string" calcext:value-type="string">
            <text:p>Marianna /Kędziorzowna/</text:p>
          </table:table-cell>
          <table:table-cell office:value-type="float" office:value="17961116" calcext:value-type="float">
            <text:p>1796111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43" calcext:value-type="float">
            <text:p>843</text:p>
          </table:table-cell>
          <table:table-cell office:value-type="float" office:value="17961120" calcext:value-type="float">
            <text:p>1796112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chael /Olęndrowicz/ agricola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ucas /Kubasiak/</text:p>
          </table:table-cell>
          <table:table-cell office:value-type="string" calcext:value-type="string">
            <text:p>Marianna /Kubasiowa/</text:p>
          </table:table-cell>
          <table:table-cell office:value-type="float" office:value="17961114" calcext:value-type="float">
            <text:p>17961114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43" calcext:value-type="float">
            <text:p>843</text:p>
          </table:table-cell>
          <table:table-cell office:value-type="float" office:value="17961120" calcext:value-type="float">
            <text:p>179611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Valentinus /Stryszyk/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Nicolaus /Kazmierzak/ de Sielec</text:p>
          </table:table-cell>
          <table:table-cell office:value-type="string" calcext:value-type="string">
            <text:p>Eva /Arkuszinska/ cauponatrix</text:p>
          </table:table-cell>
          <table:table-cell office:value-type="float" office:value="17961114" calcext:value-type="float">
            <text:p>17961114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45" calcext:value-type="float">
            <text:p>845</text:p>
          </table:table-cell>
          <table:table-cell office:value-type="float" office:value="17961126" calcext:value-type="float">
            <text:p>17961126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Nicolaus /Jędraszewicz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Thomas /Januchowski/ ovilio</text:p>
          </table:table-cell>
          <table:table-cell office:value-type="string" calcext:value-type="string">
            <text:p>Marianna /Nowaczka/ mater familias</text:p>
          </table:table-cell>
          <table:table-cell office:value-type="float" office:value="17961115" calcext:value-type="float">
            <text:p>17961115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45" calcext:value-type="float">
            <text:p>845</text:p>
          </table:table-cell>
          <table:table-cell office:value-type="float" office:value="17961127" calcext:value-type="float">
            <text:p>1796112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Barbara /Nowaczanka/</text:p>
          </table:table-cell>
          <table:table-cell office:value-type="string" calcext:value-type="string">
            <text:p>Josephus /Spychała/ juvenis</text:p>
          </table:table-cell>
          <table:table-cell office:value-type="string" calcext:value-type="string">
            <text:p>Barbara /Chetmanowa/ mater familias</text:p>
          </table:table-cell>
          <table:table-cell office:value-type="float" office:value="17961124" calcext:value-type="float">
            <text:p>17961124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45" calcext:value-type="float">
            <text:p>845</text:p>
          </table:table-cell>
          <table:table-cell office:value-type="float" office:value="17961127" calcext:value-type="float">
            <text:p>1796112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Jacobus /Oberski/ molendina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Jackowiak/ agricola</text:p>
          </table:table-cell>
          <table:table-cell office:value-type="string" calcext:value-type="string">
            <text:p>Catharina /Byczka/ ovilissa</text:p>
          </table:table-cell>
          <table:table-cell office:value-type="float" office:value="17961125" calcext:value-type="float">
            <text:p>17961125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45" calcext:value-type="float">
            <text:p>845</text:p>
          </table:table-cell>
          <table:table-cell office:value-type="float" office:value="17961218" calcext:value-type="float">
            <text:p>1796121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Andreas /Jaktorowski/ famulus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Casimirus /Mathuszynski/</text:p>
          </table:table-cell>
          <table:table-cell office:value-type="string" calcext:value-type="string">
            <text:p>Julianna /Czarnecka/ nobilis economissa</text:p>
          </table:table-cell>
          <table:table-cell office:value-type="float" office:value="17961215" calcext:value-type="float">
            <text:p>17961215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45" calcext:value-type="float">
            <text:p>845</text:p>
          </table:table-cell>
          <table:table-cell office:value-type="float" office:value="17961218" calcext:value-type="float">
            <text:p>17961218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Simon /Głon/ agricola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Lucas /Kubasiak/ juvenis de Paryż</text:p>
          </table:table-cell>
          <table:table-cell office:value-type="string" calcext:value-type="string">
            <text:p>Rosalia /Mellerowna/ virgo</text:p>
          </table:table-cell>
          <table:table-cell office:value-type="float" office:value="17961210" calcext:value-type="float">
            <text:p>17961210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45" calcext:value-type="float">
            <text:p>845</text:p>
          </table:table-cell>
          <table:table-cell office:value-type="float" office:value="17961226" calcext:value-type="float">
            <text:p>1796122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ogumilla</text:p>
          </table:table-cell>
          <table:table-cell office:value-type="string" calcext:value-type="string">
            <text:p>Josephus /Sralkow/</text:p>
          </table:table-cell>
          <table:table-cell office:value-type="string" calcext:value-type="string">
            <text:p>Julianna</text:p>
          </table:table-cell>
          <table:table-cell office:value-type="string" calcext:value-type="string">
            <text:p>Joannes /Byk/ ovilio de Żabyczyno</text:p>
          </table:table-cell>
          <table:table-cell office:value-type="string" calcext:value-type="string">
            <text:p>Francisca /Beymowa mater familias</text:p>
          </table:table-cell>
          <table:table-cell office:value-type="float" office:value="17961219" calcext:value-type="float">
            <text:p>179612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45" calcext:value-type="float">
            <text:p>845</text:p>
          </table:table-cell>
          <table:table-cell office:value-type="float" office:value="17961226" calcext:value-type="float">
            <text:p>17961226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Michael /Dobrzynski/ agricola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/Tobolski/ ovilio</text:p>
          </table:table-cell>
          <table:table-cell office:value-type="string" calcext:value-type="string">
            <text:p>Marianna /Sicinska/ consors Vincentus</text:p>
          </table:table-cell>
          <table:table-cell office:value-type="float" office:value="17961214" calcext:value-type="float">
            <text:p>17961214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45" calcext:value-type="float">
            <text:p>845</text:p>
          </table:table-cell>
          <table:table-cell office:value-type="float" office:value="17970101" calcext:value-type="float">
            <text:p>179701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lenta</text:p>
          </table:table-cell>
          <table:table-cell office:value-type="string" calcext:value-type="string">
            <text:p>Josephus /Zielicki/ ferrifabe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Ignatius /Guttry/</text:p>
          </table:table-cell>
          <table:table-cell office:value-type="string" calcext:value-type="string">
            <text:p>Antonina soror germana sua</text:p>
          </table:table-cell>
          <table:table-cell office:value-type="float" office:value="17961224" calcext:value-type="float">
            <text:p>17961224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46" calcext:value-type="float">
            <text:p>846</text:p>
          </table:table-cell>
          <table:table-cell office:value-type="float" office:value="17970105" calcext:value-type="float">
            <text:p>179701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tianna</text:p>
          </table:table-cell>
          <table:table-cell office:value-type="string" calcext:value-type="string">
            <text:p>Petrus /Gwid/ agricola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 /Kopka/ juvenis</text:p>
          </table:table-cell>
          <table:table-cell office:value-type="string" calcext:value-type="string">
            <text:p>Marianna /Gwidzianka/ consors Thomasik</text:p>
          </table:table-cell>
          <table:table-cell office:value-type="float" office:value="17961229" calcext:value-type="float">
            <text:p>1796122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46" calcext:value-type="float">
            <text:p>846</text:p>
          </table:table-cell>
          <table:table-cell office:value-type="float" office:value="17970115" calcext:value-type="float">
            <text:p>179701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/Kubia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acobus /Jackowiak/ juvenis</text:p>
          </table:table-cell>
          <table:table-cell office:value-type="string" calcext:value-type="string">
            <text:p>Marianna /Oberska/ molendinatrix</text:p>
          </table:table-cell>
          <table:table-cell office:value-type="float" office:value="17970107" calcext:value-type="float">
            <text:p>17970107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46" calcext:value-type="float">
            <text:p>846</text:p>
          </table:table-cell>
          <table:table-cell office:value-type="float" office:value="17970122" calcext:value-type="float">
            <text:p>17970122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ichael /Komasa/ famulus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Balthasar /Janicki/</text:p>
          </table:table-cell>
          <table:table-cell office:value-type="string" calcext:value-type="string">
            <text:p>Helena /Lubaka/</text:p>
          </table:table-cell>
          <table:table-cell office:value-type="float" office:value="17960116" calcext:value-type="float">
            <text:p>1796011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46" calcext:value-type="float">
            <text:p>846</text:p>
          </table:table-cell>
          <table:table-cell office:value-type="float" office:value="17970129" calcext:value-type="float">
            <text:p>179701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Kilanowski/ molendin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tonius parens</text:p>
          </table:table-cell>
          <table:table-cell office:value-type="string" calcext:value-type="string">
            <text:p>Antonina /Guttrowna/ filia haeredes</text:p>
          </table:table-cell>
          <table:table-cell office:value-type="float" office:value="17970128" calcext:value-type="float">
            <text:p>17970128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46" calcext:value-type="float">
            <text:p>846</text:p>
          </table:table-cell>
          <table:table-cell office:value-type="float" office:value="17970206" calcext:value-type="float">
            <text:p>17970206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ndreas /Połetkow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lthasar /Mniszak/ de Juncewo</text:p>
          </table:table-cell>
          <table:table-cell office:value-type="string" calcext:value-type="string">
            <text:p>Marianna /Przygodzianka/ virgo</text:p>
          </table:table-cell>
          <table:table-cell office:value-type="float" office:value="17970202" calcext:value-type="float">
            <text:p>17970202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46" calcext:value-type="float">
            <text:p>846</text:p>
          </table:table-cell>
          <table:table-cell office:value-type="float" office:value="17970212" calcext:value-type="float">
            <text:p>179702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Lucas /Kąc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Armaciak/</text:p>
          </table:table-cell>
          <table:table-cell office:value-type="string" calcext:value-type="string">
            <text:p>Theressia /Kopterzak/ virgo</text:p>
          </table:table-cell>
          <table:table-cell office:value-type="float" office:value="17970209" calcext:value-type="float">
            <text:p>1797020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46" calcext:value-type="float">
            <text:p>846</text:p>
          </table:table-cell>
          <table:table-cell office:value-type="float" office:value="17970212" calcext:value-type="float">
            <text:p>1797021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Franciscus /Węgdrzyniewski/ famulus aulica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Casimirus /Szymonski/</text:p>
          </table:table-cell>
          <table:table-cell office:value-type="string" calcext:value-type="string">
            <text:p>Elisabeth /Szuffraganka/</text:p>
          </table:table-cell>
          <table:table-cell office:value-type="float" office:value="17970211" calcext:value-type="float">
            <text:p>17970211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46" calcext:value-type="float">
            <text:p>846</text:p>
          </table:table-cell>
          <table:table-cell office:value-type="float" office:value="17970212" calcext:value-type="float">
            <text:p>17970212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sephata</text:p>
          </table:table-cell>
          <table:table-cell office:value-type="string" calcext:value-type="string">
            <text:p>Thomas /Zielin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Kuszyk/ ovilio</text:p>
          </table:table-cell>
          <table:table-cell office:value-type="string" calcext:value-type="string">
            <text:p>Agnes /Filipianka/ virgo</text:p>
          </table:table-cell>
          <table:table-cell office:value-type="float" office:value="17970208" calcext:value-type="float">
            <text:p>17970208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47" calcext:value-type="float">
            <text:p>847</text:p>
          </table:table-cell>
          <table:table-cell office:value-type="float" office:value="17970217" calcext:value-type="float">
            <text:p>1797021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Josephata</text:p>
          </table:table-cell>
          <table:table-cell office:value-type="string" calcext:value-type="string">
            <text:p>Franciscus /Rospłochoski/</text:p>
          </table:table-cell>
          <table:table-cell office:value-type="string" calcext:value-type="string">
            <text:p>Agnes /Korbalka/</text:p>
          </table:table-cell>
          <table:table-cell office:value-type="float" office:value="17970215" calcext:value-type="float">
            <text:p>17970215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47" calcext:value-type="float">
            <text:p>847</text:p>
          </table:table-cell>
          <table:table-cell office:value-type="float" office:value="17970219" calcext:value-type="float">
            <text:p>17970219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sephata</text:p>
          </table:table-cell>
          <table:table-cell office:value-type="string" calcext:value-type="string">
            <text:p>Stanislaus /Łucza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Gęsinski/ de Paryż</text:p>
          </table:table-cell>
          <table:table-cell office:value-type="string" calcext:value-type="string">
            <text:p>Margaritha /Głonka/ scultetissa</text:p>
          </table:table-cell>
          <table:table-cell office:value-type="float" office:value="17970207" calcext:value-type="float">
            <text:p>17970207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47" calcext:value-type="float">
            <text:p>847</text:p>
          </table:table-cell>
          <table:table-cell office:value-type="float" office:value="17970219" calcext:value-type="float">
            <text:p>17970219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Francisca /Owczarzanka/</text:p>
          </table:table-cell>
          <table:table-cell office:value-type="string" calcext:value-type="string">
            <text:p>Laurentius /Bormski/</text:p>
          </table:table-cell>
          <table:table-cell office:value-type="string" calcext:value-type="string">
            <text:p>Regina /Prżągozina/</text:p>
          </table:table-cell>
          <table:table-cell office:value-type="float" office:value="17970215" calcext:value-type="float">
            <text:p>17970215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47" calcext:value-type="float">
            <text:p>847</text:p>
          </table:table-cell>
          <table:table-cell office:value-type="float" office:value="17970312" calcext:value-type="float">
            <text:p>17970312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Nicolaus /Marcin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Kolasiak/</text:p>
          </table:table-cell>
          <table:table-cell office:value-type="string" calcext:value-type="string">
            <text:p>Agnes /Filipianka/</text:p>
          </table:table-cell>
          <table:table-cell office:value-type="float" office:value="17970304" calcext:value-type="float">
            <text:p>17970304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47" calcext:value-type="float">
            <text:p>847</text:p>
          </table:table-cell>
          <table:table-cell office:value-type="float" office:value="17970319" calcext:value-type="float">
            <text:p>179703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Jacobus /Scibut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Przybył/</text:p>
          </table:table-cell>
          <table:table-cell office:value-type="string" calcext:value-type="string">
            <text:p>Hedvigis soror eius maritata</text:p>
          </table:table-cell>
          <table:table-cell office:value-type="float" office:value="17970312" calcext:value-type="float">
            <text:p>17970312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47" calcext:value-type="float">
            <text:p>847</text:p>
          </table:table-cell>
          <table:table-cell office:value-type="float" office:value="17970325" calcext:value-type="float">
            <text:p>179703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Kusz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Franciscus /Zmudzinski/</text:p>
          </table:table-cell>
          <table:table-cell office:value-type="string" calcext:value-type="string">
            <text:p>Agnes /Marciaka/</text:p>
          </table:table-cell>
          <table:table-cell office:value-type="float" office:value="17970316" calcext:value-type="float">
            <text:p>1797031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47" calcext:value-type="float">
            <text:p>847</text:p>
          </table:table-cell>
          <table:table-cell office:value-type="float" office:value="17970325" calcext:value-type="float">
            <text:p>179703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/Urbani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asimirus /Kuszak/ juvenis</text:p>
          </table:table-cell>
          <table:table-cell office:value-type="string" calcext:value-type="string">
            <text:p>Marianna consors Martinus /Urbaniak/</text:p>
          </table:table-cell>
          <table:table-cell office:value-type="float" office:value="17970321" calcext:value-type="float">
            <text:p>17970321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47" calcext:value-type="float">
            <text:p>847</text:p>
          </table:table-cell>
          <table:table-cell office:value-type="float" office:value="17970326" calcext:value-type="float">
            <text:p>1797032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Joannes /Koptera/ agricol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thias /Koptera/</text:p>
          </table:table-cell>
          <table:table-cell office:value-type="string" calcext:value-type="string">
            <text:p>Catharina /Byczkowska/ ovilissa</text:p>
          </table:table-cell>
          <table:table-cell office:value-type="float" office:value="17970319" calcext:value-type="float">
            <text:p>17970319</text:p>
          </table:table-cell>
          <table:table-cell table:number-columns-repeated="2"/>
        </table:table-row>
        <table:table-row table:style-name="ro1">
          <table:table-cell office:value-type="float" office:value="2512673" calcext:value-type="float">
            <text:p>2512673</text:p>
          </table:table-cell>
          <table:table-cell office:value-type="float" office:value="847" calcext:value-type="float">
            <text:p>847</text:p>
          </table:table-cell>
          <table:table-cell office:value-type="float" office:value="17970326" calcext:value-type="float">
            <text:p>1797032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Valentinus /Nowaczyk/ agricola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us /Spychała/ juvenis</text:p>
          </table:table-cell>
          <table:table-cell office:value-type="string" calcext:value-type="string">
            <text:p>Marianna /Antkowianka/</text:p>
          </table:table-cell>
          <table:table-cell office:value-type="float" office:value="17970314" calcext:value-type="float">
            <text:p>17970314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48" calcext:value-type="float">
            <text:p>848</text:p>
          </table:table-cell>
          <table:table-cell office:value-type="float" office:value="17970402" calcext:value-type="float">
            <text:p>1797040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Czadowski/ agricola</text:p>
          </table:table-cell>
          <table:table-cell office:value-type="string" calcext:value-type="string">
            <text:p>Christina</text:p>
          </table:table-cell>
          <table:table-cell office:value-type="string" calcext:value-type="string">
            <text:p>Ignatius /Guttry/</text:p>
          </table:table-cell>
          <table:table-cell office:value-type="string" calcext:value-type="string">
            <text:p>Antonina /Guttrowna/ inter se germani</text:p>
          </table:table-cell>
          <table:table-cell office:value-type="float" office:value="17970331" calcext:value-type="float">
            <text:p>17970331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48" calcext:value-type="float">
            <text:p>848</text:p>
          </table:table-cell>
          <table:table-cell office:value-type="float" office:value="17970402" calcext:value-type="float">
            <text:p>179704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Armata/ pastorum pandum</text:p>
          </table:table-cell>
          <table:table-cell office:value-type="string" calcext:value-type="string">
            <text:p>Cunegundis</text:p>
          </table:table-cell>
          <table:table-cell office:value-type="string" calcext:value-type="string">
            <text:p>Mathias /Kujawka/</text:p>
          </table:table-cell>
          <table:table-cell office:value-type="string" calcext:value-type="string">
            <text:p>Agnes /Armacina/</text:p>
          </table:table-cell>
          <table:table-cell office:value-type="float" office:value="17970324" calcext:value-type="float">
            <text:p>17970324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48" calcext:value-type="float">
            <text:p>848</text:p>
          </table:table-cell>
          <table:table-cell office:value-type="float" office:value="17970402" calcext:value-type="float">
            <text:p>179704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Joannes /Przybył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Beyma/ agricola</text:p>
          </table:table-cell>
          <table:table-cell office:value-type="string" calcext:value-type="string">
            <text:p>Marianna /Scibutka/ mater familias</text:p>
          </table:table-cell>
          <table:table-cell office:value-type="float" office:value="17970328" calcext:value-type="float">
            <text:p>17970328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48" calcext:value-type="float">
            <text:p>848</text:p>
          </table:table-cell>
          <table:table-cell office:value-type="float" office:value="17970402" calcext:value-type="float">
            <text:p>179704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Laurentius agricola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Franciscus /Rozpłochowski/ agricola</text:p>
          </table:table-cell>
          <table:table-cell office:value-type="string" calcext:value-type="string">
            <text:p>Marianna /Krziszczynanka/</text:p>
          </table:table-cell>
          <table:table-cell office:value-type="float" office:value="17970320" calcext:value-type="float">
            <text:p>17970320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48" calcext:value-type="float">
            <text:p>848</text:p>
          </table:table-cell>
          <table:table-cell office:value-type="float" office:value="17970409" calcext:value-type="float">
            <text:p>17970409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ina</text:p>
          </table:table-cell>
          <table:table-cell office:value-type="string" calcext:value-type="string">
            <text:p>Joannes /Szplet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Arent/ juvenis</text:p>
          </table:table-cell>
          <table:table-cell office:value-type="string" calcext:value-type="string">
            <text:p>Rosina /Tycowa/ de Mirosławice</text:p>
          </table:table-cell>
          <table:table-cell office:value-type="float" office:value="17970402" calcext:value-type="float">
            <text:p>17970402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48" calcext:value-type="float">
            <text:p>848</text:p>
          </table:table-cell>
          <table:table-cell office:value-type="float" office:value="17970409" calcext:value-type="float">
            <text:p>17970409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Stephanus /Jackowiak/ agricola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lbertus /Rossa/ juvenis</text:p>
          </table:table-cell>
          <table:table-cell office:value-type="string" calcext:value-type="string">
            <text:p>Anna /Błachowa/ mater familias</text:p>
          </table:table-cell>
          <table:table-cell office:value-type="float" office:value="17970406" calcext:value-type="float">
            <text:p>1797040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48" calcext:value-type="float">
            <text:p>848</text:p>
          </table:table-cell>
          <table:table-cell office:value-type="float" office:value="17970415" calcext:value-type="float">
            <text:p>1797041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thias /Gęsinski/ scultet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eo /Guttry/ vexilifer exercitus regni polonie</text:p>
          </table:table-cell>
          <table:table-cell office:value-type="string" calcext:value-type="string">
            <text:p>Catharina /Matuszynska/ nobilis olim pice nomine Thoma medici Gnesniens consorte</text:p>
          </table:table-cell>
          <table:table-cell office:value-type="float" office:value="17970409" calcext:value-type="float">
            <text:p>1797040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48" calcext:value-type="float">
            <text:p>848</text:p>
          </table:table-cell>
          <table:table-cell office:value-type="float" office:value="17970416" calcext:value-type="float">
            <text:p>17970416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 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Victoria /Rynarzewska/ nobilis</text:p>
          </table:table-cell>
          <table:table-cell office:value-type="string" calcext:value-type="string">
            <text:p>Joannes /Dobrzynski/</text:p>
          </table:table-cell>
          <table:table-cell office:value-type="string" calcext:value-type="string">
            <text:p>Marianna /Nowaczka/</text:p>
          </table:table-cell>
          <table:table-cell office:value-type="float" office:value="17970412" calcext:value-type="float">
            <text:p>17970412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48" calcext:value-type="float">
            <text:p>848</text:p>
          </table:table-cell>
          <table:table-cell office:value-type="float" office:value="17970423" calcext:value-type="float">
            <text:p>1797042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Franciscus /Bujarow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/Mathuszynski/ nobilis protune manentes in domo plebanali</text:p>
          </table:table-cell>
          <table:table-cell office:value-type="string" calcext:value-type="string">
            <text:p>Bogumilla /Matuszynska/ nobilis</text:p>
          </table:table-cell>
          <table:table-cell office:value-type="float" office:value="17970416" calcext:value-type="float">
            <text:p>1797041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49" calcext:value-type="float">
            <text:p>849</text:p>
          </table:table-cell>
          <table:table-cell office:value-type="float" office:value="17970423" calcext:value-type="float">
            <text:p>1797042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Joannes /Wichłac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Franciscus /Rospłochowski/</text:p>
          </table:table-cell>
          <table:table-cell office:value-type="string" calcext:value-type="string">
            <text:p>Marianna /Chazinska/</text:p>
          </table:table-cell>
          <table:table-cell office:value-type="float" office:value="17970419" calcext:value-type="float">
            <text:p>179704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49" calcext:value-type="float">
            <text:p>849</text:p>
          </table:table-cell>
          <table:table-cell office:value-type="float" office:value="17970430" calcext:value-type="float">
            <text:p>17970430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/Zielin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Nicolaus /Kazmierzak/</text:p>
          </table:table-cell>
          <table:table-cell office:value-type="string" calcext:value-type="string">
            <text:p>Marianna /Strzelecka/ virgo</text:p>
          </table:table-cell>
          <table:table-cell office:value-type="float" office:value="17970427" calcext:value-type="float">
            <text:p>17970427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49" calcext:value-type="float">
            <text:p>849</text:p>
          </table:table-cell>
          <table:table-cell office:value-type="float" office:value="17970506" calcext:value-type="float">
            <text:p>17970506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Bartholomeus /Lewandowski/ agricola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auriga de Piotrkowice</text:p>
          </table:table-cell>
          <table:table-cell office:value-type="string" calcext:value-type="string">
            <text:p>Marianna /Gorcika/ mater familias</text:p>
          </table:table-cell>
          <table:table-cell office:value-type="float" office:value="17970503" calcext:value-type="float">
            <text:p>17970503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49" calcext:value-type="float">
            <text:p>849</text:p>
          </table:table-cell>
          <table:table-cell office:value-type="float" office:value="17970506" calcext:value-type="float">
            <text:p>179705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Blasius /Kaczor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imon /Cichaczyk/</text:p>
          </table:table-cell>
          <table:table-cell office:value-type="string" calcext:value-type="string">
            <text:p>Marianna /Kędziorzanka/</text:p>
          </table:table-cell>
          <table:table-cell office:value-type="float" office:value="17970505" calcext:value-type="float">
            <text:p>17970505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49" calcext:value-type="float">
            <text:p>849</text:p>
          </table:table-cell>
          <table:table-cell office:value-type="float" office:value="17970508" calcext:value-type="float">
            <text:p>17970508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Mathias /Possyow/ famul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Sirocki/ agricola</text:p>
          </table:table-cell>
          <table:table-cell office:value-type="string" calcext:value-type="string">
            <text:p>Dorothea /Krotka/ de Gruntowice</text:p>
          </table:table-cell>
          <table:table-cell office:value-type="float" office:value="17970501" calcext:value-type="float">
            <text:p>17970501</text:p>
          </table:table-cell>
          <table:table-cell office:value-type="string" calcext:value-type="string">
            <text:p>Andreas /Kienka/</text:p>
          </table:table-cell>
          <table:table-cell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49" calcext:value-type="float">
            <text:p>849</text:p>
          </table:table-cell>
          <table:table-cell office:value-type="float" office:value="17970514" calcext:value-type="float">
            <text:p>17970514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Joannes /Manthey/</text:p>
          </table:table-cell>
          <table:table-cell office:value-type="string" calcext:value-type="string">
            <text:p>Anna Christina</text:p>
          </table:table-cell>
          <table:table-cell office:value-type="string" calcext:value-type="string">
            <text:p>Martinus /Mantheie/ scultetus de Grzymułtowice</text:p>
          </table:table-cell>
          <table:table-cell office:value-type="string" calcext:value-type="string">
            <text:p>Julianna /Czarnecka/ economissa de Dąbrowa</text:p>
          </table:table-cell>
          <table:table-cell office:value-type="float" office:value="17970428" calcext:value-type="float">
            <text:p>17970428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49" calcext:value-type="float">
            <text:p>849</text:p>
          </table:table-cell>
          <table:table-cell office:value-type="float" office:value="17970515" calcext:value-type="float">
            <text:p>179705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sephus /Pawłowski/ protune tenutarius de fundo plebanali</text:p>
          </table:table-cell>
          <table:table-cell office:value-type="string" calcext:value-type="string">
            <text:p>Marianna /Mathuszynska/</text:p>
          </table:table-cell>
          <table:table-cell office:value-type="string" calcext:value-type="string">
            <text:p>Andreas /Pesalinski/ decanus curatus de Juncewo</text:p>
          </table:table-cell>
          <table:table-cell office:value-type="string" calcext:value-type="string">
            <text:p>Catharina /Mathusżynska/ de domo plebanali</text:p>
          </table:table-cell>
          <table:table-cell office:value-type="float" office:value="17970509" calcext:value-type="float">
            <text:p>1797050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49" calcext:value-type="float">
            <text:p>849</text:p>
          </table:table-cell>
          <table:table-cell office:value-type="float" office:value="17970521" calcext:value-type="float">
            <text:p>1797052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ichael /Nadelnych/ agricola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Thomas /Rąnkowski/ ovilio de Kosielsko</text:p>
          </table:table-cell>
          <table:table-cell office:value-type="string" calcext:value-type="string">
            <text:p>Catharina /Lewandowska/</text:p>
          </table:table-cell>
          <table:table-cell office:value-type="float" office:value="17970516" calcext:value-type="float">
            <text:p>1797051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49" calcext:value-type="float">
            <text:p>849</text:p>
          </table:table-cell>
          <table:table-cell office:value-type="float" office:value="17970521" calcext:value-type="float">
            <text:p>179705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Mathias /Przybył/ propina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Przybył/ scultetus</text:p>
          </table:table-cell>
          <table:table-cell office:value-type="string" calcext:value-type="string">
            <text:p>Catharina /Szperzyna/</text:p>
          </table:table-cell>
          <table:table-cell office:value-type="float" office:value="17970518" calcext:value-type="float">
            <text:p>17970518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51" calcext:value-type="float">
            <text:p>851</text:p>
          </table:table-cell>
          <table:table-cell office:value-type="float" office:value="17970525" calcext:value-type="float">
            <text:p>17970525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 Carolus</text:p>
          </table:table-cell>
          <table:table-cell office:value-type="string" calcext:value-type="string">
            <text:p>omitted /Krzywinski/ famulus aulicor videlicet notarius Proventius</text:p>
          </table:table-cell>
          <table:table-cell office:value-type="string" calcext:value-type="string">
            <text:p>Carolina</text:p>
          </table:table-cell>
          <table:table-cell office:value-type="string" calcext:value-type="string">
            <text:p>Adalbertus /Musiatowicz/ de Radzimin</text:p>
          </table:table-cell>
          <table:table-cell office:value-type="string" calcext:value-type="string">
            <text:p>Rosalia /Lewandowska/ virgo</text:p>
          </table:table-cell>
          <table:table-cell office:value-type="float" office:value="17970519" calcext:value-type="float">
            <text:p>17970519</text:p>
          </table:table-cell>
          <table:table-cell office:value-type="string" calcext:value-type="string">
            <text:p>Victor /Kamelski/ braxator</text:p>
          </table:table-cell>
          <table:table-cell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51" calcext:value-type="float">
            <text:p>851</text:p>
          </table:table-cell>
          <table:table-cell office:value-type="float" office:value="17970713" calcext:value-type="float">
            <text:p>1797071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Tomas inquilinus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Stanislaus /Armata/</text:p>
          </table:table-cell>
          <table:table-cell office:value-type="string" calcext:value-type="string">
            <text:p>Catharina /Byczka/ ovilissa</text:p>
          </table:table-cell>
          <table:table-cell office:value-type="float" office:value="17970706" calcext:value-type="float">
            <text:p>1797070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51" calcext:value-type="float">
            <text:p>851</text:p>
          </table:table-cell>
          <table:table-cell office:value-type="float" office:value="17970723" calcext:value-type="float">
            <text:p>1797072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Joannes /Ciązyn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Oberski/ molendinator</text:p>
          </table:table-cell>
          <table:table-cell office:value-type="string" calcext:value-type="string">
            <text:p>Catharina /Byczka/ ovilissa</text:p>
          </table:table-cell>
          <table:table-cell office:value-type="float" office:value="17970719" calcext:value-type="float">
            <text:p>179707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51" calcext:value-type="float">
            <text:p>851</text:p>
          </table:table-cell>
          <table:table-cell office:value-type="float" office:value="17970812" calcext:value-type="float">
            <text:p>1797081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lagentz/ ovilio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Rącikowski/ juvenis</text:p>
          </table:table-cell>
          <table:table-cell office:value-type="string" calcext:value-type="string">
            <text:p>Elisabeth /Plagentzowna/ de Niemczyno</text:p>
          </table:table-cell>
          <table:table-cell office:value-type="float" office:value="17970801" calcext:value-type="float">
            <text:p>17970801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51" calcext:value-type="float">
            <text:p>851</text:p>
          </table:table-cell>
          <table:table-cell office:value-type="float" office:value="17970813" calcext:value-type="float">
            <text:p>17970813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Mathias /Kędziora/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Valentinus /Tobolski/ juvenis</text:p>
          </table:table-cell>
          <table:table-cell office:value-type="string" calcext:value-type="string">
            <text:p>Agnes /Filipianka/ coctrix de aula</text:p>
          </table:table-cell>
          <table:table-cell office:value-type="float" office:value="17970808" calcext:value-type="float">
            <text:p>17970808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51" calcext:value-type="float">
            <text:p>851</text:p>
          </table:table-cell>
          <table:table-cell office:value-type="float" office:value="17970820" calcext:value-type="float">
            <text:p>179708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chus</text:p>
          </table:table-cell>
          <table:table-cell office:value-type="string" calcext:value-type="string">
            <text:p>Adalbertus ovilio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Franciscus /Zmudzinski/</text:p>
          </table:table-cell>
          <table:table-cell office:value-type="string" calcext:value-type="string">
            <text:p>Agnes /Kuszka/</text:p>
          </table:table-cell>
          <table:table-cell office:value-type="float" office:value="17970814" calcext:value-type="float">
            <text:p>17970814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51" calcext:value-type="float">
            <text:p>851</text:p>
          </table:table-cell>
          <table:table-cell office:value-type="float" office:value="17970820" calcext:value-type="float">
            <text:p>17970820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Gogolinski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tonius /Guttry/ heres de Piotrkowice</text:p>
          </table:table-cell>
          <table:table-cell office:value-type="string" calcext:value-type="string">
            <text:p>omitted /Krasnicka/ virgo</text:p>
          </table:table-cell>
          <table:table-cell office:value-type="float" office:value="17970818" calcext:value-type="float">
            <text:p>17970818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52" calcext:value-type="float">
            <text:p>852</text:p>
          </table:table-cell>
          <table:table-cell office:value-type="float" office:value="17970828" calcext:value-type="float">
            <text:p>1797082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Franciscus /Logorzinski/ famul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us /Adamski/</text:p>
          </table:table-cell>
          <table:table-cell office:value-type="string" calcext:value-type="string">
            <text:p>Helena /Ludwiczka/ mater familias de Dochonowo</text:p>
          </table:table-cell>
          <table:table-cell office:value-type="float" office:value="17970819" calcext:value-type="float">
            <text:p>179708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52" calcext:value-type="float">
            <text:p>852</text:p>
          </table:table-cell>
          <table:table-cell office:value-type="float" office:value="17970902" calcext:value-type="float">
            <text:p>17970902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gustinus Dominicus</text:p>
          </table:table-cell>
          <table:table-cell office:value-type="string" calcext:value-type="string">
            <text:p>Dominicus /Borzącki/ nobilis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Joannes /Brys/ economus de Dąlski Gorki</text:p>
          </table:table-cell>
          <table:table-cell office:value-type="string" calcext:value-type="string">
            <text:p>Magdalena /Kleborowiczowa/ de Wygoda</text:p>
          </table:table-cell>
          <table:table-cell office:value-type="float" office:value="17970828" calcext:value-type="float">
            <text:p>17970828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52" calcext:value-type="float">
            <text:p>852</text:p>
          </table:table-cell>
          <table:table-cell office:value-type="float" office:value="17970914" calcext:value-type="float">
            <text:p>17970914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oannes /Kowalkow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homas /Wasilewski/ juvenis</text:p>
          </table:table-cell>
          <table:table-cell office:value-type="string" calcext:value-type="string">
            <text:p>Dorothea /Kankowski/ molendinatrix de Podobojewice</text:p>
          </table:table-cell>
          <table:table-cell office:value-type="float" office:value="17970913" calcext:value-type="float">
            <text:p>17970913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52" calcext:value-type="float">
            <text:p>852</text:p>
          </table:table-cell>
          <table:table-cell office:value-type="float" office:value="17970917" calcext:value-type="float">
            <text:p>17970917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pastoris grejis</text:p>
          </table:table-cell>
          <table:table-cell office:value-type="string" calcext:value-type="string">
            <text:p>Christina</text:p>
          </table:table-cell>
          <table:table-cell office:value-type="string" calcext:value-type="string">
            <text:p>Valentinus /Łakomy/ juvenis</text:p>
          </table:table-cell>
          <table:table-cell office:value-type="string" calcext:value-type="string">
            <text:p>Marianna /Hintkowa/</text:p>
          </table:table-cell>
          <table:table-cell office:value-type="float" office:value="17970908" calcext:value-type="float">
            <text:p>17970908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52" calcext:value-type="float">
            <text:p>852</text:p>
          </table:table-cell>
          <table:table-cell office:value-type="float" office:value="17970917" calcext:value-type="float">
            <text:p>1797091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Thomas /Katulski/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Michael /Armata/ juvenis</text:p>
          </table:table-cell>
          <table:table-cell office:value-type="string" calcext:value-type="string">
            <text:p>Regina /Kwercinska/</text:p>
          </table:table-cell>
          <table:table-cell office:value-type="float" office:value="17970912" calcext:value-type="float">
            <text:p>17970912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52" calcext:value-type="float">
            <text:p>852</text:p>
          </table:table-cell>
          <table:table-cell office:value-type="float" office:value="17970917" calcext:value-type="float">
            <text:p>1797091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Ignatius /Jozwiak/</text:p>
          </table:table-cell>
          <table:table-cell office:value-type="string" calcext:value-type="string">
            <text:p>Heva</text:p>
          </table:table-cell>
          <table:table-cell office:value-type="string" calcext:value-type="string">
            <text:p>Jacobus /Łybik/ de Niemczynko</text:p>
          </table:table-cell>
          <table:table-cell office:value-type="string" calcext:value-type="string">
            <text:p>Francisca /Beikoszanka/ virgo</text:p>
          </table:table-cell>
          <table:table-cell office:value-type="float" office:value="17970911" calcext:value-type="float">
            <text:p>17970911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52" calcext:value-type="float">
            <text:p>852</text:p>
          </table:table-cell>
          <table:table-cell office:value-type="float" office:value="17970917" calcext:value-type="float">
            <text:p>17970917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Josephus /Kolasa/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Mathias /Kolasa/ juvenis</text:p>
          </table:table-cell>
          <table:table-cell office:value-type="string" calcext:value-type="string">
            <text:p>Marianna /Przygodzianka/</text:p>
          </table:table-cell>
          <table:table-cell office:value-type="float" office:value="17970913" calcext:value-type="float">
            <text:p>17970913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53" calcext:value-type="float">
            <text:p>853</text:p>
          </table:table-cell>
          <table:table-cell office:value-type="float" office:value="17971008" calcext:value-type="float">
            <text:p>17971008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Valentinus /Łakomy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Sirocki/ agricola</text:p>
          </table:table-cell>
          <table:table-cell office:value-type="string" calcext:value-type="string">
            <text:p>Heva /Purolka/ mater familias de Dąbrowa</text:p>
          </table:table-cell>
          <table:table-cell office:value-type="float" office:value="17971004" calcext:value-type="float">
            <text:p>17971004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53" calcext:value-type="float">
            <text:p>853</text:p>
          </table:table-cell>
          <table:table-cell office:value-type="float" office:value="17971008" calcext:value-type="float">
            <text:p>179710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 /Przekuratow/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Philippus /Nowaczyk/</text:p>
          </table:table-cell>
          <table:table-cell office:value-type="string" calcext:value-type="string">
            <text:p>Anna /Krayczakowa/ mater familias de Radgozy</text:p>
          </table:table-cell>
          <table:table-cell office:value-type="float" office:value="17971002" calcext:value-type="float">
            <text:p>17971002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53" calcext:value-type="float">
            <text:p>853</text:p>
          </table:table-cell>
          <table:table-cell office:value-type="float" office:value="17971008" calcext:value-type="float">
            <text:p>17971008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Blasius /Szczepaniak/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Simon /Głon/ scultetus de Sielec</text:p>
          </table:table-cell>
          <table:table-cell office:value-type="string" calcext:value-type="string">
            <text:p>Catharina /Szcepanianka/ de Zurawia</text:p>
          </table:table-cell>
          <table:table-cell office:value-type="float" office:value="17971004" calcext:value-type="float">
            <text:p>17971004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53" calcext:value-type="float">
            <text:p>853</text:p>
          </table:table-cell>
          <table:table-cell office:value-type="float" office:value="17971010" calcext:value-type="float">
            <text:p>179710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ecilia</text:p>
          </table:table-cell>
          <table:table-cell office:value-type="string" calcext:value-type="string">
            <text:p>Jacobus /Kliszewski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/Przybył/ caupo</text:p>
          </table:table-cell>
          <table:table-cell office:value-type="string" calcext:value-type="string">
            <text:p>Marianna /Scibutka/ mater familias</text:p>
          </table:table-cell>
          <table:table-cell office:value-type="float" office:value="17971008" calcext:value-type="float">
            <text:p>17971008</text:p>
          </table:table-cell>
          <table:table-cell office:value-type="string" calcext:value-type="string">
            <text:p>geminos!</text:p>
          </table:table-cell>
          <table:table-cell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53" calcext:value-type="float">
            <text:p>853</text:p>
          </table:table-cell>
          <table:table-cell office:value-type="float" office:value="17971010" calcext:value-type="float">
            <text:p>179710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Kliszewski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Valentinus /Skerzenski/</text:p>
          </table:table-cell>
          <table:table-cell office:value-type="string" calcext:value-type="string">
            <text:p>Regina /Przybyłka/ scultetissa</text:p>
          </table:table-cell>
          <table:table-cell office:value-type="float" office:value="17971008" calcext:value-type="float">
            <text:p>17971008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53" calcext:value-type="float">
            <text:p>853</text:p>
          </table:table-cell>
          <table:table-cell office:value-type="float" office:value="17971014" calcext:value-type="float">
            <text:p>17971014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Vincentus /Kowalksi/ famulus aulica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Gogolinski/</text:p>
          </table:table-cell>
          <table:table-cell office:value-type="string" calcext:value-type="string">
            <text:p>Anna /Piątkowska/ molendinatrix</text:p>
          </table:table-cell>
          <table:table-cell office:value-type="float" office:value="17971009" calcext:value-type="float">
            <text:p>1797100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53" calcext:value-type="float">
            <text:p>853</text:p>
          </table:table-cell>
          <table:table-cell office:value-type="float" office:value="17971015" calcext:value-type="float">
            <text:p>179710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Joannes /Arkuszewski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Petrus /Szczahenski/ juvenis</text:p>
          </table:table-cell>
          <table:table-cell office:value-type="string" calcext:value-type="string">
            <text:p>Catharina /Kędziorowa/ mater familias</text:p>
          </table:table-cell>
          <table:table-cell office:value-type="float" office:value="17971015" calcext:value-type="float">
            <text:p>17971015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53" calcext:value-type="float">
            <text:p>853</text:p>
          </table:table-cell>
          <table:table-cell office:value-type="float" office:value="17971015" calcext:value-type="float">
            <text:p>179710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ndreas /Kędzior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Puszczak/ juvenis</text:p>
          </table:table-cell>
          <table:table-cell office:value-type="string" calcext:value-type="string">
            <text:p>Marianna /Snajer/ soror eius</text:p>
          </table:table-cell>
          <table:table-cell office:value-type="float" office:value="17971012" calcext:value-type="float">
            <text:p>17971012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53" calcext:value-type="float">
            <text:p>853</text:p>
          </table:table-cell>
          <table:table-cell office:value-type="float" office:value="17971016" calcext:value-type="float">
            <text:p>179710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Jacobus /Beyma/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Franciscus /Zmudzinski/</text:p>
          </table:table-cell>
          <table:table-cell office:value-type="string" calcext:value-type="string">
            <text:p>Regina /Przybylina/ scultetissa</text:p>
          </table:table-cell>
          <table:table-cell office:value-type="float" office:value="17971010" calcext:value-type="float">
            <text:p>17971010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54" calcext:value-type="float">
            <text:p>854</text:p>
          </table:table-cell>
          <table:table-cell office:value-type="float" office:value="17971019" calcext:value-type="float">
            <text:p>179710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Laurentius /By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Scibut/</text:p>
          </table:table-cell>
          <table:table-cell office:value-type="string" calcext:value-type="string">
            <text:p>Barbara /Peterkowa/ agricola</text:p>
          </table:table-cell>
          <table:table-cell office:value-type="float" office:value="17971018" calcext:value-type="float">
            <text:p>17971018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54" calcext:value-type="float">
            <text:p>854</text:p>
          </table:table-cell>
          <table:table-cell office:value-type="float" office:value="17971019" calcext:value-type="float">
            <text:p>179710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Laurentius /By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Puszczak/ juvenis</text:p>
          </table:table-cell>
          <table:table-cell office:value-type="string" calcext:value-type="string">
            <text:p>Marianna /Przybyłka/ cauponatrix</text:p>
          </table:table-cell>
          <table:table-cell office:value-type="float" office:value="17971018" calcext:value-type="float">
            <text:p>17971018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54" calcext:value-type="float">
            <text:p>854</text:p>
          </table:table-cell>
          <table:table-cell office:value-type="float" office:value="17971022" calcext:value-type="float">
            <text:p>179710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ucas /Marcinia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Franciscus /Byk/ ovilio</text:p>
          </table:table-cell>
          <table:table-cell office:value-type="string" calcext:value-type="string">
            <text:p>Marianna /Wozna/</text:p>
          </table:table-cell>
          <table:table-cell office:value-type="float" office:value="17971016" calcext:value-type="float">
            <text:p>1797101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54" calcext:value-type="float">
            <text:p>854</text:p>
          </table:table-cell>
          <table:table-cell office:value-type="float" office:value="17971028" calcext:value-type="float">
            <text:p>1797102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tonius /Kuberski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dalbertus /Szperzak/ juvenis</text:p>
          </table:table-cell>
          <table:table-cell office:value-type="string" calcext:value-type="string">
            <text:p>Marianna /Kędziorzanka/ virgo</text:p>
          </table:table-cell>
          <table:table-cell office:value-type="float" office:value="17971026" calcext:value-type="float">
            <text:p>1797102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54" calcext:value-type="float">
            <text:p>854</text:p>
          </table:table-cell>
          <table:table-cell office:value-type="float" office:value="17971029" calcext:value-type="float">
            <text:p>17971029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 /Kazmierzanka/</text:p>
          </table:table-cell>
          <table:table-cell office:value-type="string" calcext:value-type="string">
            <text:p>Thomas /Gadacżyk/ juvenis</text:p>
          </table:table-cell>
          <table:table-cell office:value-type="string" calcext:value-type="string">
            <text:p>Marianna /Nowicka/ mater familias</text:p>
          </table:table-cell>
          <table:table-cell office:value-type="float" office:value="17971023" calcext:value-type="float">
            <text:p>17971023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54" calcext:value-type="float">
            <text:p>854</text:p>
          </table:table-cell>
          <table:table-cell office:value-type="float" office:value="17971029" calcext:value-type="float">
            <text:p>1797102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Franciscus /Chetmaniak/ agricola</text:p>
          </table:table-cell>
          <table:table-cell office:value-type="string" calcext:value-type="string">
            <text:p>Catharina /Nadolna/ mater familias</text:p>
          </table:table-cell>
          <table:table-cell office:value-type="float" office:value="17971026" calcext:value-type="float">
            <text:p>1797102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54" calcext:value-type="float">
            <text:p>854</text:p>
          </table:table-cell>
          <table:table-cell office:value-type="float" office:value="17971106" calcext:value-type="float">
            <text:p>17971106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Jacobus /Domagała/ agricol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Josephus /Pawłowski/ nobilis tenutarius plebanalis</text:p>
          </table:table-cell>
          <table:table-cell office:value-type="string" calcext:value-type="string">
            <text:p>Catharina /Mathuszynska/ nobilis protune memonia consors Thomas /Mathuszynski/ medici Gnesnensis</text:p>
          </table:table-cell>
          <table:table-cell office:value-type="float" office:value="17971029" calcext:value-type="float">
            <text:p>1797102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54" calcext:value-type="float">
            <text:p>854</text:p>
          </table:table-cell>
          <table:table-cell office:value-type="float" office:value="17971126" calcext:value-type="float">
            <text:p>179711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Valentinus /Piniąckiewicz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Rochus /Wozniewicz/ de Izdebny</text:p>
          </table:table-cell>
          <table:table-cell office:value-type="string" calcext:value-type="string">
            <text:p>Anna /Słachowianka/ virgo</text:p>
          </table:table-cell>
          <table:table-cell office:value-type="float" office:value="17971117" calcext:value-type="float">
            <text:p>17971117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54" calcext:value-type="float">
            <text:p>854</text:p>
          </table:table-cell>
          <table:table-cell office:value-type="float" office:value="17971126" calcext:value-type="float">
            <text:p>1797112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Przybył/ famul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Ratayczak/ de Puzdrowice</text:p>
          </table:table-cell>
          <table:table-cell office:value-type="string" calcext:value-type="string">
            <text:p>Marianna /Nowaczka/ mater familias</text:p>
          </table:table-cell>
          <table:table-cell office:value-type="float" office:value="17971116" calcext:value-type="float">
            <text:p>1797111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55" calcext:value-type="float">
            <text:p>855</text:p>
          </table:table-cell>
          <table:table-cell office:value-type="float" office:value="17971126" calcext:value-type="float">
            <text:p>179711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Casimirus /Grzegorzewski/ propinator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Ignatius /Guttry/ nobilis heres</text:p>
          </table:table-cell>
          <table:table-cell office:value-type="string" calcext:value-type="string">
            <text:p>Antonina /Guttrowa/ nobilis</text:p>
          </table:table-cell>
          <table:table-cell office:value-type="float" office:value="17971113" calcext:value-type="float">
            <text:p>17971113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55" calcext:value-type="float">
            <text:p>855</text:p>
          </table:table-cell>
          <table:table-cell office:value-type="float" office:value="17971130" calcext:value-type="float">
            <text:p>17971130</text:p>
          </table:table-cell>
          <table:table-cell office:value-type="string" calcext:value-type="string">
            <text:p>Dąbrowa</text:p>
          </table:table-cell>
          <table:table-cell/>
          <table:table-cell office:value-type="string" calcext:value-type="string">
            <text:p>deceased</text:p>
          </table:table-cell>
          <table:table-cell office:value-type="string" calcext:value-type="string">
            <text:p>Casimirus /Zielinski/ custodus aulica</text:p>
          </table:table-cell>
          <table:table-cell office:value-type="string" calcext:value-type="string">
            <text:p>Agnes</text:p>
          </table:table-cell>
          <table:table-cell table:number-columns-repeated="2"/>
          <table:table-cell office:value-type="float" office:value="17971130" calcext:value-type="float">
            <text:p>17971130</text:p>
          </table:table-cell>
          <table:table-cell office:value-type="string" calcext:value-type="string">
            <text:p>died before baptism</text:p>
          </table:table-cell>
          <table:table-cell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55" calcext:value-type="float">
            <text:p>855</text:p>
          </table:table-cell>
          <table:table-cell office:value-type="float" office:value="17971210" calcext:value-type="float">
            <text:p>179712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Valentinus /Armac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Siricki/ agricola de Komorowo</text:p>
          </table:table-cell>
          <table:table-cell office:value-type="string" calcext:value-type="string">
            <text:p>Marianna /Mathuszanka/ virgo</text:p>
          </table:table-cell>
          <table:table-cell office:value-type="float" office:value="17971202" calcext:value-type="float">
            <text:p>17971202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55" calcext:value-type="float">
            <text:p>855</text:p>
          </table:table-cell>
          <table:table-cell office:value-type="float" office:value="17971217" calcext:value-type="float">
            <text:p>1797121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tonina Victoria</text:p>
          </table:table-cell>
          <table:table-cell office:value-type="string" calcext:value-type="string">
            <text:p>Jacobus /Laskowski/ braxa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gnatius /Guttry/ heres</text:p>
          </table:table-cell>
          <table:table-cell office:value-type="string" calcext:value-type="string">
            <text:p>Susanna /Guttrowna/ virgo heres</text:p>
          </table:table-cell>
          <table:table-cell office:value-type="float" office:value="17971216" calcext:value-type="float">
            <text:p>1797121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55" calcext:value-type="float">
            <text:p>855</text:p>
          </table:table-cell>
          <table:table-cell office:value-type="float" office:value="17971217" calcext:value-type="float">
            <text:p>1797121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Żmierzholski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Michael /Jakubowski/ juvenis</text:p>
          </table:table-cell>
          <table:table-cell office:value-type="string" calcext:value-type="string">
            <text:p>Catharina /Lewandowska/</text:p>
          </table:table-cell>
          <table:table-cell office:value-type="float" office:value="17971214" calcext:value-type="float">
            <text:p>17971214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55" calcext:value-type="float">
            <text:p>855</text:p>
          </table:table-cell>
          <table:table-cell office:value-type="float" office:value="17971217" calcext:value-type="float">
            <text:p>17971217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Balthasar /Janic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Kubasiak/ juvenis de Paryż</text:p>
          </table:table-cell>
          <table:table-cell office:value-type="string" calcext:value-type="string">
            <text:p>Catharina /Gęsinska/ scultetissa de Paryż</text:p>
          </table:table-cell>
          <table:table-cell office:value-type="float" office:value="17971213" calcext:value-type="float">
            <text:p>17971213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55" calcext:value-type="float">
            <text:p>855</text:p>
          </table:table-cell>
          <table:table-cell office:value-type="float" office:value="17971224" calcext:value-type="float">
            <text:p>1797122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etrus /Nowaczyk/ famul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/Nowaczyk/ juvenis</text:p>
          </table:table-cell>
          <table:table-cell office:value-type="string" calcext:value-type="string">
            <text:p>Marianna /Rożpłachowska/ mater familias</text:p>
          </table:table-cell>
          <table:table-cell office:value-type="float" office:value="17971219" calcext:value-type="float">
            <text:p>179712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55" calcext:value-type="float">
            <text:p>855</text:p>
          </table:table-cell>
          <table:table-cell office:value-type="float" office:value="17971228" calcext:value-type="float">
            <text:p>1797122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va</text:p>
          </table:table-cell>
          <table:table-cell office:value-type="string" calcext:value-type="string">
            <text:p>Michael /Plaugentz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Ignatius</text:p>
          </table:table-cell>
          <table:table-cell office:value-type="string" calcext:value-type="string">
            <text:p>Susanna soror sua</text:p>
          </table:table-cell>
          <table:table-cell office:value-type="float" office:value="17971226" calcext:value-type="float">
            <text:p>1797122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55" calcext:value-type="float">
            <text:p>855</text:p>
          </table:table-cell>
          <table:table-cell office:value-type="float" office:value="17971228" calcext:value-type="float">
            <text:p>1797122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Michael /Plaugentz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ntonius parens eius</text:p>
          </table:table-cell>
          <table:table-cell office:value-type="string" calcext:value-type="string">
            <text:p>Antonina /Guttrowa/ filia heres</text:p>
          </table:table-cell>
          <table:table-cell office:value-type="float" office:value="17971226" calcext:value-type="float">
            <text:p>1797122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55" calcext:value-type="float">
            <text:p>855</text:p>
          </table:table-cell>
          <table:table-cell office:value-type="float" office:value="17980114" calcext:value-type="float">
            <text:p>179801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Jacobus /Mackowiak/ inginilen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chael /Armaciak/ juvenis</text:p>
          </table:table-cell>
          <table:table-cell office:value-type="string" calcext:value-type="string">
            <text:p>Margaritha /Mackowianka/ virgo de Swiątkowo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56" calcext:value-type="float">
            <text:p>856</text:p>
          </table:table-cell>
          <table:table-cell office:value-type="float" office:value="17980114" calcext:value-type="float">
            <text:p>17980114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hristopherus /Lent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Manthey/ scultetus</text:p>
          </table:table-cell>
          <table:table-cell office:value-type="string" calcext:value-type="string">
            <text:p>Rosalia /Drejerowa/</text:p>
          </table:table-cell>
          <table:table-cell office:value-type="float" office:value="17980101" calcext:value-type="float">
            <text:p>17980101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56" calcext:value-type="float">
            <text:p>856</text:p>
          </table:table-cell>
          <table:table-cell office:value-type="float" office:value="17980125" calcext:value-type="float">
            <text:p>179801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etrus /Kusz/ agricol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althasar /Mniszak/</text:p>
          </table:table-cell>
          <table:table-cell office:value-type="string" calcext:value-type="string">
            <text:p>Regina /Przybyłowa/</text:p>
          </table:table-cell>
          <table:table-cell office:value-type="float" office:value="17980123" calcext:value-type="float">
            <text:p>17980123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56" calcext:value-type="float">
            <text:p>856</text:p>
          </table:table-cell>
          <table:table-cell office:value-type="float" office:value="17980128" calcext:value-type="float">
            <text:p>17980128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ebastianus /Kopydłowski/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Michael /Dobzynski/</text:p>
          </table:table-cell>
          <table:table-cell office:value-type="string" calcext:value-type="string">
            <text:p>Rosina /Strzelecka/</text:p>
          </table:table-cell>
          <table:table-cell office:value-type="float" office:value="17980124" calcext:value-type="float">
            <text:p>17980124</text:p>
          </table:table-cell>
          <table:table-cell table:number-columns-repeated="2"/>
        </table:table-row>
        <table:table-row table:style-name="ro1">
          <table:table-cell office:value-type="float" office:value="2512673" calcext:value-type="float">
            <text:p>2512673</text:p>
          </table:table-cell>
          <table:table-cell office:value-type="float" office:value="856" calcext:value-type="float">
            <text:p>856</text:p>
          </table:table-cell>
          <table:table-cell office:value-type="float" office:value="17980204" calcext:value-type="float">
            <text:p>179802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lthasar /Mnich/ famul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us /Pawłowski/</text:p>
          </table:table-cell>
          <table:table-cell office:value-type="string" calcext:value-type="string">
            <text:p>Bogumilla /Mathuszynska/ virgo</text:p>
          </table:table-cell>
          <table:table-cell office:value-type="float" office:value="17980128" calcext:value-type="float">
            <text:p>17980128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56" calcext:value-type="float">
            <text:p>856</text:p>
          </table:table-cell>
          <table:table-cell office:value-type="float" office:value="17980204" calcext:value-type="float">
            <text:p>17980204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Nicolaus /Kazmierzak/ famulus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Josephus /Gorski/ tenitarius</text:p>
          </table:table-cell>
          <table:table-cell office:value-type="string" calcext:value-type="string">
            <text:p>Brigida /Lesniewska/ virgo</text:p>
          </table:table-cell>
          <table:table-cell office:value-type="float" office:value="17980125" calcext:value-type="float">
            <text:p>17980125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56" calcext:value-type="float">
            <text:p>856</text:p>
          </table:table-cell>
          <table:table-cell office:value-type="float" office:value="17980218" calcext:value-type="float">
            <text:p>17980218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Michael /Now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Jankowski/ de Żabiczyno</text:p>
          </table:table-cell>
          <table:table-cell office:value-type="string" calcext:value-type="string">
            <text:p>Regina /Kaczorka/</text:p>
          </table:table-cell>
          <table:table-cell office:value-type="float" office:value="17980213" calcext:value-type="float">
            <text:p>17980213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56" calcext:value-type="float">
            <text:p>856</text:p>
          </table:table-cell>
          <table:table-cell office:value-type="float" office:value="17980218" calcext:value-type="float">
            <text:p>1798021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Simon /Kwercinski/ agricola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/Armata/ scultetus</text:p>
          </table:table-cell>
          <table:table-cell office:value-type="string" calcext:value-type="string">
            <text:p>Barbara /Kopterzyna/ mater familias</text:p>
          </table:table-cell>
          <table:table-cell office:value-type="float" office:value="17980214" calcext:value-type="float">
            <text:p>17980214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56" calcext:value-type="float">
            <text:p>856</text:p>
          </table:table-cell>
          <table:table-cell office:value-type="float" office:value="17980304" calcext:value-type="float">
            <text:p>179803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Franciscus /Mały Franck/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Franciscus /Byk/ ovilio</text:p>
          </table:table-cell>
          <table:table-cell office:value-type="string" calcext:value-type="string">
            <text:p>Agnes /Armacina/ scultetissa</text:p>
          </table:table-cell>
          <table:table-cell office:value-type="float" office:value="17980226" calcext:value-type="float">
            <text:p>1798022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56" calcext:value-type="float">
            <text:p>856</text:p>
          </table:table-cell>
          <table:table-cell office:value-type="float" office:value="17980311" calcext:value-type="float">
            <text:p>17980311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umillus</text:p>
          </table:table-cell>
          <table:table-cell office:value-type="string" calcext:value-type="string">
            <text:p>Chertman /Redmunow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Wegner/ ferrifaber</text:p>
          </table:table-cell>
          <table:table-cell office:value-type="string" calcext:value-type="string">
            <text:p>Catharina /Dejowa/</text:p>
          </table:table-cell>
          <table:table-cell office:value-type="float" office:value="17980305" calcext:value-type="float">
            <text:p>17980305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56" calcext:value-type="float">
            <text:p>856</text:p>
          </table:table-cell>
          <table:table-cell office:value-type="float" office:value="17980311" calcext:value-type="float">
            <text:p>179803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Thomas /Nowaczyk/ agricola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Franciscus /Rospłochowski/</text:p>
          </table:table-cell>
          <table:table-cell office:value-type="string" calcext:value-type="string">
            <text:p>Barbara /Chetmanka/</text:p>
          </table:table-cell>
          <table:table-cell office:value-type="float" office:value="17980307" calcext:value-type="float">
            <text:p>17980307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56" calcext:value-type="float">
            <text:p>856</text:p>
          </table:table-cell>
          <table:table-cell office:value-type="float" office:value="17980311" calcext:value-type="float">
            <text:p>17980311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Petronella</text:p>
          </table:table-cell>
          <table:table-cell office:value-type="string" calcext:value-type="string">
            <text:p>Melchior /Radlinski/ juvenis</text:p>
          </table:table-cell>
          <table:table-cell office:value-type="string" calcext:value-type="string">
            <text:p>Marianna /Dobrzynska/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56" calcext:value-type="float">
            <text:p>856</text:p>
          </table:table-cell>
          <table:table-cell office:value-type="float" office:value="17980312" calcext:value-type="float">
            <text:p>17980312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Nicolaus /Jędrasziwicz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althasar /Kusz/ scultetus de Juncewo</text:p>
          </table:table-cell>
          <table:table-cell office:value-type="string" calcext:value-type="string">
            <text:p>Marianna /Przybyłka/ propinatrix de Juncewo</text:p>
          </table:table-cell>
          <table:table-cell office:value-type="float" office:value="17980311" calcext:value-type="float">
            <text:p>17980311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56" calcext:value-type="float">
            <text:p>856</text:p>
          </table:table-cell>
          <table:table-cell office:value-type="float" office:value="17980316" calcext:value-type="float">
            <text:p>179803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Jędrasz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Maychrzak/</text:p>
          </table:table-cell>
          <table:table-cell office:value-type="string" calcext:value-type="string">
            <text:p>Agnes /Armacina/ mater familias</text:p>
          </table:table-cell>
          <table:table-cell office:value-type="float" office:value="17980311" calcext:value-type="float">
            <text:p>17980311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56" calcext:value-type="float">
            <text:p>856</text:p>
          </table:table-cell>
          <table:table-cell office:value-type="float" office:value="17980318" calcext:value-type="float">
            <text:p>179803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sephata</text:p>
          </table:table-cell>
          <table:table-cell office:value-type="string" calcext:value-type="string">
            <text:p>Josephus /Rgielski/ famulus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Josephus /Pawłowski/ tenutarius fundi plebanalis</text:p>
          </table:table-cell>
          <table:table-cell office:value-type="string" calcext:value-type="string">
            <text:p>Marianna /Pawłowska/</text:p>
          </table:table-cell>
          <table:table-cell office:value-type="float" office:value="17980314" calcext:value-type="float">
            <text:p>17980314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57" calcext:value-type="float">
            <text:p>857</text:p>
          </table:table-cell>
          <table:table-cell office:value-type="float" office:value="17980318" calcext:value-type="float">
            <text:p>17980318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sephata</text:p>
          </table:table-cell>
          <table:table-cell office:value-type="string" calcext:value-type="string">
            <text:p>Antonius /Kolas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Thomas /Zielinski/</text:p>
          </table:table-cell>
          <table:table-cell office:value-type="string" calcext:value-type="string">
            <text:p>Catharina /Kolasina/</text:p>
          </table:table-cell>
          <table:table-cell office:value-type="float" office:value="17980314" calcext:value-type="float">
            <text:p>17980314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57" calcext:value-type="float">
            <text:p>857</text:p>
          </table:table-cell>
          <table:table-cell office:value-type="float" office:value="17980325" calcext:value-type="float">
            <text:p>17980325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Adalbertus /Nowa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Franciscus /Nowaczyk/</text:p>
          </table:table-cell>
          <table:table-cell office:value-type="string" calcext:value-type="string">
            <text:p>Marianna /Mazurka/ mater familias</text:p>
          </table:table-cell>
          <table:table-cell office:value-type="float" office:value="17980319" calcext:value-type="float">
            <text:p>179803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57" calcext:value-type="float">
            <text:p>857</text:p>
          </table:table-cell>
          <table:table-cell office:value-type="float" office:value="17980326" calcext:value-type="float">
            <text:p>17980326</text:p>
          </table:table-cell>
          <table:table-cell office:value-type="string" calcext:value-type="string">
            <text:p>Staręzynek</text:p>
          </table:table-cell>
          <table:table-cell/>
          <table:table-cell office:value-type="string" calcext:value-type="string">
            <text:p>omitted</text:p>
          </table:table-cell>
          <table:table-cell office:value-type="string" calcext:value-type="string">
            <text:p>Joannes /Kusnienkow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Werwinski/ juvenis</text:p>
          </table:table-cell>
          <table:table-cell office:value-type="string" calcext:value-type="string">
            <text:p>Anna Marianna /Huska/</text:p>
          </table:table-cell>
          <table:table-cell office:value-type="float" office:value="17980320" calcext:value-type="float">
            <text:p>17980320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57" calcext:value-type="float">
            <text:p>857</text:p>
          </table:table-cell>
          <table:table-cell office:value-type="float" office:value="17980326" calcext:value-type="float">
            <text:p>17980326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Kolasiak/ ovili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elchior /Radlinski/ juvenis</text:p>
          </table:table-cell>
          <table:table-cell office:value-type="string" calcext:value-type="string">
            <text:p>Hedvigis /Przybyłka/ mater familias</text:p>
          </table:table-cell>
          <table:table-cell office:value-type="float" office:value="17980320" calcext:value-type="float">
            <text:p>17980320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57" calcext:value-type="float">
            <text:p>857</text:p>
          </table:table-cell>
          <table:table-cell office:value-type="float" office:value="17980409" calcext:value-type="float">
            <text:p>179804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Andreas /Budny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Simon /Budny/ juvenis</text:p>
          </table:table-cell>
          <table:table-cell office:value-type="string" calcext:value-type="string">
            <text:p>Agnes /Pieniąszkowa/</text:p>
          </table:table-cell>
          <table:table-cell office:value-type="float" office:value="17980430" calcext:value-type="float">
            <text:p>17980430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57" calcext:value-type="float">
            <text:p>857</text:p>
          </table:table-cell>
          <table:table-cell office:value-type="float" office:value="17980409" calcext:value-type="float">
            <text:p>1798040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Thomas /Januchow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Nowak/ agricola</text:p>
          </table:table-cell>
          <table:table-cell office:value-type="string" calcext:value-type="string">
            <text:p>Catharina /Gęsinska/ de Paryż</text:p>
          </table:table-cell>
          <table:table-cell office:value-type="float" office:value="17980429" calcext:value-type="float">
            <text:p>1798042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57" calcext:value-type="float">
            <text:p>857</text:p>
          </table:table-cell>
          <table:table-cell office:value-type="float" office:value="17980423" calcext:value-type="float">
            <text:p>17980423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Martinus /Sieroc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Maychrzak/ de Dąbrowa</text:p>
          </table:table-cell>
          <table:table-cell office:value-type="string" calcext:value-type="string">
            <text:p>Marianna /Kubianka/ de Dąbrowa</text:p>
          </table:table-cell>
          <table:table-cell office:value-type="float" office:value="17980414" calcext:value-type="float">
            <text:p>17980414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57" calcext:value-type="float">
            <text:p>857</text:p>
          </table:table-cell>
          <table:table-cell office:value-type="float" office:value="17980430" calcext:value-type="float">
            <text:p>1798043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Jacobus molendina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Gorski/ tenutarius de Domasławek</text:p>
          </table:table-cell>
          <table:table-cell office:value-type="string" calcext:value-type="string">
            <text:p>omitted /Czarnecka/ economissa</text:p>
          </table:table-cell>
          <table:table-cell office:value-type="float" office:value="17980426" calcext:value-type="float">
            <text:p>1798042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57" calcext:value-type="float">
            <text:p>857</text:p>
          </table:table-cell>
          <table:table-cell office:value-type="float" office:value="17980517" calcext:value-type="float">
            <text:p>17980517</text:p>
          </table:table-cell>
          <table:table-cell office:value-type="string" calcext:value-type="string">
            <text:p>Stare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acobus /Kusniorski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acobus /Kliszewski/ de Juncewo</text:p>
          </table:table-cell>
          <table:table-cell office:value-type="string" calcext:value-type="string">
            <text:p>Marianna /Rospłochowska/ de Międzylesia</text:p>
          </table:table-cell>
          <table:table-cell office:value-type="float" office:value="17980608" calcext:value-type="float">
            <text:p>17980608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57" calcext:value-type="float">
            <text:p>857</text:p>
          </table:table-cell>
          <table:table-cell office:value-type="float" office:value="17980524" calcext:value-type="float">
            <text:p>179805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Michael /Kutulski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Lucas /Marciniak/</text:p>
          </table:table-cell>
          <table:table-cell office:value-type="string" calcext:value-type="string">
            <text:p>Agnes /Armacina/ scultetissa</text:p>
          </table:table-cell>
          <table:table-cell office:value-type="float" office:value="17980522" calcext:value-type="float">
            <text:p>17980522</text:p>
          </table:table-cell>
          <table:table-cell office:value-type="string" calcext:value-type="string">
            <text:p>geminos!</text:p>
          </table:table-cell>
          <table:table-cell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57" calcext:value-type="float">
            <text:p>857</text:p>
          </table:table-cell>
          <table:table-cell office:value-type="float" office:value="17980524" calcext:value-type="float">
            <text:p>179805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ichael /Kutulski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annes /Koptera/</text:p>
          </table:table-cell>
          <table:table-cell office:value-type="string" calcext:value-type="string">
            <text:p>Marianna /Wozna/</text:p>
          </table:table-cell>
          <table:table-cell office:value-type="float" office:value="17980522" calcext:value-type="float">
            <text:p>17980522</text:p>
          </table:table-cell>
          <table:table-cell office:value-type="string" calcext:value-type="string">
            <text:p>geminos!</text:p>
          </table:table-cell>
          <table:table-cell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57" calcext:value-type="float">
            <text:p>857</text:p>
          </table:table-cell>
          <table:table-cell office:value-type="float" office:value="17980607" calcext:value-type="float">
            <text:p>179806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Franciscus /Krojek/ agricola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Michael /Krojek/</text:p>
          </table:table-cell>
          <table:table-cell office:value-type="string" calcext:value-type="string">
            <text:p>Catharina /Szperzyna/</text:p>
          </table:table-cell>
          <table:table-cell office:value-type="float" office:value="17980606" calcext:value-type="float">
            <text:p>1798060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57" calcext:value-type="float">
            <text:p>857</text:p>
          </table:table-cell>
          <table:table-cell office:value-type="float" office:value="17980708" calcext:value-type="float">
            <text:p>17980708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artholomeus /Lewandowski/ agricola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Valentinus /Kapenski/ juvenis</text:p>
          </table:table-cell>
          <table:table-cell office:value-type="string" calcext:value-type="string">
            <text:p>Marianna /Sobesanka/ virgo de Piotrkowice</text:p>
          </table:table-cell>
          <table:table-cell office:value-type="float" office:value="17980605" calcext:value-type="float">
            <text:p>17980605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57" calcext:value-type="float">
            <text:p>857</text:p>
          </table:table-cell>
          <table:table-cell office:value-type="float" office:value="17980708" calcext:value-type="float">
            <text:p>17980708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Stephanus /Jackowiak/ agricola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Kowalski/ juvenis</text:p>
          </table:table-cell>
          <table:table-cell office:value-type="string" calcext:value-type="string">
            <text:p>Marianna /Smęłkowa/</text:p>
          </table:table-cell>
          <table:table-cell office:value-type="float" office:value="17980605" calcext:value-type="float">
            <text:p>17980605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57" calcext:value-type="float">
            <text:p>857</text:p>
          </table:table-cell>
          <table:table-cell office:value-type="float" office:value="17980624" calcext:value-type="float">
            <text:p>17980624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acobus /Gorny/ agricola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ictor /Kowalski/ braxator</text:p>
          </table:table-cell>
          <table:table-cell office:value-type="string" calcext:value-type="string">
            <text:p>Margaritha /Głonka/ scultetissa</text:p>
          </table:table-cell>
          <table:table-cell office:value-type="float" office:value="17980616" calcext:value-type="float">
            <text:p>1798061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58" calcext:value-type="float">
            <text:p>858</text:p>
          </table:table-cell>
          <table:table-cell office:value-type="float" office:value="17980708" calcext:value-type="float">
            <text:p>179807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dalbertus famul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sephus /Antkowiak/</text:p>
          </table:table-cell>
          <table:table-cell office:value-type="string" calcext:value-type="string">
            <text:p>Barbara /Chetmanka/</text:p>
          </table:table-cell>
          <table:table-cell office:value-type="float" office:value="17980701" calcext:value-type="float">
            <text:p>17980701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58" calcext:value-type="float">
            <text:p>858</text:p>
          </table:table-cell>
          <table:table-cell office:value-type="float" office:value="17980715" calcext:value-type="float">
            <text:p>179807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exius</text:p>
          </table:table-cell>
          <table:table-cell office:value-type="string" calcext:value-type="string">
            <text:p>Martinus /Kusz/ agricola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ichael /Kusz/ juvenis</text:p>
          </table:table-cell>
          <table:table-cell/>
          <table:table-cell office:value-type="float" office:value="17980705" calcext:value-type="float">
            <text:p>17980705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58" calcext:value-type="float">
            <text:p>858</text:p>
          </table:table-cell>
          <table:table-cell office:value-type="float" office:value="17980715" calcext:value-type="float">
            <text:p>179807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/Kędziora/ agricola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gnatius</text:p>
          </table:table-cell>
          <table:table-cell office:value-type="string" calcext:value-type="string">
            <text:p>Antonina /Guttry/ virgo soror heres</text:p>
          </table:table-cell>
          <table:table-cell office:value-type="float" office:value="17980704" calcext:value-type="float">
            <text:p>17980704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58" calcext:value-type="float">
            <text:p>858</text:p>
          </table:table-cell>
          <table:table-cell office:value-type="float" office:value="17980721" calcext:value-type="float">
            <text:p>17980721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Bartholomeus /Bosniacki/</text:p>
          </table:table-cell>
          <table:table-cell office:value-type="string" calcext:value-type="string">
            <text:p>Veronica</text:p>
          </table:table-cell>
          <table:table-cell office:value-type="string" calcext:value-type="string">
            <text:p>Ludovicus /Ulendowski/ juvenis</text:p>
          </table:table-cell>
          <table:table-cell office:value-type="string" calcext:value-type="string">
            <text:p>Agnes /Gergoska/ virgo de Czeszewo</text:p>
          </table:table-cell>
          <table:table-cell office:value-type="float" office:value="17980713" calcext:value-type="float">
            <text:p>17980713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58" calcext:value-type="float">
            <text:p>858</text:p>
          </table:table-cell>
          <table:table-cell office:value-type="float" office:value="17980722" calcext:value-type="float">
            <text:p>17980722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tanislaus /Łucżak/ agricola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Banaszkiewicz/ famulus</text:p>
          </table:table-cell>
          <table:table-cell office:value-type="string" calcext:value-type="string">
            <text:p>Marianna /Kasprzakowa de Stąmbowo</text:p>
          </table:table-cell>
          <table:table-cell office:value-type="float" office:value="17980715" calcext:value-type="float">
            <text:p>17980715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58" calcext:value-type="float">
            <text:p>858</text:p>
          </table:table-cell>
          <table:table-cell office:value-type="float" office:value="17980722" calcext:value-type="float">
            <text:p>179807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Petrus /Kujawa/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Casimirus /Szymanski/ juvenis</text:p>
          </table:table-cell>
          <table:table-cell office:value-type="string" calcext:value-type="string">
            <text:p>Marianna /Kubasiowa/ de Paryż</text:p>
          </table:table-cell>
          <table:table-cell office:value-type="float" office:value="17980715" calcext:value-type="float">
            <text:p>17980715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58" calcext:value-type="float">
            <text:p>858</text:p>
          </table:table-cell>
          <table:table-cell office:value-type="float" office:value="17980722" calcext:value-type="float">
            <text:p>1798072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Petrus /Szczechow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Guttry/ heres de Piotrkowice</text:p>
          </table:table-cell>
          <table:table-cell office:value-type="string" calcext:value-type="string">
            <text:p>Antonina filia sua</text:p>
          </table:table-cell>
          <table:table-cell office:value-type="float" office:value="17980715" calcext:value-type="float">
            <text:p>17980715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58" calcext:value-type="float">
            <text:p>858</text:p>
          </table:table-cell>
          <table:table-cell office:value-type="float" office:value="17980722" calcext:value-type="float">
            <text:p>17980722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Josephus /Kowal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Ulendowski/ molendinator</text:p>
          </table:table-cell>
          <table:table-cell office:value-type="string" calcext:value-type="string">
            <text:p>Margaritha /Głonka/ scultetissa</text:p>
          </table:table-cell>
          <table:table-cell office:value-type="float" office:value="17980711" calcext:value-type="float">
            <text:p>17980711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58" calcext:value-type="float">
            <text:p>858</text:p>
          </table:table-cell>
          <table:table-cell office:value-type="float" office:value="17980729" calcext:value-type="float">
            <text:p>17980729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 Dorothea</text:p>
          </table:table-cell>
          <table:table-cell office:value-type="string" calcext:value-type="string">
            <text:p>Joannes /Wegner/ ferrifabe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Victor /Kamalski/ braxator</text:p>
          </table:table-cell>
          <table:table-cell office:value-type="string" calcext:value-type="string">
            <text:p>Marianna /Ruminski</text:p>
          </table:table-cell>
          <table:table-cell office:value-type="float" office:value="17980720" calcext:value-type="float">
            <text:p>17980720</text:p>
          </table:table-cell>
          <table:table-cell office:value-type="string" calcext:value-type="string">
            <text:p>Josephus /Frinty/ assistans</text:p>
          </table:table-cell>
          <table:table-cell office:value-type="string" calcext:value-type="string">
            <text:p>Catharina /Dejeska/ assistans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58" calcext:value-type="float">
            <text:p>858</text:p>
          </table:table-cell>
          <table:table-cell office:value-type="float" office:value="17980729" calcext:value-type="float">
            <text:p>1798072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Jow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Franciscus /Rospłochoski/</text:p>
          </table:table-cell>
          <table:table-cell office:value-type="string" calcext:value-type="string">
            <text:p>Barbara /Chetmanka/</text:p>
          </table:table-cell>
          <table:table-cell office:value-type="float" office:value="17980722" calcext:value-type="float">
            <text:p>17980722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58" calcext:value-type="float">
            <text:p>858</text:p>
          </table:table-cell>
          <table:table-cell office:value-type="float" office:value="17980812" calcext:value-type="float">
            <text:p>1798081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/Tobelski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Ignatius /Guttry/</text:p>
          </table:table-cell>
          <table:table-cell office:value-type="string" calcext:value-type="string">
            <text:p>Brigida virgo</text:p>
          </table:table-cell>
          <table:table-cell office:value-type="float" office:value="17980805" calcext:value-type="float">
            <text:p>17980805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58" calcext:value-type="float">
            <text:p>858</text:p>
          </table:table-cell>
          <table:table-cell office:value-type="float" office:value="17980819" calcext:value-type="float">
            <text:p>17980819</text:p>
          </table:table-cell>
          <table:table-cell office:value-type="string" calcext:value-type="string">
            <text:p>Stare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artinus /Chasinski/ tenutari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Ruginski/ economus</text:p>
          </table:table-cell>
          <table:table-cell office:value-type="string" calcext:value-type="string">
            <text:p>Michalina /Grzechowiczowa/ de Janowiec</text:p>
          </table:table-cell>
          <table:table-cell office:value-type="float" office:value="17980812" calcext:value-type="float">
            <text:p>17980812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59" calcext:value-type="float">
            <text:p>859</text:p>
          </table:table-cell>
          <table:table-cell office:value-type="float" office:value="17980819" calcext:value-type="float">
            <text:p>1798081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aurentius /Wercz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gnatius /Guttry/ juvenis</text:p>
          </table:table-cell>
          <table:table-cell office:value-type="string" calcext:value-type="string">
            <text:p>Anna /Kowalska/ virgo</text:p>
          </table:table-cell>
          <table:table-cell office:value-type="float" office:value="17980814" calcext:value-type="float">
            <text:p>17980814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59" calcext:value-type="float">
            <text:p>859</text:p>
          </table:table-cell>
          <table:table-cell office:value-type="float" office:value="17980819" calcext:value-type="float">
            <text:p>1798081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Adalbertus /Wurol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ichael /Armata/ juvenis</text:p>
          </table:table-cell>
          <table:table-cell office:value-type="string" calcext:value-type="string">
            <text:p>Catharina /Bykowa/ ovilissa</text:p>
          </table:table-cell>
          <table:table-cell office:value-type="float" office:value="17980815" calcext:value-type="float">
            <text:p>17980815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59" calcext:value-type="float">
            <text:p>859</text:p>
          </table:table-cell>
          <table:table-cell office:value-type="float" office:value="17980902" calcext:value-type="float">
            <text:p>179809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Jacobus /Jackowiak/ famul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rtinus frater parentis neobaptisti</text:p>
          </table:table-cell>
          <table:table-cell office:value-type="string" calcext:value-type="string">
            <text:p>Marianna /Urbanka/ de domo kasiski</text:p>
          </table:table-cell>
          <table:table-cell office:value-type="float" office:value="17980828" calcext:value-type="float">
            <text:p>17980828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59" calcext:value-type="float">
            <text:p>859</text:p>
          </table:table-cell>
          <table:table-cell office:value-type="float" office:value="17980902" calcext:value-type="float">
            <text:p>179809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ucas /Przekuratow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Philippus /Nowaczyk/ juvenis</text:p>
          </table:table-cell>
          <table:table-cell office:value-type="string" calcext:value-type="string">
            <text:p>Hedvigis /Korbalka/ mater familias</text:p>
          </table:table-cell>
          <table:table-cell office:value-type="float" office:value="17980827" calcext:value-type="float">
            <text:p>17980827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59" calcext:value-type="float">
            <text:p>859</text:p>
          </table:table-cell>
          <table:table-cell office:value-type="float" office:value="17980916" calcext:value-type="float">
            <text:p>179809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nna /Dziadowka/</text:p>
          </table:table-cell>
          <table:table-cell office:value-type="string" calcext:value-type="string">
            <text:p>Martinus /Puszczak/ juvenis</text:p>
          </table:table-cell>
          <table:table-cell office:value-type="string" calcext:value-type="string">
            <text:p>Catharina /Chąndaskanka/</text:p>
          </table:table-cell>
          <table:table-cell office:value-type="float" office:value="17980912" calcext:value-type="float">
            <text:p>17980912</text:p>
          </table:table-cell>
          <table:table-cell table:number-columns-repeated="2"/>
        </table:table-row>
        <table:table-row table:style-name="ro1">
          <table:table-cell office:value-type="float" office:value="2125673" calcext:value-type="float">
            <text:p>2125673</text:p>
          </table:table-cell>
          <table:table-cell office:value-type="float" office:value="859" calcext:value-type="float">
            <text:p>859</text:p>
          </table:table-cell>
          <table:table-cell office:value-type="float" office:value="17980916" calcext:value-type="float">
            <text:p>179809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Petrus /Katulski/ famulus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Joannes /Koptera/ agricola</text:p>
          </table:table-cell>
          <table:table-cell office:value-type="string" calcext:value-type="string">
            <text:p>Agnes /Armacina/</text:p>
          </table:table-cell>
          <table:table-cell office:value-type="float" office:value="17980915" calcext:value-type="float">
            <text:p>17980915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59" calcext:value-type="float">
            <text:p>859</text:p>
          </table:table-cell>
          <table:table-cell office:value-type="float" office:value="17981007" calcext:value-type="float">
            <text:p>17981007</text:p>
          </table:table-cell>
          <table:table-cell office:value-type="string" calcext:value-type="string">
            <text:p>Stare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Franciscus /Mędel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Mędlak/ juvenis</text:p>
          </table:table-cell>
          <table:table-cell office:value-type="string" calcext:value-type="string">
            <text:p>Marianna /Mazurka/ mater familias</text:p>
          </table:table-cell>
          <table:table-cell office:value-type="float" office:value="17981002" calcext:value-type="float">
            <text:p>17981002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59" calcext:value-type="float">
            <text:p>859</text:p>
          </table:table-cell>
          <table:table-cell office:value-type="float" office:value="17981008" calcext:value-type="float">
            <text:p>17981008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lia duos annos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Catharina de Praga</text:p>
          </table:table-cell>
          <table:table-cell office:value-type="string" calcext:value-type="string">
            <text:p>Adalbertus /Rutkowski/ aulicus de Paryż</text:p>
          </table:table-cell>
          <table:table-cell office:value-type="string" calcext:value-type="string">
            <text:p>Bogumilla /Mathuszynska/ virgo de domo plebanali</text:p>
          </table:table-cell>
          <table:table-cell/>
          <table:table-cell office:value-type="string" calcext:value-type="string">
            <text:p>Casimirus /Mathuszynski/ nobilis juvenis assistans</text:p>
          </table:table-cell>
          <table:table-cell office:value-type="string" calcext:value-type="string">
            <text:p>Rosalia /Strzelecka/ assistans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59" calcext:value-type="float">
            <text:p>859</text:p>
          </table:table-cell>
          <table:table-cell office:value-type="float" office:value="17981014" calcext:value-type="float">
            <text:p>17981014</text:p>
          </table:table-cell>
          <table:table-cell office:value-type="string" calcext:value-type="string">
            <text:p>Stare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lbertus /Zuchow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Charzak/ juvenis</text:p>
          </table:table-cell>
          <table:table-cell office:value-type="string" calcext:value-type="string">
            <text:p>Anna /Stanisławowa/</text:p>
          </table:table-cell>
          <table:table-cell office:value-type="float" office:value="17981013" calcext:value-type="float">
            <text:p>17981013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59" calcext:value-type="float">
            <text:p>859</text:p>
          </table:table-cell>
          <table:table-cell office:value-type="float" office:value="17981019" calcext:value-type="float">
            <text:p>17981019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aurentius /Ulendowski/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Raphael /Przanonski/ tenutarius de Piotrkowice</text:p>
          </table:table-cell>
          <table:table-cell office:value-type="string" calcext:value-type="string">
            <text:p>Anna /Kowalska/ virgo</text:p>
          </table:table-cell>
          <table:table-cell office:value-type="float" office:value="17981008" calcext:value-type="float">
            <text:p>17981008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59" calcext:value-type="float">
            <text:p>859</text:p>
          </table:table-cell>
          <table:table-cell office:value-type="float" office:value="17981027" calcext:value-type="float">
            <text:p>17981027</text:p>
          </table:table-cell>
          <table:table-cell office:value-type="string" calcext:value-type="string">
            <text:p>Stare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oannes /Krysztofiak/ agricola</text:p>
          </table:table-cell>
          <table:table-cell office:value-type="string" calcext:value-type="string">
            <text:p>Bogumilla</text:p>
          </table:table-cell>
          <table:table-cell office:value-type="string" calcext:value-type="string">
            <text:p>Jacobus /Szpera/ de Juncewo</text:p>
          </table:table-cell>
          <table:table-cell office:value-type="string" calcext:value-type="string">
            <text:p>Anna /Pawlanka/ de Kołebki</text:p>
          </table:table-cell>
          <table:table-cell office:value-type="float" office:value="17981014" calcext:value-type="float">
            <text:p>17981014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59" calcext:value-type="float">
            <text:p>859</text:p>
          </table:table-cell>
          <table:table-cell office:value-type="float" office:value="17981101" calcext:value-type="float">
            <text:p>179811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aurentius /Byk/ agricola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Kędziora/</text:p>
          </table:table-cell>
          <table:table-cell office:value-type="string" calcext:value-type="string">
            <text:p>Marianna /Urbanka/ consors Martinus /Urban/</text:p>
          </table:table-cell>
          <table:table-cell office:value-type="float" office:value="17981018" calcext:value-type="float">
            <text:p>17981018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60" calcext:value-type="float">
            <text:p>860</text:p>
          </table:table-cell>
          <table:table-cell office:value-type="float" office:value="17981104" calcext:value-type="float">
            <text:p>179811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ndreas /Wozniak/ /Lewandow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Kiełpinski/ ovilio</text:p>
          </table:table-cell>
          <table:table-cell office:value-type="string" calcext:value-type="string">
            <text:p>Barbara /Chetmanka/</text:p>
          </table:table-cell>
          <table:table-cell office:value-type="float" office:value="17981029" calcext:value-type="float">
            <text:p>1798102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60" calcext:value-type="float">
            <text:p>860</text:p>
          </table:table-cell>
          <table:table-cell office:value-type="float" office:value="17981104" calcext:value-type="float">
            <text:p>1798110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Lucas /Kubasiak/ agricola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Ignatius /Guttry/ heres de villa</text:p>
          </table:table-cell>
          <table:table-cell office:value-type="string" calcext:value-type="string">
            <text:p>Antonina soror eius</text:p>
          </table:table-cell>
          <table:table-cell office:value-type="float" office:value="17981102" calcext:value-type="float">
            <text:p>17981102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60" calcext:value-type="float">
            <text:p>860</text:p>
          </table:table-cell>
          <table:table-cell office:value-type="float" office:value="17981109" calcext:value-type="float">
            <text:p>179811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Rochus /Poskrabiak/ famul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Valentinus /Kapka/</text:p>
          </table:table-cell>
          <table:table-cell office:value-type="string" calcext:value-type="string">
            <text:p>Anna /Błachowa/ mater familias</text:p>
          </table:table-cell>
          <table:table-cell office:value-type="float" office:value="17981105" calcext:value-type="float">
            <text:p>17981105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60" calcext:value-type="float">
            <text:p>860</text:p>
          </table:table-cell>
          <table:table-cell office:value-type="float" office:value="17981111" calcext:value-type="float">
            <text:p>179811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lasius /Spychałek/ agricola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oannes /Byk/ ovilio</text:p>
          </table:table-cell>
          <table:table-cell office:value-type="string" calcext:value-type="string">
            <text:p>Marianna /Antkowianka/</text:p>
          </table:table-cell>
          <table:table-cell office:value-type="float" office:value="17981109" calcext:value-type="float">
            <text:p>1798110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60" calcext:value-type="float">
            <text:p>860</text:p>
          </table:table-cell>
          <table:table-cell office:value-type="float" office:value="17981118" calcext:value-type="float">
            <text:p>17981118</text:p>
          </table:table-cell>
          <table:table-cell office:value-type="string" calcext:value-type="string">
            <text:p>Stare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 Catharina</text:p>
          </table:table-cell>
          <table:table-cell office:value-type="string" calcext:value-type="string">
            <text:p>Joannes /Stugiski/ agricola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Chasinski/</text:p>
          </table:table-cell>
          <table:table-cell office:value-type="string" calcext:value-type="string">
            <text:p>Hedvigis /Korbalka/</text:p>
          </table:table-cell>
          <table:table-cell office:value-type="float" office:value="17981116" calcext:value-type="float">
            <text:p>1798111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60" calcext:value-type="float">
            <text:p>860</text:p>
          </table:table-cell>
          <table:table-cell office:value-type="float" office:value="17981118" calcext:value-type="float">
            <text:p>17981118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Vincentius custos aulicor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thias /Chełminiak/ de Sarbinowo</text:p>
          </table:table-cell>
          <table:table-cell office:value-type="string" calcext:value-type="string">
            <text:p>Marianna /Piaseszczanka/ virgo de Dochonowo</text:p>
          </table:table-cell>
          <table:table-cell office:value-type="float" office:value="17981108" calcext:value-type="float">
            <text:p>17981108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60" calcext:value-type="float">
            <text:p>860</text:p>
          </table:table-cell>
          <table:table-cell office:value-type="float" office:value="17981118" calcext:value-type="float">
            <text:p>1798111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Katul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Koptera/ agricola</text:p>
          </table:table-cell>
          <table:table-cell office:value-type="string" calcext:value-type="string">
            <text:p>Marianna molendinatrix</text:p>
          </table:table-cell>
          <table:table-cell office:value-type="float" office:value="17981008" calcext:value-type="float">
            <text:p>17981008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60" calcext:value-type="float">
            <text:p>860</text:p>
          </table:table-cell>
          <table:table-cell office:value-type="float" office:value="17981118" calcext:value-type="float">
            <text:p>17981118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/Saj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/Saskowski/ ovilio</text:p>
          </table:table-cell>
          <table:table-cell office:value-type="string" calcext:value-type="string">
            <text:p>Marianna /Zielinska/</text:p>
          </table:table-cell>
          <table:table-cell office:value-type="float" office:value="17981111" calcext:value-type="float">
            <text:p>17981111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60" calcext:value-type="float">
            <text:p>860</text:p>
          </table:table-cell>
          <table:table-cell office:value-type="float" office:value="17981125" calcext:value-type="float">
            <text:p>1798112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Nicolaus /Kubasiak/ agricola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Gęsinski/ scultetus</text:p>
          </table:table-cell>
          <table:table-cell office:value-type="string" calcext:value-type="string">
            <text:p>Catharina /Sachowska/ ovilissa</text:p>
          </table:table-cell>
          <table:table-cell office:value-type="float" office:value="17981117" calcext:value-type="float">
            <text:p>17981117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60" calcext:value-type="float">
            <text:p>860</text:p>
          </table:table-cell>
          <table:table-cell office:value-type="float" office:value="17981209" calcext:value-type="float">
            <text:p>17981209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dalbertus /Ross/ famulus</text:p>
          </table:table-cell>
          <table:table-cell office:value-type="string" calcext:value-type="string">
            <text:p>Cunegundis</text:p>
          </table:table-cell>
          <table:table-cell office:value-type="string" calcext:value-type="string">
            <text:p>Mathias /Kowalkowski/ juvenis</text:p>
          </table:table-cell>
          <table:table-cell office:value-type="string" calcext:value-type="string">
            <text:p>Helena /Sniadecka/ mater familias</text:p>
          </table:table-cell>
          <table:table-cell office:value-type="float" office:value="17981128" calcext:value-type="float">
            <text:p>17981128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60" calcext:value-type="float">
            <text:p>860</text:p>
          </table:table-cell>
          <table:table-cell office:value-type="float" office:value="17981210" calcext:value-type="float">
            <text:p>17981210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Całuja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udovicus /Felcin/ de Dąbrowa</text:p>
          </table:table-cell>
          <table:table-cell office:value-type="string" calcext:value-type="string">
            <text:p>Marianna /Rotkowiaczka/ de Dąbrowa</text:p>
          </table:table-cell>
          <table:table-cell office:value-type="float" office:value="17981203" calcext:value-type="float">
            <text:p>17981203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60" calcext:value-type="float">
            <text:p>860</text:p>
          </table:table-cell>
          <table:table-cell office:value-type="float" office:value="17981211" calcext:value-type="float">
            <text:p>179812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ndreas /Korbal/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Josephus /Spychalak/</text:p>
          </table:table-cell>
          <table:table-cell office:value-type="string" calcext:value-type="string">
            <text:p>Victoria /Kruszczynska/</text:p>
          </table:table-cell>
          <table:table-cell office:value-type="float" office:value="17981210" calcext:value-type="float">
            <text:p>17981210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60" calcext:value-type="float">
            <text:p>860</text:p>
          </table:table-cell>
          <table:table-cell office:value-type="float" office:value="17981218" calcext:value-type="float">
            <text:p>1798121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Bartholomeus /Nowaczy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ndreas /Bujara/ juvenis</text:p>
          </table:table-cell>
          <table:table-cell office:value-type="string" calcext:value-type="string">
            <text:p>Francisca /Kruszczynska/</text:p>
          </table:table-cell>
          <table:table-cell office:value-type="float" office:value="17981215" calcext:value-type="float">
            <text:p>17981215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60" calcext:value-type="float">
            <text:p>860</text:p>
          </table:table-cell>
          <table:table-cell office:value-type="float" office:value="17981223" calcext:value-type="float">
            <text:p>1798122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artholomeus /Katul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dalbertus /Szperzak/ de Juncewo</text:p>
          </table:table-cell>
          <table:table-cell office:value-type="string" calcext:value-type="string">
            <text:p>Agnes /Armacina/ scultetissa</text:p>
          </table:table-cell>
          <table:table-cell office:value-type="float" office:value="17981215" calcext:value-type="float">
            <text:p>17981215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61" calcext:value-type="float">
            <text:p>861</text:p>
          </table:table-cell>
          <table:table-cell office:value-type="float" office:value="17981229" calcext:value-type="float">
            <text:p>17981229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ichael /Dobrzyn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Thomas /Januchowski/ ovilio</text:p>
          </table:table-cell>
          <table:table-cell office:value-type="string" calcext:value-type="string">
            <text:p>Marianna /Wachowianka/ de Garzewo</text:p>
          </table:table-cell>
          <table:table-cell office:value-type="float" office:value="17981219" calcext:value-type="float">
            <text:p>179812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61" calcext:value-type="float">
            <text:p>861</text:p>
          </table:table-cell>
          <table:table-cell office:value-type="float" office:value="17990112" calcext:value-type="float">
            <text:p>1799011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/Wuykoski/ famulus aulicori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Kubasiak/ de Paryż</text:p>
          </table:table-cell>
          <table:table-cell office:value-type="string" calcext:value-type="string">
            <text:p>Christina /Szczuhowska/ mater familias</text:p>
          </table:table-cell>
          <table:table-cell office:value-type="float" office:value="17990104" calcext:value-type="float">
            <text:p>17990104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61" calcext:value-type="float">
            <text:p>861</text:p>
          </table:table-cell>
          <table:table-cell office:value-type="float" office:value="17990122" calcext:value-type="float">
            <text:p>1799012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imon /Biniaszew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Przybył/ scultetus</text:p>
          </table:table-cell>
          <table:table-cell office:value-type="string" calcext:value-type="string">
            <text:p>Marianna consors Martinus /Przybył/</text:p>
          </table:table-cell>
          <table:table-cell office:value-type="float" office:value="17990108" calcext:value-type="float">
            <text:p>17990108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61" calcext:value-type="float">
            <text:p>861</text:p>
          </table:table-cell>
          <table:table-cell office:value-type="float" office:value="17990127" calcext:value-type="float">
            <text:p>1799012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osephus /Zielicki/ ferrifabe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Kostrzewski/ de Paryż</text:p>
          </table:table-cell>
          <table:table-cell office:value-type="string" calcext:value-type="string">
            <text:p>Dorothea soror matris</text:p>
          </table:table-cell>
          <table:table-cell office:value-type="float" office:value="17990126" calcext:value-type="float">
            <text:p>1799012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61" calcext:value-type="float">
            <text:p>861</text:p>
          </table:table-cell>
          <table:table-cell office:value-type="float" office:value="17990203" calcext:value-type="float">
            <text:p>17990203</text:p>
          </table:table-cell>
          <table:table-cell office:value-type="string" calcext:value-type="string">
            <text:p>Do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Jacobus /Mackowiak/ agricola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hristopherus /Chatinski/ ovilio</text:p>
          </table:table-cell>
          <table:table-cell office:value-type="string" calcext:value-type="string">
            <text:p>Magdalena /Domagalina/</text:p>
          </table:table-cell>
          <table:table-cell office:value-type="float" office:value="17990125" calcext:value-type="float">
            <text:p>17990125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61" calcext:value-type="float">
            <text:p>861</text:p>
          </table:table-cell>
          <table:table-cell office:value-type="float" office:value="17990210" calcext:value-type="float">
            <text:p>179902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Peterek/ agricol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althasar /Mniszak/</text:p>
          </table:table-cell>
          <table:table-cell office:value-type="string" calcext:value-type="string">
            <text:p>Catharina /Szperczyna/ mater familius</text:p>
          </table:table-cell>
          <table:table-cell office:value-type="float" office:value="17990205" calcext:value-type="float">
            <text:p>17990205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61" calcext:value-type="float">
            <text:p>861</text:p>
          </table:table-cell>
          <table:table-cell office:value-type="float" office:value="17990224" calcext:value-type="float">
            <text:p>179902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Jackowia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Armaciak/ juvenis</text:p>
          </table:table-cell>
          <table:table-cell office:value-type="string" calcext:value-type="string">
            <text:p>Barbara /Kopterzyna/ mater familias</text:p>
          </table:table-cell>
          <table:table-cell office:value-type="float" office:value="17990216" calcext:value-type="float">
            <text:p>1799021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61" calcext:value-type="float">
            <text:p>861</text:p>
          </table:table-cell>
          <table:table-cell office:value-type="float" office:value="17990310" calcext:value-type="float">
            <text:p>17990310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Simon /Dejew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Wegner/ ferrifaber</text:p>
          </table:table-cell>
          <table:table-cell office:value-type="string" calcext:value-type="string">
            <text:p>Rosalia /Wenedowa/ ovilissa</text:p>
          </table:table-cell>
          <table:table-cell office:value-type="float" office:value="17990309" calcext:value-type="float">
            <text:p>1799030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61" calcext:value-type="float">
            <text:p>861</text:p>
          </table:table-cell>
          <table:table-cell office:value-type="float" office:value="17990310" calcext:value-type="float">
            <text:p>179903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sephata</text:p>
          </table:table-cell>
          <table:table-cell office:value-type="string" calcext:value-type="string">
            <text:p>Simon /Kwercins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hristianus /Kumant/ ferrifaber</text:p>
          </table:table-cell>
          <table:table-cell office:value-type="string" calcext:value-type="string">
            <text:p>Marianna molendinatrix</text:p>
          </table:table-cell>
          <table:table-cell office:value-type="float" office:value="17990307" calcext:value-type="float">
            <text:p>17990307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61" calcext:value-type="float">
            <text:p>861</text:p>
          </table:table-cell>
          <table:table-cell office:value-type="float" office:value="17990313" calcext:value-type="float">
            <text:p>1799031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sephata</text:p>
          </table:table-cell>
          <table:table-cell office:value-type="string" calcext:value-type="string">
            <text:p>Joannes /Armata/ agricola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ntonius /Armaciak/ juvenis</text:p>
          </table:table-cell>
          <table:table-cell office:value-type="string" calcext:value-type="string">
            <text:p>Barbara /Kopterzyna/ mater familias</text:p>
          </table:table-cell>
          <table:table-cell office:value-type="float" office:value="17990312" calcext:value-type="float">
            <text:p>17990312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61" calcext:value-type="float">
            <text:p>861</text:p>
          </table:table-cell>
          <table:table-cell office:value-type="float" office:value="17990326" calcext:value-type="float">
            <text:p>1799032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Mathias /Kusz/ agricola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ntonius /Kielinski/ de Sarbinowo</text:p>
          </table:table-cell>
          <table:table-cell office:value-type="string" calcext:value-type="string">
            <text:p>Marianna /Kędziorzanka/</text:p>
          </table:table-cell>
          <table:table-cell office:value-type="float" office:value="17990324" calcext:value-type="float">
            <text:p>17990324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61" calcext:value-type="float">
            <text:p>861</text:p>
          </table:table-cell>
          <table:table-cell office:value-type="float" office:value="17990326" calcext:value-type="float">
            <text:p>1799032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Franciscus /Rospłochow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Pesalinski/ decanus</text:p>
          </table:table-cell>
          <table:table-cell office:value-type="string" calcext:value-type="string">
            <text:p>Catharina /Mathuszynska/ nobilis</text:p>
          </table:table-cell>
          <table:table-cell office:value-type="float" office:value="17990316" calcext:value-type="float">
            <text:p>1799031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63" calcext:value-type="float">
            <text:p>863</text:p>
          </table:table-cell>
          <table:table-cell office:value-type="float" office:value="17990411" calcext:value-type="float">
            <text:p>17990411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Franciscus /Pjankulski/ famulus aulicoris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Ignatius /Guttry/ heres et possessor Piotrkowica et Paryż</text:p>
          </table:table-cell>
          <table:table-cell office:value-type="string" calcext:value-type="string">
            <text:p>Antonina germana soror sua</text:p>
          </table:table-cell>
          <table:table-cell office:value-type="float" office:value="17990408" calcext:value-type="float">
            <text:p>17990408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63" calcext:value-type="float">
            <text:p>863</text:p>
          </table:table-cell>
          <table:table-cell office:value-type="float" office:value="17990414" calcext:value-type="float">
            <text:p>1799041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Joannes /Przewoznik/ milit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Franciscus /Chetmaniak/ agricola</text:p>
          </table:table-cell>
          <table:table-cell office:value-type="string" calcext:value-type="string">
            <text:p>Marianna /Jozwiakowa/</text:p>
          </table:table-cell>
          <table:table-cell office:value-type="float" office:value="17990414" calcext:value-type="float">
            <text:p>17990414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63" calcext:value-type="float">
            <text:p>863</text:p>
          </table:table-cell>
          <table:table-cell office:value-type="float" office:value="17990421" calcext:value-type="float">
            <text:p>17990421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Michael agricola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Kubasiak/ ovilio</text:p>
          </table:table-cell>
          <table:table-cell office:value-type="string" calcext:value-type="string">
            <text:p>Marianna /Łukaszka/ mater familias</text:p>
          </table:table-cell>
          <table:table-cell office:value-type="float" office:value="17990413" calcext:value-type="float">
            <text:p>17990413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63" calcext:value-type="float">
            <text:p>863</text:p>
          </table:table-cell>
          <table:table-cell office:value-type="float" office:value="17990428" calcext:value-type="float">
            <text:p>17990428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thias /Kolasiak/ famul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Zielinski/ scultetus de Juncewo</text:p>
          </table:table-cell>
          <table:table-cell office:value-type="string" calcext:value-type="string">
            <text:p>Catherina /Kolasina/</text:p>
          </table:table-cell>
          <table:table-cell office:value-type="float" office:value="17990425" calcext:value-type="float">
            <text:p>17990425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63" calcext:value-type="float">
            <text:p>863</text:p>
          </table:table-cell>
          <table:table-cell office:value-type="float" office:value="17990506" calcext:value-type="float">
            <text:p>17990506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Nicolaus /Krawczak/ famulus aulicori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gnatius /Guttry/</text:p>
          </table:table-cell>
          <table:table-cell office:value-type="string" calcext:value-type="string">
            <text:p>Antonina /Guttrowa/ de Paryż</text:p>
          </table:table-cell>
          <table:table-cell office:value-type="float" office:value="17990429" calcext:value-type="float">
            <text:p>1799042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63" calcext:value-type="float">
            <text:p>863</text:p>
          </table:table-cell>
          <table:table-cell office:value-type="float" office:value="17990506" calcext:value-type="float">
            <text:p>1799050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Casimirus /Grzegorzewski/ propinator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artinus /Woytkowiak/ juvenis de Chraplewo</text:p>
          </table:table-cell>
          <table:table-cell office:value-type="string" calcext:value-type="string">
            <text:p>Hedvigis /Jaworska/ virgo</text:p>
          </table:table-cell>
          <table:table-cell office:value-type="float" office:value="17990429" calcext:value-type="float">
            <text:p>1799042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63" calcext:value-type="float">
            <text:p>863</text:p>
          </table:table-cell>
          <table:table-cell office:value-type="float" office:value="17990507" calcext:value-type="float">
            <text:p>179905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Laskewski/ braxa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/Kostrzewski/</text:p>
          </table:table-cell>
          <table:table-cell office:value-type="string" calcext:value-type="string">
            <text:p>Gabriella /Pełszynska/</text:p>
          </table:table-cell>
          <table:table-cell office:value-type="float" office:value="17990502" calcext:value-type="float">
            <text:p>17990502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63" calcext:value-type="float">
            <text:p>863</text:p>
          </table:table-cell>
          <table:table-cell office:value-type="float" office:value="17990512" calcext:value-type="float">
            <text:p>17990512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ntonius /Woyciechowski/ famul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Petrus /Kwiatkowski/</text:p>
          </table:table-cell>
          <table:table-cell office:value-type="string" calcext:value-type="string">
            <text:p>Josephata /Młynarczanka/ protune consors Jacobus /Starosziak/</text:p>
          </table:table-cell>
          <table:table-cell office:value-type="float" office:value="17990509" calcext:value-type="float">
            <text:p>1799050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63" calcext:value-type="float">
            <text:p>863</text:p>
          </table:table-cell>
          <table:table-cell office:value-type="float" office:value="17990526" calcext:value-type="float">
            <text:p>1799052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asimirus /Kubia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ichael /Charmata/</text:p>
          </table:table-cell>
          <table:table-cell office:value-type="string" calcext:value-type="string">
            <text:p>Catharina /Byczka/ ovilissa</text:p>
          </table:table-cell>
          <table:table-cell office:value-type="float" office:value="17990512" calcext:value-type="float">
            <text:p>17990512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63" calcext:value-type="float">
            <text:p>863</text:p>
          </table:table-cell>
          <table:table-cell office:value-type="float" office:value="17990526" calcext:value-type="float">
            <text:p>179905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ndreas /Szczachoski/</text:p>
          </table:table-cell>
          <table:table-cell office:value-type="string" calcext:value-type="string">
            <text:p>Christina</text:p>
          </table:table-cell>
          <table:table-cell office:value-type="string" calcext:value-type="string">
            <text:p>Valentinus /Kapinski/ juvenis</text:p>
          </table:table-cell>
          <table:table-cell office:value-type="string" calcext:value-type="string">
            <text:p>Marianna /Szczechowska/</text:p>
          </table:table-cell>
          <table:table-cell office:value-type="float" office:value="17990522" calcext:value-type="float">
            <text:p>17990522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63" calcext:value-type="float">
            <text:p>863</text:p>
          </table:table-cell>
          <table:table-cell office:value-type="float" office:value="17990526" calcext:value-type="float">
            <text:p>1799052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Franciscus /Cehanski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 /Charmata/</text:p>
          </table:table-cell>
          <table:table-cell office:value-type="string" calcext:value-type="string">
            <text:p>Marianna vidua</text:p>
          </table:table-cell>
          <table:table-cell office:value-type="float" office:value="17990519" calcext:value-type="float">
            <text:p>179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65" calcext:value-type="float">
            <text:p>865</text:p>
          </table:table-cell>
          <table:table-cell office:value-type="float" office:value="17990609" calcext:value-type="float">
            <text:p>17990609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Mathias /Przygodow/ agricola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gnatius /Małachowski/</text:p>
          </table:table-cell>
          <table:table-cell office:value-type="string" calcext:value-type="string">
            <text:p>Agnes /Gorska/ virgo</text:p>
          </table:table-cell>
          <table:table-cell office:value-type="float" office:value="17990602" calcext:value-type="float">
            <text:p>17990602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65" calcext:value-type="float">
            <text:p>865</text:p>
          </table:table-cell>
          <table:table-cell office:value-type="float" office:value="17990616" calcext:value-type="float">
            <text:p>1799061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Eva /Dziewiąta/</text:p>
          </table:table-cell>
          <table:table-cell office:value-type="string" calcext:value-type="string">
            <text:p>Valentinus /Kapinski/ juvenis</text:p>
          </table:table-cell>
          <table:table-cell office:value-type="string" calcext:value-type="string">
            <text:p>Hedvigis /Dziewiąta/ soror matris</text:p>
          </table:table-cell>
          <table:table-cell office:value-type="float" office:value="17990613" calcext:value-type="float">
            <text:p>17990613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65" calcext:value-type="float">
            <text:p>865</text:p>
          </table:table-cell>
          <table:table-cell office:value-type="float" office:value="17990630" calcext:value-type="float">
            <text:p>179906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 /Chąndaczanka/</text:p>
          </table:table-cell>
          <table:table-cell office:value-type="string" calcext:value-type="string">
            <text:p>Joannes /Sralaczek/ juvenis</text:p>
          </table:table-cell>
          <table:table-cell office:value-type="string" calcext:value-type="string">
            <text:p>Francisca /Beyimowa/ mater familias</text:p>
          </table:table-cell>
          <table:table-cell office:value-type="float" office:value="17990625" calcext:value-type="float">
            <text:p>17990625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65" calcext:value-type="float">
            <text:p>865</text:p>
          </table:table-cell>
          <table:table-cell office:value-type="float" office:value="17990707" calcext:value-type="float">
            <text:p>1799070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/Kwiatkowski/ famul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dalbertus /Szperzak/ juvenis</text:p>
          </table:table-cell>
          <table:table-cell office:value-type="string" calcext:value-type="string">
            <text:p>Marianna /Przybyłka/ propinatrix de Juncewo</text:p>
          </table:table-cell>
          <table:table-cell office:value-type="float" office:value="17990627" calcext:value-type="float">
            <text:p>17990627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65" calcext:value-type="float">
            <text:p>865</text:p>
          </table:table-cell>
          <table:table-cell office:value-type="float" office:value="17990720" calcext:value-type="float">
            <text:p>1799072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uslaus</text:p>
          </table:table-cell>
          <table:table-cell office:value-type="string" calcext:value-type="string">
            <text:p>Christianus /Kumantow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/Armata/</text:p>
          </table:table-cell>
          <table:table-cell office:value-type="string" calcext:value-type="string">
            <text:p>Ryina /Kwercinska/</text:p>
          </table:table-cell>
          <table:table-cell office:value-type="float" office:value="17990714" calcext:value-type="float">
            <text:p>17990714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65" calcext:value-type="float">
            <text:p>865</text:p>
          </table:table-cell>
          <table:table-cell office:value-type="float" office:value="17990720" calcext:value-type="float">
            <text:p>179907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exius</text:p>
          </table:table-cell>
          <table:table-cell office:value-type="string" calcext:value-type="string">
            <text:p>Laurentius /Kus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Kuszak/ juvenis</text:p>
          </table:table-cell>
          <table:table-cell office:value-type="string" calcext:value-type="string">
            <text:p>Catharina /Szperzyna/</text:p>
          </table:table-cell>
          <table:table-cell office:value-type="float" office:value="17990714" calcext:value-type="float">
            <text:p>17990714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65" calcext:value-type="float">
            <text:p>865</text:p>
          </table:table-cell>
          <table:table-cell office:value-type="float" office:value="17990804" calcext:value-type="float">
            <text:p>1799080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Mathias /Gęsinski/ agricola scultet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tonius /Kubasiak/ juvenis</text:p>
          </table:table-cell>
          <table:table-cell office:value-type="string" calcext:value-type="string">
            <text:p>Catharina /Byczka/ ovilissa</text:p>
          </table:table-cell>
          <table:table-cell office:value-type="float" office:value="17990731" calcext:value-type="float">
            <text:p>17990731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65" calcext:value-type="float">
            <text:p>865</text:p>
          </table:table-cell>
          <table:table-cell office:value-type="float" office:value="17990804" calcext:value-type="float">
            <text:p>179908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Jacobus /Maychrzak/ famul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Starosiak/ juvenis</text:p>
          </table:table-cell>
          <table:table-cell office:value-type="string" calcext:value-type="string">
            <text:p>Barbara /Jackowianka/</text:p>
          </table:table-cell>
          <table:table-cell office:value-type="float" office:value="17990801" calcext:value-type="float">
            <text:p>17990801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65" calcext:value-type="float">
            <text:p>865</text:p>
          </table:table-cell>
          <table:table-cell office:value-type="float" office:value="17990804" calcext:value-type="float">
            <text:p>1799080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/Gorecki/ agricola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Kaczmarzak/ de Szamotuła</text:p>
          </table:table-cell>
          <table:table-cell office:value-type="string" calcext:value-type="string">
            <text:p>Christina /Szczechowska/ mater familias</text:p>
          </table:table-cell>
          <table:table-cell office:value-type="float" office:value="17990802" calcext:value-type="float">
            <text:p>17990802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65" calcext:value-type="float">
            <text:p>865</text:p>
          </table:table-cell>
          <table:table-cell office:value-type="float" office:value="17990818" calcext:value-type="float">
            <text:p>17990818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Martinus /Sirocki/ agricola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Oberski/ molendinator de Dąbrowa</text:p>
          </table:table-cell>
          <table:table-cell office:value-type="string" calcext:value-type="string">
            <text:p>Rosalia /Drejerowa/ ovilissa</text:p>
          </table:table-cell>
          <table:table-cell office:value-type="float" office:value="17990814" calcext:value-type="float">
            <text:p>17990814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65" calcext:value-type="float">
            <text:p>865</text:p>
          </table:table-cell>
          <table:table-cell office:value-type="float" office:value="17990818" calcext:value-type="float">
            <text:p>1799081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Thomas /Tetkiewicz/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Michael /Armata/ juvenis</text:p>
          </table:table-cell>
          <table:table-cell office:value-type="string" calcext:value-type="string">
            <text:p>Catharina /Szperzyna/ de Juncewo</text:p>
          </table:table-cell>
          <table:table-cell office:value-type="float" office:value="17990815" calcext:value-type="float">
            <text:p>17990815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65" calcext:value-type="float">
            <text:p>865</text:p>
          </table:table-cell>
          <table:table-cell office:value-type="float" office:value="17990825" calcext:value-type="float">
            <text:p>179908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Valentinus /Szachlow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Damianus /Puszczynski</text:p>
          </table:table-cell>
          <table:table-cell office:value-type="string" calcext:value-type="string">
            <text:p>Agnes /Armacina/</text:p>
          </table:table-cell>
          <table:table-cell office:value-type="float" office:value="17990819" calcext:value-type="float">
            <text:p>179908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66" calcext:value-type="float">
            <text:p>866</text:p>
          </table:table-cell>
          <table:table-cell office:value-type="float" office:value="17990829" calcext:value-type="float">
            <text:p>17990829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acobus /Starosciak/ agricola</text:p>
          </table:table-cell>
          <table:table-cell office:value-type="string" calcext:value-type="string">
            <text:p>Josephata</text:p>
          </table:table-cell>
          <table:table-cell office:value-type="string" calcext:value-type="string">
            <text:p>Paulus /Starosciak/</text:p>
          </table:table-cell>
          <table:table-cell office:value-type="string" calcext:value-type="string">
            <text:p>Marianna /Przygodzianka/</text:p>
          </table:table-cell>
          <table:table-cell office:value-type="float" office:value="17990827" calcext:value-type="float">
            <text:p>17990827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66" calcext:value-type="float">
            <text:p>866</text:p>
          </table:table-cell>
          <table:table-cell office:value-type="float" office:value="17990901" calcext:value-type="float">
            <text:p>179909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gustinus</text:p>
          </table:table-cell>
          <table:table-cell office:value-type="string" calcext:value-type="string">
            <text:p>Josephus /Domagała/</text:p>
          </table:table-cell>
          <table:table-cell office:value-type="string" calcext:value-type="string">
            <text:p>Julianna</text:p>
          </table:table-cell>
          <table:table-cell office:value-type="string" calcext:value-type="string">
            <text:p>Casimirus /Mathuszynski/ nobilis juvenis</text:p>
          </table:table-cell>
          <table:table-cell office:value-type="string" calcext:value-type="string">
            <text:p>Bogumilla soror sua germana virgo de domo plebanali</text:p>
          </table:table-cell>
          <table:table-cell office:value-type="float" office:value="17990830" calcext:value-type="float">
            <text:p>17990830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66" calcext:value-type="float">
            <text:p>866</text:p>
          </table:table-cell>
          <table:table-cell office:value-type="float" office:value="17990908" calcext:value-type="float">
            <text:p>17990908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Rosalia</text:p>
          </table:table-cell>
          <table:table-cell office:value-type="string" calcext:value-type="string">
            <text:p>Stanislaus /Łuczak/ agricola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Kowalkowski/ de Paryż</text:p>
          </table:table-cell>
          <table:table-cell office:value-type="string" calcext:value-type="string">
            <text:p>Marianna /Płonska/ virgo de aula</text:p>
          </table:table-cell>
          <table:table-cell office:value-type="float" office:value="17990831" calcext:value-type="float">
            <text:p>17990831</text:p>
          </table:table-cell>
          <table:table-cell table:number-columns-repeated="2"/>
        </table:table-row>
        <table:table-row table:style-name="ro1">
          <table:table-cell office:value-type="float" office:value="2125673" calcext:value-type="float">
            <text:p>2125673</text:p>
          </table:table-cell>
          <table:table-cell office:value-type="float" office:value="866" calcext:value-type="float">
            <text:p>866</text:p>
          </table:table-cell>
          <table:table-cell office:value-type="float" office:value="17990908" calcext:value-type="float">
            <text:p>1799090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Adalbertus /Szparzak/ juvenis</text:p>
          </table:table-cell>
          <table:table-cell office:value-type="string" calcext:value-type="string">
            <text:p>Eva /Warmanowa/ consors organarius</text:p>
          </table:table-cell>
          <table:table-cell office:value-type="float" office:value="17990905" calcext:value-type="float">
            <text:p>17990905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66" calcext:value-type="float">
            <text:p>866</text:p>
          </table:table-cell>
          <table:table-cell office:value-type="float" office:value="17990912" calcext:value-type="float">
            <text:p>17990912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Nicolaus /Marciniak/ famul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lbertus /Mniszak/ juvenis de Juncewo</text:p>
          </table:table-cell>
          <table:table-cell office:value-type="string" calcext:value-type="string">
            <text:p>Regina /Przygodzina/</text:p>
          </table:table-cell>
          <table:table-cell office:value-type="float" office:value="17990912" calcext:value-type="float">
            <text:p>17990912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66" calcext:value-type="float">
            <text:p>866</text:p>
          </table:table-cell>
          <table:table-cell office:value-type="float" office:value="17990915" calcext:value-type="float">
            <text:p>179909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Scibut/ agricola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Kautz/ ovilio de Bogdarki</text:p>
          </table:table-cell>
          <table:table-cell office:value-type="string" calcext:value-type="string">
            <text:p>Catharina /Szperzyna/ mater familias</text:p>
          </table:table-cell>
          <table:table-cell office:value-type="float" office:value="17990910" calcext:value-type="float">
            <text:p>17990910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66" calcext:value-type="float">
            <text:p>866</text:p>
          </table:table-cell>
          <table:table-cell office:value-type="float" office:value="17990922" calcext:value-type="float">
            <text:p>179909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Thomas /Katulski/ agricola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Damianus /Puszczynski/ custos sylvanis</text:p>
          </table:table-cell>
          <table:table-cell office:value-type="string" calcext:value-type="string">
            <text:p>Marianna /Oberska/ molendinatrix</text:p>
          </table:table-cell>
          <table:table-cell office:value-type="float" office:value="17990917" calcext:value-type="float">
            <text:p>17990917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66" calcext:value-type="float">
            <text:p>866</text:p>
          </table:table-cell>
          <table:table-cell office:value-type="float" office:value="17990930" calcext:value-type="float">
            <text:p>179909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illborn</text:p>
          </table:table-cell>
          <table:table-cell office:value-type="string" calcext:value-type="string">
            <text:p>Petrus /Szczechowski/ famulus</text:p>
          </table:table-cell>
          <table:table-cell office:value-type="string" calcext:value-type="string">
            <text:p>Marianna</text:p>
          </table:table-cell>
          <table:table-cell table:number-columns-repeated="2"/>
          <table:table-cell office:value-type="float" office:value="17990930" calcext:value-type="float">
            <text:p>17990930</text:p>
          </table:table-cell>
          <table:table-cell office:value-type="string" calcext:value-type="string">
            <text:p>inanimatus</text:p>
          </table:table-cell>
          <table:table-cell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66" calcext:value-type="float">
            <text:p>866</text:p>
          </table:table-cell>
          <table:table-cell office:value-type="float" office:value="17990930" calcext:value-type="float">
            <text:p>179909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 Thecla</text:p>
          </table:table-cell>
          <table:table-cell office:value-type="string" calcext:value-type="string">
            <text:p>Stephanus /Janowski/ auriga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Raphael /Przanowski/ possessor villa Piotrkowice</text:p>
          </table:table-cell>
          <table:table-cell office:value-type="string" calcext:value-type="string">
            <text:p>Antonina /Guttrowa/ de Paryż</text:p>
          </table:table-cell>
          <table:table-cell office:value-type="float" office:value="17990919" calcext:value-type="float">
            <text:p>179909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66" calcext:value-type="float">
            <text:p>866</text:p>
          </table:table-cell>
          <table:table-cell office:value-type="float" office:value="17991006" calcext:value-type="float">
            <text:p>1799100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Valentinus /Krolowicz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Kaczmarek/ famulus aulicus de Piotrkowice</text:p>
          </table:table-cell>
          <table:table-cell office:value-type="string" calcext:value-type="string">
            <text:p>Hedvigis /Jaworska/ virgo</text:p>
          </table:table-cell>
          <table:table-cell office:value-type="float" office:value="17991001" calcext:value-type="float">
            <text:p>17991001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66" calcext:value-type="float">
            <text:p>866</text:p>
          </table:table-cell>
          <table:table-cell office:value-type="float" office:value="17991006" calcext:value-type="float">
            <text:p>1799100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Małaszych/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Blasius /Spychata/</text:p>
          </table:table-cell>
          <table:table-cell office:value-type="string" calcext:value-type="string">
            <text:p>Marianna /Rospłochowska/ mater familias</text:p>
          </table:table-cell>
          <table:table-cell office:value-type="float" office:value="17991003" calcext:value-type="float">
            <text:p>17991003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66" calcext:value-type="float">
            <text:p>866</text:p>
          </table:table-cell>
          <table:table-cell office:value-type="float" office:value="17991029" calcext:value-type="float">
            <text:p>1799102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Ignatius /Purołow/ agricola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thias /Przybył/ protune propinator de Juncewo</text:p>
          </table:table-cell>
          <table:table-cell office:value-type="string" calcext:value-type="string">
            <text:p>Regina /Żulinska/ scultetissa de Juncewo</text:p>
          </table:table-cell>
          <table:table-cell office:value-type="float" office:value="17991019" calcext:value-type="float">
            <text:p>179910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68" calcext:value-type="float">
            <text:p>868</text:p>
          </table:table-cell>
          <table:table-cell office:value-type="float" office:value="17991103" calcext:value-type="float">
            <text:p>17991103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Simon /Głon/ scultetu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Laurentius /Ulendowski/ molendinator</text:p>
          </table:table-cell>
          <table:table-cell office:value-type="string" calcext:value-type="string">
            <text:p>Susanna /Szczepanianka/ mater familias</text:p>
          </table:table-cell>
          <table:table-cell office:value-type="float" office:value="17991024" calcext:value-type="float">
            <text:p>17991024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68" calcext:value-type="float">
            <text:p>868</text:p>
          </table:table-cell>
          <table:table-cell office:value-type="float" office:value="17991110" calcext:value-type="float">
            <text:p>17991110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 Carolina</text:p>
          </table:table-cell>
          <table:table-cell office:value-type="string" calcext:value-type="string">
            <text:p>Vincentius /Chetmaniak/ custos aulicor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ichael /Marasiak/ agricola de Ustaszewo</text:p>
          </table:table-cell>
          <table:table-cell office:value-type="string" calcext:value-type="string">
            <text:p>Marianna /Płonska/ virgo de aula</text:p>
          </table:table-cell>
          <table:table-cell office:value-type="float" office:value="17991028" calcext:value-type="float">
            <text:p>17991028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68" calcext:value-type="float">
            <text:p>868</text:p>
          </table:table-cell>
          <table:table-cell office:value-type="float" office:value="17991120" calcext:value-type="float">
            <text:p>179911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Valentinus pastori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 /Kapinski/ juvenis</text:p>
          </table:table-cell>
          <table:table-cell office:value-type="string" calcext:value-type="string">
            <text:p>Sophia Dorothea /Michetyiowa/ mater familias</text:p>
          </table:table-cell>
          <table:table-cell office:value-type="float" office:value="17991114" calcext:value-type="float">
            <text:p>17991114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68" calcext:value-type="float">
            <text:p>868</text:p>
          </table:table-cell>
          <table:table-cell office:value-type="float" office:value="17991123" calcext:value-type="float">
            <text:p>1799112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Valentinus /Wichłacz/ agricola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Franciscus /Rospłochowski/</text:p>
          </table:table-cell>
          <table:table-cell office:value-type="string" calcext:value-type="string">
            <text:p>Solomea /Janeski/ molendinatrix</text:p>
          </table:table-cell>
          <table:table-cell office:value-type="float" office:value="17991123" calcext:value-type="float">
            <text:p>17991123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68" calcext:value-type="float">
            <text:p>868</text:p>
          </table:table-cell>
          <table:table-cell office:value-type="float" office:value="17991124" calcext:value-type="float">
            <text:p>1799112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Valentinus /Wichłacz/ agricola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Franciscus /Chetman/ agricola</text:p>
          </table:table-cell>
          <table:table-cell office:value-type="string" calcext:value-type="string">
            <text:p>Marianna /Rospłochowska/</text:p>
          </table:table-cell>
          <table:table-cell office:value-type="float" office:value="17991123" calcext:value-type="float">
            <text:p>17991123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68" calcext:value-type="float">
            <text:p>868</text:p>
          </table:table-cell>
          <table:table-cell office:value-type="float" office:value="17991130" calcext:value-type="float">
            <text:p>17991130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thias /Romel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enedictus /Pietras/ juvenis de Gorzyce</text:p>
          </table:table-cell>
          <table:table-cell office:value-type="string" calcext:value-type="string">
            <text:p>Martianna /Żurkowa/ de Wilczkowo</text:p>
          </table:table-cell>
          <table:table-cell/>
          <table:table-cell office:value-type="string" calcext:value-type="string">
            <text:p>birthdate written in words; twenty something i think</text:p>
          </table:table-cell>
          <table:table-cell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68" calcext:value-type="float">
            <text:p>868</text:p>
          </table:table-cell>
          <table:table-cell office:value-type="float" office:value="17991201" calcext:value-type="float">
            <text:p>179912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Franciscus /Kroyek/ agricola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Andreas /Kędziora/</text:p>
          </table:table-cell>
          <table:table-cell office:value-type="string" calcext:value-type="string">
            <text:p>Barbara /Jackowianka/</text:p>
          </table:table-cell>
          <table:table-cell office:value-type="float" office:value="17991121" calcext:value-type="float">
            <text:p>17991121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68" calcext:value-type="float">
            <text:p>868</text:p>
          </table:table-cell>
          <table:table-cell office:value-type="float" office:value="17991201" calcext:value-type="float">
            <text:p>179912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annes /Zielinski/ scultet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asimirus /Matuszynski/ nobilis juvenis</text:p>
          </table:table-cell>
          <table:table-cell office:value-type="string" calcext:value-type="string">
            <text:p>Antonina /Guttrowna/ de Paryż</text:p>
          </table:table-cell>
          <table:table-cell office:value-type="float" office:value="17991126" calcext:value-type="float">
            <text:p>1799112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68" calcext:value-type="float">
            <text:p>868</text:p>
          </table:table-cell>
          <table:table-cell office:value-type="float" office:value="17991208" calcext:value-type="float">
            <text:p>1799120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Antonius /Armaciak/ famul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ichael /Armaciak/ juvenis</text:p>
          </table:table-cell>
          <table:table-cell office:value-type="string" calcext:value-type="string">
            <text:p>Agnes /Armacina/</text:p>
          </table:table-cell>
          <table:table-cell office:value-type="float" office:value="17991207" calcext:value-type="float">
            <text:p>17991207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68" calcext:value-type="float">
            <text:p>868</text:p>
          </table:table-cell>
          <table:table-cell office:value-type="float" office:value="17991208" calcext:value-type="float">
            <text:p>1799120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Joannes /Wozny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Nicolaus /Marciniak/ agricola de Obiecanowo</text:p>
          </table:table-cell>
          <table:table-cell office:value-type="string" calcext:value-type="string">
            <text:p>Hedvigis Lucia /Marciniak/ consors agricola</text:p>
          </table:table-cell>
          <table:table-cell office:value-type="float" office:value="17991129" calcext:value-type="float">
            <text:p>1799112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68" calcext:value-type="float">
            <text:p>868</text:p>
          </table:table-cell>
          <table:table-cell office:value-type="float" office:value="17991224" calcext:value-type="float">
            <text:p>17991224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ephanus</text:p>
          </table:table-cell>
          <table:table-cell office:value-type="string" calcext:value-type="string">
            <text:p>Jacobus /Domagała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Casimirus /Matuszynski/ nobilis juvenis</text:p>
          </table:table-cell>
          <table:table-cell office:value-type="string" calcext:value-type="string">
            <text:p>Bogumilla /Mathuszynska/ soror eius</text:p>
          </table:table-cell>
          <table:table-cell office:value-type="float" office:value="17991205" calcext:value-type="float">
            <text:p>17991205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70" calcext:value-type="float">
            <text:p>870</text:p>
          </table:table-cell>
          <table:table-cell office:value-type="float" office:value="17991228" calcext:value-type="float">
            <text:p>17991228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ephanus</text:p>
          </table:table-cell>
          <table:table-cell office:value-type="string" calcext:value-type="string">
            <text:p>Valentinus /Łakomiak/ agricola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Armaciak/ juvenis</text:p>
          </table:table-cell>
          <table:table-cell office:value-type="string" calcext:value-type="string">
            <text:p>Margaretha /Marcinianka/ de Obiecanowo</text:p>
          </table:table-cell>
          <table:table-cell office:value-type="float" office:value="17991223" calcext:value-type="float">
            <text:p>17991223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70" calcext:value-type="float">
            <text:p>870</text:p>
          </table:table-cell>
          <table:table-cell office:value-type="float" office:value="18000112" calcext:value-type="float">
            <text:p>180001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Franciscus /Mały Franck/ agricola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Michael /Armaciak/ juvenis</text:p>
          </table:table-cell>
          <table:table-cell office:value-type="string" calcext:value-type="string">
            <text:p>Margaretha /Mikołayka/ de Obiecanowo</text:p>
          </table:table-cell>
          <table:table-cell office:value-type="float" office:value="18000106" calcext:value-type="float">
            <text:p>18000106</text:p>
          </table:table-cell>
          <table:table-cell office:value-type="string" calcext:value-type="string">
            <text:p>above the line marking the start of 1800</text:p>
          </table:table-cell>
          <table:table-cell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70" calcext:value-type="float">
            <text:p>870</text:p>
          </table:table-cell>
          <table:table-cell office:value-type="float" office:value="18000116" calcext:value-type="float">
            <text:p>180001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Franciscus /Beyim/ agricola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oannes /Przybył/ scultetus</text:p>
          </table:table-cell>
          <table:table-cell office:value-type="string" calcext:value-type="string">
            <text:p>Bogumilla /Mathuszynska/ nobilis de domo plebanali</text:p>
          </table:table-cell>
          <table:table-cell office:value-type="float" office:value="18000106" calcext:value-type="float">
            <text:p>1800010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70" calcext:value-type="float">
            <text:p>870</text:p>
          </table:table-cell>
          <table:table-cell office:value-type="float" office:value="18000116" calcext:value-type="float">
            <text:p>180001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Valentinus /Kubasiak/ famul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Maychrzak/ juvenis</text:p>
          </table:table-cell>
          <table:table-cell office:value-type="string" calcext:value-type="string">
            <text:p>Magdalena soror eius</text:p>
          </table:table-cell>
          <table:table-cell office:value-type="float" office:value="18000106" calcext:value-type="float">
            <text:p>1800010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70" calcext:value-type="float">
            <text:p>870</text:p>
          </table:table-cell>
          <table:table-cell office:value-type="float" office:value="18000116" calcext:value-type="float">
            <text:p>180001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Valentinus /Nowak/ agricola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Nowak/ famulus de Dziadkowo</text:p>
          </table:table-cell>
          <table:table-cell office:value-type="string" calcext:value-type="string">
            <text:p>Magdalena /Spychalina/ villica</text:p>
          </table:table-cell>
          <table:table-cell office:value-type="float" office:value="18000206" calcext:value-type="float">
            <text:p>1800020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70" calcext:value-type="float">
            <text:p>870</text:p>
          </table:table-cell>
          <table:table-cell office:value-type="float" office:value="18000119" calcext:value-type="float">
            <text:p>1800011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oannes /Koptera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/Armata/</text:p>
          </table:table-cell>
          <table:table-cell office:value-type="string" calcext:value-type="string">
            <text:p>Regina /Kopterzyna/ de Swiątkowo</text:p>
          </table:table-cell>
          <table:table-cell office:value-type="float" office:value="18000114" calcext:value-type="float">
            <text:p>18000114</text:p>
          </table:table-cell>
          <table:table-cell office:value-type="string" calcext:value-type="string">
            <text:p>birthdate written; not entirely sure of it</text:p>
          </table:table-cell>
          <table:table-cell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70" calcext:value-type="float">
            <text:p>870</text:p>
          </table:table-cell>
          <table:table-cell office:value-type="float" office:value="18000119" calcext:value-type="float">
            <text:p>18000119</text:p>
          </table:table-cell>
          <table:table-cell office:value-type="string" calcext:value-type="string">
            <text:p>Stare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osephus /Jabłon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Grąnkowski/</text:p>
          </table:table-cell>
          <table:table-cell office:value-type="string" calcext:value-type="string">
            <text:p>Theressia /Chasinska/ virgo</text:p>
          </table:table-cell>
          <table:table-cell office:value-type="float" office:value="18000115" calcext:value-type="float">
            <text:p>18000115</text:p>
          </table:table-cell>
          <table:table-cell office:value-type="string" calcext:value-type="string">
            <text:p>marked with an x</text:p>
          </table:table-cell>
          <table:table-cell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70" calcext:value-type="float">
            <text:p>870</text:p>
          </table:table-cell>
          <table:table-cell office:value-type="float" office:value="18000127" calcext:value-type="float">
            <text:p>18000127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Joannes /Fasia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Wegner/ ferrifaber</text:p>
          </table:table-cell>
          <table:table-cell office:value-type="string" calcext:value-type="string">
            <text:p>Marianna /Szczepanka/ mater familias</text:p>
          </table:table-cell>
          <table:table-cell office:value-type="float" office:value="18000123" calcext:value-type="float">
            <text:p>18000123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70" calcext:value-type="float">
            <text:p>870</text:p>
          </table:table-cell>
          <table:table-cell office:value-type="float" office:value="18000216" calcext:value-type="float">
            <text:p>180002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Laurentius /Byk/ agricola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Urbaniak/</text:p>
          </table:table-cell>
          <table:table-cell office:value-type="string" calcext:value-type="string">
            <text:p>Catharina /Popkowa/ nee /Szewczykowska/</text:p>
          </table:table-cell>
          <table:table-cell office:value-type="float" office:value="18000206" calcext:value-type="float">
            <text:p>1800020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71" calcext:value-type="float">
            <text:p>871</text:p>
          </table:table-cell>
          <table:table-cell office:value-type="float" office:value="18000202" calcext:value-type="float">
            <text:p>1800020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ucas /Kubas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Franciscus /Nowaczyk/</text:p>
          </table:table-cell>
          <table:table-cell office:value-type="string" calcext:value-type="string">
            <text:p>Marianna /Michałka/</text:p>
          </table:table-cell>
          <table:table-cell office:value-type="float" office:value="18000228" calcext:value-type="float">
            <text:p>18000228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71" calcext:value-type="float">
            <text:p>871</text:p>
          </table:table-cell>
          <table:table-cell office:value-type="float" office:value="18000202" calcext:value-type="float">
            <text:p>18000202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sephata</text:p>
          </table:table-cell>
          <table:table-cell office:value-type="string" calcext:value-type="string">
            <text:p>Mathias /Sobec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Gaspar /Sliwinski/ de Gorzyce</text:p>
          </table:table-cell>
          <table:table-cell office:value-type="string" calcext:value-type="string">
            <text:p>Margaretha /Głonka/</text:p>
          </table:table-cell>
          <table:table-cell office:value-type="float" office:value="18000226" calcext:value-type="float">
            <text:p>18000226</text:p>
          </table:table-cell>
          <table:table-cell office:value-type="string" calcext:value-type="string">
            <text:p>Sielec alias Pomerka</text:p>
          </table:table-cell>
          <table:table-cell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71" calcext:value-type="float">
            <text:p>871</text:p>
          </table:table-cell>
          <table:table-cell office:value-type="float" office:value="18000223" calcext:value-type="float">
            <text:p>1800022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Mathias /Chetman/ famul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mus /Grontkowski/ de Komorowo</text:p>
          </table:table-cell>
          <table:table-cell office:value-type="string" calcext:value-type="string">
            <text:p>Rosalia /Guzicka/ virgo</text:p>
          </table:table-cell>
          <table:table-cell office:value-type="float" office:value="18000212" calcext:value-type="float">
            <text:p>18000212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71" calcext:value-type="float">
            <text:p>871</text:p>
          </table:table-cell>
          <table:table-cell office:value-type="float" office:value="18000226" calcext:value-type="float">
            <text:p>18000226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ulianna</text:p>
          </table:table-cell>
          <table:table-cell office:value-type="string" calcext:value-type="string">
            <text:p>Mathias /Zielinski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Gorski/ tenutarius de Domasławek</text:p>
          </table:table-cell>
          <table:table-cell office:value-type="string" calcext:value-type="string">
            <text:p>Helena /Krasnicka/</text:p>
          </table:table-cell>
          <table:table-cell office:value-type="float" office:value="18000225" calcext:value-type="float">
            <text:p>18000225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71" calcext:value-type="float">
            <text:p>871</text:p>
          </table:table-cell>
          <table:table-cell office:value-type="float" office:value="18000317" calcext:value-type="float">
            <text:p>1800031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dreas /Jaktorowski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acobus /Mackowiak/</text:p>
          </table:table-cell>
          <table:table-cell office:value-type="string" calcext:value-type="string">
            <text:p>Agnes /Armacina/</text:p>
          </table:table-cell>
          <table:table-cell office:value-type="float" office:value="18000316" calcext:value-type="float">
            <text:p>1800031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71" calcext:value-type="float">
            <text:p>871</text:p>
          </table:table-cell>
          <table:table-cell office:value-type="float" office:value="18000317" calcext:value-type="float">
            <text:p>18000317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Simon /Sniadecki/ agricola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thias /Kowalkowski/ juvenis</text:p>
          </table:table-cell>
          <table:table-cell office:value-type="string" calcext:value-type="string">
            <text:p>Magdalena /Głonianka/ virgo</text:p>
          </table:table-cell>
          <table:table-cell office:value-type="float" office:value="18000310" calcext:value-type="float">
            <text:p>18000310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71" calcext:value-type="float">
            <text:p>871</text:p>
          </table:table-cell>
          <table:table-cell office:value-type="float" office:value="18000317" calcext:value-type="float">
            <text:p>18000317</text:p>
          </table:table-cell>
          <table:table-cell office:value-type="string" calcext:value-type="string">
            <text:p>Stare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Mathias /Głuszak/ famul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Hara/ juvenis</text:p>
          </table:table-cell>
          <table:table-cell office:value-type="string" calcext:value-type="string">
            <text:p>Catharina /Nowaczka/</text:p>
          </table:table-cell>
          <table:table-cell office:value-type="float" office:value="18000309" calcext:value-type="float">
            <text:p>1800030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71" calcext:value-type="float">
            <text:p>871</text:p>
          </table:table-cell>
          <table:table-cell office:value-type="float" office:value="18000326" calcext:value-type="float">
            <text:p>1800032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Franciscus /Czyzak/ famul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Valentinus /Nowak/ agricola</text:p>
          </table:table-cell>
          <table:table-cell office:value-type="string" calcext:value-type="string">
            <text:p>Magdalena /Spychalina/</text:p>
          </table:table-cell>
          <table:table-cell office:value-type="float" office:value="18000326" calcext:value-type="float">
            <text:p>1800032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71" calcext:value-type="float">
            <text:p>871</text:p>
          </table:table-cell>
          <table:table-cell office:value-type="float" office:value="18000402" calcext:value-type="float">
            <text:p>180004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Kusz/ agricola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thias /Mnich/</text:p>
          </table:table-cell>
          <table:table-cell office:value-type="string" calcext:value-type="string">
            <text:p>Catharina /Szperzyna/</text:p>
          </table:table-cell>
          <table:table-cell office:value-type="float" office:value="18000402" calcext:value-type="float">
            <text:p>18000402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71" calcext:value-type="float">
            <text:p>871</text:p>
          </table:table-cell>
          <table:table-cell office:value-type="float" office:value="18000414" calcext:value-type="float">
            <text:p>18000414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ustina</text:p>
          </table:table-cell>
          <table:table-cell office:value-type="string" calcext:value-type="string">
            <text:p>Franciscus /Kaczor/ agricola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/Kolassa/ juvenis</text:p>
          </table:table-cell>
          <table:table-cell office:value-type="string" calcext:value-type="string">
            <text:p>Marianna /Kędziorzanka/ de Juncewo</text:p>
          </table:table-cell>
          <table:table-cell office:value-type="float" office:value="18000406" calcext:value-type="float">
            <text:p>1800040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73" calcext:value-type="float">
            <text:p>873</text:p>
          </table:table-cell>
          <table:table-cell office:value-type="float" office:value="18000414" calcext:value-type="float">
            <text:p>18000414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 Adalbertus</text:p>
          </table:table-cell>
          <table:table-cell office:value-type="string" calcext:value-type="string">
            <text:p>Laurentius /Ulendowski/ molendina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Ulendowski/ juvenis</text:p>
          </table:table-cell>
          <table:table-cell office:value-type="string" calcext:value-type="string">
            <text:p>Susanna /Strzelewiczka/ de Gorzyce</text:p>
          </table:table-cell>
          <table:table-cell office:value-type="float" office:value="18000407" calcext:value-type="float">
            <text:p>18000407</text:p>
          </table:table-cell>
          <table:table-cell office:value-type="string" calcext:value-type="string">
            <text:p>Joannes /Sokalinski/ assistens</text:p>
          </table:table-cell>
          <table:table-cell office:value-type="string" calcext:value-type="string">
            <text:p>Catharina ferrifabrissa assistens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73" calcext:value-type="float">
            <text:p>873</text:p>
          </table:table-cell>
          <table:table-cell office:value-type="float" office:value="18000415" calcext:value-type="float">
            <text:p>18000415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Michael /Dobrzynski/ scultet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Gorski/ tenutarius de Domasławek</text:p>
          </table:table-cell>
          <table:table-cell office:value-type="string" calcext:value-type="string">
            <text:p>Helena /Krasnicka/ virgo</text:p>
          </table:table-cell>
          <table:table-cell office:value-type="float" office:value="18000413" calcext:value-type="float">
            <text:p>18000413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73" calcext:value-type="float">
            <text:p>873</text:p>
          </table:table-cell>
          <table:table-cell office:value-type="float" office:value="18000420" calcext:value-type="float">
            <text:p>180004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dalbertus /Kopiydłow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lasius /Spychata/ agricola</text:p>
          </table:table-cell>
          <table:table-cell office:value-type="string" calcext:value-type="string">
            <text:p>Catharina /Lewandowska/</text:p>
          </table:table-cell>
          <table:table-cell office:value-type="float" office:value="18000416" calcext:value-type="float">
            <text:p>1800041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73" calcext:value-type="float">
            <text:p>873</text:p>
          </table:table-cell>
          <table:table-cell office:value-type="float" office:value="18000516" calcext:value-type="float">
            <text:p>180005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Lucas /Marcinia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tanislaus /Armata/</text:p>
          </table:table-cell>
          <table:table-cell office:value-type="string" calcext:value-type="string">
            <text:p>Barbara /Dudkowianka/ de Brudzyna</text:p>
          </table:table-cell>
          <table:table-cell office:value-type="float" office:value="18000506" calcext:value-type="float">
            <text:p>1800050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73" calcext:value-type="float">
            <text:p>873</text:p>
          </table:table-cell>
          <table:table-cell office:value-type="float" office:value="18000521" calcext:value-type="float">
            <text:p>18000521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eronica</text:p>
          </table:table-cell>
          <table:table-cell office:value-type="string" calcext:value-type="string">
            <text:p>Joannes /Hus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 /Kress/ molendinator de Domasławek</text:p>
          </table:table-cell>
          <table:table-cell office:value-type="string" calcext:value-type="string">
            <text:p>Theressia /Chazinska/ virgo</text:p>
          </table:table-cell>
          <table:table-cell office:value-type="float" office:value="18000512" calcext:value-type="float">
            <text:p>18000512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73" calcext:value-type="float">
            <text:p>873</text:p>
          </table:table-cell>
          <table:table-cell office:value-type="float" office:value="18000524" calcext:value-type="float">
            <text:p>180005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Peterczyk/ famul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ebastianus /Sołtysiak/ juvenis</text:p>
          </table:table-cell>
          <table:table-cell office:value-type="string" calcext:value-type="string">
            <text:p>Marianna /Kędziorzanka/</text:p>
          </table:table-cell>
          <table:table-cell office:value-type="float" office:value="18000515" calcext:value-type="float">
            <text:p>18000515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73" calcext:value-type="float">
            <text:p>873</text:p>
          </table:table-cell>
          <table:table-cell office:value-type="float" office:value="18000524" calcext:value-type="float">
            <text:p>180005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Andreas /Bilski/</text:p>
          </table:table-cell>
          <table:table-cell office:value-type="string" calcext:value-type="string">
            <text:p>Josephata</text:p>
          </table:table-cell>
          <table:table-cell office:value-type="string" calcext:value-type="string">
            <text:p>Nicolaus /Bilski/ juvenis</text:p>
          </table:table-cell>
          <table:table-cell office:value-type="string" calcext:value-type="string">
            <text:p>Catharina /Sralanka/ virgo</text:p>
          </table:table-cell>
          <table:table-cell office:value-type="float" office:value="18000514" calcext:value-type="float">
            <text:p>18000514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73" calcext:value-type="float">
            <text:p>873</text:p>
          </table:table-cell>
          <table:table-cell office:value-type="float" office:value="18000612" calcext:value-type="float">
            <text:p>18000612</text:p>
          </table:table-cell>
          <table:table-cell office:value-type="string" calcext:value-type="string">
            <text:p>Do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Nicolaus /Kazmierzak/ famulus</text:p>
          </table:table-cell>
          <table:table-cell office:value-type="string" calcext:value-type="string">
            <text:p>Martha /Kubiaka/</text:p>
          </table:table-cell>
          <table:table-cell office:value-type="string" calcext:value-type="string">
            <text:p>Joannes /Nowaczyk/ juvenis</text:p>
          </table:table-cell>
          <table:table-cell office:value-type="string" calcext:value-type="string">
            <text:p>Marianna /Mackowiak/ virgo</text:p>
          </table:table-cell>
          <table:table-cell office:value-type="float" office:value="18000611" calcext:value-type="float">
            <text:p>18000611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73" calcext:value-type="float">
            <text:p>873</text:p>
          </table:table-cell>
          <table:table-cell office:value-type="float" office:value="18000622" calcext:value-type="float">
            <text:p>18000622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Blasius /Szczepaniak/ agricola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Mathias /Kowalski/</text:p>
          </table:table-cell>
          <table:table-cell office:value-type="string" calcext:value-type="string">
            <text:p>Marianna /Głonianka/ de Sielec</text:p>
          </table:table-cell>
          <table:table-cell office:value-type="float" office:value="18000618" calcext:value-type="float">
            <text:p>18000618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73" calcext:value-type="float">
            <text:p>873</text:p>
          </table:table-cell>
          <table:table-cell office:value-type="float" office:value="18000630" calcext:value-type="float">
            <text:p>18000630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Jacobus /Ormian/ agricola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Printz/ juvenis</text:p>
          </table:table-cell>
          <table:table-cell office:value-type="string" calcext:value-type="string">
            <text:p>Marianna /Płonska/ virgo de aula</text:p>
          </table:table-cell>
          <table:table-cell office:value-type="float" office:value="18000622" calcext:value-type="float">
            <text:p>18000622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73" calcext:value-type="float">
            <text:p>873</text:p>
          </table:table-cell>
          <table:table-cell office:value-type="float" office:value="18000630" calcext:value-type="float">
            <text:p>18000630</text:p>
          </table:table-cell>
          <table:table-cell office:value-type="string" calcext:value-type="string">
            <text:p>Do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Adalbertus /Sicinski/ nobilis</text:p>
          </table:table-cell>
          <table:table-cell office:value-type="string" calcext:value-type="string">
            <text:p>Marianna /Markwarta/</text:p>
          </table:table-cell>
          <table:table-cell office:value-type="string" calcext:value-type="string">
            <text:p>Jacobus /Przybył/ de Juncewo</text:p>
          </table:table-cell>
          <table:table-cell office:value-type="string" calcext:value-type="string">
            <text:p>Theressia /Gądlinska/</text:p>
          </table:table-cell>
          <table:table-cell office:value-type="float" office:value="18000621" calcext:value-type="float">
            <text:p>18000621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74" calcext:value-type="float">
            <text:p>874</text:p>
          </table:table-cell>
          <table:table-cell office:value-type="float" office:value="18000630" calcext:value-type="float">
            <text:p>18000630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 aulica</text:p>
          </table:table-cell>
          <table:table-cell office:value-type="string" calcext:value-type="string">
            <text:p>Andreas /Charzak/ juvenis</text:p>
          </table:table-cell>
          <table:table-cell office:value-type="string" calcext:value-type="string">
            <text:p>Regina /Adamczanka mater familias</text:p>
          </table:table-cell>
          <table:table-cell office:value-type="float" office:value="18000622" calcext:value-type="float">
            <text:p>18000622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74" calcext:value-type="float">
            <text:p>874</text:p>
          </table:table-cell>
          <table:table-cell office:value-type="float" office:value="18000706" calcext:value-type="float">
            <text:p>1800070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Jacobus /Jackowiak/ agricola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Starosciak/ juvenis</text:p>
          </table:table-cell>
          <table:table-cell office:value-type="string" calcext:value-type="string">
            <text:p>Agnes /Armacina/ mater familias</text:p>
          </table:table-cell>
          <table:table-cell office:value-type="float" office:value="18000626" calcext:value-type="float">
            <text:p>1800062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74" calcext:value-type="float">
            <text:p>874</text:p>
          </table:table-cell>
          <table:table-cell office:value-type="float" office:value="18000710" calcext:value-type="float">
            <text:p>180007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Margaretha</text:p>
          </table:table-cell>
          <table:table-cell office:value-type="string" calcext:value-type="string">
            <text:p>Petrus /Katulski/ famulus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Michael /Armaciak/ juvenis</text:p>
          </table:table-cell>
          <table:table-cell office:value-type="string" calcext:value-type="string">
            <text:p>Barbara /Kopterzyna/ mater familias</text:p>
          </table:table-cell>
          <table:table-cell office:value-type="float" office:value="18000710" calcext:value-type="float">
            <text:p>18000710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74" calcext:value-type="float">
            <text:p>874</text:p>
          </table:table-cell>
          <table:table-cell office:value-type="float" office:value="18000713" calcext:value-type="float">
            <text:p>18000713</text:p>
          </table:table-cell>
          <table:table-cell office:value-type="string" calcext:value-type="string">
            <text:p>Pomork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Przybył/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Valentinus /Rochowiak/ agricola de Nadborowo</text:p>
          </table:table-cell>
          <table:table-cell office:value-type="string" calcext:value-type="string">
            <text:p>Marianna /Sobecka/ de Pomorka</text:p>
          </table:table-cell>
          <table:table-cell office:value-type="float" office:value="18000630" calcext:value-type="float">
            <text:p>18000630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74" calcext:value-type="float">
            <text:p>874</text:p>
          </table:table-cell>
          <table:table-cell office:value-type="float" office:value="18000720" calcext:value-type="float">
            <text:p>180007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Laurentius /Wercz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Frankoski/ juvenis</text:p>
          </table:table-cell>
          <table:table-cell office:value-type="string" calcext:value-type="string">
            <text:p>Hedvigis /Stachowianka/ virgo</text:p>
          </table:table-cell>
          <table:table-cell office:value-type="float" office:value="18000715" calcext:value-type="float">
            <text:p>18000715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74" calcext:value-type="float">
            <text:p>874</text:p>
          </table:table-cell>
          <table:table-cell office:value-type="float" office:value="18000720" calcext:value-type="float">
            <text:p>180007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Joannes /Napartych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Franciscus /Rozpłochowski/</text:p>
          </table:table-cell>
          <table:table-cell office:value-type="string" calcext:value-type="string">
            <text:p>Catharina /Lewandowska/</text:p>
          </table:table-cell>
          <table:table-cell office:value-type="float" office:value="18000715" calcext:value-type="float">
            <text:p>18000715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74" calcext:value-type="float">
            <text:p>874</text:p>
          </table:table-cell>
          <table:table-cell office:value-type="float" office:value="18000727" calcext:value-type="float">
            <text:p>18000727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gnatius</text:p>
          </table:table-cell>
          <table:table-cell office:value-type="string" calcext:value-type="string">
            <text:p>Petrus /Kujawa/ famulus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Mathias /Przygoda/ juvenis</text:p>
          </table:table-cell>
          <table:table-cell office:value-type="string" calcext:value-type="string">
            <text:p>Magdalena /Domagalina/ mater familias</text:p>
          </table:table-cell>
          <table:table-cell office:value-type="float" office:value="18000725" calcext:value-type="float">
            <text:p>18000725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74" calcext:value-type="float">
            <text:p>874</text:p>
          </table:table-cell>
          <table:table-cell office:value-type="float" office:value="18000727" calcext:value-type="float">
            <text:p>1800072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Laurentius /Romel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Bilski/ juvenis</text:p>
          </table:table-cell>
          <table:table-cell office:value-type="string" calcext:value-type="string">
            <text:p>Eva /Kuszanka/ virgo</text:p>
          </table:table-cell>
          <table:table-cell office:value-type="float" office:value="18000708" calcext:value-type="float">
            <text:p>18000708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74" calcext:value-type="float">
            <text:p>874</text:p>
          </table:table-cell>
          <table:table-cell office:value-type="float" office:value="18000803" calcext:value-type="float">
            <text:p>1800080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cianna</text:p>
          </table:table-cell>
          <table:table-cell office:value-type="string" calcext:value-type="string">
            <text:p>Josephus /Bukowiecki/ mile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Lewandowski</text:p>
          </table:table-cell>
          <table:table-cell office:value-type="string" calcext:value-type="string">
            <text:p>Victoria /Sankowska/ de Żareżyno</text:p>
          </table:table-cell>
          <table:table-cell office:value-type="float" office:value="18000727" calcext:value-type="float">
            <text:p>18000727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74" calcext:value-type="float">
            <text:p>874</text:p>
          </table:table-cell>
          <table:table-cell office:value-type="float" office:value="18000830" calcext:value-type="float">
            <text:p>18000830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udovicus /Ulendowski/ molendinator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sephus /Zalinski/ de Jabłowo</text:p>
          </table:table-cell>
          <table:table-cell office:value-type="string" calcext:value-type="string">
            <text:p>Salomea /Lewinska/ de Dobrylowa</text:p>
          </table:table-cell>
          <table:table-cell office:value-type="float" office:value="18000820" calcext:value-type="float">
            <text:p>18000820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74" calcext:value-type="float">
            <text:p>874</text:p>
          </table:table-cell>
          <table:table-cell office:value-type="float" office:value="18000830" calcext:value-type="float">
            <text:p>180008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dovica</text:p>
          </table:table-cell>
          <table:table-cell office:value-type="string" calcext:value-type="string">
            <text:p>Michael /Tomas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Peterczyk/</text:p>
          </table:table-cell>
          <table:table-cell office:value-type="string" calcext:value-type="string">
            <text:p>Catharina /Szperzyna/ mater familias</text:p>
          </table:table-cell>
          <table:table-cell office:value-type="float" office:value="18000823" calcext:value-type="float">
            <text:p>18000823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75" calcext:value-type="float">
            <text:p>875</text:p>
          </table:table-cell>
          <table:table-cell office:value-type="float" office:value="18000830" calcext:value-type="float">
            <text:p>1800083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Snierzchatow/ famulus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Paulus /Nowicki/ juvenis</text:p>
          </table:table-cell>
          <table:table-cell office:value-type="string" calcext:value-type="string">
            <text:p>Barbara /Chetmanka/ mater familias</text:p>
          </table:table-cell>
          <table:table-cell office:value-type="float" office:value="18000825" calcext:value-type="float">
            <text:p>18000825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75" calcext:value-type="float">
            <text:p>875</text:p>
          </table:table-cell>
          <table:table-cell office:value-type="float" office:value="18000830" calcext:value-type="float">
            <text:p>1800083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 /Junisładisławicz/ advena</text:p>
          </table:table-cell>
          <table:table-cell office:value-type="string" calcext:value-type="string">
            <text:p>Petrus /Zakowicz/ juvenis</text:p>
          </table:table-cell>
          <table:table-cell office:value-type="string" calcext:value-type="string">
            <text:p>Marianna /Gęsinska/ scultetissa</text:p>
          </table:table-cell>
          <table:table-cell office:value-type="float" office:value="18000823" calcext:value-type="float">
            <text:p>18000823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75" calcext:value-type="float">
            <text:p>875</text:p>
          </table:table-cell>
          <table:table-cell office:value-type="float" office:value="18000907" calcext:value-type="float">
            <text:p>18000907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Gorżyc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Nicolaus /Mażurek/</text:p>
          </table:table-cell>
          <table:table-cell office:value-type="string" calcext:value-type="string">
            <text:p>Regina /Gorżycka/ de Rekowo</text:p>
          </table:table-cell>
          <table:table-cell office:value-type="float" office:value="18000830" calcext:value-type="float">
            <text:p>18000830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75" calcext:value-type="float">
            <text:p>875</text:p>
          </table:table-cell>
          <table:table-cell office:value-type="float" office:value="18000907" calcext:value-type="float">
            <text:p>180009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/Lewandowski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sephus /Domagałka/ juvenis</text:p>
          </table:table-cell>
          <table:table-cell office:value-type="string" calcext:value-type="string">
            <text:p>Francisca /Matuszowna/ virgo de Zarezyno</text:p>
          </table:table-cell>
          <table:table-cell office:value-type="float" office:value="18000903" calcext:value-type="float">
            <text:p>18000903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75" calcext:value-type="float">
            <text:p>875</text:p>
          </table:table-cell>
          <table:table-cell office:value-type="float" office:value="18000914" calcext:value-type="float">
            <text:p>1800091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Michael /Tyllyn/ agricola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Chistopherus /Plangentz/ juvenis</text:p>
          </table:table-cell>
          <table:table-cell office:value-type="string" calcext:value-type="string">
            <text:p>Marianna /Nowaczka/ mater familias</text:p>
          </table:table-cell>
          <table:table-cell office:value-type="float" office:value="18000906" calcext:value-type="float">
            <text:p>1800090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75" calcext:value-type="float">
            <text:p>875</text:p>
          </table:table-cell>
          <table:table-cell office:value-type="float" office:value="18000918" calcext:value-type="float">
            <text:p>1800091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Michael /Armata/ agricola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Jacobus /Szpera/ de Juncewo</text:p>
          </table:table-cell>
          <table:table-cell office:value-type="string" calcext:value-type="string">
            <text:p>Catharina /Jackowianka/ mater familias</text:p>
          </table:table-cell>
          <table:table-cell office:value-type="float" office:value="18000918" calcext:value-type="float">
            <text:p>18000918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75" calcext:value-type="float">
            <text:p>875</text:p>
          </table:table-cell>
          <table:table-cell office:value-type="float" office:value="18000921" calcext:value-type="float">
            <text:p>18000921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oannes /Jeskow/</text:p>
          </table:table-cell>
          <table:table-cell office:value-type="string" calcext:value-type="string">
            <text:p>Christina</text:p>
          </table:table-cell>
          <table:table-cell office:value-type="string" calcext:value-type="string">
            <text:p>Joannes /Wegner/ ferrifaber</text:p>
          </table:table-cell>
          <table:table-cell office:value-type="string" calcext:value-type="string">
            <text:p>Dorothea /Sartorca/ alias /Krawczanka/ de Żnin</text:p>
          </table:table-cell>
          <table:table-cell office:value-type="float" office:value="18000915" calcext:value-type="float">
            <text:p>18000915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75" calcext:value-type="float">
            <text:p>875</text:p>
          </table:table-cell>
          <table:table-cell office:value-type="float" office:value="18000921" calcext:value-type="float">
            <text:p>18000921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Vincentius /Kowalski/ famul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Chara/ juvenis</text:p>
          </table:table-cell>
          <table:table-cell office:value-type="string" calcext:value-type="string">
            <text:p>Catharina /Nowaczka/</text:p>
          </table:table-cell>
          <table:table-cell office:value-type="float" office:value="18000913" calcext:value-type="float">
            <text:p>18000913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75" calcext:value-type="float">
            <text:p>875</text:p>
          </table:table-cell>
          <table:table-cell office:value-type="float" office:value="18000921" calcext:value-type="float">
            <text:p>18000921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Bartholomeus /Weytkowiak/ famulus</text:p>
          </table:table-cell>
          <table:table-cell office:value-type="string" calcext:value-type="string">
            <text:p>Gertrudis</text:p>
          </table:table-cell>
          <table:table-cell office:value-type="string" calcext:value-type="string">
            <text:p>Melchior /Radlinski/ juvenis</text:p>
          </table:table-cell>
          <table:table-cell office:value-type="string" calcext:value-type="string">
            <text:p>Catharina /Weytkowiaka/</text:p>
          </table:table-cell>
          <table:table-cell office:value-type="float" office:value="18000911" calcext:value-type="float">
            <text:p>18000911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75" calcext:value-type="float">
            <text:p>875</text:p>
          </table:table-cell>
          <table:table-cell office:value-type="float" office:value="18000929" calcext:value-type="float">
            <text:p>1800092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ndreas /Bujar/ famulus</text:p>
          </table:table-cell>
          <table:table-cell office:value-type="string" calcext:value-type="string">
            <text:p>Heva</text:p>
          </table:table-cell>
          <table:table-cell office:value-type="string" calcext:value-type="string">
            <text:p>Nicolaus /Lewandowski/ de Domasławek</text:p>
          </table:table-cell>
          <table:table-cell office:value-type="string" calcext:value-type="string">
            <text:p>Dorothea /Kwiatkowska/ de Domasławek</text:p>
          </table:table-cell>
          <table:table-cell office:value-type="float" office:value="18000922" calcext:value-type="float">
            <text:p>18000922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76" calcext:value-type="float">
            <text:p>876</text:p>
          </table:table-cell>
          <table:table-cell office:value-type="float" office:value="18000928" calcext:value-type="float">
            <text:p>18000928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Bartholomeus /Wisniewski/ inquilinus</text:p>
          </table:table-cell>
          <table:table-cell office:value-type="string" calcext:value-type="string">
            <text:p>Veronica</text:p>
          </table:table-cell>
          <table:table-cell office:value-type="string" calcext:value-type="string">
            <text:p>Paulus /Kołecki/ de Cżesłowo</text:p>
          </table:table-cell>
          <table:table-cell office:value-type="string" calcext:value-type="string">
            <text:p>Catharina /Dejewska/</text:p>
          </table:table-cell>
          <table:table-cell office:value-type="float" office:value="18000921" calcext:value-type="float">
            <text:p>18000921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76" calcext:value-type="float">
            <text:p>876</text:p>
          </table:table-cell>
          <table:table-cell office:value-type="float" office:value="18001005" calcext:value-type="float">
            <text:p>1800100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Adnreas /Budnych/ agricola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Balthasar /Mniszak/ de Juncewo</text:p>
          </table:table-cell>
          <table:table-cell office:value-type="string" calcext:value-type="string">
            <text:p>Marianna /Sobkowianka/</text:p>
          </table:table-cell>
          <table:table-cell office:value-type="float" office:value="18001001" calcext:value-type="float">
            <text:p>18001001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76" calcext:value-type="float">
            <text:p>876</text:p>
          </table:table-cell>
          <table:table-cell office:value-type="float" office:value="18001010" calcext:value-type="float">
            <text:p>180010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artinus /Purzkow/ alias /Kus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ylvester /Latostanski/ prepositus Żernicensis assessor decanatus rogovensis</text:p>
          </table:table-cell>
          <table:table-cell office:value-type="string" calcext:value-type="string">
            <text:p>Catharina /Mathuszynska/ nobilis de domo plebanali</text:p>
          </table:table-cell>
          <table:table-cell office:value-type="float" office:value="18001015" calcext:value-type="float">
            <text:p>18001015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76" calcext:value-type="float">
            <text:p>876</text:p>
          </table:table-cell>
          <table:table-cell office:value-type="float" office:value="18001019" calcext:value-type="float">
            <text:p>18001019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Sokelinski/ famul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/Ulendowski/ molendinator</text:p>
          </table:table-cell>
          <table:table-cell office:value-type="string" calcext:value-type="string">
            <text:p>Marianna /Czołgorzka/ de Jaroszewo</text:p>
          </table:table-cell>
          <table:table-cell office:value-type="float" office:value="18001010" calcext:value-type="float">
            <text:p>18001010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76" calcext:value-type="float">
            <text:p>876</text:p>
          </table:table-cell>
          <table:table-cell office:value-type="float" office:value="18001020" calcext:value-type="float">
            <text:p>180010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ndreas /Korbal/ agricola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Casimirus /Mathuszynski/ nobilis</text:p>
          </table:table-cell>
          <table:table-cell office:value-type="string" calcext:value-type="string">
            <text:p>Bogumilla /Mathuszynska/ soror eius</text:p>
          </table:table-cell>
          <table:table-cell office:value-type="float" office:value="18001018" calcext:value-type="float">
            <text:p>18001018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76" calcext:value-type="float">
            <text:p>876</text:p>
          </table:table-cell>
          <table:table-cell office:value-type="float" office:value="18001024" calcext:value-type="float">
            <text:p>1800102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ichael /Nadolnych/ agricola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Franciscus /Rospłochoski/</text:p>
          </table:table-cell>
          <table:table-cell office:value-type="string" calcext:value-type="string">
            <text:p>Magdalena /Chetmanka/</text:p>
          </table:table-cell>
          <table:table-cell office:value-type="float" office:value="18001018" calcext:value-type="float">
            <text:p>18001018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76" calcext:value-type="float">
            <text:p>876</text:p>
          </table:table-cell>
          <table:table-cell office:value-type="float" office:value="18001024" calcext:value-type="float">
            <text:p>180010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Oberski/ molendina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Kautz/ ovillo</text:p>
          </table:table-cell>
          <table:table-cell office:value-type="string" calcext:value-type="string">
            <text:p>Regina /Kworcinska/ propinatrix</text:p>
          </table:table-cell>
          <table:table-cell office:value-type="float" office:value="18001015" calcext:value-type="float">
            <text:p>18001015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76" calcext:value-type="float">
            <text:p>876</text:p>
          </table:table-cell>
          <table:table-cell office:value-type="float" office:value="18001024" calcext:value-type="float">
            <text:p>180010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Kujawa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asimirus /Mathuszynski/ nobilis</text:p>
          </table:table-cell>
          <table:table-cell office:value-type="string" calcext:value-type="string">
            <text:p>Regina /Zielinska/ scultetissa</text:p>
          </table:table-cell>
          <table:table-cell office:value-type="float" office:value="18001017" calcext:value-type="float">
            <text:p>18001017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76" calcext:value-type="float">
            <text:p>876</text:p>
          </table:table-cell>
          <table:table-cell office:value-type="float" office:value="18001102" calcext:value-type="float">
            <text:p>180011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Michael agricola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Lucas /Marciniak/ agricola</text:p>
          </table:table-cell>
          <table:table-cell office:value-type="string" calcext:value-type="string">
            <text:p>Agnes /Armacina/ dicta mater familias</text:p>
          </table:table-cell>
          <table:table-cell office:value-type="float" office:value="18001027" calcext:value-type="float">
            <text:p>18001027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76" calcext:value-type="float">
            <text:p>876</text:p>
          </table:table-cell>
          <table:table-cell office:value-type="float" office:value="18001108" calcext:value-type="float">
            <text:p>18001108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pastor gregi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Kusnierek/ agricola</text:p>
          </table:table-cell>
          <table:table-cell office:value-type="string" calcext:value-type="string">
            <text:p>Marianna /Chazinska/</text:p>
          </table:table-cell>
          <table:table-cell office:value-type="float" office:value="18001101" calcext:value-type="float">
            <text:p>18001101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77" calcext:value-type="float">
            <text:p>877</text:p>
          </table:table-cell>
          <table:table-cell office:value-type="float" office:value="18001123" calcext:value-type="float">
            <text:p>1800112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aulus /Paulicki/ famul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chael /Armaciak/ juvenis</text:p>
          </table:table-cell>
          <table:table-cell office:value-type="string" calcext:value-type="string">
            <text:p>Hedvigis /Marciniakowa/ mater familias</text:p>
          </table:table-cell>
          <table:table-cell office:value-type="float" office:value="18001119" calcext:value-type="float">
            <text:p>180011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77" calcext:value-type="float">
            <text:p>877</text:p>
          </table:table-cell>
          <table:table-cell office:value-type="float" office:value="18001127" calcext:value-type="float">
            <text:p>1800112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thias /Mnich/ famul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/Ureda/</text:p>
          </table:table-cell>
          <table:table-cell office:value-type="string" calcext:value-type="string">
            <text:p>Marianna /Gwidzianka/ consors Michael /Tomasiak/</text:p>
          </table:table-cell>
          <table:table-cell office:value-type="float" office:value="18001127" calcext:value-type="float">
            <text:p>18001127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77" calcext:value-type="float">
            <text:p>877</text:p>
          </table:table-cell>
          <table:table-cell office:value-type="float" office:value="18001130" calcext:value-type="float">
            <text:p>180011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tonius /Kuberski/ famul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elchior /Radlinski/ juvenis</text:p>
          </table:table-cell>
          <table:table-cell office:value-type="string" calcext:value-type="string">
            <text:p>Marianna /Scibutka/ mater familias</text:p>
          </table:table-cell>
          <table:table-cell office:value-type="float" office:value="18001123" calcext:value-type="float">
            <text:p>18001123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77" calcext:value-type="float">
            <text:p>877</text:p>
          </table:table-cell>
          <table:table-cell office:value-type="float" office:value="18001130" calcext:value-type="float">
            <text:p>1800113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annes /Kausza/ ovilio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/Dreier/ juvenis</text:p>
          </table:table-cell>
          <table:table-cell office:value-type="string" calcext:value-type="string">
            <text:p>Marianna /Kommentowa/ de Komorowo</text:p>
          </table:table-cell>
          <table:table-cell office:value-type="float" office:value="18001126" calcext:value-type="float">
            <text:p>1800112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77" calcext:value-type="float">
            <text:p>877</text:p>
          </table:table-cell>
          <table:table-cell office:value-type="float" office:value="18001207" calcext:value-type="float">
            <text:p>18001207</text:p>
          </table:table-cell>
          <table:table-cell office:value-type="string" calcext:value-type="string">
            <text:p>Starężyn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ristopherus</text:p>
          </table:table-cell>
          <table:table-cell office:value-type="string" calcext:value-type="string">
            <text:p>Chertman /Kruger/ famul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Huiskie/ agricola</text:p>
          </table:table-cell>
          <table:table-cell office:value-type="string" calcext:value-type="string">
            <text:p>Catharina /Cholesinska/ consors ferrifabri</text:p>
          </table:table-cell>
          <table:table-cell office:value-type="float" office:value="18001126" calcext:value-type="float">
            <text:p>1800112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77" calcext:value-type="float">
            <text:p>877</text:p>
          </table:table-cell>
          <table:table-cell office:value-type="float" office:value="18001214" calcext:value-type="float">
            <text:p>180012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ndreas /Kędziora/ famul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Urbaniak/</text:p>
          </table:table-cell>
          <table:table-cell office:value-type="string" calcext:value-type="string">
            <text:p>Marianna /Kędziorzanka/</text:p>
          </table:table-cell>
          <table:table-cell office:value-type="float" office:value="18001211" calcext:value-type="float">
            <text:p>18001211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77" calcext:value-type="float">
            <text:p>877</text:p>
          </table:table-cell>
          <table:table-cell office:value-type="float" office:value="18001214" calcext:value-type="float">
            <text:p>180012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Bartholomeus /Katulski/ famul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Jankowiak/ agricola</text:p>
          </table:table-cell>
          <table:table-cell office:value-type="string" calcext:value-type="string">
            <text:p>Catharina /Krysztoska/ mater familias</text:p>
          </table:table-cell>
          <table:table-cell office:value-type="float" office:value="18001211" calcext:value-type="float">
            <text:p>18001211</text:p>
          </table:table-cell>
          <table:table-cell office:value-type="string" calcext:value-type="string">
            <text:p>famulus Luca /Olegnik/ agricola</text:p>
          </table:table-cell>
          <table:table-cell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77" calcext:value-type="float">
            <text:p>877</text:p>
          </table:table-cell>
          <table:table-cell office:value-type="float" office:value="18001221" calcext:value-type="float">
            <text:p>180012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Jacobus /Jackowiak/ agricol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/Zielinski/ scultetus</text:p>
          </table:table-cell>
          <table:table-cell office:value-type="string" calcext:value-type="string">
            <text:p>Catharina /Szperzyna/</text:p>
          </table:table-cell>
          <table:table-cell office:value-type="float" office:value="18001216" calcext:value-type="float">
            <text:p>1800121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77" calcext:value-type="float">
            <text:p>877</text:p>
          </table:table-cell>
          <table:table-cell office:value-type="float" office:value="18001221" calcext:value-type="float">
            <text:p>18001221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Stanislaus /Łuczak/ agricola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 /Dejewski/</text:p>
          </table:table-cell>
          <table:table-cell office:value-type="string" calcext:value-type="string">
            <text:p>Agnes /Ulandowska/ molendinatrix</text:p>
          </table:table-cell>
          <table:table-cell office:value-type="float" office:value="18001215" calcext:value-type="float">
            <text:p>18001215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77" calcext:value-type="float">
            <text:p>877</text:p>
          </table:table-cell>
          <table:table-cell office:value-type="float" office:value="18001222" calcext:value-type="float">
            <text:p>18001222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Antonius /Kolas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Kolasiak/ juvenis</text:p>
          </table:table-cell>
          <table:table-cell office:value-type="string" calcext:value-type="string">
            <text:p>Catharina /Mikołayka/ mater familias</text:p>
          </table:table-cell>
          <table:table-cell office:value-type="float" office:value="18001212" calcext:value-type="float">
            <text:p>18001212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78" calcext:value-type="float">
            <text:p>878</text:p>
          </table:table-cell>
          <table:table-cell office:value-type="float" office:value="18001228" calcext:value-type="float">
            <text:p>18001228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ristopherus</text:p>
          </table:table-cell>
          <table:table-cell office:value-type="string" calcext:value-type="string">
            <text:p>Joannes /Wegner/ ferrifabe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Słupski/ economus</text:p>
          </table:table-cell>
          <table:table-cell office:value-type="string" calcext:value-type="string">
            <text:p>Catharina /Wrukowna/ virgo</text:p>
          </table:table-cell>
          <table:table-cell office:value-type="float" office:value="18001220" calcext:value-type="float">
            <text:p>18001220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78" calcext:value-type="float">
            <text:p>878</text:p>
          </table:table-cell>
          <table:table-cell office:value-type="float" office:value="18001228" calcext:value-type="float">
            <text:p>18001228</text:p>
          </table:table-cell>
          <table:table-cell office:value-type="string" calcext:value-type="string">
            <text:p>Stare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tonina</text:p>
          </table:table-cell>
          <table:table-cell office:value-type="string" calcext:value-type="string">
            <text:p>Joannes /Krysztowiak/ agricola</text:p>
          </table:table-cell>
          <table:table-cell office:value-type="string" calcext:value-type="string">
            <text:p>Bogumilla</text:p>
          </table:table-cell>
          <table:table-cell office:value-type="string" calcext:value-type="string">
            <text:p>Joannes /Staniszewski/ de Kopanina</text:p>
          </table:table-cell>
          <table:table-cell office:value-type="string" calcext:value-type="string">
            <text:p>Antonina /Frankowna/</text:p>
          </table:table-cell>
          <table:table-cell office:value-type="float" office:value="18001215" calcext:value-type="float">
            <text:p>18001215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78" calcext:value-type="float">
            <text:p>878</text:p>
          </table:table-cell>
          <table:table-cell office:value-type="float" office:value="18010118" calcext:value-type="float">
            <text:p>18010118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Isidorus /Nieradzik/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Michael /Gogolinski/</text:p>
          </table:table-cell>
          <table:table-cell office:value-type="string" calcext:value-type="string">
            <text:p>Marianna /Zielinska/</text:p>
          </table:table-cell>
          <table:table-cell office:value-type="float" office:value="18010117" calcext:value-type="float">
            <text:p>18010117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78" calcext:value-type="float">
            <text:p>878</text:p>
          </table:table-cell>
          <table:table-cell office:value-type="float" office:value="18010118" calcext:value-type="float">
            <text:p>1801011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acobus /Jackowia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thias /Włodarczak/ juvenis</text:p>
          </table:table-cell>
          <table:table-cell office:value-type="string" calcext:value-type="string">
            <text:p>Agnes /Włodarczanka/ virgo</text:p>
          </table:table-cell>
          <table:table-cell office:value-type="float" office:value="18010113" calcext:value-type="float">
            <text:p>18010113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78" calcext:value-type="float">
            <text:p>878</text:p>
          </table:table-cell>
          <table:table-cell office:value-type="float" office:value="18010118" calcext:value-type="float">
            <text:p>1801011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lonia</text:p>
          </table:table-cell>
          <table:table-cell office:value-type="string" calcext:value-type="string">
            <text:p>Franciscus /Wichłaczy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Korbal/ juvenis</text:p>
          </table:table-cell>
          <table:table-cell office:value-type="string" calcext:value-type="string">
            <text:p>Barbara /Chetmanka/ mater familias</text:p>
          </table:table-cell>
          <table:table-cell office:value-type="float" office:value="18010111" calcext:value-type="float">
            <text:p>18010111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78" calcext:value-type="float">
            <text:p>878</text:p>
          </table:table-cell>
          <table:table-cell office:value-type="float" office:value="18010125" calcext:value-type="float">
            <text:p>180101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Petrus /Kusz/ agricol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Valentinus /Kędziora/</text:p>
          </table:table-cell>
          <table:table-cell office:value-type="string" calcext:value-type="string">
            <text:p>Apolonia /Matuszka/</text:p>
          </table:table-cell>
          <table:table-cell office:value-type="float" office:value="18010122" calcext:value-type="float">
            <text:p>18010122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78" calcext:value-type="float">
            <text:p>878</text:p>
          </table:table-cell>
          <table:table-cell office:value-type="float" office:value="18010125" calcext:value-type="float">
            <text:p>180101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Petrus /Szczechowski/ famul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lbertus /Głoszczak/ villicus de Żareżyno</text:p>
          </table:table-cell>
          <table:table-cell office:value-type="string" calcext:value-type="string">
            <text:p>Christina /Szechowska/ mater familias</text:p>
          </table:table-cell>
          <table:table-cell office:value-type="float" office:value="18010119" calcext:value-type="float">
            <text:p>180101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78" calcext:value-type="float">
            <text:p>878</text:p>
          </table:table-cell>
          <table:table-cell office:value-type="float" office:value="18010205" calcext:value-type="float">
            <text:p>180102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nna /Dziadowna/</text:p>
          </table:table-cell>
          <table:table-cell office:value-type="string" calcext:value-type="string">
            <text:p>Andreas /Purpura/ famulus</text:p>
          </table:table-cell>
          <table:table-cell office:value-type="string" calcext:value-type="string">
            <text:p>Francisca /Beyimowa/ mater familias</text:p>
          </table:table-cell>
          <table:table-cell office:value-type="float" office:value="18010205" calcext:value-type="float">
            <text:p>18010205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79" calcext:value-type="float">
            <text:p>879</text:p>
          </table:table-cell>
          <table:table-cell office:value-type="float" office:value="18010215" calcext:value-type="float">
            <text:p>180102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Mathias /Kusz/ agricola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Adamski/ agricola</text:p>
          </table:table-cell>
          <table:table-cell office:value-type="string" calcext:value-type="string">
            <text:p>Regina /Żielinska/ scultetissa</text:p>
          </table:table-cell>
          <table:table-cell office:value-type="float" office:value="18010210" calcext:value-type="float">
            <text:p>18010210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79" calcext:value-type="float">
            <text:p>879</text:p>
          </table:table-cell>
          <table:table-cell office:value-type="float" office:value="18010215" calcext:value-type="float">
            <text:p>180102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tianna</text:p>
          </table:table-cell>
          <table:table-cell office:value-type="string" calcext:value-type="string">
            <text:p>Blasius /Spychata/ agricola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Martinus juvenis</text:p>
          </table:table-cell>
          <table:table-cell office:value-type="string" calcext:value-type="string">
            <text:p>Catharina /Lewandowska/</text:p>
          </table:table-cell>
          <table:table-cell office:value-type="float" office:value="18010209" calcext:value-type="float">
            <text:p>1801020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79" calcext:value-type="float">
            <text:p>879</text:p>
          </table:table-cell>
          <table:table-cell office:value-type="float" office:value="18010215" calcext:value-type="float">
            <text:p>18010215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Michael /Węnel/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Joannes /Wegner/ ferrifaber</text:p>
          </table:table-cell>
          <table:table-cell office:value-type="string" calcext:value-type="string">
            <text:p>Anna /Węnelowa/ de Swiątkowo</text:p>
          </table:table-cell>
          <table:table-cell office:value-type="float" office:value="18010207" calcext:value-type="float">
            <text:p>18010207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79" calcext:value-type="float">
            <text:p>879</text:p>
          </table:table-cell>
          <table:table-cell office:value-type="float" office:value="18010215" calcext:value-type="float">
            <text:p>180102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 /Jaktonaska/</text:p>
          </table:table-cell>
          <table:table-cell office:value-type="string" calcext:value-type="string">
            <text:p>Stanislaus /Armata/ scultetus</text:p>
          </table:table-cell>
          <table:table-cell office:value-type="string" calcext:value-type="string">
            <text:p>Agnes /Pusżczynska/</text:p>
          </table:table-cell>
          <table:table-cell office:value-type="float" office:value="18010211" calcext:value-type="float">
            <text:p>18010211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79" calcext:value-type="float">
            <text:p>879</text:p>
          </table:table-cell>
          <table:table-cell office:value-type="float" office:value="18010301" calcext:value-type="float">
            <text:p>180103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Mathias /Warminski/ organari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thias /Mnich/ cmetho</text:p>
          </table:table-cell>
          <table:table-cell office:value-type="string" calcext:value-type="string">
            <text:p>Catharina /Szperżyna/ mater familias</text:p>
          </table:table-cell>
          <table:table-cell office:value-type="float" office:value="18010301" calcext:value-type="float">
            <text:p>18010301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79" calcext:value-type="float">
            <text:p>879</text:p>
          </table:table-cell>
          <table:table-cell office:value-type="float" office:value="18010308" calcext:value-type="float">
            <text:p>180103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ata</text:p>
          </table:table-cell>
          <table:table-cell office:value-type="string" calcext:value-type="string">
            <text:p>Martinus /Machnikowski/ molendinator</text:p>
          </table:table-cell>
          <table:table-cell office:value-type="string" calcext:value-type="string">
            <text:p>Balbina</text:p>
          </table:table-cell>
          <table:table-cell office:value-type="string" calcext:value-type="string">
            <text:p>Jacobus /Oberski/ molendinator de Dąbrowa</text:p>
          </table:table-cell>
          <table:table-cell office:value-type="string" calcext:value-type="string">
            <text:p>Barbara /Chetmanka/ mater familias</text:p>
          </table:table-cell>
          <table:table-cell office:value-type="float" office:value="18010305" calcext:value-type="float">
            <text:p>18010305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79" calcext:value-type="float">
            <text:p>879</text:p>
          </table:table-cell>
          <table:table-cell office:value-type="float" office:value="18010315" calcext:value-type="float">
            <text:p>180103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Joannes /Armata/ agricola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ichael /Armaciak/ juvenis</text:p>
          </table:table-cell>
          <table:table-cell office:value-type="string" calcext:value-type="string">
            <text:p>Marianna /Jędraszanka/</text:p>
          </table:table-cell>
          <table:table-cell office:value-type="float" office:value="18010309" calcext:value-type="float">
            <text:p>1801030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79" calcext:value-type="float">
            <text:p>879</text:p>
          </table:table-cell>
          <table:table-cell office:value-type="float" office:value="18010319" calcext:value-type="float">
            <text:p>18010319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Mathias /Słupski/ econom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Żłotnicki/</text:p>
          </table:table-cell>
          <table:table-cell office:value-type="string" calcext:value-type="string">
            <text:p>Christina filia sua</text:p>
          </table:table-cell>
          <table:table-cell office:value-type="float" office:value="18010313" calcext:value-type="float">
            <text:p>18010313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79" calcext:value-type="float">
            <text:p>879</text:p>
          </table:table-cell>
          <table:table-cell office:value-type="float" office:value="18010322" calcext:value-type="float">
            <text:p>180103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Valentinus /Sżachel/ agricol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Valentinus /Kubiak/</text:p>
          </table:table-cell>
          <table:table-cell office:value-type="string" calcext:value-type="string">
            <text:p>Petronella /Szachlanka/</text:p>
          </table:table-cell>
          <table:table-cell office:value-type="float" office:value="18010315" calcext:value-type="float">
            <text:p>18010315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79" calcext:value-type="float">
            <text:p>879</text:p>
          </table:table-cell>
          <table:table-cell office:value-type="float" office:value="18010322" calcext:value-type="float">
            <text:p>1801032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Thomas /Nowacż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us /Spychała/</text:p>
          </table:table-cell>
          <table:table-cell office:value-type="string" calcext:value-type="string">
            <text:p>Catharina /Lewandowska/</text:p>
          </table:table-cell>
          <table:table-cell office:value-type="float" office:value="18010314" calcext:value-type="float">
            <text:p>18010314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79" calcext:value-type="float">
            <text:p>879</text:p>
          </table:table-cell>
          <table:table-cell office:value-type="float" office:value="18010329" calcext:value-type="float">
            <text:p>18010329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Stephanus /Jackow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Wegner/ ferrifaber</text:p>
          </table:table-cell>
          <table:table-cell office:value-type="string" calcext:value-type="string">
            <text:p>Hedvigis /Pierchaska/ de Pinsoko</text:p>
          </table:table-cell>
          <table:table-cell office:value-type="float" office:value="18010321" calcext:value-type="float">
            <text:p>18010321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79" calcext:value-type="float">
            <text:p>879</text:p>
          </table:table-cell>
          <table:table-cell office:value-type="float" office:value="18010329" calcext:value-type="float">
            <text:p>1801032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Lucas /Przędkurata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Valentinus /Fyderowicz/</text:p>
          </table:table-cell>
          <table:table-cell office:value-type="string" calcext:value-type="string">
            <text:p>Marianna /Bujarzyna/</text:p>
          </table:table-cell>
          <table:table-cell office:value-type="float" office:value="18010314" calcext:value-type="float">
            <text:p>18010314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80" calcext:value-type="float">
            <text:p>880</text:p>
          </table:table-cell>
          <table:table-cell office:value-type="float" office:value="18010329" calcext:value-type="float">
            <text:p>180103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Casimirus /Grzegorzows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sephus /Domagałka/</text:p>
          </table:table-cell>
          <table:table-cell office:value-type="string" calcext:value-type="string">
            <text:p>Marianna /Pisarzcżanka/ virgo de Chraplewo</text:p>
          </table:table-cell>
          <table:table-cell office:value-type="float" office:value="18010312" calcext:value-type="float">
            <text:p>18010312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80" calcext:value-type="float">
            <text:p>880</text:p>
          </table:table-cell>
          <table:table-cell office:value-type="float" office:value="18010408" calcext:value-type="float">
            <text:p>18010408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Michael /Fraszews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Thomas /Fraszewski/ de Piardowo</text:p>
          </table:table-cell>
          <table:table-cell office:value-type="string" calcext:value-type="string">
            <text:p>Magdalena /Jędrzejewska/</text:p>
          </table:table-cell>
          <table:table-cell office:value-type="float" office:value="18010406" calcext:value-type="float">
            <text:p>18010406</text:p>
          </table:table-cell>
          <table:table-cell office:value-type="string" calcext:value-type="string">
            <text:p>marked with an x</text:p>
          </table:table-cell>
          <table:table-cell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80" calcext:value-type="float">
            <text:p>880</text:p>
          </table:table-cell>
          <table:table-cell office:value-type="float" office:value="18010411" calcext:value-type="float">
            <text:p>1801041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Barbara /Lakomianka/</text:p>
          </table:table-cell>
          <table:table-cell office:value-type="string" calcext:value-type="string">
            <text:p>Jacobus /Jackowiak/ agricola</text:p>
          </table:table-cell>
          <table:table-cell office:value-type="string" calcext:value-type="string">
            <text:p>Marianna /Oberska/ molendinatrix</text:p>
          </table:table-cell>
          <table:table-cell office:value-type="float" office:value="18010410" calcext:value-type="float">
            <text:p>18010410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80" calcext:value-type="float">
            <text:p>880</text:p>
          </table:table-cell>
          <table:table-cell office:value-type="float" office:value="18010412" calcext:value-type="float">
            <text:p>180104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imon /Kwercinski/ porpinato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/Armata/ scultetus</text:p>
          </table:table-cell>
          <table:table-cell office:value-type="string" calcext:value-type="string">
            <text:p>Marianna /Oberska/ molendinatrix</text:p>
          </table:table-cell>
          <table:table-cell office:value-type="float" office:value="18010402" calcext:value-type="float">
            <text:p>18010402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80" calcext:value-type="float">
            <text:p>880</text:p>
          </table:table-cell>
          <table:table-cell office:value-type="float" office:value="18010418" calcext:value-type="float">
            <text:p>1801041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Andreas /Lewandowski/ propin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lasius /Spychała/</text:p>
          </table:table-cell>
          <table:table-cell office:value-type="string" calcext:value-type="string">
            <text:p>Hedvigis /Korbalka/</text:p>
          </table:table-cell>
          <table:table-cell office:value-type="float" office:value="18010411" calcext:value-type="float">
            <text:p>18010411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80" calcext:value-type="float">
            <text:p>880</text:p>
          </table:table-cell>
          <table:table-cell office:value-type="float" office:value="18010419" calcext:value-type="float">
            <text:p>18010419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 /Kubianka/</text:p>
          </table:table-cell>
          <table:table-cell office:value-type="string" calcext:value-type="string">
            <text:p>Nicolaus /Dębniak/ agricola</text:p>
          </table:table-cell>
          <table:table-cell office:value-type="string" calcext:value-type="string">
            <text:p>Marianna /Sobczakowa/ ovilissa</text:p>
          </table:table-cell>
          <table:table-cell office:value-type="float" office:value="18010415" calcext:value-type="float">
            <text:p>18010415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80" calcext:value-type="float">
            <text:p>880</text:p>
          </table:table-cell>
          <table:table-cell office:value-type="float" office:value="18010419" calcext:value-type="float">
            <text:p>1801041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Paulus /Woytowski/ famulus aulici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Kubasiak/ de Paryż</text:p>
          </table:table-cell>
          <table:table-cell office:value-type="string" calcext:value-type="string">
            <text:p>Hedvigis /Imayka/ de Zareżyno</text:p>
          </table:table-cell>
          <table:table-cell office:value-type="float" office:value="18010413" calcext:value-type="float">
            <text:p>18010413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80" calcext:value-type="float">
            <text:p>880</text:p>
          </table:table-cell>
          <table:table-cell office:value-type="float" office:value="18010419" calcext:value-type="float">
            <text:p>18010419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Francisca advena</text:p>
          </table:table-cell>
          <table:table-cell office:value-type="string" calcext:value-type="string">
            <text:p>Stanislaus /Marna/ de Podobojewie</text:p>
          </table:table-cell>
          <table:table-cell office:value-type="string" calcext:value-type="string">
            <text:p>Marianna /Kowalska/ de Podobojewie</text:p>
          </table:table-cell>
          <table:table-cell office:value-type="float" office:value="18010407" calcext:value-type="float">
            <text:p>18010407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80" calcext:value-type="float">
            <text:p>880</text:p>
          </table:table-cell>
          <table:table-cell office:value-type="float" office:value="18010426" calcext:value-type="float">
            <text:p>1801042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Franciscus /Rospłochow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Pesalinski/ decanus</text:p>
          </table:table-cell>
          <table:table-cell office:value-type="string" calcext:value-type="string">
            <text:p>Catharina /Mathuszynska/ nobilis quae olim consors Thomas /Mathusżynski/ medici Gniesnae</text:p>
          </table:table-cell>
          <table:table-cell office:value-type="float" office:value="18010402" calcext:value-type="float">
            <text:p>18010402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80" calcext:value-type="float">
            <text:p>880</text:p>
          </table:table-cell>
          <table:table-cell office:value-type="float" office:value="18010426" calcext:value-type="float">
            <text:p>1801042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Valentinus /Ureda/ famul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Peterczyk/</text:p>
          </table:table-cell>
          <table:table-cell office:value-type="string" calcext:value-type="string">
            <text:p>Apolonia /Mnichowa/ mater familias</text:p>
          </table:table-cell>
          <table:table-cell office:value-type="float" office:value="18010425" calcext:value-type="float">
            <text:p>18010425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82" calcext:value-type="float">
            <text:p>882</text:p>
          </table:table-cell>
          <table:table-cell office:value-type="float" office:value="18010509" calcext:value-type="float">
            <text:p>18010509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Adamus /Sczykowski/ famulus aulici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udovicus /Ulendowski/ molendinator</text:p>
          </table:table-cell>
          <table:table-cell office:value-type="string" calcext:value-type="string">
            <text:p>Helena /Sniadecka/</text:p>
          </table:table-cell>
          <table:table-cell office:value-type="float" office:value="18010505" calcext:value-type="float">
            <text:p>18010505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82" calcext:value-type="float">
            <text:p>882</text:p>
          </table:table-cell>
          <table:table-cell office:value-type="float" office:value="18010517" calcext:value-type="float">
            <text:p>18010517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 Joannes</text:p>
          </table:table-cell>
          <table:table-cell office:value-type="string" calcext:value-type="string">
            <text:p>Dionisius /Mamczewski/</text:p>
          </table:table-cell>
          <table:table-cell office:value-type="string" calcext:value-type="string">
            <text:p>Marianna /Rumienska/</text:p>
          </table:table-cell>
          <table:table-cell office:value-type="string" calcext:value-type="string">
            <text:p>Georgius /Żlotnicki/ heres</text:p>
          </table:table-cell>
          <table:table-cell office:value-type="string" calcext:value-type="string">
            <text:p>Joanna /Złotnicka/ soror sua</text:p>
          </table:table-cell>
          <table:table-cell office:value-type="float" office:value="18010505" calcext:value-type="float">
            <text:p>18010505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82" calcext:value-type="float">
            <text:p>882</text:p>
          </table:table-cell>
          <table:table-cell office:value-type="float" office:value="18010524" calcext:value-type="float">
            <text:p>180105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Valentinus /Kubiak/ famul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Harendarski/</text:p>
          </table:table-cell>
          <table:table-cell office:value-type="string" calcext:value-type="string">
            <text:p>Agnes /Kubianka/</text:p>
          </table:table-cell>
          <table:table-cell office:value-type="float" office:value="18010521" calcext:value-type="float">
            <text:p>18010521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82" calcext:value-type="float">
            <text:p>882</text:p>
          </table:table-cell>
          <table:table-cell office:value-type="float" office:value="18010524" calcext:value-type="float">
            <text:p>18010524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tronella</text:p>
          </table:table-cell>
          <table:table-cell office:value-type="string" calcext:value-type="string">
            <text:p>Michael /Gogolinski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dalbertus /Dobrzynski/ juvenis</text:p>
          </table:table-cell>
          <table:table-cell office:value-type="string" calcext:value-type="string">
            <text:p>Magdalena /Domagalina/ mater familias</text:p>
          </table:table-cell>
          <table:table-cell office:value-type="float" office:value="18010519" calcext:value-type="float">
            <text:p>1801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82" calcext:value-type="float">
            <text:p>882</text:p>
          </table:table-cell>
          <table:table-cell office:value-type="float" office:value="18010627" calcext:value-type="float">
            <text:p>1801062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Kolas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Gęsinski/ agricola</text:p>
          </table:table-cell>
          <table:table-cell office:value-type="string" calcext:value-type="string">
            <text:p>Marianna /Łukaszka/ mater familias</text:p>
          </table:table-cell>
          <table:table-cell office:value-type="float" office:value="18010603" calcext:value-type="float">
            <text:p>18010603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82" calcext:value-type="float">
            <text:p>882</text:p>
          </table:table-cell>
          <table:table-cell office:value-type="float" office:value="18010712" calcext:value-type="float">
            <text:p>1801071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Kędziora/ scultet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Piochowiak/ juvenis</text:p>
          </table:table-cell>
          <table:table-cell office:value-type="string" calcext:value-type="string">
            <text:p>Marianna /Kędziorzanka/ de Juncewo</text:p>
          </table:table-cell>
          <table:table-cell office:value-type="float" office:value="18010708" calcext:value-type="float">
            <text:p>18010708</text:p>
          </table:table-cell>
          <table:table-cell office:value-type="string" calcext:value-type="string">
            <text:p>Catharina's surname is /Piochowiak/ according to death record for Marianna 2152673/1094 18070411</text:p>
          </table:table-cell>
          <table:table-cell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82" calcext:value-type="float">
            <text:p>882</text:p>
          </table:table-cell>
          <table:table-cell office:value-type="float" office:value="18010724" calcext:value-type="float">
            <text:p>1801072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sephus /Spychała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Joannes /Markiewicz/</text:p>
          </table:table-cell>
          <table:table-cell office:value-type="string" calcext:value-type="string">
            <text:p>Francisca soror sua</text:p>
          </table:table-cell>
          <table:table-cell office:value-type="float" office:value="18010718" calcext:value-type="float">
            <text:p>18010718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82" calcext:value-type="float">
            <text:p>882</text:p>
          </table:table-cell>
          <table:table-cell office:value-type="float" office:value="18010828" calcext:value-type="float">
            <text:p>1801082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Michael subd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Franciscus /Nowicki/ ferrifaber</text:p>
          </table:table-cell>
          <table:table-cell office:value-type="string" calcext:value-type="string">
            <text:p>Marianna /Gęsinska/ scultetissa</text:p>
          </table:table-cell>
          <table:table-cell office:value-type="float" office:value="18010822" calcext:value-type="float">
            <text:p>18010822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82" calcext:value-type="float">
            <text:p>882</text:p>
          </table:table-cell>
          <table:table-cell office:value-type="float" office:value="18010920" calcext:value-type="float">
            <text:p>180109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ndreas /Szczechowski/ agricola</text:p>
          </table:table-cell>
          <table:table-cell office:value-type="string" calcext:value-type="string">
            <text:p>Christina</text:p>
          </table:table-cell>
          <table:table-cell office:value-type="string" calcext:value-type="string">
            <text:p>Josephus /Domagałka/ juvenis</text:p>
          </table:table-cell>
          <table:table-cell office:value-type="string" calcext:value-type="string">
            <text:p>Marianna /Szczechowska/ nee /Błachowinska/</text:p>
          </table:table-cell>
          <table:table-cell office:value-type="float" office:value="18010917" calcext:value-type="float">
            <text:p>18010917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82" calcext:value-type="float">
            <text:p>882</text:p>
          </table:table-cell>
          <table:table-cell office:value-type="float" office:value="18011004" calcext:value-type="float">
            <text:p>18011004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dalbertus /Rozinski/ famulus</text:p>
          </table:table-cell>
          <table:table-cell office:value-type="string" calcext:value-type="string">
            <text:p>Cunegundis</text:p>
          </table:table-cell>
          <table:table-cell office:value-type="string" calcext:value-type="string">
            <text:p>Petrus /Zakowicz/ juvenis de Paryż</text:p>
          </table:table-cell>
          <table:table-cell office:value-type="string" calcext:value-type="string">
            <text:p>Marianna /Szczepanka/</text:p>
          </table:table-cell>
          <table:table-cell office:value-type="float" office:value="18010929" calcext:value-type="float">
            <text:p>1801092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82" calcext:value-type="float">
            <text:p>882</text:p>
          </table:table-cell>
          <table:table-cell office:value-type="float" office:value="18011004" calcext:value-type="float">
            <text:p>18011004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Bartholomeus /Sobczak/ ovilio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Kubasiak/ de Paryż</text:p>
          </table:table-cell>
          <table:table-cell office:value-type="string" calcext:value-type="string">
            <text:p>Magdalena /Domagalina/</text:p>
          </table:table-cell>
          <table:table-cell office:value-type="float" office:value="18010926" calcext:value-type="float">
            <text:p>1801092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84" calcext:value-type="float">
            <text:p>884</text:p>
          </table:table-cell>
          <table:table-cell office:value-type="float" office:value="18011004" calcext:value-type="float">
            <text:p>1801100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Bartholomeus /Kuiecin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Frankowski/ famulus</text:p>
          </table:table-cell>
          <table:table-cell office:value-type="string" calcext:value-type="string">
            <text:p>Sophia /Grzegorzewska/ nee /Pisarcżowska/</text:p>
          </table:table-cell>
          <table:table-cell office:value-type="float" office:value="18010926" calcext:value-type="float">
            <text:p>1801092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84" calcext:value-type="float">
            <text:p>884</text:p>
          </table:table-cell>
          <table:table-cell office:value-type="float" office:value="18011010" calcext:value-type="float">
            <text:p>180110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 /Armata/ agricola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Jacobus /Jackowiak/ agricola</text:p>
          </table:table-cell>
          <table:table-cell office:value-type="string" calcext:value-type="string">
            <text:p>Marianna /Jackowianka/</text:p>
          </table:table-cell>
          <table:table-cell office:value-type="float" office:value="18011008" calcext:value-type="float">
            <text:p>18011008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84" calcext:value-type="float">
            <text:p>884</text:p>
          </table:table-cell>
          <table:table-cell office:value-type="float" office:value="18011010" calcext:value-type="float">
            <text:p>180110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Petrus /Katulski/ famulus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Jacobus /Chalasiak/</text:p>
          </table:table-cell>
          <table:table-cell office:value-type="string" calcext:value-type="string">
            <text:p>Catharina /Katulska/ virgo</text:p>
          </table:table-cell>
          <table:table-cell office:value-type="float" office:value="18011006" calcext:value-type="float">
            <text:p>1801100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84" calcext:value-type="float">
            <text:p>884</text:p>
          </table:table-cell>
          <table:table-cell office:value-type="float" office:value="18011017" calcext:value-type="float">
            <text:p>1801101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Paulus /Nowicki/ famul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Warminski/ organarius de Juncewo</text:p>
          </table:table-cell>
          <table:table-cell office:value-type="string" calcext:value-type="string">
            <text:p>Bogumilla /Mathuszynska/ virgo nobilis</text:p>
          </table:table-cell>
          <table:table-cell office:value-type="float" office:value="18011012" calcext:value-type="float">
            <text:p>18011012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84" calcext:value-type="float">
            <text:p>884</text:p>
          </table:table-cell>
          <table:table-cell office:value-type="float" office:value="18011017" calcext:value-type="float">
            <text:p>1801101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Krzyndzynski/ molendinator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Antonius /Sypniewski/ de Zarezyno</text:p>
          </table:table-cell>
          <table:table-cell office:value-type="string" calcext:value-type="string">
            <text:p>Marianna /Wesołowska/ de Miastowice</text:p>
          </table:table-cell>
          <table:table-cell office:value-type="float" office:value="18011004" calcext:value-type="float">
            <text:p>18011004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84" calcext:value-type="float">
            <text:p>884</text:p>
          </table:table-cell>
          <table:table-cell office:value-type="float" office:value="18011017" calcext:value-type="float">
            <text:p>18011017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Valentinus /Lakomy/ agricola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Nicolaus /Marciniak/ agricola de Obiecanowo</text:p>
          </table:table-cell>
          <table:table-cell office:value-type="string" calcext:value-type="string">
            <text:p>Hedvigis /Łukarzaka/ mater familias</text:p>
          </table:table-cell>
          <table:table-cell office:value-type="float" office:value="18011009" calcext:value-type="float">
            <text:p>1801100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84" calcext:value-type="float">
            <text:p>884</text:p>
          </table:table-cell>
          <table:table-cell office:value-type="float" office:value="18011017" calcext:value-type="float">
            <text:p>18011017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athias /Lutomski/ famul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us /Domagałka/ juvenis</text:p>
          </table:table-cell>
          <table:table-cell office:value-type="string" calcext:value-type="string">
            <text:p>Apolonia /Głonianka/ virgo</text:p>
          </table:table-cell>
          <table:table-cell office:value-type="float" office:value="18011009" calcext:value-type="float">
            <text:p>1801100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84" calcext:value-type="float">
            <text:p>884</text:p>
          </table:table-cell>
          <table:table-cell office:value-type="float" office:value="18011101" calcext:value-type="float">
            <text:p>18011101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Anna</text:p>
          </table:table-cell>
          <table:table-cell office:value-type="string" calcext:value-type="string">
            <text:p>Franciscus /Szychal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Printz/ juvenis</text:p>
          </table:table-cell>
          <table:table-cell office:value-type="string" calcext:value-type="string">
            <text:p>Hedvigis consors Andreas /Printz/</text:p>
          </table:table-cell>
          <table:table-cell office:value-type="float" office:value="18011023" calcext:value-type="float">
            <text:p>18011023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84" calcext:value-type="float">
            <text:p>884</text:p>
          </table:table-cell>
          <table:table-cell office:value-type="float" office:value="18011108" calcext:value-type="float">
            <text:p>1801110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Paulus /Geruksich/ agricola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Frankowki/ juvenis</text:p>
          </table:table-cell>
          <table:table-cell office:value-type="string" calcext:value-type="string">
            <text:p>Anna /Gotlibołoszczaka/ virgo</text:p>
          </table:table-cell>
          <table:table-cell office:value-type="float" office:value="18011107" calcext:value-type="float">
            <text:p>18011107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84" calcext:value-type="float">
            <text:p>884</text:p>
          </table:table-cell>
          <table:table-cell office:value-type="float" office:value="18011108" calcext:value-type="float">
            <text:p>18011108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Bartholomeus /Lewandowski/ famulus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Andreas /Kolasiak/ juvenis</text:p>
          </table:table-cell>
          <table:table-cell office:value-type="string" calcext:value-type="string">
            <text:p>Dorothea /Lewandowska/ virgo</text:p>
          </table:table-cell>
          <table:table-cell office:value-type="float" office:value="18011104" calcext:value-type="float">
            <text:p>18011104</text:p>
          </table:table-cell>
          <table:table-cell office:value-type="string" calcext:value-type="string">
            <text:p>famulus in domo Blasii</text:p>
          </table:table-cell>
          <table:table-cell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85" calcext:value-type="float">
            <text:p>885</text:p>
          </table:table-cell>
          <table:table-cell office:value-type="float" office:value="18011111" calcext:value-type="float">
            <text:p>18011111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Paulus /Nowakowski/ famul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Nowakowski/</text:p>
          </table:table-cell>
          <table:table-cell office:value-type="string" calcext:value-type="string">
            <text:p>Eva /Warmanowa/ consors organarii de Juncewo</text:p>
          </table:table-cell>
          <table:table-cell office:value-type="float" office:value="18011111" calcext:value-type="float">
            <text:p>18011111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85" calcext:value-type="float">
            <text:p>885</text:p>
          </table:table-cell>
          <table:table-cell office:value-type="float" office:value="18011115" calcext:value-type="float">
            <text:p>18011115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Nowakowski/</text:p>
          </table:table-cell>
          <table:table-cell office:value-type="string" calcext:value-type="string">
            <text:p>Josephata</text:p>
          </table:table-cell>
          <table:table-cell office:value-type="string" calcext:value-type="string">
            <text:p>Antonius /Kubasiak/ juvenis</text:p>
          </table:table-cell>
          <table:table-cell office:value-type="string" calcext:value-type="string">
            <text:p>Dorothea /Lewandowska/ virgo</text:p>
          </table:table-cell>
          <table:table-cell office:value-type="float" office:value="18011104" calcext:value-type="float">
            <text:p>18011104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85" calcext:value-type="float">
            <text:p>885</text:p>
          </table:table-cell>
          <table:table-cell office:value-type="float" office:value="18011115" calcext:value-type="float">
            <text:p>180111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 famula</text:p>
          </table:table-cell>
          <table:table-cell office:value-type="string" calcext:value-type="string">
            <text:p>Mathias /Warminski/ organarius</text:p>
          </table:table-cell>
          <table:table-cell office:value-type="string" calcext:value-type="string">
            <text:p>Apolonia /Matuszka/ mater familias</text:p>
          </table:table-cell>
          <table:table-cell office:value-type="float" office:value="18011115" calcext:value-type="float">
            <text:p>18011115</text:p>
          </table:table-cell>
          <table:table-cell office:value-type="string" calcext:value-type="string">
            <text:p>famula Jacobi /Szpera/</text:p>
          </table:table-cell>
          <table:table-cell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85" calcext:value-type="float">
            <text:p>885</text:p>
          </table:table-cell>
          <table:table-cell office:value-type="float" office:value="18011122" calcext:value-type="float">
            <text:p>1801112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Bartholomeus /Scibut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Ceihyjas/ juvenis de Piotrkowice</text:p>
          </table:table-cell>
          <table:table-cell office:value-type="string" calcext:value-type="string">
            <text:p>Marianna /Zielinska/ scultetissa de Juncewo</text:p>
          </table:table-cell>
          <table:table-cell office:value-type="float" office:value="18011114" calcext:value-type="float">
            <text:p>18011114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85" calcext:value-type="float">
            <text:p>885</text:p>
          </table:table-cell>
          <table:table-cell office:value-type="float" office:value="18011129" calcext:value-type="float">
            <text:p>1801112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Thomas /Katulski/ agricola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Antonius /Tobolski/</text:p>
          </table:table-cell>
          <table:table-cell office:value-type="string" calcext:value-type="string">
            <text:p>Marianna /Kautsowa/ ovilissa</text:p>
          </table:table-cell>
          <table:table-cell office:value-type="float" office:value="18011122" calcext:value-type="float">
            <text:p>18011122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85" calcext:value-type="float">
            <text:p>885</text:p>
          </table:table-cell>
          <table:table-cell office:value-type="float" office:value="18011202" calcext:value-type="float">
            <text:p>180112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Bujar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Casimirus /Mathuszynski/ nobilis</text:p>
          </table:table-cell>
          <table:table-cell office:value-type="string" calcext:value-type="string">
            <text:p>Bogumilla soror sua de domo plebanali</text:p>
          </table:table-cell>
          <table:table-cell office:value-type="float" office:value="18011129" calcext:value-type="float">
            <text:p>1801112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85" calcext:value-type="float">
            <text:p>885</text:p>
          </table:table-cell>
          <table:table-cell office:value-type="float" office:value="18011206" calcext:value-type="float">
            <text:p>1801120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us /Mroż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 /Wichłaczyk/ juvenis</text:p>
          </table:table-cell>
          <table:table-cell office:value-type="string" calcext:value-type="string">
            <text:p>Marianna /Rospłochowska/ mater familias</text:p>
          </table:table-cell>
          <table:table-cell office:value-type="float" office:value="18011128" calcext:value-type="float">
            <text:p>18011128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85" calcext:value-type="float">
            <text:p>885</text:p>
          </table:table-cell>
          <table:table-cell office:value-type="float" office:value="18011213" calcext:value-type="float">
            <text:p>1801121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Martinus /Mały</text:p>
          </table:table-cell>
          <table:table-cell office:value-type="string" calcext:value-type="string">
            <text:p>Petronella</text:p>
          </table:table-cell>
          <table:table-cell office:value-type="string" calcext:value-type="string">
            <text:p>Laurentius /Wożniak/ de Brzudzyno</text:p>
          </table:table-cell>
          <table:table-cell office:value-type="string" calcext:value-type="string">
            <text:p>Hedvigis /Łukaszka/ mater familias</text:p>
          </table:table-cell>
          <table:table-cell office:value-type="float" office:value="18011210" calcext:value-type="float">
            <text:p>18011210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85" calcext:value-type="float">
            <text:p>885</text:p>
          </table:table-cell>
          <table:table-cell office:value-type="float" office:value="18011213" calcext:value-type="float">
            <text:p>18011213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Andreas /Kolasa/</text:p>
          </table:table-cell>
          <table:table-cell office:value-type="string" calcext:value-type="string">
            <text:p>Petronella</text:p>
          </table:table-cell>
          <table:table-cell office:value-type="string" calcext:value-type="string">
            <text:p>Mathias /Kolasiak/</text:p>
          </table:table-cell>
          <table:table-cell office:value-type="string" calcext:value-type="string">
            <text:p>Marianna /Zielinska/</text:p>
          </table:table-cell>
          <table:table-cell office:value-type="float" office:value="18011205" calcext:value-type="float">
            <text:p>18011205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86" calcext:value-type="float">
            <text:p>886</text:p>
          </table:table-cell>
          <table:table-cell office:value-type="float" office:value="18011220" calcext:value-type="float">
            <text:p>18011220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imon /Dejeirski/ propin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Jędrzejewski/ auriga</text:p>
          </table:table-cell>
          <table:table-cell office:value-type="string" calcext:value-type="string">
            <text:p>Elisabeth /Pawłowiczowa/</text:p>
          </table:table-cell>
          <table:table-cell office:value-type="float" office:value="18011204" calcext:value-type="float">
            <text:p>18011204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86" calcext:value-type="float">
            <text:p>886</text:p>
          </table:table-cell>
          <table:table-cell office:value-type="float" office:value="18011227" calcext:value-type="float">
            <text:p>18011227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Ludovicus /Ulendowski/ molendinator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sephus /Zalinski/ de Jabłowo</text:p>
          </table:table-cell>
          <table:table-cell office:value-type="string" calcext:value-type="string">
            <text:p>Joanna /Ulendowska/ de Gorki Dąbskie</text:p>
          </table:table-cell>
          <table:table-cell office:value-type="float" office:value="18011220" calcext:value-type="float">
            <text:p>18011220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86" calcext:value-type="float">
            <text:p>886</text:p>
          </table:table-cell>
          <table:table-cell office:value-type="float" office:value="18011227" calcext:value-type="float">
            <text:p>18011227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Nicolaus /Napierata/ agricola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Brykacz/ juvenis</text:p>
          </table:table-cell>
          <table:table-cell office:value-type="string" calcext:value-type="string">
            <text:p>Apolonia /Lewandowska/</text:p>
          </table:table-cell>
          <table:table-cell office:value-type="float" office:value="18011206" calcext:value-type="float">
            <text:p>1801120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86" calcext:value-type="float">
            <text:p>886</text:p>
          </table:table-cell>
          <table:table-cell office:value-type="float" office:value="18020110" calcext:value-type="float">
            <text:p>18020110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thias /Kowalkowski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Josephus /Domagałka/</text:p>
          </table:table-cell>
          <table:table-cell office:value-type="string" calcext:value-type="string">
            <text:p>Magdalena /Domagalina/ mater familias</text:p>
          </table:table-cell>
          <table:table-cell office:value-type="float" office:value="18020103" calcext:value-type="float">
            <text:p>18020103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86" calcext:value-type="float">
            <text:p>886</text:p>
          </table:table-cell>
          <table:table-cell office:value-type="float" office:value="18020124" calcext:value-type="float">
            <text:p>18020124</text:p>
          </table:table-cell>
          <table:table-cell office:value-type="string" calcext:value-type="string">
            <text:p>Stare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Thomas /Gronkowski/ famul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/Gronkowski/</text:p>
          </table:table-cell>
          <table:table-cell office:value-type="string" calcext:value-type="string">
            <text:p>Catharina /Kusnierka/</text:p>
          </table:table-cell>
          <table:table-cell office:value-type="float" office:value="18020110" calcext:value-type="float">
            <text:p>18020110</text:p>
          </table:table-cell>
          <table:table-cell office:value-type="string" calcext:value-type="string">
            <text:p>famulus in domo Piekarża</text:p>
          </table:table-cell>
          <table:table-cell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86" calcext:value-type="float">
            <text:p>886</text:p>
          </table:table-cell>
          <table:table-cell office:value-type="float" office:value="18020124" calcext:value-type="float">
            <text:p>18020124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ristopherus</text:p>
          </table:table-cell>
          <table:table-cell office:value-type="string" calcext:value-type="string">
            <text:p>Joannes /Wegner/ ferrifabe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 /Dejewski/</text:p>
          </table:table-cell>
          <table:table-cell office:value-type="string" calcext:value-type="string">
            <text:p>Rosina /Węnelowa/</text:p>
          </table:table-cell>
          <table:table-cell office:value-type="float" office:value="18020114" calcext:value-type="float">
            <text:p>18020114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86" calcext:value-type="float">
            <text:p>886</text:p>
          </table:table-cell>
          <table:table-cell office:value-type="float" office:value="18020129" calcext:value-type="float">
            <text:p>1802012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 de Nolasco</text:p>
          </table:table-cell>
          <table:table-cell office:value-type="string" calcext:value-type="string">
            <text:p>Valentinus /Krysztofiak/ famul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/Armata/ scultetus</text:p>
          </table:table-cell>
          <table:table-cell office:value-type="string" calcext:value-type="string">
            <text:p>Apolonia /Krysztofka/</text:p>
          </table:table-cell>
          <table:table-cell office:value-type="float" office:value="18020128" calcext:value-type="float">
            <text:p>18020128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86" calcext:value-type="float">
            <text:p>886</text:p>
          </table:table-cell>
          <table:table-cell office:value-type="float" office:value="18020130" calcext:value-type="float">
            <text:p>1802013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Ignatius /Purolka/ agricola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 /Zielinski/ scultetus de Juncewo</text:p>
          </table:table-cell>
          <table:table-cell office:value-type="string" calcext:value-type="string">
            <text:p>Eva /Warminska/ consor organarii de Juncewo</text:p>
          </table:table-cell>
          <table:table-cell office:value-type="float" office:value="18020129" calcext:value-type="float">
            <text:p>18020129</text:p>
          </table:table-cell>
          <table:table-cell office:value-type="string" calcext:value-type="string">
            <text:p>twins</text:p>
          </table:table-cell>
          <table:table-cell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86" calcext:value-type="float">
            <text:p>886</text:p>
          </table:table-cell>
          <table:table-cell office:value-type="float" office:value="18020130" calcext:value-type="float">
            <text:p>1802013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tianna</text:p>
          </table:table-cell>
          <table:table-cell office:value-type="string" calcext:value-type="string">
            <text:p>Ignatius /Purolka/ agricola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Blasius /Spychała/ agricola</text:p>
          </table:table-cell>
          <table:table-cell office:value-type="string" calcext:value-type="string">
            <text:p>Regina /Zielinska/ scultetissa de Juncewo</text:p>
          </table:table-cell>
          <table:table-cell office:value-type="float" office:value="18020129" calcext:value-type="float">
            <text:p>18020129</text:p>
          </table:table-cell>
          <table:table-cell office:value-type="string" calcext:value-type="string">
            <text:p>twins</text:p>
          </table:table-cell>
          <table:table-cell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87" calcext:value-type="float">
            <text:p>887</text:p>
          </table:table-cell>
          <table:table-cell office:value-type="float" office:value="18020130" calcext:value-type="float">
            <text:p>180201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Kezłowski/ aurig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Valentinus /Kubasiak/ juvenis de Paryż</text:p>
          </table:table-cell>
          <table:table-cell office:value-type="string" calcext:value-type="string">
            <text:p>Marianna /Gawronska/</text:p>
          </table:table-cell>
          <table:table-cell office:value-type="float" office:value="18020124" calcext:value-type="float">
            <text:p>18020124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87" calcext:value-type="float">
            <text:p>887</text:p>
          </table:table-cell>
          <table:table-cell office:value-type="float" office:value="18020214" calcext:value-type="float">
            <text:p>18020214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Joannes /Naurecki/ ovilio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Josephus /Mażurek/ juvenis</text:p>
          </table:table-cell>
          <table:table-cell office:value-type="string" calcext:value-type="string">
            <text:p>Regina /Marcinka/ mater familias</text:p>
          </table:table-cell>
          <table:table-cell office:value-type="float" office:value="18020207" calcext:value-type="float">
            <text:p>18020207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87" calcext:value-type="float">
            <text:p>887</text:p>
          </table:table-cell>
          <table:table-cell office:value-type="float" office:value="18020221" calcext:value-type="float">
            <text:p>180202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lbertus /Weytkow/ ovilio</text:p>
          </table:table-cell>
          <table:table-cell office:value-type="string" calcext:value-type="string">
            <text:p>Apolonia /Kulanych/</text:p>
          </table:table-cell>
          <table:table-cell office:value-type="string" calcext:value-type="string">
            <text:p>Josephus /Domagałka/ juvenis</text:p>
          </table:table-cell>
          <table:table-cell office:value-type="string" calcext:value-type="string">
            <text:p>Marianna /Sżczuhowska/</text:p>
          </table:table-cell>
          <table:table-cell office:value-type="float" office:value="18020219" calcext:value-type="float">
            <text:p>180202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87" calcext:value-type="float">
            <text:p>887</text:p>
          </table:table-cell>
          <table:table-cell office:value-type="float" office:value="18020307" calcext:value-type="float">
            <text:p>18020307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Vincentius /Chełminiak/ custos aulici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damus /Szeykowski/</text:p>
          </table:table-cell>
          <table:table-cell office:value-type="string" calcext:value-type="string">
            <text:p>Marianna /Jackowa/</text:p>
          </table:table-cell>
          <table:table-cell office:value-type="float" office:value="18020304" calcext:value-type="float">
            <text:p>18020304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87" calcext:value-type="float">
            <text:p>887</text:p>
          </table:table-cell>
          <table:table-cell office:value-type="float" office:value="18020307" calcext:value-type="float">
            <text:p>1802030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Mathias /Gęsinski/ dissiden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Warminski/ organarius</text:p>
          </table:table-cell>
          <table:table-cell office:value-type="string" calcext:value-type="string">
            <text:p>Marianna /Łukaszka/ mater familias</text:p>
          </table:table-cell>
          <table:table-cell office:value-type="float" office:value="18020305" calcext:value-type="float">
            <text:p>18020305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87" calcext:value-type="float">
            <text:p>887</text:p>
          </table:table-cell>
          <table:table-cell office:value-type="float" office:value="18020308" calcext:value-type="float">
            <text:p>1802030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acobus /Kusz/ agricola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/Okoniewski/ agricola</text:p>
          </table:table-cell>
          <table:table-cell office:value-type="string" calcext:value-type="string">
            <text:p>Apolonia /Matuszka/ mater familias</text:p>
          </table:table-cell>
          <table:table-cell office:value-type="float" office:value="18020306" calcext:value-type="float">
            <text:p>1802030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87" calcext:value-type="float">
            <text:p>887</text:p>
          </table:table-cell>
          <table:table-cell office:value-type="float" office:value="18020321" calcext:value-type="float">
            <text:p>180203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Martinus /Kusz/ agricola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rtinus /Gwid/ agricola</text:p>
          </table:table-cell>
          <table:table-cell office:value-type="string" calcext:value-type="string">
            <text:p>Regina /Chąndacżka/</text:p>
          </table:table-cell>
          <table:table-cell office:value-type="float" office:value="18020301" calcext:value-type="float">
            <text:p>18020301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88" calcext:value-type="float">
            <text:p>888</text:p>
          </table:table-cell>
          <table:table-cell office:value-type="float" office:value="18020315" calcext:value-type="float">
            <text:p>18020315</text:p>
          </table:table-cell>
          <table:table-cell office:value-type="string" calcext:value-type="string">
            <text:p>Starężyn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sephata</text:p>
          </table:table-cell>
          <table:table-cell office:value-type="string" calcext:value-type="string">
            <text:p>Joannes /Cholewinski/ ferrifabe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elchior /Radlinski/ juvenis</text:p>
          </table:table-cell>
          <table:table-cell office:value-type="string" calcext:value-type="string">
            <text:p>Marianna /Chażinska/ virgo</text:p>
          </table:table-cell>
          <table:table-cell office:value-type="float" office:value="18020308" calcext:value-type="float">
            <text:p>18020308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88" calcext:value-type="float">
            <text:p>888</text:p>
          </table:table-cell>
          <table:table-cell office:value-type="float" office:value="18020319" calcext:value-type="float">
            <text:p>180203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Joannes /Zielinski/ scultet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/Kuszak/</text:p>
          </table:table-cell>
          <table:table-cell office:value-type="string" calcext:value-type="string">
            <text:p>Eva /Arendarska/ soror illius de Gorkie Dąbskie</text:p>
          </table:table-cell>
          <table:table-cell office:value-type="float" office:value="18020316" calcext:value-type="float">
            <text:p>1802031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88" calcext:value-type="float">
            <text:p>888</text:p>
          </table:table-cell>
          <table:table-cell office:value-type="float" office:value="18020321" calcext:value-type="float">
            <text:p>18020321</text:p>
          </table:table-cell>
          <table:table-cell office:value-type="string" calcext:value-type="string">
            <text:p>Staręzynk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dalbertus /Jankowski/ agricola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/Jankowiak/ juvenis</text:p>
          </table:table-cell>
          <table:table-cell office:value-type="string" calcext:value-type="string">
            <text:p>Anna /Ratayszczanka/ virgo</text:p>
          </table:table-cell>
          <table:table-cell office:value-type="float" office:value="18020319" calcext:value-type="float">
            <text:p>180203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88" calcext:value-type="float">
            <text:p>888</text:p>
          </table:table-cell>
          <table:table-cell office:value-type="float" office:value="18020321" calcext:value-type="float">
            <text:p>18020321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imon /Głon/ scultetu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tonius /Kubasżak/ juvenis de Paryż</text:p>
          </table:table-cell>
          <table:table-cell office:value-type="string" calcext:value-type="string">
            <text:p>Magdalena /Domagalina/ mater familias</text:p>
          </table:table-cell>
          <table:table-cell office:value-type="float" office:value="18020315" calcext:value-type="float">
            <text:p>18020315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88" calcext:value-type="float">
            <text:p>888</text:p>
          </table:table-cell>
          <table:table-cell office:value-type="float" office:value="18020321" calcext:value-type="float">
            <text:p>1802032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us /Bukowiecki/ mile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Franciscus /Chetman/</text:p>
          </table:table-cell>
          <table:table-cell office:value-type="string" calcext:value-type="string">
            <text:p>Francisca /Spychalina/</text:p>
          </table:table-cell>
          <table:table-cell office:value-type="float" office:value="18020317" calcext:value-type="float">
            <text:p>18020317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88" calcext:value-type="float">
            <text:p>888</text:p>
          </table:table-cell>
          <table:table-cell office:value-type="float" office:value="18020325" calcext:value-type="float">
            <text:p>18020325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Mathias /Przygoda/ famul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Kolasiak/ juvenis</text:p>
          </table:table-cell>
          <table:table-cell office:value-type="string" calcext:value-type="string">
            <text:p>Marianna consors Pauli /Nowaczyk/</text:p>
          </table:table-cell>
          <table:table-cell office:value-type="float" office:value="18020320" calcext:value-type="float">
            <text:p>18020320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88" calcext:value-type="float">
            <text:p>888</text:p>
          </table:table-cell>
          <table:table-cell office:value-type="float" office:value="18020328" calcext:value-type="float">
            <text:p>1802032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Simon /Mniszak/ agricola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Mathuszynski/ nobilis de domo plebanali</text:p>
          </table:table-cell>
          <table:table-cell office:value-type="string" calcext:value-type="string">
            <text:p>Francisca /Okoniewska/ mater familias</text:p>
          </table:table-cell>
          <table:table-cell office:value-type="float" office:value="18020326" calcext:value-type="float">
            <text:p>1802032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88" calcext:value-type="float">
            <text:p>888</text:p>
          </table:table-cell>
          <table:table-cell office:value-type="float" office:value="18020329" calcext:value-type="float">
            <text:p>1802032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Antonius /Juncewski/ famul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Chałasiak/</text:p>
          </table:table-cell>
          <table:table-cell office:value-type="string" calcext:value-type="string">
            <text:p>Marianna /Armacina/ consors Michaelis</text:p>
          </table:table-cell>
          <table:table-cell office:value-type="float" office:value="18020325" calcext:value-type="float">
            <text:p>18020325</text:p>
          </table:table-cell>
          <table:table-cell office:value-type="string" calcext:value-type="string">
            <text:p>famulus Francisci /Mozny/</text:p>
          </table:table-cell>
          <table:table-cell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89" calcext:value-type="float">
            <text:p>889</text:p>
          </table:table-cell>
          <table:table-cell office:value-type="float" office:value="18020410" calcext:value-type="float">
            <text:p>180204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Jackowiak/ agricola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lbertus /Szperżak/ juvenis de Juncewo</text:p>
          </table:table-cell>
          <table:table-cell office:value-type="string" calcext:value-type="string">
            <text:p>Antonina /Zagorska/ ovilissa de Komorowo</text:p>
          </table:table-cell>
          <table:table-cell office:value-type="float" office:value="18020331" calcext:value-type="float">
            <text:p>18020331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89" calcext:value-type="float">
            <text:p>889</text:p>
          </table:table-cell>
          <table:table-cell office:value-type="float" office:value="18020410" calcext:value-type="float">
            <text:p>180204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tian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 /Włodarczanka/</text:p>
          </table:table-cell>
          <table:table-cell office:value-type="string" calcext:value-type="string">
            <text:p>Jacobus /Jackowiak/ agricola</text:p>
          </table:table-cell>
          <table:table-cell office:value-type="string" calcext:value-type="string">
            <text:p>Agnes /Armacina/</text:p>
          </table:table-cell>
          <table:table-cell office:value-type="float" office:value="18020431" calcext:value-type="float">
            <text:p>18020431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89" calcext:value-type="float">
            <text:p>889</text:p>
          </table:table-cell>
          <table:table-cell office:value-type="float" office:value="18020419" calcext:value-type="float">
            <text:p>1802041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tonina</text:p>
          </table:table-cell>
          <table:table-cell office:value-type="string" calcext:value-type="string">
            <text:p>Bartholomeus /Lewandowski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Frankowski/ juvenis</text:p>
          </table:table-cell>
          <table:table-cell office:value-type="string" calcext:value-type="string">
            <text:p>Christina /Szczechowska/ mater familias</text:p>
          </table:table-cell>
          <table:table-cell office:value-type="float" office:value="18020410" calcext:value-type="float">
            <text:p>18020410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89" calcext:value-type="float">
            <text:p>889</text:p>
          </table:table-cell>
          <table:table-cell office:value-type="float" office:value="18020420" calcext:value-type="float">
            <text:p>1802042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epomucena</text:p>
          </table:table-cell>
          <table:table-cell office:value-type="string" calcext:value-type="string">
            <text:p>Jacobus /Mackowia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/Zielinski/ scultetus</text:p>
          </table:table-cell>
          <table:table-cell office:value-type="string" calcext:value-type="string">
            <text:p>Catharina /Sżperzyna/</text:p>
          </table:table-cell>
          <table:table-cell office:value-type="float" office:value="18020416" calcext:value-type="float">
            <text:p>1802041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89" calcext:value-type="float">
            <text:p>889</text:p>
          </table:table-cell>
          <table:table-cell office:value-type="float" office:value="18020425" calcext:value-type="float">
            <text:p>18020425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Michael /Gęsin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Gęsinski/ scultetus</text:p>
          </table:table-cell>
          <table:table-cell office:value-type="string" calcext:value-type="string">
            <text:p>Catharina /Dejewska/</text:p>
          </table:table-cell>
          <table:table-cell office:value-type="float" office:value="18020418" calcext:value-type="float">
            <text:p>18020418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89" calcext:value-type="float">
            <text:p>889</text:p>
          </table:table-cell>
          <table:table-cell office:value-type="float" office:value="18020425" calcext:value-type="float">
            <text:p>180204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Casimirus /Kubiak/ agricola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thias /Włodarczak/</text:p>
          </table:table-cell>
          <table:table-cell office:value-type="string" calcext:value-type="string">
            <text:p>Marianna /Oberska/ molendinatrix</text:p>
          </table:table-cell>
          <table:table-cell office:value-type="float" office:value="18020416" calcext:value-type="float">
            <text:p>1802041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89" calcext:value-type="float">
            <text:p>889</text:p>
          </table:table-cell>
          <table:table-cell office:value-type="float" office:value="18020509" calcext:value-type="float">
            <text:p>180205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ndreas /Korbalik/ agricola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Martinus /Korbalik/ juvenis</text:p>
          </table:table-cell>
          <table:table-cell office:value-type="string" calcext:value-type="string">
            <text:p>Magdalena /Spychalina/ mater familias</text:p>
          </table:table-cell>
          <table:table-cell office:value-type="float" office:value="18020506" calcext:value-type="float">
            <text:p>1802050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89" calcext:value-type="float">
            <text:p>889</text:p>
          </table:table-cell>
          <table:table-cell office:value-type="float" office:value="18020509" calcext:value-type="float">
            <text:p>18020509</text:p>
          </table:table-cell>
          <table:table-cell office:value-type="string" calcext:value-type="string">
            <text:p>Do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Michael /Dobrzynski/ scultet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Kubasiak/ juvenis ovilio</text:p>
          </table:table-cell>
          <table:table-cell office:value-type="string" calcext:value-type="string">
            <text:p>Magdalena /Domagalina/ mater familias</text:p>
          </table:table-cell>
          <table:table-cell office:value-type="float" office:value="18020506" calcext:value-type="float">
            <text:p>1802050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90" calcext:value-type="float">
            <text:p>890</text:p>
          </table:table-cell>
          <table:table-cell office:value-type="float" office:value="18020511" calcext:value-type="float">
            <text:p>18020511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epomuce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 /Werczanka/ coctrix aulici</text:p>
          </table:table-cell>
          <table:table-cell office:value-type="string" calcext:value-type="string">
            <text:p>Casimirus /Matuszynski/ nobilis</text:p>
          </table:table-cell>
          <table:table-cell office:value-type="string" calcext:value-type="string">
            <text:p>Barbara /Włodarka/</text:p>
          </table:table-cell>
          <table:table-cell office:value-type="float" office:value="18020510" calcext:value-type="float">
            <text:p>18020510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90" calcext:value-type="float">
            <text:p>890</text:p>
          </table:table-cell>
          <table:table-cell office:value-type="float" office:value="18020524" calcext:value-type="float">
            <text:p>1802052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Valentinus /Nowak/ agricola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Thomas /Zielinski/ custos aulici de Domasławek</text:p>
          </table:table-cell>
          <table:table-cell office:value-type="string" calcext:value-type="string">
            <text:p>Marianna /Rospłochowska/</text:p>
          </table:table-cell>
          <table:table-cell office:value-type="float" office:value="18020507" calcext:value-type="float">
            <text:p>18020507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90" calcext:value-type="float">
            <text:p>890</text:p>
          </table:table-cell>
          <table:table-cell office:value-type="float" office:value="18020605" calcext:value-type="float">
            <text:p>18020605</text:p>
          </table:table-cell>
          <table:table-cell office:value-type="string" calcext:value-type="string">
            <text:p>Starężyn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Francisca /Kliszanka/</text:p>
          </table:table-cell>
          <table:table-cell office:value-type="string" calcext:value-type="string">
            <text:p>Antonius /Prżekoruaciak/</text:p>
          </table:table-cell>
          <table:table-cell office:value-type="string" calcext:value-type="string">
            <text:p>Barbara /Sżymkowianka/ virgo</text:p>
          </table:table-cell>
          <table:table-cell office:value-type="float" office:value="18020529" calcext:value-type="float">
            <text:p>1802052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90" calcext:value-type="float">
            <text:p>890</text:p>
          </table:table-cell>
          <table:table-cell office:value-type="float" office:value="18020605" calcext:value-type="float">
            <text:p>180206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Laurentius /Kus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Nicolaus /Switała/ de Skurbienice</text:p>
          </table:table-cell>
          <table:table-cell office:value-type="string" calcext:value-type="string">
            <text:p>Anna /Tomasowa/</text:p>
          </table:table-cell>
          <table:table-cell office:value-type="float" office:value="18020601" calcext:value-type="float">
            <text:p>18020601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90" calcext:value-type="float">
            <text:p>890</text:p>
          </table:table-cell>
          <table:table-cell office:value-type="float" office:value="18020614" calcext:value-type="float">
            <text:p>18020614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tonina</text:p>
          </table:table-cell>
          <table:table-cell office:value-type="string" calcext:value-type="string">
            <text:p>Petrus /Kujawa/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Michael /Guttry/ juvenis</text:p>
          </table:table-cell>
          <table:table-cell office:value-type="string" calcext:value-type="string">
            <text:p>Brigitta /Lesniewska/</text:p>
          </table:table-cell>
          <table:table-cell office:value-type="float" office:value="18020609" calcext:value-type="float">
            <text:p>1802060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90" calcext:value-type="float">
            <text:p>890</text:p>
          </table:table-cell>
          <table:table-cell office:value-type="float" office:value="18020617" calcext:value-type="float">
            <text:p>1802061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tonina</text:p>
          </table:table-cell>
          <table:table-cell office:value-type="string" calcext:value-type="string">
            <text:p>Joannes /Koptera/ agricol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thias /Włodarcżak/ juvenis</text:p>
          </table:table-cell>
          <table:table-cell office:value-type="string" calcext:value-type="string">
            <text:p>Agnes /Armacina/ scultetissa</text:p>
          </table:table-cell>
          <table:table-cell office:value-type="float" office:value="18020614" calcext:value-type="float">
            <text:p>18020614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890" calcext:value-type="float">
            <text:p>890</text:p>
          </table:table-cell>
          <table:table-cell office:value-type="float" office:value="18020620" calcext:value-type="float">
            <text:p>18020620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Franciscus /Mędel/ agricola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us /Kniasiak/ juvenis</text:p>
          </table:table-cell>
          <table:table-cell office:value-type="string" calcext:value-type="string">
            <text:p>Regina /Gorżycka/ mater familias</text:p>
          </table:table-cell>
          <table:table-cell office:value-type="float" office:value="18020613" calcext:value-type="float">
            <text:p>18020613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gendered.A1:gendered.AMJ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3">00/00/0000</text:date>, <text:time style:data-style-name="N2" text:time-value="16:10:08.26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7.1$Windows_X86_64 LibreOffice_project/23edc44b61b830b7d749943e020e96f5a7df63bf</meta:generator>
    <dc:date>2022-03-13T16:11:08.033000000</dc:date>
    <meta:editing-duration>P3DT20H28M41S</meta:editing-duration>
    <meta:editing-cycles>2087</meta:editing-cycles>
    <meta:document-statistic meta:table-count="1" meta:cell-count="14462" meta:object-count="0"/>
  </office:meta>
</office:document-meta>
</file>